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3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2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/>
    <style:style style:name="ce6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3"/>
    <style:style style:name="gr1" style:family="graphic">
      <style:graphic-properties draw:ole-draw-aspect="1"/>
    </style:style>
  </office:automatic-styles>
  <office:body>
    <office:spreadsheet>
      <table:table table:name="P" table:style-name="ta1" table:print="false">
        <table:table-column table:style-name="co1" table:number-columns-repeated="3" table:default-cell-style-name="ce1"/>
        <table:table-column table:style-name="co1" table:default-cell-style-name="ce5"/>
        <table:table-column table:style-name="co1" table:default-cell-style-name="ce9"/>
        <table:table-column table:style-name="co2" table:default-cell-style-name="ce11"/>
        <table:table-column table:style-name="co3" table:number-columns-repeated="24" table:default-cell-style-name="ce14"/>
        <table:table-column table:style-name="co4" table:number-columns-repeated="99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6" office:value-type="string">
            <text:p>Q</text:p>
          </table:table-cell>
          <table:table-cell table:style-name="ce10" office:value-type="string">
            <text:p>QA</text:p>
          </table:table-cell>
          <table:table-cell table:style-name="ce10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10">
            <draw:frame table:end-cell-address="P.AL10" table:end-x="0.299cm" table:end-y="0.371cm" draw:z-index="1" draw:style-name="gr1" svg:width="16.002cm" svg:height="3.863cm" svg:x="0.104cm" svg:y="0.107cm">
              <draw:object draw:notify-on-update-of-ranges="P.G2:P.AD2 P.F3:P.F3 P.G3:P.AD3 P.F4:P.F4 P.G4:P.AD4 P.F5:P.F5 P.G5:P.AD5 P.F6:P.F6 P.G6:P.AD6 P.F7:P.F7 P.G7:P.AD7 P.F8:P.F8 P.G8:P.A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0" table:number-columns-repeated="992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,00</text:p>
          </table:table-cell>
          <table:table-cell table:formula="of:=[.A3]*[.D3]" office:value-type="float" office:value="10">
            <text:p>10,00</text:p>
          </table:table-cell>
          <table:table-cell table:style-name="ce12" office:value-type="string">
            <text:p>OC</text:p>
          </table:table-cell>
          <table:table-cell table:formula="of:=([.$E3]*EXP(-([.G$10]-[.$B3])*([.G$10]-[.$B3])/(2*[.$C3]*[.$C3]))+[.$E3]*EXP(-([.G$10]-[.$B3]-24)*([.G$10]-[.$B3]-24)/(2*[.$C3]*[.$C3])))/2" office:value-type="float" office:value="1.62326233679175">
            <text:p>1,6</text:p>
          </table:table-cell>
          <table:table-cell table:formula="of:=([.$E3]*EXP(-([.H$10]-[.$B3])*([.H$10]-[.$B3])/(2*[.$C3]*[.$C3]))+[.$E3]*EXP(-([.H$10]-[.$B3]-24)*([.H$10]-[.$B3]-24)/(2*[.$C3]*[.$C3])))/2" office:value-type="float" office:value="3.03265329856317">
            <text:p>3,0</text:p>
          </table:table-cell>
          <table:table-cell table:formula="of:=([.$E3]*EXP(-([.I$10]-[.$B3])*([.I$10]-[.$B3])/(2*[.$C3]*[.$C3]))+[.$E3]*EXP(-([.I$10]-[.$B3]-24)*([.I$10]-[.$B3]-24)/(2*[.$C3]*[.$C3])))/2" office:value-type="float" office:value="4.41248451292298">
            <text:p>4,4</text:p>
          </table:table-cell>
          <table:table-cell table:formula="of:=([.$E3]*EXP(-([.J$10]-[.$B3])*([.J$10]-[.$B3])/(2*[.$C3]*[.$C3]))+[.$E3]*EXP(-([.J$10]-[.$B3]-24)*([.J$10]-[.$B3]-24)/(2*[.$C3]*[.$C3])))/2" office:value-type="float" office:value="5">
            <text:p>5,0</text:p>
          </table:table-cell>
          <table:table-cell table:formula="of:=([.$E3]*EXP(-([.K$10]-[.$B3])*([.K$10]-[.$B3])/(2*[.$C3]*[.$C3]))+[.$E3]*EXP(-([.K$10]-[.$B3]-24)*([.K$10]-[.$B3]-24)/(2*[.$C3]*[.$C3])))/2" office:value-type="float" office:value="4.41248451292298">
            <text:p>4,4</text:p>
          </table:table-cell>
          <table:table-cell table:formula="of:=([.$E3]*EXP(-([.L$10]-[.$B3])*([.L$10]-[.$B3])/(2*[.$C3]*[.$C3]))+[.$E3]*EXP(-([.L$10]-[.$B3]-24)*([.L$10]-[.$B3]-24)/(2*[.$C3]*[.$C3])))/2" office:value-type="float" office:value="3.03265329856317">
            <text:p>3,0</text:p>
          </table:table-cell>
          <table:table-cell table:formula="of:=([.$E3]*EXP(-([.M$10]-[.$B3])*([.M$10]-[.$B3])/(2*[.$C3]*[.$C3]))+[.$E3]*EXP(-([.M$10]-[.$B3]-24)*([.M$10]-[.$B3]-24)/(2*[.$C3]*[.$C3])))/2" office:value-type="float" office:value="1.62326233679175">
            <text:p>1,6</text:p>
          </table:table-cell>
          <table:table-cell table:formula="of:=([.$E3]*EXP(-([.N$10]-[.$B3])*([.N$10]-[.$B3])/(2*[.$C3]*[.$C3]))+[.$E3]*EXP(-([.N$10]-[.$B3]-24)*([.N$10]-[.$B3]-24)/(2*[.$C3]*[.$C3])))/2" office:value-type="float" office:value="0.676676416183063">
            <text:p>0,7</text:p>
          </table:table-cell>
          <table:table-cell table:formula="of:=([.$E3]*EXP(-([.O$10]-[.$B3])*([.O$10]-[.$B3])/(2*[.$C3]*[.$C3]))+[.$E3]*EXP(-([.O$10]-[.$B3]-24)*([.O$10]-[.$B3]-24)/(2*[.$C3]*[.$C3])))/2" office:value-type="float" office:value="0.219684668117037">
            <text:p>0,2</text:p>
          </table:table-cell>
          <table:table-cell table:formula="of:=([.$E3]*EXP(-([.P$10]-[.$B3])*([.P$10]-[.$B3])/(2*[.$C3]*[.$C3]))+[.$E3]*EXP(-([.P$10]-[.$B3]-24)*([.P$10]-[.$B3]-24)/(2*[.$C3]*[.$C3])))/2" office:value-type="float" office:value="0.0555449826912115">
            <text:p>0,1</text:p>
          </table:table-cell>
          <table:table-cell table:formula="of:=([.$E3]*EXP(-([.Q$10]-[.$B3])*([.Q$10]-[.$B3])/(2*[.$C3]*[.$C3]))+[.$E3]*EXP(-([.Q$10]-[.$B3]-24)*([.Q$10]-[.$B3]-24)/(2*[.$C3]*[.$C3])))/2" office:value-type="float" office:value="0.0109374555909154">
            <text:p>0,0</text:p>
          </table:table-cell>
          <table:table-cell table:formula="of:=([.$E3]*EXP(-([.R$10]-[.$B3])*([.R$10]-[.$B3])/(2*[.$C3]*[.$C3]))+[.$E3]*EXP(-([.R$10]-[.$B3]-24)*([.R$10]-[.$B3]-24)/(2*[.$C3]*[.$C3])))/2" office:value-type="float" office:value="0.00167731313957588">
            <text:p>0,0</text:p>
          </table:table-cell>
          <table:table-cell table:formula="of:=([.$E3]*EXP(-([.S$10]-[.$B3])*([.S$10]-[.$B3])/(2*[.$C3]*[.$C3]))+[.$E3]*EXP(-([.S$10]-[.$B3]-24)*([.S$10]-[.$B3]-24)/(2*[.$C3]*[.$C3])))/2" office:value-type="float" office:value="0.000200326490015724">
            <text:p>0,0</text:p>
          </table:table-cell>
          <table:table-cell table:formula="of:=([.$E3]*EXP(-([.T$10]-[.$B3])*([.T$10]-[.$B3])/(2*[.$C3]*[.$C3]))+[.$E3]*EXP(-([.T$10]-[.$B3]-24)*([.T$10]-[.$B3]-24)/(2*[.$C3]*[.$C3])))/2" office:value-type="float" office:value="0.0000186333803471356">
            <text:p>0,0</text:p>
          </table:table-cell>
          <table:table-cell table:formula="of:=([.$E3]*EXP(-([.U$10]-[.$B3])*([.U$10]-[.$B3])/(2*[.$C3]*[.$C3]))+[.$E3]*EXP(-([.U$10]-[.$B3]-24)*([.U$10]-[.$B3]-24)/(2*[.$C3]*[.$C3])))/2" office:value-type="float" office:value="0.00000135313504472715">
            <text:p>0,0</text:p>
          </table:table-cell>
          <table:table-cell table:formula="of:=([.$E3]*EXP(-([.V$10]-[.$B3])*([.V$10]-[.$B3])/(2*[.$C3]*[.$C3]))+[.$E3]*EXP(-([.V$10]-[.$B3]-24)*([.V$10]-[.$B3]-24)/(2*[.$C3]*[.$C3])))/2" office:value-type="float" office:value="0.000000152299797447126">
            <text:p>0,0</text:p>
          </table:table-cell>
          <table:table-cell table:formula="of:=([.$E3]*EXP(-([.W$10]-[.$B3])*([.W$10]-[.$B3])/(2*[.$C3]*[.$C3]))+[.$E3]*EXP(-([.W$10]-[.$B3]-24)*([.W$10]-[.$B3]-24)/(2*[.$C3]*[.$C3])))/2" office:value-type="float" office:value="0.00000135313504472715">
            <text:p>0,0</text:p>
          </table:table-cell>
          <table:table-cell table:formula="of:=([.$E3]*EXP(-([.X$10]-[.$B3])*([.X$10]-[.$B3])/(2*[.$C3]*[.$C3]))+[.$E3]*EXP(-([.X$10]-[.$B3]-24)*([.X$10]-[.$B3]-24)/(2*[.$C3]*[.$C3])))/2" office:value-type="float" office:value="0.0000186333803471356">
            <text:p>0,0</text:p>
          </table:table-cell>
          <table:table-cell table:formula="of:=([.$E3]*EXP(-([.Y$10]-[.$B3])*([.Y$10]-[.$B3])/(2*[.$C3]*[.$C3]))+[.$E3]*EXP(-([.Y$10]-[.$B3]-24)*([.Y$10]-[.$B3]-24)/(2*[.$C3]*[.$C3])))/2" office:value-type="float" office:value="0.000200326490015724">
            <text:p>0,0</text:p>
          </table:table-cell>
          <table:table-cell table:formula="of:=([.$E3]*EXP(-([.Z$10]-[.$B3])*([.Z$10]-[.$B3])/(2*[.$C3]*[.$C3]))+[.$E3]*EXP(-([.Z$10]-[.$B3]-24)*([.Z$10]-[.$B3]-24)/(2*[.$C3]*[.$C3])))/2" office:value-type="float" office:value="0.00167731313957588">
            <text:p>0,0</text:p>
          </table:table-cell>
          <table:table-cell table:formula="of:=([.$E3]*EXP(-([.AA$10]-[.$B3])*([.AA$10]-[.$B3])/(2*[.$C3]*[.$C3]))+[.$E3]*EXP(-([.AA$10]-[.$B3]-24)*([.AA$10]-[.$B3]-24)/(2*[.$C3]*[.$C3])))/2" office:value-type="float" office:value="0.0109374555909154">
            <text:p>0,0</text:p>
          </table:table-cell>
          <table:table-cell table:formula="of:=([.$E3]*EXP(-([.AB$10]-[.$B3])*([.AB$10]-[.$B3])/(2*[.$C3]*[.$C3]))+[.$E3]*EXP(-([.AB$10]-[.$B3]-24)*([.AB$10]-[.$B3]-24)/(2*[.$C3]*[.$C3])))/2" office:value-type="float" office:value="0.0555449826912115">
            <text:p>0,1</text:p>
          </table:table-cell>
          <table:table-cell table:formula="of:=([.$E3]*EXP(-([.AC$10]-[.$B3])*([.AC$10]-[.$B3])/(2*[.$C3]*[.$C3]))+[.$E3]*EXP(-([.AC$10]-[.$B3]-24)*([.AC$10]-[.$B3]-24)/(2*[.$C3]*[.$C3])))/2" office:value-type="float" office:value="0.219684668117037">
            <text:p>0,2</text:p>
          </table:table-cell>
          <table:table-cell table:formula="of:=([.$E3]*EXP(-([.AD$10]-[.$B3])*([.AD$10]-[.$B3])/(2*[.$C3]*[.$C3]))+[.$E3]*EXP(-([.AD$10]-[.$B3]-24)*([.AD$10]-[.$B3]-24)/(2*[.$C3]*[.$C3])))/2" office:value-type="float" office:value="0.676676416183063">
            <text:p>0,7</text:p>
          </table:table-cell>
          <table:table-cell table:number-columns-repeated="99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,00</text:p>
          </table:table-cell>
          <table:table-cell table:formula="of:=[.A4]*[.D4]" office:value-type="float" office:value="10">
            <text:p>10,00</text:p>
          </table:table-cell>
          <table:table-cell table:style-name="ce12" office:value-type="string">
            <text:p>AS</text:p>
          </table:table-cell>
          <table:table-cell table:formula="of:=([.$E4]*EXP(-([.G$10]-[.$B4])*([.G$10]-[.$B4])/(2*[.$C4]*[.$C4]))+[.$E4]*EXP(-([.G$10]-[.$B4]-24)*([.G$10]-[.$B4]-24)/(2*[.$C4]*[.$C4])))/2" office:value-type="float" office:value="0.0109374555909144">
            <text:p>0,0</text:p>
          </table:table-cell>
          <table:table-cell table:formula="of:=([.$E4]*EXP(-([.H$10]-[.$B4])*([.H$10]-[.$B4])/(2*[.$C4]*[.$C4]))+[.$E4]*EXP(-([.H$10]-[.$B4]-24)*([.H$10]-[.$B4]-24)/(2*[.$C4]*[.$C4])))/2" office:value-type="float" office:value="0.0555449826912115">
            <text:p>0,1</text:p>
          </table:table-cell>
          <table:table-cell table:formula="of:=([.$E4]*EXP(-([.I$10]-[.$B4])*([.I$10]-[.$B4])/(2*[.$C4]*[.$C4]))+[.$E4]*EXP(-([.I$10]-[.$B4]-24)*([.I$10]-[.$B4]-24)/(2*[.$C4]*[.$C4])))/2" office:value-type="float" office:value="0.219684668117037">
            <text:p>0,2</text:p>
          </table:table-cell>
          <table:table-cell table:formula="of:=([.$E4]*EXP(-([.J$10]-[.$B4])*([.J$10]-[.$B4])/(2*[.$C4]*[.$C4]))+[.$E4]*EXP(-([.J$10]-[.$B4]-24)*([.J$10]-[.$B4]-24)/(2*[.$C4]*[.$C4])))/2" office:value-type="float" office:value="0.676676416183063">
            <text:p>0,7</text:p>
          </table:table-cell>
          <table:table-cell table:formula="of:=([.$E4]*EXP(-([.K$10]-[.$B4])*([.K$10]-[.$B4])/(2*[.$C4]*[.$C4]))+[.$E4]*EXP(-([.K$10]-[.$B4]-24)*([.K$10]-[.$B4]-24)/(2*[.$C4]*[.$C4])))/2" office:value-type="float" office:value="1.62326233679175">
            <text:p>1,6</text:p>
          </table:table-cell>
          <table:table-cell table:formula="of:=([.$E4]*EXP(-([.L$10]-[.$B4])*([.L$10]-[.$B4])/(2*[.$C4]*[.$C4]))+[.$E4]*EXP(-([.L$10]-[.$B4]-24)*([.L$10]-[.$B4]-24)/(2*[.$C4]*[.$C4])))/2" office:value-type="float" office:value="3.03265329856317">
            <text:p>3,0</text:p>
          </table:table-cell>
          <table:table-cell table:formula="of:=([.$E4]*EXP(-([.M$10]-[.$B4])*([.M$10]-[.$B4])/(2*[.$C4]*[.$C4]))+[.$E4]*EXP(-([.M$10]-[.$B4]-24)*([.M$10]-[.$B4]-24)/(2*[.$C4]*[.$C4])))/2" office:value-type="float" office:value="4.41248451292298">
            <text:p>4,4</text:p>
          </table:table-cell>
          <table:table-cell table:formula="of:=([.$E4]*EXP(-([.N$10]-[.$B4])*([.N$10]-[.$B4])/(2*[.$C4]*[.$C4]))+[.$E4]*EXP(-([.N$10]-[.$B4]-24)*([.N$10]-[.$B4]-24)/(2*[.$C4]*[.$C4])))/2" office:value-type="float" office:value="5">
            <text:p>5,0</text:p>
          </table:table-cell>
          <table:table-cell table:formula="of:=([.$E4]*EXP(-([.O$10]-[.$B4])*([.O$10]-[.$B4])/(2*[.$C4]*[.$C4]))+[.$E4]*EXP(-([.O$10]-[.$B4]-24)*([.O$10]-[.$B4]-24)/(2*[.$C4]*[.$C4])))/2" office:value-type="float" office:value="4.41248451292298">
            <text:p>4,4</text:p>
          </table:table-cell>
          <table:table-cell table:formula="of:=([.$E4]*EXP(-([.P$10]-[.$B4])*([.P$10]-[.$B4])/(2*[.$C4]*[.$C4]))+[.$E4]*EXP(-([.P$10]-[.$B4]-24)*([.P$10]-[.$B4]-24)/(2*[.$C4]*[.$C4])))/2" office:value-type="float" office:value="3.03265329856317">
            <text:p>3,0</text:p>
          </table:table-cell>
          <table:table-cell table:formula="of:=([.$E4]*EXP(-([.Q$10]-[.$B4])*([.Q$10]-[.$B4])/(2*[.$C4]*[.$C4]))+[.$E4]*EXP(-([.Q$10]-[.$B4]-24)*([.Q$10]-[.$B4]-24)/(2*[.$C4]*[.$C4])))/2" office:value-type="float" office:value="1.62326233679175">
            <text:p>1,6</text:p>
          </table:table-cell>
          <table:table-cell table:formula="of:=([.$E4]*EXP(-([.R$10]-[.$B4])*([.R$10]-[.$B4])/(2*[.$C4]*[.$C4]))+[.$E4]*EXP(-([.R$10]-[.$B4]-24)*([.R$10]-[.$B4]-24)/(2*[.$C4]*[.$C4])))/2" office:value-type="float" office:value="0.676676416183063">
            <text:p>0,7</text:p>
          </table:table-cell>
          <table:table-cell table:formula="of:=([.$E4]*EXP(-([.S$10]-[.$B4])*([.S$10]-[.$B4])/(2*[.$C4]*[.$C4]))+[.$E4]*EXP(-([.S$10]-[.$B4]-24)*([.S$10]-[.$B4]-24)/(2*[.$C4]*[.$C4])))/2" office:value-type="float" office:value="0.219684668117037">
            <text:p>0,2</text:p>
          </table:table-cell>
          <table:table-cell table:formula="of:=([.$E4]*EXP(-([.T$10]-[.$B4])*([.T$10]-[.$B4])/(2*[.$C4]*[.$C4]))+[.$E4]*EXP(-([.T$10]-[.$B4]-24)*([.T$10]-[.$B4]-24)/(2*[.$C4]*[.$C4])))/2" office:value-type="float" office:value="0.0555449826912115">
            <text:p>0,1</text:p>
          </table:table-cell>
          <table:table-cell table:formula="of:=([.$E4]*EXP(-([.U$10]-[.$B4])*([.U$10]-[.$B4])/(2*[.$C4]*[.$C4]))+[.$E4]*EXP(-([.U$10]-[.$B4]-24)*([.U$10]-[.$B4]-24)/(2*[.$C4]*[.$C4])))/2" office:value-type="float" office:value="0.0109374555909154">
            <text:p>0,0</text:p>
          </table:table-cell>
          <table:table-cell table:formula="of:=([.$E4]*EXP(-([.V$10]-[.$B4])*([.V$10]-[.$B4])/(2*[.$C4]*[.$C4]))+[.$E4]*EXP(-([.V$10]-[.$B4]-24)*([.V$10]-[.$B4]-24)/(2*[.$C4]*[.$C4])))/2" office:value-type="float" office:value="0.00167731313957588">
            <text:p>0,0</text:p>
          </table:table-cell>
          <table:table-cell table:formula="of:=([.$E4]*EXP(-([.W$10]-[.$B4])*([.W$10]-[.$B4])/(2*[.$C4]*[.$C4]))+[.$E4]*EXP(-([.W$10]-[.$B4]-24)*([.W$10]-[.$B4]-24)/(2*[.$C4]*[.$C4])))/2" office:value-type="float" office:value="0.000200326490015724">
            <text:p>0,0</text:p>
          </table:table-cell>
          <table:table-cell table:formula="of:=([.$E4]*EXP(-([.X$10]-[.$B4])*([.X$10]-[.$B4])/(2*[.$C4]*[.$C4]))+[.$E4]*EXP(-([.X$10]-[.$B4]-24)*([.X$10]-[.$B4]-24)/(2*[.$C4]*[.$C4])))/2" office:value-type="float" office:value="0.0000186333803471356">
            <text:p>0,0</text:p>
          </table:table-cell>
          <table:table-cell table:formula="of:=([.$E4]*EXP(-([.Y$10]-[.$B4])*([.Y$10]-[.$B4])/(2*[.$C4]*[.$C4]))+[.$E4]*EXP(-([.Y$10]-[.$B4]-24)*([.Y$10]-[.$B4]-24)/(2*[.$C4]*[.$C4])))/2" office:value-type="float" office:value="0.00000135313504472715">
            <text:p>0,0</text:p>
          </table:table-cell>
          <table:table-cell table:formula="of:=([.$E4]*EXP(-([.Z$10]-[.$B4])*([.Z$10]-[.$B4])/(2*[.$C4]*[.$C4]))+[.$E4]*EXP(-([.Z$10]-[.$B4]-24)*([.Z$10]-[.$B4]-24)/(2*[.$C4]*[.$C4])))/2" office:value-type="float" office:value="0.000000152299797447126">
            <text:p>0,0</text:p>
          </table:table-cell>
          <table:table-cell table:formula="of:=([.$E4]*EXP(-([.AA$10]-[.$B4])*([.AA$10]-[.$B4])/(2*[.$C4]*[.$C4]))+[.$E4]*EXP(-([.AA$10]-[.$B4]-24)*([.AA$10]-[.$B4]-24)/(2*[.$C4]*[.$C4])))/2" office:value-type="float" office:value="0.00000135313504472715">
            <text:p>0,0</text:p>
          </table:table-cell>
          <table:table-cell table:formula="of:=([.$E4]*EXP(-([.AB$10]-[.$B4])*([.AB$10]-[.$B4])/(2*[.$C4]*[.$C4]))+[.$E4]*EXP(-([.AB$10]-[.$B4]-24)*([.AB$10]-[.$B4]-24)/(2*[.$C4]*[.$C4])))/2" office:value-type="float" office:value="0.0000186333803471356">
            <text:p>0,0</text:p>
          </table:table-cell>
          <table:table-cell table:formula="of:=([.$E4]*EXP(-([.AC$10]-[.$B4])*([.AC$10]-[.$B4])/(2*[.$C4]*[.$C4]))+[.$E4]*EXP(-([.AC$10]-[.$B4]-24)*([.AC$10]-[.$B4]-24)/(2*[.$C4]*[.$C4])))/2" office:value-type="float" office:value="0.000200326490015724">
            <text:p>0,0</text:p>
          </table:table-cell>
          <table:table-cell table:formula="of:=([.$E4]*EXP(-([.AD$10]-[.$B4])*([.AD$10]-[.$B4])/(2*[.$C4]*[.$C4]))+[.$E4]*EXP(-([.AD$10]-[.$B4]-24)*([.AD$10]-[.$B4]-24)/(2*[.$C4]*[.$C4])))/2" office:value-type="float" office:value="0.00167731313957588">
            <text:p>0,0</text:p>
          </table:table-cell>
          <table:table-cell table:number-columns-repeated="99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,00</text:p>
          </table:table-cell>
          <table:table-cell table:formula="of:=[.A5]*[.D5]" office:value-type="float" office:value="10">
            <text:p>10,00</text:p>
          </table:table-cell>
          <table:table-cell table:style-name="ce12" office:value-type="string">
            <text:p>EU</text:p>
          </table:table-cell>
          <table:table-cell table:formula="of:=([.$E5]*EXP(-([.G$10]-[.$B5])*([.G$10]-[.$B5])/(2*[.$C5]*[.$C5]))+[.$E5]*EXP(-([.G$10]-[.$B5]-24)*([.G$10]-[.$B5]-24)/(2*[.$C5]*[.$C5])))/2" office:value-type="float" office:value="0.00000134978925168151">
            <text:p>0,0</text:p>
          </table:table-cell>
          <table:table-cell table:formula="of:=([.$E5]*EXP(-([.H$10]-[.$B5])*([.H$10]-[.$B5])/(2*[.$C5]*[.$C5]))+[.$E5]*EXP(-([.H$10]-[.$B5]-24)*([.H$10]-[.$B5]-24)/(2*[.$C5]*[.$C5])))/2" office:value-type="float" office:value="0.0000186332658603934">
            <text:p>0,0</text:p>
          </table:table-cell>
          <table:table-cell table:formula="of:=([.$E5]*EXP(-([.I$10]-[.$B5])*([.I$10]-[.$B5])/(2*[.$C5]*[.$C5]))+[.$E5]*EXP(-([.I$10]-[.$B5]-24)*([.I$10]-[.$B5]-24)/(2*[.$C5]*[.$C5])))/2" office:value-type="float" office:value="0.000200326486964755">
            <text:p>0,0</text:p>
          </table:table-cell>
          <table:table-cell table:formula="of:=([.$E5]*EXP(-([.J$10]-[.$B5])*([.J$10]-[.$B5])/(2*[.$C5]*[.$C5]))+[.$E5]*EXP(-([.J$10]-[.$B5]-24)*([.J$10]-[.$B5]-24)/(2*[.$C5]*[.$C5])))/2" office:value-type="float" office:value="0.00167731313951256">
            <text:p>0,0</text:p>
          </table:table-cell>
          <table:table-cell table:formula="of:=([.$E5]*EXP(-([.K$10]-[.$B5])*([.K$10]-[.$B5])/(2*[.$C5]*[.$C5]))+[.$E5]*EXP(-([.K$10]-[.$B5]-24)*([.K$10]-[.$B5]-24)/(2*[.$C5]*[.$C5])))/2" office:value-type="float" office:value="0.0109374555909144">
            <text:p>0,0</text:p>
          </table:table-cell>
          <table:table-cell table:formula="of:=([.$E5]*EXP(-([.L$10]-[.$B5])*([.L$10]-[.$B5])/(2*[.$C5]*[.$C5]))+[.$E5]*EXP(-([.L$10]-[.$B5]-24)*([.L$10]-[.$B5]-24)/(2*[.$C5]*[.$C5])))/2" office:value-type="float" office:value="0.0555449826912115">
            <text:p>0,1</text:p>
          </table:table-cell>
          <table:table-cell table:formula="of:=([.$E5]*EXP(-([.M$10]-[.$B5])*([.M$10]-[.$B5])/(2*[.$C5]*[.$C5]))+[.$E5]*EXP(-([.M$10]-[.$B5]-24)*([.M$10]-[.$B5]-24)/(2*[.$C5]*[.$C5])))/2" office:value-type="float" office:value="0.219684668117037">
            <text:p>0,2</text:p>
          </table:table-cell>
          <table:table-cell table:formula="of:=([.$E5]*EXP(-([.N$10]-[.$B5])*([.N$10]-[.$B5])/(2*[.$C5]*[.$C5]))+[.$E5]*EXP(-([.N$10]-[.$B5]-24)*([.N$10]-[.$B5]-24)/(2*[.$C5]*[.$C5])))/2" office:value-type="float" office:value="0.676676416183063">
            <text:p>0,7</text:p>
          </table:table-cell>
          <table:table-cell table:formula="of:=([.$E5]*EXP(-([.O$10]-[.$B5])*([.O$10]-[.$B5])/(2*[.$C5]*[.$C5]))+[.$E5]*EXP(-([.O$10]-[.$B5]-24)*([.O$10]-[.$B5]-24)/(2*[.$C5]*[.$C5])))/2" office:value-type="float" office:value="1.62326233679175">
            <text:p>1,6</text:p>
          </table:table-cell>
          <table:table-cell table:formula="of:=([.$E5]*EXP(-([.P$10]-[.$B5])*([.P$10]-[.$B5])/(2*[.$C5]*[.$C5]))+[.$E5]*EXP(-([.P$10]-[.$B5]-24)*([.P$10]-[.$B5]-24)/(2*[.$C5]*[.$C5])))/2" office:value-type="float" office:value="3.03265329856317">
            <text:p>3,0</text:p>
          </table:table-cell>
          <table:table-cell table:formula="of:=([.$E5]*EXP(-([.Q$10]-[.$B5])*([.Q$10]-[.$B5])/(2*[.$C5]*[.$C5]))+[.$E5]*EXP(-([.Q$10]-[.$B5]-24)*([.Q$10]-[.$B5]-24)/(2*[.$C5]*[.$C5])))/2" office:value-type="float" office:value="4.41248451292298">
            <text:p>4,4</text:p>
          </table:table-cell>
          <table:table-cell table:formula="of:=([.$E5]*EXP(-([.R$10]-[.$B5])*([.R$10]-[.$B5])/(2*[.$C5]*[.$C5]))+[.$E5]*EXP(-([.R$10]-[.$B5]-24)*([.R$10]-[.$B5]-24)/(2*[.$C5]*[.$C5])))/2" office:value-type="float" office:value="5">
            <text:p>5,0</text:p>
          </table:table-cell>
          <table:table-cell table:formula="of:=([.$E5]*EXP(-([.S$10]-[.$B5])*([.S$10]-[.$B5])/(2*[.$C5]*[.$C5]))+[.$E5]*EXP(-([.S$10]-[.$B5]-24)*([.S$10]-[.$B5]-24)/(2*[.$C5]*[.$C5])))/2" office:value-type="float" office:value="4.41248451292298">
            <text:p>4,4</text:p>
          </table:table-cell>
          <table:table-cell table:formula="of:=([.$E5]*EXP(-([.T$10]-[.$B5])*([.T$10]-[.$B5])/(2*[.$C5]*[.$C5]))+[.$E5]*EXP(-([.T$10]-[.$B5]-24)*([.T$10]-[.$B5]-24)/(2*[.$C5]*[.$C5])))/2" office:value-type="float" office:value="3.03265329856317">
            <text:p>3,0</text:p>
          </table:table-cell>
          <table:table-cell table:formula="of:=([.$E5]*EXP(-([.U$10]-[.$B5])*([.U$10]-[.$B5])/(2*[.$C5]*[.$C5]))+[.$E5]*EXP(-([.U$10]-[.$B5]-24)*([.U$10]-[.$B5]-24)/(2*[.$C5]*[.$C5])))/2" office:value-type="float" office:value="1.62326233679175">
            <text:p>1,6</text:p>
          </table:table-cell>
          <table:table-cell table:formula="of:=([.$E5]*EXP(-([.V$10]-[.$B5])*([.V$10]-[.$B5])/(2*[.$C5]*[.$C5]))+[.$E5]*EXP(-([.V$10]-[.$B5]-24)*([.V$10]-[.$B5]-24)/(2*[.$C5]*[.$C5])))/2" office:value-type="float" office:value="0.676676416183063">
            <text:p>0,7</text:p>
          </table:table-cell>
          <table:table-cell table:formula="of:=([.$E5]*EXP(-([.W$10]-[.$B5])*([.W$10]-[.$B5])/(2*[.$C5]*[.$C5]))+[.$E5]*EXP(-([.W$10]-[.$B5]-24)*([.W$10]-[.$B5]-24)/(2*[.$C5]*[.$C5])))/2" office:value-type="float" office:value="0.219684668117037">
            <text:p>0,2</text:p>
          </table:table-cell>
          <table:table-cell table:formula="of:=([.$E5]*EXP(-([.X$10]-[.$B5])*([.X$10]-[.$B5])/(2*[.$C5]*[.$C5]))+[.$E5]*EXP(-([.X$10]-[.$B5]-24)*([.X$10]-[.$B5]-24)/(2*[.$C5]*[.$C5])))/2" office:value-type="float" office:value="0.0555449826912115">
            <text:p>0,1</text:p>
          </table:table-cell>
          <table:table-cell table:formula="of:=([.$E5]*EXP(-([.Y$10]-[.$B5])*([.Y$10]-[.$B5])/(2*[.$C5]*[.$C5]))+[.$E5]*EXP(-([.Y$10]-[.$B5]-24)*([.Y$10]-[.$B5]-24)/(2*[.$C5]*[.$C5])))/2" office:value-type="float" office:value="0.0109374555909154">
            <text:p>0,0</text:p>
          </table:table-cell>
          <table:table-cell table:formula="of:=([.$E5]*EXP(-([.Z$10]-[.$B5])*([.Z$10]-[.$B5])/(2*[.$C5]*[.$C5]))+[.$E5]*EXP(-([.Z$10]-[.$B5]-24)*([.Z$10]-[.$B5]-24)/(2*[.$C5]*[.$C5])))/2" office:value-type="float" office:value="0.00167731313957588">
            <text:p>0,0</text:p>
          </table:table-cell>
          <table:table-cell table:formula="of:=([.$E5]*EXP(-([.AA$10]-[.$B5])*([.AA$10]-[.$B5])/(2*[.$C5]*[.$C5]))+[.$E5]*EXP(-([.AA$10]-[.$B5]-24)*([.AA$10]-[.$B5]-24)/(2*[.$C5]*[.$C5])))/2" office:value-type="float" office:value="0.000200326490015724">
            <text:p>0,0</text:p>
          </table:table-cell>
          <table:table-cell table:formula="of:=([.$E5]*EXP(-([.AB$10]-[.$B5])*([.AB$10]-[.$B5])/(2*[.$C5]*[.$C5]))+[.$E5]*EXP(-([.AB$10]-[.$B5]-24)*([.AB$10]-[.$B5]-24)/(2*[.$C5]*[.$C5])))/2" office:value-type="float" office:value="0.0000186333803471356">
            <text:p>0,0</text:p>
          </table:table-cell>
          <table:table-cell table:formula="of:=([.$E5]*EXP(-([.AC$10]-[.$B5])*([.AC$10]-[.$B5])/(2*[.$C5]*[.$C5]))+[.$E5]*EXP(-([.AC$10]-[.$B5]-24)*([.AC$10]-[.$B5]-24)/(2*[.$C5]*[.$C5])))/2" office:value-type="float" office:value="0.00000135313504472715">
            <text:p>0,0</text:p>
          </table:table-cell>
          <table:table-cell table:formula="of:=([.$E5]*EXP(-([.AD$10]-[.$B5])*([.AD$10]-[.$B5])/(2*[.$C5]*[.$C5]))+[.$E5]*EXP(-([.AD$10]-[.$B5]-24)*([.AD$10]-[.$B5]-24)/(2*[.$C5]*[.$C5])))/2" office:value-type="float" office:value="0.000000152299797447126">
            <text:p>0,0</text:p>
          </table:table-cell>
          <table:table-cell table:number-columns-repeated="99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office:value-type="float" office:value="1">
            <text:p>1,00</text:p>
          </table:table-cell>
          <table:table-cell table:formula="of:=[.A6]*[.D6]" office:value-type="float" office:value="10">
            <text:p>10,00</text:p>
          </table:table-cell>
          <table:table-cell table:style-name="ce12" office:value-type="string">
            <text:p>AF</text:p>
          </table:table-cell>
          <table:table-cell table:formula="of:=([.$E6]*EXP(-([.G$10]-[.$B6])*([.G$10]-[.$B6])/(2*[.$C6]*[.$C6]))+[.$E6]*EXP(-([.G$10]-[.$B6]-24)*([.G$10]-[.$B6]-24)/(2*[.$C6]*[.$C6])))/2" office:value-type="float" office:value="2.69009308001057E-031">
            <text:p>0,0</text:p>
          </table:table-cell>
          <table:table-cell table:formula="of:=([.$E6]*EXP(-([.H$10]-[.$B6])*([.H$10]-[.$B6])/(2*[.$C6]*[.$C6]))+[.$E6]*EXP(-([.H$10]-[.$B6]-24)*([.H$10]-[.$B6]-24)/(2*[.$C6]*[.$C6])))/2" office:value-type="float" office:value="2.65554612483955E-026">
            <text:p>0,0</text:p>
          </table:table-cell>
          <table:table-cell table:formula="of:=([.$E6]*EXP(-([.I$10]-[.$B6])*([.I$10]-[.$B6])/(2*[.$C6]*[.$C6]))+[.$E6]*EXP(-([.I$10]-[.$B6]-24)*([.I$10]-[.$B6]-24)/(2*[.$C6]*[.$C6])))/2" office:value-type="float" office:value="9.64374923981959E-022">
            <text:p>0,0</text:p>
          </table:table-cell>
          <table:table-cell table:formula="of:=([.$E6]*EXP(-([.J$10]-[.$B6])*([.J$10]-[.$B6])/(2*[.$C6]*[.$C6]))+[.$E6]*EXP(-([.J$10]-[.$B6]-24)*([.J$10]-[.$B6]-24)/(2*[.$C6]*[.$C6])))/2" office:value-type="float" office:value="1.28837855457749E-017">
            <text:p>0,0</text:p>
          </table:table-cell>
          <table:table-cell table:formula="of:=([.$E6]*EXP(-([.K$10]-[.$B6])*([.K$10]-[.$B6])/(2*[.$C6]*[.$C6]))+[.$E6]*EXP(-([.K$10]-[.$B6]-24)*([.K$10]-[.$B6]-24)/(2*[.$C6]*[.$C6])))/2" office:value-type="float" office:value="0.0000000000000633208277454709">
            <text:p>0,0</text:p>
          </table:table-cell>
          <table:table-cell table:formula="of:=([.$E6]*EXP(-([.L$10]-[.$B6])*([.L$10]-[.$B6])/(2*[.$C6]*[.$C6]))+[.$E6]*EXP(-([.L$10]-[.$B6]-24)*([.L$10]-[.$B6]-24)/(2*[.$C6]*[.$C6])))/2" office:value-type="float" office:value="0.000000000114486742282278">
            <text:p>0,0</text:p>
          </table:table-cell>
          <table:table-cell table:formula="of:=([.$E6]*EXP(-([.M$10]-[.$B6])*([.M$10]-[.$B6])/(2*[.$C6]*[.$C6]))+[.$E6]*EXP(-([.M$10]-[.$B6]-24)*([.M$10]-[.$B6]-24)/(2*[.$C6]*[.$C6])))/2" office:value-type="float" office:value="0.0000000761498987235631">
            <text:p>0,0</text:p>
          </table:table-cell>
          <table:table-cell table:formula="of:=([.$E6]*EXP(-([.N$10]-[.$B6])*([.N$10]-[.$B6])/(2*[.$C6]*[.$C6]))+[.$E6]*EXP(-([.N$10]-[.$B6]-24)*([.N$10]-[.$B6]-24)/(2*[.$C6]*[.$C6])))/2" office:value-type="float" office:value="0.0000186332658603934">
            <text:p>0,0</text:p>
          </table:table-cell>
          <table:table-cell table:formula="of:=([.$E6]*EXP(-([.O$10]-[.$B6])*([.O$10]-[.$B6])/(2*[.$C6]*[.$C6]))+[.$E6]*EXP(-([.O$10]-[.$B6]-24)*([.O$10]-[.$B6]-24)/(2*[.$C6]*[.$C6])))/2" office:value-type="float" office:value="0.00167731313951256">
            <text:p>0,0</text:p>
          </table:table-cell>
          <table:table-cell table:formula="of:=([.$E6]*EXP(-([.P$10]-[.$B6])*([.P$10]-[.$B6])/(2*[.$C6]*[.$C6]))+[.$E6]*EXP(-([.P$10]-[.$B6]-24)*([.P$10]-[.$B6]-24)/(2*[.$C6]*[.$C6])))/2" office:value-type="float" office:value="0.0555449826912115">
            <text:p>0,1</text:p>
          </table:table-cell>
          <table:table-cell table:formula="of:=([.$E6]*EXP(-([.Q$10]-[.$B6])*([.Q$10]-[.$B6])/(2*[.$C6]*[.$C6]))+[.$E6]*EXP(-([.Q$10]-[.$B6]-24)*([.Q$10]-[.$B6]-24)/(2*[.$C6]*[.$C6])))/2" office:value-type="float" office:value="0.676676416183063">
            <text:p>0,7</text:p>
          </table:table-cell>
          <table:table-cell table:formula="of:=([.$E6]*EXP(-([.R$10]-[.$B6])*([.R$10]-[.$B6])/(2*[.$C6]*[.$C6]))+[.$E6]*EXP(-([.R$10]-[.$B6]-24)*([.R$10]-[.$B6]-24)/(2*[.$C6]*[.$C6])))/2" office:value-type="float" office:value="3.03265329856317">
            <text:p>3,0</text:p>
          </table:table-cell>
          <table:table-cell table:formula="of:=([.$E6]*EXP(-([.S$10]-[.$B6])*([.S$10]-[.$B6])/(2*[.$C6]*[.$C6]))+[.$E6]*EXP(-([.S$10]-[.$B6]-24)*([.S$10]-[.$B6]-24)/(2*[.$C6]*[.$C6])))/2" office:value-type="float" office:value="5">
            <text:p>5,0</text:p>
          </table:table-cell>
          <table:table-cell table:formula="of:=([.$E6]*EXP(-([.T$10]-[.$B6])*([.T$10]-[.$B6])/(2*[.$C6]*[.$C6]))+[.$E6]*EXP(-([.T$10]-[.$B6]-24)*([.T$10]-[.$B6]-24)/(2*[.$C6]*[.$C6])))/2" office:value-type="float" office:value="3.03265329856317">
            <text:p>3,0</text:p>
          </table:table-cell>
          <table:table-cell table:formula="of:=([.$E6]*EXP(-([.U$10]-[.$B6])*([.U$10]-[.$B6])/(2*[.$C6]*[.$C6]))+[.$E6]*EXP(-([.U$10]-[.$B6]-24)*([.U$10]-[.$B6]-24)/(2*[.$C6]*[.$C6])))/2" office:value-type="float" office:value="0.676676416183063">
            <text:p>0,7</text:p>
          </table:table-cell>
          <table:table-cell table:formula="of:=([.$E6]*EXP(-([.V$10]-[.$B6])*([.V$10]-[.$B6])/(2*[.$C6]*[.$C6]))+[.$E6]*EXP(-([.V$10]-[.$B6]-24)*([.V$10]-[.$B6]-24)/(2*[.$C6]*[.$C6])))/2" office:value-type="float" office:value="0.0555449826912115">
            <text:p>0,1</text:p>
          </table:table-cell>
          <table:table-cell table:formula="of:=([.$E6]*EXP(-([.W$10]-[.$B6])*([.W$10]-[.$B6])/(2*[.$C6]*[.$C6]))+[.$E6]*EXP(-([.W$10]-[.$B6]-24)*([.W$10]-[.$B6]-24)/(2*[.$C6]*[.$C6])))/2" office:value-type="float" office:value="0.00167731313951256">
            <text:p>0,0</text:p>
          </table:table-cell>
          <table:table-cell table:formula="of:=([.$E6]*EXP(-([.X$10]-[.$B6])*([.X$10]-[.$B6])/(2*[.$C6]*[.$C6]))+[.$E6]*EXP(-([.X$10]-[.$B6]-24)*([.X$10]-[.$B6]-24)/(2*[.$C6]*[.$C6])))/2" office:value-type="float" office:value="0.0000186332658603934">
            <text:p>0,0</text:p>
          </table:table-cell>
          <table:table-cell table:formula="of:=([.$E6]*EXP(-([.Y$10]-[.$B6])*([.Y$10]-[.$B6])/(2*[.$C6]*[.$C6]))+[.$E6]*EXP(-([.Y$10]-[.$B6]-24)*([.Y$10]-[.$B6]-24)/(2*[.$C6]*[.$C6])))/2" office:value-type="float" office:value="0.0000000761498987235631">
            <text:p>0,0</text:p>
          </table:table-cell>
          <table:table-cell table:formula="of:=([.$E6]*EXP(-([.Z$10]-[.$B6])*([.Z$10]-[.$B6])/(2*[.$C6]*[.$C6]))+[.$E6]*EXP(-([.Z$10]-[.$B6]-24)*([.Z$10]-[.$B6]-24)/(2*[.$C6]*[.$C6])))/2" office:value-type="float" office:value="0.000000000114486742282278">
            <text:p>0,0</text:p>
          </table:table-cell>
          <table:table-cell table:formula="of:=([.$E6]*EXP(-([.AA$10]-[.$B6])*([.AA$10]-[.$B6])/(2*[.$C6]*[.$C6]))+[.$E6]*EXP(-([.AA$10]-[.$B6]-24)*([.AA$10]-[.$B6]-24)/(2*[.$C6]*[.$C6])))/2" office:value-type="float" office:value="0.0000000000000633208277454709">
            <text:p>0,0</text:p>
          </table:table-cell>
          <table:table-cell table:formula="of:=([.$E6]*EXP(-([.AB$10]-[.$B6])*([.AB$10]-[.$B6])/(2*[.$C6]*[.$C6]))+[.$E6]*EXP(-([.AB$10]-[.$B6]-24)*([.AB$10]-[.$B6]-24)/(2*[.$C6]*[.$C6])))/2" office:value-type="float" office:value="1.28837855457749E-017">
            <text:p>0,0</text:p>
          </table:table-cell>
          <table:table-cell table:formula="of:=([.$E6]*EXP(-([.AC$10]-[.$B6])*([.AC$10]-[.$B6])/(2*[.$C6]*[.$C6]))+[.$E6]*EXP(-([.AC$10]-[.$B6]-24)*([.AC$10]-[.$B6]-24)/(2*[.$C6]*[.$C6])))/2" office:value-type="float" office:value="9.64374923981959E-022">
            <text:p>0,0</text:p>
          </table:table-cell>
          <table:table-cell table:formula="of:=([.$E6]*EXP(-([.AD$10]-[.$B6])*([.AD$10]-[.$B6])/(2*[.$C6]*[.$C6]))+[.$E6]*EXP(-([.AD$10]-[.$B6]-24)*([.AD$10]-[.$B6]-24)/(2*[.$C6]*[.$C6])))/2" office:value-type="float" office:value="2.6555461249398E-026">
            <text:p>0,0</text:p>
          </table:table-cell>
          <table:table-cell table:number-columns-repeated="99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">
            <text:p>2</text:p>
          </table:table-cell>
          <table:table-cell office:value-type="float" office:value="1">
            <text:p>1,00</text:p>
          </table:table-cell>
          <table:table-cell table:formula="of:=[.A7]*[.D7]" office:value-type="float" office:value="10">
            <text:p>10,00</text:p>
          </table:table-cell>
          <table:table-cell table:style-name="ce12" office:value-type="string">
            <text:p>SA</text:p>
          </table:table-cell>
          <table:table-cell table:formula="of:=([.$E7]*EXP(-([.G$10]-[.$B7])*([.G$10]-[.$B7])/(2*[.$C7]*[.$C7]))+[.$E7]*EXP(-([.G$10]-[.$B7]-24)*([.G$10]-[.$B7]-24)/(2*[.$C7]*[.$C7])))/2" office:value-type="float" office:value="0.00000000334579304564639">
            <text:p>0,0</text:p>
          </table:table-cell>
          <table:table-cell table:formula="of:=([.$E7]*EXP(-([.H$10]-[.$B7])*([.H$10]-[.$B7])/(2*[.$C7]*[.$C7]))+[.$E7]*EXP(-([.H$10]-[.$B7]-24)*([.H$10]-[.$B7]-24)/(2*[.$C7]*[.$C7])))/2" office:value-type="float" office:value="0.0000000761498987235631">
            <text:p>0,0</text:p>
          </table:table-cell>
          <table:table-cell table:formula="of:=([.$E7]*EXP(-([.I$10]-[.$B7])*([.I$10]-[.$B7])/(2*[.$C7]*[.$C7]))+[.$E7]*EXP(-([.I$10]-[.$B7]-24)*([.I$10]-[.$B7]-24)/(2*[.$C7]*[.$C7])))/2" office:value-type="float" office:value="0.00000134978925168151">
            <text:p>0,0</text:p>
          </table:table-cell>
          <table:table-cell table:formula="of:=([.$E7]*EXP(-([.J$10]-[.$B7])*([.J$10]-[.$B7])/(2*[.$C7]*[.$C7]))+[.$E7]*EXP(-([.J$10]-[.$B7]-24)*([.J$10]-[.$B7]-24)/(2*[.$C7]*[.$C7])))/2" office:value-type="float" office:value="0.0000186332658603934">
            <text:p>0,0</text:p>
          </table:table-cell>
          <table:table-cell table:formula="of:=([.$E7]*EXP(-([.K$10]-[.$B7])*([.K$10]-[.$B7])/(2*[.$C7]*[.$C7]))+[.$E7]*EXP(-([.K$10]-[.$B7]-24)*([.K$10]-[.$B7]-24)/(2*[.$C7]*[.$C7])))/2" office:value-type="float" office:value="0.000200326486964755">
            <text:p>0,0</text:p>
          </table:table-cell>
          <table:table-cell table:formula="of:=([.$E7]*EXP(-([.L$10]-[.$B7])*([.L$10]-[.$B7])/(2*[.$C7]*[.$C7]))+[.$E7]*EXP(-([.L$10]-[.$B7]-24)*([.L$10]-[.$B7]-24)/(2*[.$C7]*[.$C7])))/2" office:value-type="float" office:value="0.00167731313951256">
            <text:p>0,0</text:p>
          </table:table-cell>
          <table:table-cell table:formula="of:=([.$E7]*EXP(-([.M$10]-[.$B7])*([.M$10]-[.$B7])/(2*[.$C7]*[.$C7]))+[.$E7]*EXP(-([.M$10]-[.$B7]-24)*([.M$10]-[.$B7]-24)/(2*[.$C7]*[.$C7])))/2" office:value-type="float" office:value="0.0109374555909144">
            <text:p>0,0</text:p>
          </table:table-cell>
          <table:table-cell table:formula="of:=([.$E7]*EXP(-([.N$10]-[.$B7])*([.N$10]-[.$B7])/(2*[.$C7]*[.$C7]))+[.$E7]*EXP(-([.N$10]-[.$B7]-24)*([.N$10]-[.$B7]-24)/(2*[.$C7]*[.$C7])))/2" office:value-type="float" office:value="0.0555449826912115">
            <text:p>0,1</text:p>
          </table:table-cell>
          <table:table-cell table:formula="of:=([.$E7]*EXP(-([.O$10]-[.$B7])*([.O$10]-[.$B7])/(2*[.$C7]*[.$C7]))+[.$E7]*EXP(-([.O$10]-[.$B7]-24)*([.O$10]-[.$B7]-24)/(2*[.$C7]*[.$C7])))/2" office:value-type="float" office:value="0.219684668117037">
            <text:p>0,2</text:p>
          </table:table-cell>
          <table:table-cell table:formula="of:=([.$E7]*EXP(-([.P$10]-[.$B7])*([.P$10]-[.$B7])/(2*[.$C7]*[.$C7]))+[.$E7]*EXP(-([.P$10]-[.$B7]-24)*([.P$10]-[.$B7]-24)/(2*[.$C7]*[.$C7])))/2" office:value-type="float" office:value="0.676676416183063">
            <text:p>0,7</text:p>
          </table:table-cell>
          <table:table-cell table:formula="of:=([.$E7]*EXP(-([.Q$10]-[.$B7])*([.Q$10]-[.$B7])/(2*[.$C7]*[.$C7]))+[.$E7]*EXP(-([.Q$10]-[.$B7]-24)*([.Q$10]-[.$B7]-24)/(2*[.$C7]*[.$C7])))/2" office:value-type="float" office:value="1.62326233679175">
            <text:p>1,6</text:p>
          </table:table-cell>
          <table:table-cell table:formula="of:=([.$E7]*EXP(-([.R$10]-[.$B7])*([.R$10]-[.$B7])/(2*[.$C7]*[.$C7]))+[.$E7]*EXP(-([.R$10]-[.$B7]-24)*([.R$10]-[.$B7]-24)/(2*[.$C7]*[.$C7])))/2" office:value-type="float" office:value="3.03265329856317">
            <text:p>3,0</text:p>
          </table:table-cell>
          <table:table-cell table:formula="of:=([.$E7]*EXP(-([.S$10]-[.$B7])*([.S$10]-[.$B7])/(2*[.$C7]*[.$C7]))+[.$E7]*EXP(-([.S$10]-[.$B7]-24)*([.S$10]-[.$B7]-24)/(2*[.$C7]*[.$C7])))/2" office:value-type="float" office:value="4.41248451292298">
            <text:p>4,4</text:p>
          </table:table-cell>
          <table:table-cell table:formula="of:=([.$E7]*EXP(-([.T$10]-[.$B7])*([.T$10]-[.$B7])/(2*[.$C7]*[.$C7]))+[.$E7]*EXP(-([.T$10]-[.$B7]-24)*([.T$10]-[.$B7]-24)/(2*[.$C7]*[.$C7])))/2" office:value-type="float" office:value="5">
            <text:p>5,0</text:p>
          </table:table-cell>
          <table:table-cell table:formula="of:=([.$E7]*EXP(-([.U$10]-[.$B7])*([.U$10]-[.$B7])/(2*[.$C7]*[.$C7]))+[.$E7]*EXP(-([.U$10]-[.$B7]-24)*([.U$10]-[.$B7]-24)/(2*[.$C7]*[.$C7])))/2" office:value-type="float" office:value="4.41248451292298">
            <text:p>4,4</text:p>
          </table:table-cell>
          <table:table-cell table:formula="of:=([.$E7]*EXP(-([.V$10]-[.$B7])*([.V$10]-[.$B7])/(2*[.$C7]*[.$C7]))+[.$E7]*EXP(-([.V$10]-[.$B7]-24)*([.V$10]-[.$B7]-24)/(2*[.$C7]*[.$C7])))/2" office:value-type="float" office:value="3.03265329856317">
            <text:p>3,0</text:p>
          </table:table-cell>
          <table:table-cell table:formula="of:=([.$E7]*EXP(-([.W$10]-[.$B7])*([.W$10]-[.$B7])/(2*[.$C7]*[.$C7]))+[.$E7]*EXP(-([.W$10]-[.$B7]-24)*([.W$10]-[.$B7]-24)/(2*[.$C7]*[.$C7])))/2" office:value-type="float" office:value="1.62326233679175">
            <text:p>1,6</text:p>
          </table:table-cell>
          <table:table-cell table:formula="of:=([.$E7]*EXP(-([.X$10]-[.$B7])*([.X$10]-[.$B7])/(2*[.$C7]*[.$C7]))+[.$E7]*EXP(-([.X$10]-[.$B7]-24)*([.X$10]-[.$B7]-24)/(2*[.$C7]*[.$C7])))/2" office:value-type="float" office:value="0.676676416183063">
            <text:p>0,7</text:p>
          </table:table-cell>
          <table:table-cell table:formula="of:=([.$E7]*EXP(-([.Y$10]-[.$B7])*([.Y$10]-[.$B7])/(2*[.$C7]*[.$C7]))+[.$E7]*EXP(-([.Y$10]-[.$B7]-24)*([.Y$10]-[.$B7]-24)/(2*[.$C7]*[.$C7])))/2" office:value-type="float" office:value="0.219684668117037">
            <text:p>0,2</text:p>
          </table:table-cell>
          <table:table-cell table:formula="of:=([.$E7]*EXP(-([.Z$10]-[.$B7])*([.Z$10]-[.$B7])/(2*[.$C7]*[.$C7]))+[.$E7]*EXP(-([.Z$10]-[.$B7]-24)*([.Z$10]-[.$B7]-24)/(2*[.$C7]*[.$C7])))/2" office:value-type="float" office:value="0.0555449826912115">
            <text:p>0,1</text:p>
          </table:table-cell>
          <table:table-cell table:formula="of:=([.$E7]*EXP(-([.AA$10]-[.$B7])*([.AA$10]-[.$B7])/(2*[.$C7]*[.$C7]))+[.$E7]*EXP(-([.AA$10]-[.$B7]-24)*([.AA$10]-[.$B7]-24)/(2*[.$C7]*[.$C7])))/2" office:value-type="float" office:value="0.0109374555909154">
            <text:p>0,0</text:p>
          </table:table-cell>
          <table:table-cell table:formula="of:=([.$E7]*EXP(-([.AB$10]-[.$B7])*([.AB$10]-[.$B7])/(2*[.$C7]*[.$C7]))+[.$E7]*EXP(-([.AB$10]-[.$B7]-24)*([.AB$10]-[.$B7]-24)/(2*[.$C7]*[.$C7])))/2" office:value-type="float" office:value="0.00167731313957588">
            <text:p>0,0</text:p>
          </table:table-cell>
          <table:table-cell table:formula="of:=([.$E7]*EXP(-([.AC$10]-[.$B7])*([.AC$10]-[.$B7])/(2*[.$C7]*[.$C7]))+[.$E7]*EXP(-([.AC$10]-[.$B7]-24)*([.AC$10]-[.$B7]-24)/(2*[.$C7]*[.$C7])))/2" office:value-type="float" office:value="0.000200326490015724">
            <text:p>0,0</text:p>
          </table:table-cell>
          <table:table-cell table:formula="of:=([.$E7]*EXP(-([.AD$10]-[.$B7])*([.AD$10]-[.$B7])/(2*[.$C7]*[.$C7]))+[.$E7]*EXP(-([.AD$10]-[.$B7]-24)*([.AD$10]-[.$B7]-24)/(2*[.$C7]*[.$C7])))/2" office:value-type="float" office:value="0.0000186333803471356">
            <text:p>0,0</text:p>
          </table:table-cell>
          <table:table-cell table:number-columns-repeated="99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3">
            <text:p>3</text:p>
          </table:table-cell>
          <table:table-cell office:value-type="float" office:value="1">
            <text:p>1,00</text:p>
          </table:table-cell>
          <table:table-cell table:formula="of:=[.A8]*[.D8]" office:value-type="float" office:value="10">
            <text:p>10,00</text:p>
          </table:table-cell>
          <table:table-cell table:style-name="ce12" office:value-type="string">
            <text:p>NA</text:p>
          </table:table-cell>
          <table:table-cell table:formula="of:=([.$E8]*EXP(-([.G$10]-[.$B8])*([.G$10]-[.$B8])/(2*[.$C8]*[.$C8]))+[.$E8]*EXP(-([.G$10]-[.$B8]-24)*([.G$10]-[.$B8]-24)/(2*[.$C8]*[.$C8])))/2" office:value-type="float" office:value="0.0000933223455676028">
            <text:p>0,0</text:p>
          </table:table-cell>
          <table:table-cell table:formula="of:=([.$E8]*EXP(-([.H$10]-[.$B8])*([.H$10]-[.$B8])/(2*[.$C8]*[.$C8]))+[.$E8]*EXP(-([.H$10]-[.$B8]-24)*([.H$10]-[.$B8]-24)/(2*[.$C8]*[.$C8])))/2" office:value-type="float" office:value="0.000418241736148638">
            <text:p>0,0</text:p>
          </table:table-cell>
          <table:table-cell table:formula="of:=([.$E8]*EXP(-([.I$10]-[.$B8])*([.I$10]-[.$B8])/(2*[.$C8]*[.$C8]))+[.$E8]*EXP(-([.I$10]-[.$B8]-24)*([.I$10]-[.$B8]-24)/(2*[.$C8]*[.$C8])))/2" office:value-type="float" office:value="0.00167731313951256">
            <text:p>0,0</text:p>
          </table:table-cell>
          <table:table-cell table:formula="of:=([.$E8]*EXP(-([.J$10]-[.$B8])*([.J$10]-[.$B8])/(2*[.$C8]*[.$C8]))+[.$E8]*EXP(-([.J$10]-[.$B8]-24)*([.J$10]-[.$B8]-24)/(2*[.$C8]*[.$C8])))/2" office:value-type="float" office:value="0.00601929997414102">
            <text:p>0,0</text:p>
          </table:table-cell>
          <table:table-cell table:formula="of:=([.$E8]*EXP(-([.K$10]-[.$B8])*([.K$10]-[.$B8])/(2*[.$C8]*[.$C8]))+[.$E8]*EXP(-([.K$10]-[.$B8]-24)*([.K$10]-[.$B8]-24)/(2*[.$C8]*[.$C8])))/2" office:value-type="float" office:value="0.019329600697364">
            <text:p>0,0</text:p>
          </table:table-cell>
          <table:table-cell table:formula="of:=([.$E8]*EXP(-([.L$10]-[.$B8])*([.L$10]-[.$B8])/(2*[.$C8]*[.$C8]))+[.$E8]*EXP(-([.L$10]-[.$B8]-24)*([.L$10]-[.$B8]-24)/(2*[.$C8]*[.$C8])))/2" office:value-type="float" office:value="0.0555449826912115">
            <text:p>0,1</text:p>
          </table:table-cell>
          <table:table-cell table:formula="of:=([.$E8]*EXP(-([.M$10]-[.$B8])*([.M$10]-[.$B8])/(2*[.$C8]*[.$C8]))+[.$E8]*EXP(-([.M$10]-[.$B8]-24)*([.M$10]-[.$B8]-24)/(2*[.$C8]*[.$C8])))/2" office:value-type="float" office:value="0.142827503922752">
            <text:p>0,1</text:p>
          </table:table-cell>
          <table:table-cell table:formula="of:=([.$E8]*EXP(-([.N$10]-[.$B8])*([.N$10]-[.$B8])/(2*[.$C8]*[.$C8]))+[.$E8]*EXP(-([.N$10]-[.$B8]-24)*([.N$10]-[.$B8]-24)/(2*[.$C8]*[.$C8])))/2" office:value-type="float" office:value="0.328642643082652">
            <text:p>0,3</text:p>
          </table:table-cell>
          <table:table-cell table:formula="of:=([.$E8]*EXP(-([.O$10]-[.$B8])*([.O$10]-[.$B8])/(2*[.$C8]*[.$C8]))+[.$E8]*EXP(-([.O$10]-[.$B8]-24)*([.O$10]-[.$B8]-24)/(2*[.$C8]*[.$C8])))/2" office:value-type="float" office:value="0.676676416183063">
            <text:p>0,7</text:p>
          </table:table-cell>
          <table:table-cell table:formula="of:=([.$E8]*EXP(-([.P$10]-[.$B8])*([.P$10]-[.$B8])/(2*[.$C8]*[.$C8]))+[.$E8]*EXP(-([.P$10]-[.$B8]-24)*([.P$10]-[.$B8]-24)/(2*[.$C8]*[.$C8])))/2" office:value-type="float" office:value="1.24676104388648">
            <text:p>1,2</text:p>
          </table:table-cell>
          <table:table-cell table:formula="of:=([.$E8]*EXP(-([.Q$10]-[.$B8])*([.Q$10]-[.$B8])/(2*[.$C8]*[.$C8]))+[.$E8]*EXP(-([.Q$10]-[.$B8]-24)*([.Q$10]-[.$B8]-24)/(2*[.$C8]*[.$C8])))/2" office:value-type="float" office:value="2.05556145253594">
            <text:p>2,1</text:p>
          </table:table-cell>
          <table:table-cell table:formula="of:=([.$E8]*EXP(-([.R$10]-[.$B8])*([.R$10]-[.$B8])/(2*[.$C8]*[.$C8]))+[.$E8]*EXP(-([.R$10]-[.$B8]-24)*([.R$10]-[.$B8]-24)/(2*[.$C8]*[.$C8])))/2" office:value-type="float" office:value="3.03265329856317">
            <text:p>3,0</text:p>
          </table:table-cell>
          <table:table-cell table:formula="of:=([.$E8]*EXP(-([.S$10]-[.$B8])*([.S$10]-[.$B8])/(2*[.$C8]*[.$C8]))+[.$E8]*EXP(-([.S$10]-[.$B8]-24)*([.S$10]-[.$B8]-24)/(2*[.$C8]*[.$C8])))/2" office:value-type="float" office:value="4.00368701458404">
            <text:p>4,0</text:p>
          </table:table-cell>
          <table:table-cell table:formula="of:=([.$E8]*EXP(-([.T$10]-[.$B8])*([.T$10]-[.$B8])/(2*[.$C8]*[.$C8]))+[.$E8]*EXP(-([.T$10]-[.$B8]-24)*([.T$10]-[.$B8]-24)/(2*[.$C8]*[.$C8])))/2" office:value-type="float" office:value="4.72979734453383">
            <text:p>4,7</text:p>
          </table:table-cell>
          <table:table-cell table:formula="of:=([.$E8]*EXP(-([.U$10]-[.$B8])*([.U$10]-[.$B8])/(2*[.$C8]*[.$C8]))+[.$E8]*EXP(-([.U$10]-[.$B8]-24)*([.U$10]-[.$B8]-24)/(2*[.$C8]*[.$C8])))/2" office:value-type="float" office:value="5.00000000000006">
            <text:p>5,0</text:p>
          </table:table-cell>
          <table:table-cell table:formula="of:=([.$E8]*EXP(-([.V$10]-[.$B8])*([.V$10]-[.$B8])/(2*[.$C8]*[.$C8]))+[.$E8]*EXP(-([.V$10]-[.$B8]-24)*([.V$10]-[.$B8]-24)/(2*[.$C8]*[.$C8])))/2" office:value-type="float" office:value="4.72979734453469">
            <text:p>4,7</text:p>
          </table:table-cell>
          <table:table-cell table:formula="of:=([.$E8]*EXP(-([.W$10]-[.$B8])*([.W$10]-[.$B8])/(2*[.$C8]*[.$C8]))+[.$E8]*EXP(-([.W$10]-[.$B8]-24)*([.W$10]-[.$B8]-24)/(2*[.$C8]*[.$C8])))/2" office:value-type="float" office:value="4.00368701459454">
            <text:p>4,0</text:p>
          </table:table-cell>
          <table:table-cell table:formula="of:=([.$E8]*EXP(-([.X$10]-[.$B8])*([.X$10]-[.$B8])/(2*[.$C8]*[.$C8]))+[.$E8]*EXP(-([.X$10]-[.$B8]-24)*([.X$10]-[.$B8]-24)/(2*[.$C8]*[.$C8])))/2" office:value-type="float" office:value="3.03265329867765">
            <text:p>3,0</text:p>
          </table:table-cell>
          <table:table-cell table:formula="of:=([.$E8]*EXP(-([.Y$10]-[.$B8])*([.Y$10]-[.$B8])/(2*[.$C8]*[.$C8]))+[.$E8]*EXP(-([.Y$10]-[.$B8]-24)*([.Y$10]-[.$B8]-24)/(2*[.$C8]*[.$C8])))/2" office:value-type="float" office:value="2.05556145365275">
            <text:p>2,1</text:p>
          </table:table-cell>
          <table:table-cell table:formula="of:=([.$E8]*EXP(-([.Z$10]-[.$B8])*([.Z$10]-[.$B8])/(2*[.$C8]*[.$C8]))+[.$E8]*EXP(-([.Z$10]-[.$B8]-24)*([.Z$10]-[.$B8]-24)/(2*[.$C8]*[.$C8])))/2" office:value-type="float" office:value="1.24676105363532">
            <text:p>1,2</text:p>
          </table:table-cell>
          <table:table-cell table:formula="of:=([.$E8]*EXP(-([.AA$10]-[.$B8])*([.AA$10]-[.$B8])/(2*[.$C8]*[.$C8]))+[.$E8]*EXP(-([.AA$10]-[.$B8]-24)*([.AA$10]-[.$B8]-24)/(2*[.$C8]*[.$C8])))/2" office:value-type="float" office:value="0.676676492332962">
            <text:p>0,7</text:p>
          </table:table-cell>
          <table:table-cell table:formula="of:=([.$E8]*EXP(-([.AB$10]-[.$B8])*([.AB$10]-[.$B8])/(2*[.$C8]*[.$C8]))+[.$E8]*EXP(-([.AB$10]-[.$B8]-24)*([.AB$10]-[.$B8]-24)/(2*[.$C8]*[.$C8])))/2" office:value-type="float" office:value="0.328643175351223">
            <text:p>0,3</text:p>
          </table:table-cell>
          <table:table-cell table:formula="of:=([.$E8]*EXP(-([.AC$10]-[.$B8])*([.AC$10]-[.$B8])/(2*[.$C8]*[.$C8]))+[.$E8]*EXP(-([.AC$10]-[.$B8]-24)*([.AC$10]-[.$B8]-24)/(2*[.$C8]*[.$C8])))/2" office:value-type="float" office:value="0.142830833103487">
            <text:p>0,1</text:p>
          </table:table-cell>
          <table:table-cell table:formula="of:=([.$E8]*EXP(-([.AD$10]-[.$B8])*([.AD$10]-[.$B8])/(2*[.$C8]*[.$C8]))+[.$E8]*EXP(-([.AD$10]-[.$B8]-24)*([.AD$10]-[.$B8]-24)/(2*[.$C8]*[.$C8])))/2" office:value-type="float" office:value="0.0555636159570719">
            <text:p>0,1</text:p>
          </table:table-cell>
          <table:table-cell table:number-columns-repeated="993"/>
        </table:table-row>
        <table:table-row table:style-name="ro1">
          <table:table-cell table:number-columns-repeated="5"/>
          <table:table-cell table:style-name="ce4"/>
          <table:table-cell table:number-columns-repeated="1017"/>
        </table:table-row>
        <table:table-row table:style-name="ro1"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4" office:value-type="string">
            <text:p>C</text:p>
          </table:table-cell>
          <table:table-cell table:style-name="ce7" office:value-type="string">
            <text:p>Q</text:p>
          </table:table-cell>
          <table:table-cell table:style-name="ce7" office:value-type="string">
            <text:p>QA</text:p>
          </table:table-cell>
          <table:table-cell table:style-name="ce4"/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  <table:table-cell table:style-name="ce10" office:value-type="float" office:value="16">
            <text:p>16</text:p>
          </table:table-cell>
          <table:table-cell table:style-name="ce10" office:value-type="float" office:value="17">
            <text:p>17</text:p>
          </table:table-cell>
          <table:table-cell table:style-name="ce10" office:value-type="float" office:value="18">
            <text:p>18</text:p>
          </table:table-cell>
          <table:table-cell table:style-name="ce10" office:value-type="float" office:value="19">
            <text:p>19</text:p>
          </table:table-cell>
          <table:table-cell table:style-name="ce10" office:value-type="float" office:value="20">
            <text:p>20</text:p>
          </table:table-cell>
          <table:table-cell table:style-name="ce10" office:value-type="float" office:value="21">
            <text:p>21</text:p>
          </table:table-cell>
          <table:table-cell table:style-name="ce10" office:value-type="float" office:value="22">
            <text:p>22</text:p>
          </table:table-cell>
          <table:table-cell table:style-name="ce10" office:value-type="float" office:value="23">
            <text:p>23</text:p>
          </table:table-cell>
          <table:table-cell table:style-name="ce4">
            <draw:frame table:end-cell-address="P.AL30" table:end-x="0.293cm" table:end-y="0.101cm" draw:z-index="0" draw:style-name="gr1" svg:width="15.999cm" svg:height="8.999cm" svg:x="0.101cm" svg:y="0.1cm">
              <draw:object draw:notify-on-update-of-ranges="P.G10:P.AD10 P.F11:P.F11 P.G11:P.AD11 P.F12:P.F12 P.G12:P.AD12 P.F13:P.F13 P.G13:P.AD13 P.F14:P.F14 P.G14:P.AD14 P.F15:P.F15 P.G15:P.AD15 P.F16:P.F16 P.G16:P.AD16 P.F17:P.F17 P.G17:P.AD17 P.F18:P.F18 P.G18:P.AD18 P.F19:P.F19 P.G19:P.AD19 P.F20:P.F20 P.G20:P.AD20 P.F21:P.F21 P.G21:P.AD21 P.F22:P.F22 P.G22:P.AD22 P.F23:P.F23 P.G23:P.AD23 P.F24:P.F24 P.G24:P.AD24 P.F25:P.F25 P.G25:P.AD25 P.F26:P.F26 P.G26:P.AD26 P.F27:P.F27 P.G27:P.AD27 P.F28:P.F28 P.G28:P.AD28 P.F29:P.F29 P.G29:P.AD29 P.F30:P.F30 P.G30:P.AD30 P.F31:P.F31 P.G31:P.AD31 P.F32:P.F32 P.G32:P.AD32 P.F33:P.F33 P.G33:P.AD33 P.F34:P.F34 P.G34:P.AD34 P.F35:P.F35 P.G35:P.AD35 P.F36:P.F36 P.G36:P.AD36 P.F37:P.F37 P.G37:P.AD37 P.F38:P.F38 P.G38:P.AD3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4" table:number-columns-repeated="992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11]*[.D11]" office:value-type="float" office:value="10">
            <text:p>10,00</text:p>
          </table:table-cell>
          <table:table-cell table:style-name="ce13" office:value-type="string">
            <text:p>ES</text:p>
          </table:table-cell>
          <table:table-cell table:formula="of:=([.$E11]*EXP(-([.G$10]-[.$B11])*([.G$10]-[.$B11])/(2*[.$C11]*[.$C11]))+[.$E11]*EXP(-([.G$10]-[.$B11]-24)*([.G$10]-[.$B11]-24)/(2*[.$C11]*[.$C11])))/2" office:value-type="float" office:value="0.00000134978925168151">
            <text:p>0,0</text:p>
          </table:table-cell>
          <table:table-cell table:formula="of:=([.$E11]*EXP(-([.H$10]-[.$B11])*([.H$10]-[.$B11])/(2*[.$C11]*[.$C11]))+[.$E11]*EXP(-([.H$10]-[.$B11]-24)*([.H$10]-[.$B11]-24)/(2*[.$C11]*[.$C11])))/2" office:value-type="float" office:value="0.0000186332658603934">
            <text:p>0,0</text:p>
          </table:table-cell>
          <table:table-cell table:formula="of:=([.$E11]*EXP(-([.I$10]-[.$B11])*([.I$10]-[.$B11])/(2*[.$C11]*[.$C11]))+[.$E11]*EXP(-([.I$10]-[.$B11]-24)*([.I$10]-[.$B11]-24)/(2*[.$C11]*[.$C11])))/2" office:value-type="float" office:value="0.000200326486964755">
            <text:p>0,0</text:p>
          </table:table-cell>
          <table:table-cell table:formula="of:=([.$E11]*EXP(-([.J$10]-[.$B11])*([.J$10]-[.$B11])/(2*[.$C11]*[.$C11]))+[.$E11]*EXP(-([.J$10]-[.$B11]-24)*([.J$10]-[.$B11]-24)/(2*[.$C11]*[.$C11])))/2" office:value-type="float" office:value="0.00167731313951256">
            <text:p>0,0</text:p>
          </table:table-cell>
          <table:table-cell table:formula="of:=([.$E11]*EXP(-([.K$10]-[.$B11])*([.K$10]-[.$B11])/(2*[.$C11]*[.$C11]))+[.$E11]*EXP(-([.K$10]-[.$B11]-24)*([.K$10]-[.$B11]-24)/(2*[.$C11]*[.$C11])))/2" office:value-type="float" office:value="0.0109374555909144">
            <text:p>0,0</text:p>
          </table:table-cell>
          <table:table-cell table:formula="of:=([.$E11]*EXP(-([.L$10]-[.$B11])*([.L$10]-[.$B11])/(2*[.$C11]*[.$C11]))+[.$E11]*EXP(-([.L$10]-[.$B11]-24)*([.L$10]-[.$B11]-24)/(2*[.$C11]*[.$C11])))/2" office:value-type="float" office:value="0.0555449826912115">
            <text:p>0,1</text:p>
          </table:table-cell>
          <table:table-cell table:formula="of:=([.$E11]*EXP(-([.M$10]-[.$B11])*([.M$10]-[.$B11])/(2*[.$C11]*[.$C11]))+[.$E11]*EXP(-([.M$10]-[.$B11]-24)*([.M$10]-[.$B11]-24)/(2*[.$C11]*[.$C11])))/2" office:value-type="float" office:value="0.219684668117037">
            <text:p>0,2</text:p>
          </table:table-cell>
          <table:table-cell table:formula="of:=([.$E11]*EXP(-([.N$10]-[.$B11])*([.N$10]-[.$B11])/(2*[.$C11]*[.$C11]))+[.$E11]*EXP(-([.N$10]-[.$B11]-24)*([.N$10]-[.$B11]-24)/(2*[.$C11]*[.$C11])))/2" office:value-type="float" office:value="0.676676416183063">
            <text:p>0,7</text:p>
          </table:table-cell>
          <table:table-cell table:formula="of:=([.$E11]*EXP(-([.O$10]-[.$B11])*([.O$10]-[.$B11])/(2*[.$C11]*[.$C11]))+[.$E11]*EXP(-([.O$10]-[.$B11]-24)*([.O$10]-[.$B11]-24)/(2*[.$C11]*[.$C11])))/2" office:value-type="float" office:value="1.62326233679175">
            <text:p>1,6</text:p>
          </table:table-cell>
          <table:table-cell table:formula="of:=([.$E11]*EXP(-([.P$10]-[.$B11])*([.P$10]-[.$B11])/(2*[.$C11]*[.$C11]))+[.$E11]*EXP(-([.P$10]-[.$B11]-24)*([.P$10]-[.$B11]-24)/(2*[.$C11]*[.$C11])))/2" office:value-type="float" office:value="3.03265329856317">
            <text:p>3,0</text:p>
          </table:table-cell>
          <table:table-cell table:formula="of:=([.$E11]*EXP(-([.Q$10]-[.$B11])*([.Q$10]-[.$B11])/(2*[.$C11]*[.$C11]))+[.$E11]*EXP(-([.Q$10]-[.$B11]-24)*([.Q$10]-[.$B11]-24)/(2*[.$C11]*[.$C11])))/2" office:value-type="float" office:value="4.41248451292298">
            <text:p>4,4</text:p>
          </table:table-cell>
          <table:table-cell table:formula="of:=([.$E11]*EXP(-([.R$10]-[.$B11])*([.R$10]-[.$B11])/(2*[.$C11]*[.$C11]))+[.$E11]*EXP(-([.R$10]-[.$B11]-24)*([.R$10]-[.$B11]-24)/(2*[.$C11]*[.$C11])))/2" office:value-type="float" office:value="5">
            <text:p>5,0</text:p>
          </table:table-cell>
          <table:table-cell table:formula="of:=([.$E11]*EXP(-([.S$10]-[.$B11])*([.S$10]-[.$B11])/(2*[.$C11]*[.$C11]))+[.$E11]*EXP(-([.S$10]-[.$B11]-24)*([.S$10]-[.$B11]-24)/(2*[.$C11]*[.$C11])))/2" office:value-type="float" office:value="4.41248451292298">
            <text:p>4,4</text:p>
          </table:table-cell>
          <table:table-cell table:formula="of:=([.$E11]*EXP(-([.T$10]-[.$B11])*([.T$10]-[.$B11])/(2*[.$C11]*[.$C11]))+[.$E11]*EXP(-([.T$10]-[.$B11]-24)*([.T$10]-[.$B11]-24)/(2*[.$C11]*[.$C11])))/2" office:value-type="float" office:value="3.03265329856317">
            <text:p>3,0</text:p>
          </table:table-cell>
          <table:table-cell table:formula="of:=([.$E11]*EXP(-([.U$10]-[.$B11])*([.U$10]-[.$B11])/(2*[.$C11]*[.$C11]))+[.$E11]*EXP(-([.U$10]-[.$B11]-24)*([.U$10]-[.$B11]-24)/(2*[.$C11]*[.$C11])))/2" office:value-type="float" office:value="1.62326233679175">
            <text:p>1,6</text:p>
          </table:table-cell>
          <table:table-cell table:formula="of:=([.$E11]*EXP(-([.V$10]-[.$B11])*([.V$10]-[.$B11])/(2*[.$C11]*[.$C11]))+[.$E11]*EXP(-([.V$10]-[.$B11]-24)*([.V$10]-[.$B11]-24)/(2*[.$C11]*[.$C11])))/2" office:value-type="float" office:value="0.676676416183063">
            <text:p>0,7</text:p>
          </table:table-cell>
          <table:table-cell table:formula="of:=([.$E11]*EXP(-([.W$10]-[.$B11])*([.W$10]-[.$B11])/(2*[.$C11]*[.$C11]))+[.$E11]*EXP(-([.W$10]-[.$B11]-24)*([.W$10]-[.$B11]-24)/(2*[.$C11]*[.$C11])))/2" office:value-type="float" office:value="0.219684668117037">
            <text:p>0,2</text:p>
          </table:table-cell>
          <table:table-cell table:formula="of:=([.$E11]*EXP(-([.X$10]-[.$B11])*([.X$10]-[.$B11])/(2*[.$C11]*[.$C11]))+[.$E11]*EXP(-([.X$10]-[.$B11]-24)*([.X$10]-[.$B11]-24)/(2*[.$C11]*[.$C11])))/2" office:value-type="float" office:value="0.0555449826912115">
            <text:p>0,1</text:p>
          </table:table-cell>
          <table:table-cell table:formula="of:=([.$E11]*EXP(-([.Y$10]-[.$B11])*([.Y$10]-[.$B11])/(2*[.$C11]*[.$C11]))+[.$E11]*EXP(-([.Y$10]-[.$B11]-24)*([.Y$10]-[.$B11]-24)/(2*[.$C11]*[.$C11])))/2" office:value-type="float" office:value="0.0109374555909154">
            <text:p>0,0</text:p>
          </table:table-cell>
          <table:table-cell table:formula="of:=([.$E11]*EXP(-([.Z$10]-[.$B11])*([.Z$10]-[.$B11])/(2*[.$C11]*[.$C11]))+[.$E11]*EXP(-([.Z$10]-[.$B11]-24)*([.Z$10]-[.$B11]-24)/(2*[.$C11]*[.$C11])))/2" office:value-type="float" office:value="0.00167731313957588">
            <text:p>0,0</text:p>
          </table:table-cell>
          <table:table-cell table:formula="of:=([.$E11]*EXP(-([.AA$10]-[.$B11])*([.AA$10]-[.$B11])/(2*[.$C11]*[.$C11]))+[.$E11]*EXP(-([.AA$10]-[.$B11]-24)*([.AA$10]-[.$B11]-24)/(2*[.$C11]*[.$C11])))/2" office:value-type="float" office:value="0.000200326490015724">
            <text:p>0,0</text:p>
          </table:table-cell>
          <table:table-cell table:formula="of:=([.$E11]*EXP(-([.AB$10]-[.$B11])*([.AB$10]-[.$B11])/(2*[.$C11]*[.$C11]))+[.$E11]*EXP(-([.AB$10]-[.$B11]-24)*([.AB$10]-[.$B11]-24)/(2*[.$C11]*[.$C11])))/2" office:value-type="float" office:value="0.0000186333803471356">
            <text:p>0,0</text:p>
          </table:table-cell>
          <table:table-cell table:formula="of:=([.$E11]*EXP(-([.AC$10]-[.$B11])*([.AC$10]-[.$B11])/(2*[.$C11]*[.$C11]))+[.$E11]*EXP(-([.AC$10]-[.$B11]-24)*([.AC$10]-[.$B11]-24)/(2*[.$C11]*[.$C11])))/2" office:value-type="float" office:value="0.00000135313504472715">
            <text:p>0,0</text:p>
          </table:table-cell>
          <table:table-cell table:formula="of:=([.$E11]*EXP(-([.AD$10]-[.$B11])*([.AD$10]-[.$B11])/(2*[.$C11]*[.$C11]))+[.$E11]*EXP(-([.AD$10]-[.$B11]-24)*([.AD$10]-[.$B11]-24)/(2*[.$C11]*[.$C11])))/2" office:value-type="float" office:value="0.000000152299797447126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12]*[.D12]" office:value-type="float" office:value="8">
            <text:p>8,00</text:p>
          </table:table-cell>
          <table:table-cell table:style-name="ce13" office:value-type="string">
            <text:p>IT</text:p>
          </table:table-cell>
          <table:table-cell table:formula="of:=([.$E12]*EXP(-([.G$10]-[.$B12])*([.G$10]-[.$B12])/(2*[.$C12]*[.$C12]))+[.$E12]*EXP(-([.G$10]-[.$B12]-24)*([.G$10]-[.$B12]-24)/(2*[.$C12]*[.$C12])))/2" office:value-type="float" office:value="0.00000107983140134521">
            <text:p>0,0</text:p>
          </table:table-cell>
          <table:table-cell table:formula="of:=([.$E12]*EXP(-([.H$10]-[.$B12])*([.H$10]-[.$B12])/(2*[.$C12]*[.$C12]))+[.$E12]*EXP(-([.H$10]-[.$B12]-24)*([.H$10]-[.$B12]-24)/(2*[.$C12]*[.$C12])))/2" office:value-type="float" office:value="0.0000149066126883147">
            <text:p>0,0</text:p>
          </table:table-cell>
          <table:table-cell table:formula="of:=([.$E12]*EXP(-([.I$10]-[.$B12])*([.I$10]-[.$B12])/(2*[.$C12]*[.$C12]))+[.$E12]*EXP(-([.I$10]-[.$B12]-24)*([.I$10]-[.$B12]-24)/(2*[.$C12]*[.$C12])))/2" office:value-type="float" office:value="0.000160261189571804">
            <text:p>0,0</text:p>
          </table:table-cell>
          <table:table-cell table:formula="of:=([.$E12]*EXP(-([.J$10]-[.$B12])*([.J$10]-[.$B12])/(2*[.$C12]*[.$C12]))+[.$E12]*EXP(-([.J$10]-[.$B12]-24)*([.J$10]-[.$B12]-24)/(2*[.$C12]*[.$C12])))/2" office:value-type="float" office:value="0.00134185051161005">
            <text:p>0,0</text:p>
          </table:table-cell>
          <table:table-cell table:formula="of:=([.$E12]*EXP(-([.K$10]-[.$B12])*([.K$10]-[.$B12])/(2*[.$C12]*[.$C12]))+[.$E12]*EXP(-([.K$10]-[.$B12]-24)*([.K$10]-[.$B12]-24)/(2*[.$C12]*[.$C12])))/2" office:value-type="float" office:value="0.00874996447273154">
            <text:p>0,0</text:p>
          </table:table-cell>
          <table:table-cell table:formula="of:=([.$E12]*EXP(-([.L$10]-[.$B12])*([.L$10]-[.$B12])/(2*[.$C12]*[.$C12]))+[.$E12]*EXP(-([.L$10]-[.$B12]-24)*([.L$10]-[.$B12]-24)/(2*[.$C12]*[.$C12])))/2" office:value-type="float" office:value="0.0444359861529692">
            <text:p>0,0</text:p>
          </table:table-cell>
          <table:table-cell table:formula="of:=([.$E12]*EXP(-([.M$10]-[.$B12])*([.M$10]-[.$B12])/(2*[.$C12]*[.$C12]))+[.$E12]*EXP(-([.M$10]-[.$B12]-24)*([.M$10]-[.$B12]-24)/(2*[.$C12]*[.$C12])))/2" office:value-type="float" office:value="0.17574773449363">
            <text:p>0,2</text:p>
          </table:table-cell>
          <table:table-cell table:formula="of:=([.$E12]*EXP(-([.N$10]-[.$B12])*([.N$10]-[.$B12])/(2*[.$C12]*[.$C12]))+[.$E12]*EXP(-([.N$10]-[.$B12]-24)*([.N$10]-[.$B12]-24)/(2*[.$C12]*[.$C12])))/2" office:value-type="float" office:value="0.541341132946451">
            <text:p>0,5</text:p>
          </table:table-cell>
          <table:table-cell table:formula="of:=([.$E12]*EXP(-([.O$10]-[.$B12])*([.O$10]-[.$B12])/(2*[.$C12]*[.$C12]))+[.$E12]*EXP(-([.O$10]-[.$B12]-24)*([.O$10]-[.$B12]-24)/(2*[.$C12]*[.$C12])))/2" office:value-type="float" office:value="1.2986098694334">
            <text:p>1,3</text:p>
          </table:table-cell>
          <table:table-cell table:formula="of:=([.$E12]*EXP(-([.P$10]-[.$B12])*([.P$10]-[.$B12])/(2*[.$C12]*[.$C12]))+[.$E12]*EXP(-([.P$10]-[.$B12]-24)*([.P$10]-[.$B12]-24)/(2*[.$C12]*[.$C12])))/2" office:value-type="float" office:value="2.42612263885053">
            <text:p>2,4</text:p>
          </table:table-cell>
          <table:table-cell table:formula="of:=([.$E12]*EXP(-([.Q$10]-[.$B12])*([.Q$10]-[.$B12])/(2*[.$C12]*[.$C12]))+[.$E12]*EXP(-([.Q$10]-[.$B12]-24)*([.Q$10]-[.$B12]-24)/(2*[.$C12]*[.$C12])))/2" office:value-type="float" office:value="3.52998761033838">
            <text:p>3,5</text:p>
          </table:table-cell>
          <table:table-cell table:formula="of:=([.$E12]*EXP(-([.R$10]-[.$B12])*([.R$10]-[.$B12])/(2*[.$C12]*[.$C12]))+[.$E12]*EXP(-([.R$10]-[.$B12]-24)*([.R$10]-[.$B12]-24)/(2*[.$C12]*[.$C12])))/2" office:value-type="float" office:value="4">
            <text:p>4,0</text:p>
          </table:table-cell>
          <table:table-cell table:formula="of:=([.$E12]*EXP(-([.S$10]-[.$B12])*([.S$10]-[.$B12])/(2*[.$C12]*[.$C12]))+[.$E12]*EXP(-([.S$10]-[.$B12]-24)*([.S$10]-[.$B12]-24)/(2*[.$C12]*[.$C12])))/2" office:value-type="float" office:value="3.52998761033838">
            <text:p>3,5</text:p>
          </table:table-cell>
          <table:table-cell table:formula="of:=([.$E12]*EXP(-([.T$10]-[.$B12])*([.T$10]-[.$B12])/(2*[.$C12]*[.$C12]))+[.$E12]*EXP(-([.T$10]-[.$B12]-24)*([.T$10]-[.$B12]-24)/(2*[.$C12]*[.$C12])))/2" office:value-type="float" office:value="2.42612263885053">
            <text:p>2,4</text:p>
          </table:table-cell>
          <table:table-cell table:formula="of:=([.$E12]*EXP(-([.U$10]-[.$B12])*([.U$10]-[.$B12])/(2*[.$C12]*[.$C12]))+[.$E12]*EXP(-([.U$10]-[.$B12]-24)*([.U$10]-[.$B12]-24)/(2*[.$C12]*[.$C12])))/2" office:value-type="float" office:value="1.2986098694334">
            <text:p>1,3</text:p>
          </table:table-cell>
          <table:table-cell table:formula="of:=([.$E12]*EXP(-([.V$10]-[.$B12])*([.V$10]-[.$B12])/(2*[.$C12]*[.$C12]))+[.$E12]*EXP(-([.V$10]-[.$B12]-24)*([.V$10]-[.$B12]-24)/(2*[.$C12]*[.$C12])))/2" office:value-type="float" office:value="0.541341132946451">
            <text:p>0,5</text:p>
          </table:table-cell>
          <table:table-cell table:formula="of:=([.$E12]*EXP(-([.W$10]-[.$B12])*([.W$10]-[.$B12])/(2*[.$C12]*[.$C12]))+[.$E12]*EXP(-([.W$10]-[.$B12]-24)*([.W$10]-[.$B12]-24)/(2*[.$C12]*[.$C12])))/2" office:value-type="float" office:value="0.17574773449363">
            <text:p>0,2</text:p>
          </table:table-cell>
          <table:table-cell table:formula="of:=([.$E12]*EXP(-([.X$10]-[.$B12])*([.X$10]-[.$B12])/(2*[.$C12]*[.$C12]))+[.$E12]*EXP(-([.X$10]-[.$B12]-24)*([.X$10]-[.$B12]-24)/(2*[.$C12]*[.$C12])))/2" office:value-type="float" office:value="0.0444359861529692">
            <text:p>0,0</text:p>
          </table:table-cell>
          <table:table-cell table:formula="of:=([.$E12]*EXP(-([.Y$10]-[.$B12])*([.Y$10]-[.$B12])/(2*[.$C12]*[.$C12]))+[.$E12]*EXP(-([.Y$10]-[.$B12]-24)*([.Y$10]-[.$B12]-24)/(2*[.$C12]*[.$C12])))/2" office:value-type="float" office:value="0.00874996447273236">
            <text:p>0,0</text:p>
          </table:table-cell>
          <table:table-cell table:formula="of:=([.$E12]*EXP(-([.Z$10]-[.$B12])*([.Z$10]-[.$B12])/(2*[.$C12]*[.$C12]))+[.$E12]*EXP(-([.Z$10]-[.$B12]-24)*([.Z$10]-[.$B12]-24)/(2*[.$C12]*[.$C12])))/2" office:value-type="float" office:value="0.0013418505116607">
            <text:p>0,0</text:p>
          </table:table-cell>
          <table:table-cell table:formula="of:=([.$E12]*EXP(-([.AA$10]-[.$B12])*([.AA$10]-[.$B12])/(2*[.$C12]*[.$C12]))+[.$E12]*EXP(-([.AA$10]-[.$B12]-24)*([.AA$10]-[.$B12]-24)/(2*[.$C12]*[.$C12])))/2" office:value-type="float" office:value="0.000160261192012579">
            <text:p>0,0</text:p>
          </table:table-cell>
          <table:table-cell table:formula="of:=([.$E12]*EXP(-([.AB$10]-[.$B12])*([.AB$10]-[.$B12])/(2*[.$C12]*[.$C12]))+[.$E12]*EXP(-([.AB$10]-[.$B12]-24)*([.AB$10]-[.$B12]-24)/(2*[.$C12]*[.$C12])))/2" office:value-type="float" office:value="0.0000149067042777085">
            <text:p>0,0</text:p>
          </table:table-cell>
          <table:table-cell table:formula="of:=([.$E12]*EXP(-([.AC$10]-[.$B12])*([.AC$10]-[.$B12])/(2*[.$C12]*[.$C12]))+[.$E12]*EXP(-([.AC$10]-[.$B12]-24)*([.AC$10]-[.$B12]-24)/(2*[.$C12]*[.$C12])))/2" office:value-type="float" office:value="0.00000108250803578172">
            <text:p>0,0</text:p>
          </table:table-cell>
          <table:table-cell table:formula="of:=([.$E12]*EXP(-([.AD$10]-[.$B12])*([.AD$10]-[.$B12])/(2*[.$C12]*[.$C12]))+[.$E12]*EXP(-([.AD$10]-[.$B12]-24)*([.AD$10]-[.$B12]-24)/(2*[.$C12]*[.$C12])))/2" office:value-type="float" office:value="0.000000121839837957701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75">
            <text:p>0,75</text:p>
          </table:table-cell>
          <table:table-cell table:formula="of:=[.A13]*[.D13]" office:value-type="float" office:value="7.5">
            <text:p>7,50</text:p>
          </table:table-cell>
          <table:table-cell table:style-name="ce13" office:value-type="string">
            <text:p>FR</text:p>
          </table:table-cell>
          <table:table-cell table:formula="of:=([.$E13]*EXP(-([.G$10]-[.$B13])*([.G$10]-[.$B13])/(2*[.$C13]*[.$C13]))+[.$E13]*EXP(-([.G$10]-[.$B13]-24)*([.G$10]-[.$B13]-24)/(2*[.$C13]*[.$C13])))/2" office:value-type="float" office:value="0.00000101234193876113">
            <text:p>0,0</text:p>
          </table:table-cell>
          <table:table-cell table:formula="of:=([.$E13]*EXP(-([.H$10]-[.$B13])*([.H$10]-[.$B13])/(2*[.$C13]*[.$C13]))+[.$E13]*EXP(-([.H$10]-[.$B13]-24)*([.H$10]-[.$B13]-24)/(2*[.$C13]*[.$C13])))/2" office:value-type="float" office:value="0.000013974949395295">
            <text:p>0,0</text:p>
          </table:table-cell>
          <table:table-cell table:formula="of:=([.$E13]*EXP(-([.I$10]-[.$B13])*([.I$10]-[.$B13])/(2*[.$C13]*[.$C13]))+[.$E13]*EXP(-([.I$10]-[.$B13]-24)*([.I$10]-[.$B13]-24)/(2*[.$C13]*[.$C13])))/2" office:value-type="float" office:value="0.000150244865223567">
            <text:p>0,0</text:p>
          </table:table-cell>
          <table:table-cell table:formula="of:=([.$E13]*EXP(-([.J$10]-[.$B13])*([.J$10]-[.$B13])/(2*[.$C13]*[.$C13]))+[.$E13]*EXP(-([.J$10]-[.$B13]-24)*([.J$10]-[.$B13]-24)/(2*[.$C13]*[.$C13])))/2" office:value-type="float" office:value="0.00125798485463442">
            <text:p>0,0</text:p>
          </table:table-cell>
          <table:table-cell table:formula="of:=([.$E13]*EXP(-([.K$10]-[.$B13])*([.K$10]-[.$B13])/(2*[.$C13]*[.$C13]))+[.$E13]*EXP(-([.K$10]-[.$B13]-24)*([.K$10]-[.$B13]-24)/(2*[.$C13]*[.$C13])))/2" office:value-type="float" office:value="0.00820309169318582">
            <text:p>0,0</text:p>
          </table:table-cell>
          <table:table-cell table:formula="of:=([.$E13]*EXP(-([.L$10]-[.$B13])*([.L$10]-[.$B13])/(2*[.$C13]*[.$C13]))+[.$E13]*EXP(-([.L$10]-[.$B13]-24)*([.L$10]-[.$B13]-24)/(2*[.$C13]*[.$C13])))/2" office:value-type="float" office:value="0.0416587370184087">
            <text:p>0,0</text:p>
          </table:table-cell>
          <table:table-cell table:formula="of:=([.$E13]*EXP(-([.M$10]-[.$B13])*([.M$10]-[.$B13])/(2*[.$C13]*[.$C13]))+[.$E13]*EXP(-([.M$10]-[.$B13]-24)*([.M$10]-[.$B13]-24)/(2*[.$C13]*[.$C13])))/2" office:value-type="float" office:value="0.164763501087778">
            <text:p>0,2</text:p>
          </table:table-cell>
          <table:table-cell table:formula="of:=([.$E13]*EXP(-([.N$10]-[.$B13])*([.N$10]-[.$B13])/(2*[.$C13]*[.$C13]))+[.$E13]*EXP(-([.N$10]-[.$B13]-24)*([.N$10]-[.$B13]-24)/(2*[.$C13]*[.$C13])))/2" office:value-type="float" office:value="0.507507312137298">
            <text:p>0,5</text:p>
          </table:table-cell>
          <table:table-cell table:formula="of:=([.$E13]*EXP(-([.O$10]-[.$B13])*([.O$10]-[.$B13])/(2*[.$C13]*[.$C13]))+[.$E13]*EXP(-([.O$10]-[.$B13]-24)*([.O$10]-[.$B13]-24)/(2*[.$C13]*[.$C13])))/2" office:value-type="float" office:value="1.21744675259381">
            <text:p>1,2</text:p>
          </table:table-cell>
          <table:table-cell table:formula="of:=([.$E13]*EXP(-([.P$10]-[.$B13])*([.P$10]-[.$B13])/(2*[.$C13]*[.$C13]))+[.$E13]*EXP(-([.P$10]-[.$B13]-24)*([.P$10]-[.$B13]-24)/(2*[.$C13]*[.$C13])))/2" office:value-type="float" office:value="2.27448997392238">
            <text:p>2,3</text:p>
          </table:table-cell>
          <table:table-cell table:formula="of:=([.$E13]*EXP(-([.Q$10]-[.$B13])*([.Q$10]-[.$B13])/(2*[.$C13]*[.$C13]))+[.$E13]*EXP(-([.Q$10]-[.$B13]-24)*([.Q$10]-[.$B13]-24)/(2*[.$C13]*[.$C13])))/2" office:value-type="float" office:value="3.30936338469223">
            <text:p>3,3</text:p>
          </table:table-cell>
          <table:table-cell table:formula="of:=([.$E13]*EXP(-([.R$10]-[.$B13])*([.R$10]-[.$B13])/(2*[.$C13]*[.$C13]))+[.$E13]*EXP(-([.R$10]-[.$B13]-24)*([.R$10]-[.$B13]-24)/(2*[.$C13]*[.$C13])))/2" office:value-type="float" office:value="3.75">
            <text:p>3,8</text:p>
          </table:table-cell>
          <table:table-cell table:formula="of:=([.$E13]*EXP(-([.S$10]-[.$B13])*([.S$10]-[.$B13])/(2*[.$C13]*[.$C13]))+[.$E13]*EXP(-([.S$10]-[.$B13]-24)*([.S$10]-[.$B13]-24)/(2*[.$C13]*[.$C13])))/2" office:value-type="float" office:value="3.30936338469223">
            <text:p>3,3</text:p>
          </table:table-cell>
          <table:table-cell table:formula="of:=([.$E13]*EXP(-([.T$10]-[.$B13])*([.T$10]-[.$B13])/(2*[.$C13]*[.$C13]))+[.$E13]*EXP(-([.T$10]-[.$B13]-24)*([.T$10]-[.$B13]-24)/(2*[.$C13]*[.$C13])))/2" office:value-type="float" office:value="2.27448997392238">
            <text:p>2,3</text:p>
          </table:table-cell>
          <table:table-cell table:formula="of:=([.$E13]*EXP(-([.U$10]-[.$B13])*([.U$10]-[.$B13])/(2*[.$C13]*[.$C13]))+[.$E13]*EXP(-([.U$10]-[.$B13]-24)*([.U$10]-[.$B13]-24)/(2*[.$C13]*[.$C13])))/2" office:value-type="float" office:value="1.21744675259381">
            <text:p>1,2</text:p>
          </table:table-cell>
          <table:table-cell table:formula="of:=([.$E13]*EXP(-([.V$10]-[.$B13])*([.V$10]-[.$B13])/(2*[.$C13]*[.$C13]))+[.$E13]*EXP(-([.V$10]-[.$B13]-24)*([.V$10]-[.$B13]-24)/(2*[.$C13]*[.$C13])))/2" office:value-type="float" office:value="0.507507312137298">
            <text:p>0,5</text:p>
          </table:table-cell>
          <table:table-cell table:formula="of:=([.$E13]*EXP(-([.W$10]-[.$B13])*([.W$10]-[.$B13])/(2*[.$C13]*[.$C13]))+[.$E13]*EXP(-([.W$10]-[.$B13]-24)*([.W$10]-[.$B13]-24)/(2*[.$C13]*[.$C13])))/2" office:value-type="float" office:value="0.164763501087778">
            <text:p>0,2</text:p>
          </table:table-cell>
          <table:table-cell table:formula="of:=([.$E13]*EXP(-([.X$10]-[.$B13])*([.X$10]-[.$B13])/(2*[.$C13]*[.$C13]))+[.$E13]*EXP(-([.X$10]-[.$B13]-24)*([.X$10]-[.$B13]-24)/(2*[.$C13]*[.$C13])))/2" office:value-type="float" office:value="0.0416587370184087">
            <text:p>0,0</text:p>
          </table:table-cell>
          <table:table-cell table:formula="of:=([.$E13]*EXP(-([.Y$10]-[.$B13])*([.Y$10]-[.$B13])/(2*[.$C13]*[.$C13]))+[.$E13]*EXP(-([.Y$10]-[.$B13]-24)*([.Y$10]-[.$B13]-24)/(2*[.$C13]*[.$C13])))/2" office:value-type="float" office:value="0.00820309169318659">
            <text:p>0,0</text:p>
          </table:table-cell>
          <table:table-cell table:formula="of:=([.$E13]*EXP(-([.Z$10]-[.$B13])*([.Z$10]-[.$B13])/(2*[.$C13]*[.$C13]))+[.$E13]*EXP(-([.Z$10]-[.$B13]-24)*([.Z$10]-[.$B13]-24)/(2*[.$C13]*[.$C13])))/2" office:value-type="float" office:value="0.00125798485468191">
            <text:p>0,0</text:p>
          </table:table-cell>
          <table:table-cell table:formula="of:=([.$E13]*EXP(-([.AA$10]-[.$B13])*([.AA$10]-[.$B13])/(2*[.$C13]*[.$C13]))+[.$E13]*EXP(-([.AA$10]-[.$B13]-24)*([.AA$10]-[.$B13]-24)/(2*[.$C13]*[.$C13])))/2" office:value-type="float" office:value="0.000150244867511793">
            <text:p>0,0</text:p>
          </table:table-cell>
          <table:table-cell table:formula="of:=([.$E13]*EXP(-([.AB$10]-[.$B13])*([.AB$10]-[.$B13])/(2*[.$C13]*[.$C13]))+[.$E13]*EXP(-([.AB$10]-[.$B13]-24)*([.AB$10]-[.$B13]-24)/(2*[.$C13]*[.$C13])))/2" office:value-type="float" office:value="0.0000139750352603517">
            <text:p>0,0</text:p>
          </table:table-cell>
          <table:table-cell table:formula="of:=([.$E13]*EXP(-([.AC$10]-[.$B13])*([.AC$10]-[.$B13])/(2*[.$C13]*[.$C13]))+[.$E13]*EXP(-([.AC$10]-[.$B13]-24)*([.AC$10]-[.$B13]-24)/(2*[.$C13]*[.$C13])))/2" office:value-type="float" office:value="0.00000101485128354537">
            <text:p>0,0</text:p>
          </table:table-cell>
          <table:table-cell table:formula="of:=([.$E13]*EXP(-([.AD$10]-[.$B13])*([.AD$10]-[.$B13])/(2*[.$C13]*[.$C13]))+[.$E13]*EXP(-([.AD$10]-[.$B13]-24)*([.AD$10]-[.$B13]-24)/(2*[.$C13]*[.$C13])))/2" office:value-type="float" office:value="0.000000114224848085345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14]*[.D14]" office:value-type="float" office:value="8">
            <text:p>8,00</text:p>
          </table:table-cell>
          <table:table-cell table:style-name="ce13" office:value-type="string">
            <text:p>PT</text:p>
          </table:table-cell>
          <table:table-cell table:formula="of:=([.$E14]*EXP(-([.G$10]-[.$B14])*([.G$10]-[.$B14])/(2*[.$C14]*[.$C14]))+[.$E14]*EXP(-([.G$10]-[.$B14]-24)*([.G$10]-[.$B14]-24)/(2*[.$C14]*[.$C14])))/2" office:value-type="float" office:value="0.00000107983140134521">
            <text:p>0,0</text:p>
          </table:table-cell>
          <table:table-cell table:formula="of:=([.$E14]*EXP(-([.H$10]-[.$B14])*([.H$10]-[.$B14])/(2*[.$C14]*[.$C14]))+[.$E14]*EXP(-([.H$10]-[.$B14]-24)*([.H$10]-[.$B14]-24)/(2*[.$C14]*[.$C14])))/2" office:value-type="float" office:value="0.0000149066126883147">
            <text:p>0,0</text:p>
          </table:table-cell>
          <table:table-cell table:formula="of:=([.$E14]*EXP(-([.I$10]-[.$B14])*([.I$10]-[.$B14])/(2*[.$C14]*[.$C14]))+[.$E14]*EXP(-([.I$10]-[.$B14]-24)*([.I$10]-[.$B14]-24)/(2*[.$C14]*[.$C14])))/2" office:value-type="float" office:value="0.000160261189571804">
            <text:p>0,0</text:p>
          </table:table-cell>
          <table:table-cell table:formula="of:=([.$E14]*EXP(-([.J$10]-[.$B14])*([.J$10]-[.$B14])/(2*[.$C14]*[.$C14]))+[.$E14]*EXP(-([.J$10]-[.$B14]-24)*([.J$10]-[.$B14]-24)/(2*[.$C14]*[.$C14])))/2" office:value-type="float" office:value="0.00134185051161005">
            <text:p>0,0</text:p>
          </table:table-cell>
          <table:table-cell table:formula="of:=([.$E14]*EXP(-([.K$10]-[.$B14])*([.K$10]-[.$B14])/(2*[.$C14]*[.$C14]))+[.$E14]*EXP(-([.K$10]-[.$B14]-24)*([.K$10]-[.$B14]-24)/(2*[.$C14]*[.$C14])))/2" office:value-type="float" office:value="0.00874996447273154">
            <text:p>0,0</text:p>
          </table:table-cell>
          <table:table-cell table:formula="of:=([.$E14]*EXP(-([.L$10]-[.$B14])*([.L$10]-[.$B14])/(2*[.$C14]*[.$C14]))+[.$E14]*EXP(-([.L$10]-[.$B14]-24)*([.L$10]-[.$B14]-24)/(2*[.$C14]*[.$C14])))/2" office:value-type="float" office:value="0.0444359861529692">
            <text:p>0,0</text:p>
          </table:table-cell>
          <table:table-cell table:formula="of:=([.$E14]*EXP(-([.M$10]-[.$B14])*([.M$10]-[.$B14])/(2*[.$C14]*[.$C14]))+[.$E14]*EXP(-([.M$10]-[.$B14]-24)*([.M$10]-[.$B14]-24)/(2*[.$C14]*[.$C14])))/2" office:value-type="float" office:value="0.17574773449363">
            <text:p>0,2</text:p>
          </table:table-cell>
          <table:table-cell table:formula="of:=([.$E14]*EXP(-([.N$10]-[.$B14])*([.N$10]-[.$B14])/(2*[.$C14]*[.$C14]))+[.$E14]*EXP(-([.N$10]-[.$B14]-24)*([.N$10]-[.$B14]-24)/(2*[.$C14]*[.$C14])))/2" office:value-type="float" office:value="0.541341132946451">
            <text:p>0,5</text:p>
          </table:table-cell>
          <table:table-cell table:formula="of:=([.$E14]*EXP(-([.O$10]-[.$B14])*([.O$10]-[.$B14])/(2*[.$C14]*[.$C14]))+[.$E14]*EXP(-([.O$10]-[.$B14]-24)*([.O$10]-[.$B14]-24)/(2*[.$C14]*[.$C14])))/2" office:value-type="float" office:value="1.2986098694334">
            <text:p>1,3</text:p>
          </table:table-cell>
          <table:table-cell table:formula="of:=([.$E14]*EXP(-([.P$10]-[.$B14])*([.P$10]-[.$B14])/(2*[.$C14]*[.$C14]))+[.$E14]*EXP(-([.P$10]-[.$B14]-24)*([.P$10]-[.$B14]-24)/(2*[.$C14]*[.$C14])))/2" office:value-type="float" office:value="2.42612263885053">
            <text:p>2,4</text:p>
          </table:table-cell>
          <table:table-cell table:formula="of:=([.$E14]*EXP(-([.Q$10]-[.$B14])*([.Q$10]-[.$B14])/(2*[.$C14]*[.$C14]))+[.$E14]*EXP(-([.Q$10]-[.$B14]-24)*([.Q$10]-[.$B14]-24)/(2*[.$C14]*[.$C14])))/2" office:value-type="float" office:value="3.52998761033838">
            <text:p>3,5</text:p>
          </table:table-cell>
          <table:table-cell table:formula="of:=([.$E14]*EXP(-([.R$10]-[.$B14])*([.R$10]-[.$B14])/(2*[.$C14]*[.$C14]))+[.$E14]*EXP(-([.R$10]-[.$B14]-24)*([.R$10]-[.$B14]-24)/(2*[.$C14]*[.$C14])))/2" office:value-type="float" office:value="4">
            <text:p>4,0</text:p>
          </table:table-cell>
          <table:table-cell table:formula="of:=([.$E14]*EXP(-([.S$10]-[.$B14])*([.S$10]-[.$B14])/(2*[.$C14]*[.$C14]))+[.$E14]*EXP(-([.S$10]-[.$B14]-24)*([.S$10]-[.$B14]-24)/(2*[.$C14]*[.$C14])))/2" office:value-type="float" office:value="3.52998761033838">
            <text:p>3,5</text:p>
          </table:table-cell>
          <table:table-cell table:formula="of:=([.$E14]*EXP(-([.T$10]-[.$B14])*([.T$10]-[.$B14])/(2*[.$C14]*[.$C14]))+[.$E14]*EXP(-([.T$10]-[.$B14]-24)*([.T$10]-[.$B14]-24)/(2*[.$C14]*[.$C14])))/2" office:value-type="float" office:value="2.42612263885053">
            <text:p>2,4</text:p>
          </table:table-cell>
          <table:table-cell table:formula="of:=([.$E14]*EXP(-([.U$10]-[.$B14])*([.U$10]-[.$B14])/(2*[.$C14]*[.$C14]))+[.$E14]*EXP(-([.U$10]-[.$B14]-24)*([.U$10]-[.$B14]-24)/(2*[.$C14]*[.$C14])))/2" office:value-type="float" office:value="1.2986098694334">
            <text:p>1,3</text:p>
          </table:table-cell>
          <table:table-cell table:formula="of:=([.$E14]*EXP(-([.V$10]-[.$B14])*([.V$10]-[.$B14])/(2*[.$C14]*[.$C14]))+[.$E14]*EXP(-([.V$10]-[.$B14]-24)*([.V$10]-[.$B14]-24)/(2*[.$C14]*[.$C14])))/2" office:value-type="float" office:value="0.541341132946451">
            <text:p>0,5</text:p>
          </table:table-cell>
          <table:table-cell table:formula="of:=([.$E14]*EXP(-([.W$10]-[.$B14])*([.W$10]-[.$B14])/(2*[.$C14]*[.$C14]))+[.$E14]*EXP(-([.W$10]-[.$B14]-24)*([.W$10]-[.$B14]-24)/(2*[.$C14]*[.$C14])))/2" office:value-type="float" office:value="0.17574773449363">
            <text:p>0,2</text:p>
          </table:table-cell>
          <table:table-cell table:formula="of:=([.$E14]*EXP(-([.X$10]-[.$B14])*([.X$10]-[.$B14])/(2*[.$C14]*[.$C14]))+[.$E14]*EXP(-([.X$10]-[.$B14]-24)*([.X$10]-[.$B14]-24)/(2*[.$C14]*[.$C14])))/2" office:value-type="float" office:value="0.0444359861529692">
            <text:p>0,0</text:p>
          </table:table-cell>
          <table:table-cell table:formula="of:=([.$E14]*EXP(-([.Y$10]-[.$B14])*([.Y$10]-[.$B14])/(2*[.$C14]*[.$C14]))+[.$E14]*EXP(-([.Y$10]-[.$B14]-24)*([.Y$10]-[.$B14]-24)/(2*[.$C14]*[.$C14])))/2" office:value-type="float" office:value="0.00874996447273236">
            <text:p>0,0</text:p>
          </table:table-cell>
          <table:table-cell table:formula="of:=([.$E14]*EXP(-([.Z$10]-[.$B14])*([.Z$10]-[.$B14])/(2*[.$C14]*[.$C14]))+[.$E14]*EXP(-([.Z$10]-[.$B14]-24)*([.Z$10]-[.$B14]-24)/(2*[.$C14]*[.$C14])))/2" office:value-type="float" office:value="0.0013418505116607">
            <text:p>0,0</text:p>
          </table:table-cell>
          <table:table-cell table:formula="of:=([.$E14]*EXP(-([.AA$10]-[.$B14])*([.AA$10]-[.$B14])/(2*[.$C14]*[.$C14]))+[.$E14]*EXP(-([.AA$10]-[.$B14]-24)*([.AA$10]-[.$B14]-24)/(2*[.$C14]*[.$C14])))/2" office:value-type="float" office:value="0.000160261192012579">
            <text:p>0,0</text:p>
          </table:table-cell>
          <table:table-cell table:formula="of:=([.$E14]*EXP(-([.AB$10]-[.$B14])*([.AB$10]-[.$B14])/(2*[.$C14]*[.$C14]))+[.$E14]*EXP(-([.AB$10]-[.$B14]-24)*([.AB$10]-[.$B14]-24)/(2*[.$C14]*[.$C14])))/2" office:value-type="float" office:value="0.0000149067042777085">
            <text:p>0,0</text:p>
          </table:table-cell>
          <table:table-cell table:formula="of:=([.$E14]*EXP(-([.AC$10]-[.$B14])*([.AC$10]-[.$B14])/(2*[.$C14]*[.$C14]))+[.$E14]*EXP(-([.AC$10]-[.$B14]-24)*([.AC$10]-[.$B14]-24)/(2*[.$C14]*[.$C14])))/2" office:value-type="float" office:value="0.00000108250803578172">
            <text:p>0,0</text:p>
          </table:table-cell>
          <table:table-cell table:formula="of:=([.$E14]*EXP(-([.AD$10]-[.$B14])*([.AD$10]-[.$B14])/(2*[.$C14]*[.$C14]))+[.$E14]*EXP(-([.AD$10]-[.$B14]-24)*([.AD$10]-[.$B14]-24)/(2*[.$C14]*[.$C14])))/2" office:value-type="float" office:value="0.000000121839837957701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15]*[.D15]" office:value-type="float" office:value="10">
            <text:p>10,00</text:p>
          </table:table-cell>
          <table:table-cell table:style-name="ce13" office:value-type="string">
            <text:p>GB</text:p>
          </table:table-cell>
          <table:table-cell table:formula="of:=([.$E15]*EXP(-([.G$10]-[.$B15])*([.G$10]-[.$B15])/(2*[.$C15]*[.$C15]))+[.$E15]*EXP(-([.G$10]-[.$B15]-24)*([.G$10]-[.$B15]-24)/(2*[.$C15]*[.$C15])))/2" office:value-type="float" office:value="0.00000134978925168151">
            <text:p>0,0</text:p>
          </table:table-cell>
          <table:table-cell table:formula="of:=([.$E15]*EXP(-([.H$10]-[.$B15])*([.H$10]-[.$B15])/(2*[.$C15]*[.$C15]))+[.$E15]*EXP(-([.H$10]-[.$B15]-24)*([.H$10]-[.$B15]-24)/(2*[.$C15]*[.$C15])))/2" office:value-type="float" office:value="0.0000186332658603934">
            <text:p>0,0</text:p>
          </table:table-cell>
          <table:table-cell table:formula="of:=([.$E15]*EXP(-([.I$10]-[.$B15])*([.I$10]-[.$B15])/(2*[.$C15]*[.$C15]))+[.$E15]*EXP(-([.I$10]-[.$B15]-24)*([.I$10]-[.$B15]-24)/(2*[.$C15]*[.$C15])))/2" office:value-type="float" office:value="0.000200326486964755">
            <text:p>0,0</text:p>
          </table:table-cell>
          <table:table-cell table:formula="of:=([.$E15]*EXP(-([.J$10]-[.$B15])*([.J$10]-[.$B15])/(2*[.$C15]*[.$C15]))+[.$E15]*EXP(-([.J$10]-[.$B15]-24)*([.J$10]-[.$B15]-24)/(2*[.$C15]*[.$C15])))/2" office:value-type="float" office:value="0.00167731313951256">
            <text:p>0,0</text:p>
          </table:table-cell>
          <table:table-cell table:formula="of:=([.$E15]*EXP(-([.K$10]-[.$B15])*([.K$10]-[.$B15])/(2*[.$C15]*[.$C15]))+[.$E15]*EXP(-([.K$10]-[.$B15]-24)*([.K$10]-[.$B15]-24)/(2*[.$C15]*[.$C15])))/2" office:value-type="float" office:value="0.0109374555909144">
            <text:p>0,0</text:p>
          </table:table-cell>
          <table:table-cell table:formula="of:=([.$E15]*EXP(-([.L$10]-[.$B15])*([.L$10]-[.$B15])/(2*[.$C15]*[.$C15]))+[.$E15]*EXP(-([.L$10]-[.$B15]-24)*([.L$10]-[.$B15]-24)/(2*[.$C15]*[.$C15])))/2" office:value-type="float" office:value="0.0555449826912115">
            <text:p>0,1</text:p>
          </table:table-cell>
          <table:table-cell table:formula="of:=([.$E15]*EXP(-([.M$10]-[.$B15])*([.M$10]-[.$B15])/(2*[.$C15]*[.$C15]))+[.$E15]*EXP(-([.M$10]-[.$B15]-24)*([.M$10]-[.$B15]-24)/(2*[.$C15]*[.$C15])))/2" office:value-type="float" office:value="0.219684668117037">
            <text:p>0,2</text:p>
          </table:table-cell>
          <table:table-cell table:formula="of:=([.$E15]*EXP(-([.N$10]-[.$B15])*([.N$10]-[.$B15])/(2*[.$C15]*[.$C15]))+[.$E15]*EXP(-([.N$10]-[.$B15]-24)*([.N$10]-[.$B15]-24)/(2*[.$C15]*[.$C15])))/2" office:value-type="float" office:value="0.676676416183063">
            <text:p>0,7</text:p>
          </table:table-cell>
          <table:table-cell table:formula="of:=([.$E15]*EXP(-([.O$10]-[.$B15])*([.O$10]-[.$B15])/(2*[.$C15]*[.$C15]))+[.$E15]*EXP(-([.O$10]-[.$B15]-24)*([.O$10]-[.$B15]-24)/(2*[.$C15]*[.$C15])))/2" office:value-type="float" office:value="1.62326233679175">
            <text:p>1,6</text:p>
          </table:table-cell>
          <table:table-cell table:formula="of:=([.$E15]*EXP(-([.P$10]-[.$B15])*([.P$10]-[.$B15])/(2*[.$C15]*[.$C15]))+[.$E15]*EXP(-([.P$10]-[.$B15]-24)*([.P$10]-[.$B15]-24)/(2*[.$C15]*[.$C15])))/2" office:value-type="float" office:value="3.03265329856317">
            <text:p>3,0</text:p>
          </table:table-cell>
          <table:table-cell table:formula="of:=([.$E15]*EXP(-([.Q$10]-[.$B15])*([.Q$10]-[.$B15])/(2*[.$C15]*[.$C15]))+[.$E15]*EXP(-([.Q$10]-[.$B15]-24)*([.Q$10]-[.$B15]-24)/(2*[.$C15]*[.$C15])))/2" office:value-type="float" office:value="4.41248451292298">
            <text:p>4,4</text:p>
          </table:table-cell>
          <table:table-cell table:formula="of:=([.$E15]*EXP(-([.R$10]-[.$B15])*([.R$10]-[.$B15])/(2*[.$C15]*[.$C15]))+[.$E15]*EXP(-([.R$10]-[.$B15]-24)*([.R$10]-[.$B15]-24)/(2*[.$C15]*[.$C15])))/2" office:value-type="float" office:value="5">
            <text:p>5,0</text:p>
          </table:table-cell>
          <table:table-cell table:formula="of:=([.$E15]*EXP(-([.S$10]-[.$B15])*([.S$10]-[.$B15])/(2*[.$C15]*[.$C15]))+[.$E15]*EXP(-([.S$10]-[.$B15]-24)*([.S$10]-[.$B15]-24)/(2*[.$C15]*[.$C15])))/2" office:value-type="float" office:value="4.41248451292298">
            <text:p>4,4</text:p>
          </table:table-cell>
          <table:table-cell table:formula="of:=([.$E15]*EXP(-([.T$10]-[.$B15])*([.T$10]-[.$B15])/(2*[.$C15]*[.$C15]))+[.$E15]*EXP(-([.T$10]-[.$B15]-24)*([.T$10]-[.$B15]-24)/(2*[.$C15]*[.$C15])))/2" office:value-type="float" office:value="3.03265329856317">
            <text:p>3,0</text:p>
          </table:table-cell>
          <table:table-cell table:formula="of:=([.$E15]*EXP(-([.U$10]-[.$B15])*([.U$10]-[.$B15])/(2*[.$C15]*[.$C15]))+[.$E15]*EXP(-([.U$10]-[.$B15]-24)*([.U$10]-[.$B15]-24)/(2*[.$C15]*[.$C15])))/2" office:value-type="float" office:value="1.62326233679175">
            <text:p>1,6</text:p>
          </table:table-cell>
          <table:table-cell table:formula="of:=([.$E15]*EXP(-([.V$10]-[.$B15])*([.V$10]-[.$B15])/(2*[.$C15]*[.$C15]))+[.$E15]*EXP(-([.V$10]-[.$B15]-24)*([.V$10]-[.$B15]-24)/(2*[.$C15]*[.$C15])))/2" office:value-type="float" office:value="0.676676416183063">
            <text:p>0,7</text:p>
          </table:table-cell>
          <table:table-cell table:formula="of:=([.$E15]*EXP(-([.W$10]-[.$B15])*([.W$10]-[.$B15])/(2*[.$C15]*[.$C15]))+[.$E15]*EXP(-([.W$10]-[.$B15]-24)*([.W$10]-[.$B15]-24)/(2*[.$C15]*[.$C15])))/2" office:value-type="float" office:value="0.219684668117037">
            <text:p>0,2</text:p>
          </table:table-cell>
          <table:table-cell table:formula="of:=([.$E15]*EXP(-([.X$10]-[.$B15])*([.X$10]-[.$B15])/(2*[.$C15]*[.$C15]))+[.$E15]*EXP(-([.X$10]-[.$B15]-24)*([.X$10]-[.$B15]-24)/(2*[.$C15]*[.$C15])))/2" office:value-type="float" office:value="0.0555449826912115">
            <text:p>0,1</text:p>
          </table:table-cell>
          <table:table-cell table:formula="of:=([.$E15]*EXP(-([.Y$10]-[.$B15])*([.Y$10]-[.$B15])/(2*[.$C15]*[.$C15]))+[.$E15]*EXP(-([.Y$10]-[.$B15]-24)*([.Y$10]-[.$B15]-24)/(2*[.$C15]*[.$C15])))/2" office:value-type="float" office:value="0.0109374555909154">
            <text:p>0,0</text:p>
          </table:table-cell>
          <table:table-cell table:formula="of:=([.$E15]*EXP(-([.Z$10]-[.$B15])*([.Z$10]-[.$B15])/(2*[.$C15]*[.$C15]))+[.$E15]*EXP(-([.Z$10]-[.$B15]-24)*([.Z$10]-[.$B15]-24)/(2*[.$C15]*[.$C15])))/2" office:value-type="float" office:value="0.00167731313957588">
            <text:p>0,0</text:p>
          </table:table-cell>
          <table:table-cell table:formula="of:=([.$E15]*EXP(-([.AA$10]-[.$B15])*([.AA$10]-[.$B15])/(2*[.$C15]*[.$C15]))+[.$E15]*EXP(-([.AA$10]-[.$B15]-24)*([.AA$10]-[.$B15]-24)/(2*[.$C15]*[.$C15])))/2" office:value-type="float" office:value="0.000200326490015724">
            <text:p>0,0</text:p>
          </table:table-cell>
          <table:table-cell table:formula="of:=([.$E15]*EXP(-([.AB$10]-[.$B15])*([.AB$10]-[.$B15])/(2*[.$C15]*[.$C15]))+[.$E15]*EXP(-([.AB$10]-[.$B15]-24)*([.AB$10]-[.$B15]-24)/(2*[.$C15]*[.$C15])))/2" office:value-type="float" office:value="0.0000186333803471356">
            <text:p>0,0</text:p>
          </table:table-cell>
          <table:table-cell table:formula="of:=([.$E15]*EXP(-([.AC$10]-[.$B15])*([.AC$10]-[.$B15])/(2*[.$C15]*[.$C15]))+[.$E15]*EXP(-([.AC$10]-[.$B15]-24)*([.AC$10]-[.$B15]-24)/(2*[.$C15]*[.$C15])))/2" office:value-type="float" office:value="0.00000135313504472715">
            <text:p>0,0</text:p>
          </table:table-cell>
          <table:table-cell table:formula="of:=([.$E15]*EXP(-([.AD$10]-[.$B15])*([.AD$10]-[.$B15])/(2*[.$C15]*[.$C15]))+[.$E15]*EXP(-([.AD$10]-[.$B15]-24)*([.AD$10]-[.$B15]-24)/(2*[.$C15]*[.$C15])))/2" office:value-type="float" office:value="0.000000152299797447126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16]*[.D16]" office:value-type="float" office:value="8">
            <text:p>8,00</text:p>
          </table:table-cell>
          <table:table-cell table:style-name="ce13" office:value-type="string">
            <text:p>DE</text:p>
          </table:table-cell>
          <table:table-cell table:formula="of:=([.$E16]*EXP(-([.G$10]-[.$B16])*([.G$10]-[.$B16])/(2*[.$C16]*[.$C16]))+[.$E16]*EXP(-([.G$10]-[.$B16]-24)*([.G$10]-[.$B16]-24)/(2*[.$C16]*[.$C16])))/2" office:value-type="float" office:value="0.00000107983140134521">
            <text:p>0,0</text:p>
          </table:table-cell>
          <table:table-cell table:formula="of:=([.$E16]*EXP(-([.H$10]-[.$B16])*([.H$10]-[.$B16])/(2*[.$C16]*[.$C16]))+[.$E16]*EXP(-([.H$10]-[.$B16]-24)*([.H$10]-[.$B16]-24)/(2*[.$C16]*[.$C16])))/2" office:value-type="float" office:value="0.0000149066126883147">
            <text:p>0,0</text:p>
          </table:table-cell>
          <table:table-cell table:formula="of:=([.$E16]*EXP(-([.I$10]-[.$B16])*([.I$10]-[.$B16])/(2*[.$C16]*[.$C16]))+[.$E16]*EXP(-([.I$10]-[.$B16]-24)*([.I$10]-[.$B16]-24)/(2*[.$C16]*[.$C16])))/2" office:value-type="float" office:value="0.000160261189571804">
            <text:p>0,0</text:p>
          </table:table-cell>
          <table:table-cell table:formula="of:=([.$E16]*EXP(-([.J$10]-[.$B16])*([.J$10]-[.$B16])/(2*[.$C16]*[.$C16]))+[.$E16]*EXP(-([.J$10]-[.$B16]-24)*([.J$10]-[.$B16]-24)/(2*[.$C16]*[.$C16])))/2" office:value-type="float" office:value="0.00134185051161005">
            <text:p>0,0</text:p>
          </table:table-cell>
          <table:table-cell table:formula="of:=([.$E16]*EXP(-([.K$10]-[.$B16])*([.K$10]-[.$B16])/(2*[.$C16]*[.$C16]))+[.$E16]*EXP(-([.K$10]-[.$B16]-24)*([.K$10]-[.$B16]-24)/(2*[.$C16]*[.$C16])))/2" office:value-type="float" office:value="0.00874996447273154">
            <text:p>0,0</text:p>
          </table:table-cell>
          <table:table-cell table:formula="of:=([.$E16]*EXP(-([.L$10]-[.$B16])*([.L$10]-[.$B16])/(2*[.$C16]*[.$C16]))+[.$E16]*EXP(-([.L$10]-[.$B16]-24)*([.L$10]-[.$B16]-24)/(2*[.$C16]*[.$C16])))/2" office:value-type="float" office:value="0.0444359861529692">
            <text:p>0,0</text:p>
          </table:table-cell>
          <table:table-cell table:formula="of:=([.$E16]*EXP(-([.M$10]-[.$B16])*([.M$10]-[.$B16])/(2*[.$C16]*[.$C16]))+[.$E16]*EXP(-([.M$10]-[.$B16]-24)*([.M$10]-[.$B16]-24)/(2*[.$C16]*[.$C16])))/2" office:value-type="float" office:value="0.17574773449363">
            <text:p>0,2</text:p>
          </table:table-cell>
          <table:table-cell table:formula="of:=([.$E16]*EXP(-([.N$10]-[.$B16])*([.N$10]-[.$B16])/(2*[.$C16]*[.$C16]))+[.$E16]*EXP(-([.N$10]-[.$B16]-24)*([.N$10]-[.$B16]-24)/(2*[.$C16]*[.$C16])))/2" office:value-type="float" office:value="0.541341132946451">
            <text:p>0,5</text:p>
          </table:table-cell>
          <table:table-cell table:formula="of:=([.$E16]*EXP(-([.O$10]-[.$B16])*([.O$10]-[.$B16])/(2*[.$C16]*[.$C16]))+[.$E16]*EXP(-([.O$10]-[.$B16]-24)*([.O$10]-[.$B16]-24)/(2*[.$C16]*[.$C16])))/2" office:value-type="float" office:value="1.2986098694334">
            <text:p>1,3</text:p>
          </table:table-cell>
          <table:table-cell table:formula="of:=([.$E16]*EXP(-([.P$10]-[.$B16])*([.P$10]-[.$B16])/(2*[.$C16]*[.$C16]))+[.$E16]*EXP(-([.P$10]-[.$B16]-24)*([.P$10]-[.$B16]-24)/(2*[.$C16]*[.$C16])))/2" office:value-type="float" office:value="2.42612263885053">
            <text:p>2,4</text:p>
          </table:table-cell>
          <table:table-cell table:formula="of:=([.$E16]*EXP(-([.Q$10]-[.$B16])*([.Q$10]-[.$B16])/(2*[.$C16]*[.$C16]))+[.$E16]*EXP(-([.Q$10]-[.$B16]-24)*([.Q$10]-[.$B16]-24)/(2*[.$C16]*[.$C16])))/2" office:value-type="float" office:value="3.52998761033838">
            <text:p>3,5</text:p>
          </table:table-cell>
          <table:table-cell table:formula="of:=([.$E16]*EXP(-([.R$10]-[.$B16])*([.R$10]-[.$B16])/(2*[.$C16]*[.$C16]))+[.$E16]*EXP(-([.R$10]-[.$B16]-24)*([.R$10]-[.$B16]-24)/(2*[.$C16]*[.$C16])))/2" office:value-type="float" office:value="4">
            <text:p>4,0</text:p>
          </table:table-cell>
          <table:table-cell table:formula="of:=([.$E16]*EXP(-([.S$10]-[.$B16])*([.S$10]-[.$B16])/(2*[.$C16]*[.$C16]))+[.$E16]*EXP(-([.S$10]-[.$B16]-24)*([.S$10]-[.$B16]-24)/(2*[.$C16]*[.$C16])))/2" office:value-type="float" office:value="3.52998761033838">
            <text:p>3,5</text:p>
          </table:table-cell>
          <table:table-cell table:formula="of:=([.$E16]*EXP(-([.T$10]-[.$B16])*([.T$10]-[.$B16])/(2*[.$C16]*[.$C16]))+[.$E16]*EXP(-([.T$10]-[.$B16]-24)*([.T$10]-[.$B16]-24)/(2*[.$C16]*[.$C16])))/2" office:value-type="float" office:value="2.42612263885053">
            <text:p>2,4</text:p>
          </table:table-cell>
          <table:table-cell table:formula="of:=([.$E16]*EXP(-([.U$10]-[.$B16])*([.U$10]-[.$B16])/(2*[.$C16]*[.$C16]))+[.$E16]*EXP(-([.U$10]-[.$B16]-24)*([.U$10]-[.$B16]-24)/(2*[.$C16]*[.$C16])))/2" office:value-type="float" office:value="1.2986098694334">
            <text:p>1,3</text:p>
          </table:table-cell>
          <table:table-cell table:formula="of:=([.$E16]*EXP(-([.V$10]-[.$B16])*([.V$10]-[.$B16])/(2*[.$C16]*[.$C16]))+[.$E16]*EXP(-([.V$10]-[.$B16]-24)*([.V$10]-[.$B16]-24)/(2*[.$C16]*[.$C16])))/2" office:value-type="float" office:value="0.541341132946451">
            <text:p>0,5</text:p>
          </table:table-cell>
          <table:table-cell table:formula="of:=([.$E16]*EXP(-([.W$10]-[.$B16])*([.W$10]-[.$B16])/(2*[.$C16]*[.$C16]))+[.$E16]*EXP(-([.W$10]-[.$B16]-24)*([.W$10]-[.$B16]-24)/(2*[.$C16]*[.$C16])))/2" office:value-type="float" office:value="0.17574773449363">
            <text:p>0,2</text:p>
          </table:table-cell>
          <table:table-cell table:formula="of:=([.$E16]*EXP(-([.X$10]-[.$B16])*([.X$10]-[.$B16])/(2*[.$C16]*[.$C16]))+[.$E16]*EXP(-([.X$10]-[.$B16]-24)*([.X$10]-[.$B16]-24)/(2*[.$C16]*[.$C16])))/2" office:value-type="float" office:value="0.0444359861529692">
            <text:p>0,0</text:p>
          </table:table-cell>
          <table:table-cell table:formula="of:=([.$E16]*EXP(-([.Y$10]-[.$B16])*([.Y$10]-[.$B16])/(2*[.$C16]*[.$C16]))+[.$E16]*EXP(-([.Y$10]-[.$B16]-24)*([.Y$10]-[.$B16]-24)/(2*[.$C16]*[.$C16])))/2" office:value-type="float" office:value="0.00874996447273236">
            <text:p>0,0</text:p>
          </table:table-cell>
          <table:table-cell table:formula="of:=([.$E16]*EXP(-([.Z$10]-[.$B16])*([.Z$10]-[.$B16])/(2*[.$C16]*[.$C16]))+[.$E16]*EXP(-([.Z$10]-[.$B16]-24)*([.Z$10]-[.$B16]-24)/(2*[.$C16]*[.$C16])))/2" office:value-type="float" office:value="0.0013418505116607">
            <text:p>0,0</text:p>
          </table:table-cell>
          <table:table-cell table:formula="of:=([.$E16]*EXP(-([.AA$10]-[.$B16])*([.AA$10]-[.$B16])/(2*[.$C16]*[.$C16]))+[.$E16]*EXP(-([.AA$10]-[.$B16]-24)*([.AA$10]-[.$B16]-24)/(2*[.$C16]*[.$C16])))/2" office:value-type="float" office:value="0.000160261192012579">
            <text:p>0,0</text:p>
          </table:table-cell>
          <table:table-cell table:formula="of:=([.$E16]*EXP(-([.AB$10]-[.$B16])*([.AB$10]-[.$B16])/(2*[.$C16]*[.$C16]))+[.$E16]*EXP(-([.AB$10]-[.$B16]-24)*([.AB$10]-[.$B16]-24)/(2*[.$C16]*[.$C16])))/2" office:value-type="float" office:value="0.0000149067042777085">
            <text:p>0,0</text:p>
          </table:table-cell>
          <table:table-cell table:formula="of:=([.$E16]*EXP(-([.AC$10]-[.$B16])*([.AC$10]-[.$B16])/(2*[.$C16]*[.$C16]))+[.$E16]*EXP(-([.AC$10]-[.$B16]-24)*([.AC$10]-[.$B16]-24)/(2*[.$C16]*[.$C16])))/2" office:value-type="float" office:value="0.00000108250803578172">
            <text:p>0,0</text:p>
          </table:table-cell>
          <table:table-cell table:formula="of:=([.$E16]*EXP(-([.AD$10]-[.$B16])*([.AD$10]-[.$B16])/(2*[.$C16]*[.$C16]))+[.$E16]*EXP(-([.AD$10]-[.$B16]-24)*([.AD$10]-[.$B16]-24)/(2*[.$C16]*[.$C16])))/2" office:value-type="float" office:value="0.000000121839837957701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75">
            <text:p>0,75</text:p>
          </table:table-cell>
          <table:table-cell table:formula="of:=[.A17]*[.D17]" office:value-type="float" office:value="7.5">
            <text:p>7,50</text:p>
          </table:table-cell>
          <table:table-cell table:style-name="ce13" office:value-type="string">
            <text:p>CH</text:p>
          </table:table-cell>
          <table:table-cell table:formula="of:=([.$E17]*EXP(-([.G$10]-[.$B17])*([.G$10]-[.$B17])/(2*[.$C17]*[.$C17]))+[.$E17]*EXP(-([.G$10]-[.$B17]-24)*([.G$10]-[.$B17]-24)/(2*[.$C17]*[.$C17])))/2" office:value-type="float" office:value="0.00000101234193876113">
            <text:p>0,0</text:p>
          </table:table-cell>
          <table:table-cell table:formula="of:=([.$E17]*EXP(-([.H$10]-[.$B17])*([.H$10]-[.$B17])/(2*[.$C17]*[.$C17]))+[.$E17]*EXP(-([.H$10]-[.$B17]-24)*([.H$10]-[.$B17]-24)/(2*[.$C17]*[.$C17])))/2" office:value-type="float" office:value="0.000013974949395295">
            <text:p>0,0</text:p>
          </table:table-cell>
          <table:table-cell table:formula="of:=([.$E17]*EXP(-([.I$10]-[.$B17])*([.I$10]-[.$B17])/(2*[.$C17]*[.$C17]))+[.$E17]*EXP(-([.I$10]-[.$B17]-24)*([.I$10]-[.$B17]-24)/(2*[.$C17]*[.$C17])))/2" office:value-type="float" office:value="0.000150244865223567">
            <text:p>0,0</text:p>
          </table:table-cell>
          <table:table-cell table:formula="of:=([.$E17]*EXP(-([.J$10]-[.$B17])*([.J$10]-[.$B17])/(2*[.$C17]*[.$C17]))+[.$E17]*EXP(-([.J$10]-[.$B17]-24)*([.J$10]-[.$B17]-24)/(2*[.$C17]*[.$C17])))/2" office:value-type="float" office:value="0.00125798485463442">
            <text:p>0,0</text:p>
          </table:table-cell>
          <table:table-cell table:formula="of:=([.$E17]*EXP(-([.K$10]-[.$B17])*([.K$10]-[.$B17])/(2*[.$C17]*[.$C17]))+[.$E17]*EXP(-([.K$10]-[.$B17]-24)*([.K$10]-[.$B17]-24)/(2*[.$C17]*[.$C17])))/2" office:value-type="float" office:value="0.00820309169318582">
            <text:p>0,0</text:p>
          </table:table-cell>
          <table:table-cell table:formula="of:=([.$E17]*EXP(-([.L$10]-[.$B17])*([.L$10]-[.$B17])/(2*[.$C17]*[.$C17]))+[.$E17]*EXP(-([.L$10]-[.$B17]-24)*([.L$10]-[.$B17]-24)/(2*[.$C17]*[.$C17])))/2" office:value-type="float" office:value="0.0416587370184087">
            <text:p>0,0</text:p>
          </table:table-cell>
          <table:table-cell table:formula="of:=([.$E17]*EXP(-([.M$10]-[.$B17])*([.M$10]-[.$B17])/(2*[.$C17]*[.$C17]))+[.$E17]*EXP(-([.M$10]-[.$B17]-24)*([.M$10]-[.$B17]-24)/(2*[.$C17]*[.$C17])))/2" office:value-type="float" office:value="0.164763501087778">
            <text:p>0,2</text:p>
          </table:table-cell>
          <table:table-cell table:formula="of:=([.$E17]*EXP(-([.N$10]-[.$B17])*([.N$10]-[.$B17])/(2*[.$C17]*[.$C17]))+[.$E17]*EXP(-([.N$10]-[.$B17]-24)*([.N$10]-[.$B17]-24)/(2*[.$C17]*[.$C17])))/2" office:value-type="float" office:value="0.507507312137298">
            <text:p>0,5</text:p>
          </table:table-cell>
          <table:table-cell table:formula="of:=([.$E17]*EXP(-([.O$10]-[.$B17])*([.O$10]-[.$B17])/(2*[.$C17]*[.$C17]))+[.$E17]*EXP(-([.O$10]-[.$B17]-24)*([.O$10]-[.$B17]-24)/(2*[.$C17]*[.$C17])))/2" office:value-type="float" office:value="1.21744675259381">
            <text:p>1,2</text:p>
          </table:table-cell>
          <table:table-cell table:formula="of:=([.$E17]*EXP(-([.P$10]-[.$B17])*([.P$10]-[.$B17])/(2*[.$C17]*[.$C17]))+[.$E17]*EXP(-([.P$10]-[.$B17]-24)*([.P$10]-[.$B17]-24)/(2*[.$C17]*[.$C17])))/2" office:value-type="float" office:value="2.27448997392238">
            <text:p>2,3</text:p>
          </table:table-cell>
          <table:table-cell table:formula="of:=([.$E17]*EXP(-([.Q$10]-[.$B17])*([.Q$10]-[.$B17])/(2*[.$C17]*[.$C17]))+[.$E17]*EXP(-([.Q$10]-[.$B17]-24)*([.Q$10]-[.$B17]-24)/(2*[.$C17]*[.$C17])))/2" office:value-type="float" office:value="3.30936338469223">
            <text:p>3,3</text:p>
          </table:table-cell>
          <table:table-cell table:formula="of:=([.$E17]*EXP(-([.R$10]-[.$B17])*([.R$10]-[.$B17])/(2*[.$C17]*[.$C17]))+[.$E17]*EXP(-([.R$10]-[.$B17]-24)*([.R$10]-[.$B17]-24)/(2*[.$C17]*[.$C17])))/2" office:value-type="float" office:value="3.75">
            <text:p>3,8</text:p>
          </table:table-cell>
          <table:table-cell table:formula="of:=([.$E17]*EXP(-([.S$10]-[.$B17])*([.S$10]-[.$B17])/(2*[.$C17]*[.$C17]))+[.$E17]*EXP(-([.S$10]-[.$B17]-24)*([.S$10]-[.$B17]-24)/(2*[.$C17]*[.$C17])))/2" office:value-type="float" office:value="3.30936338469223">
            <text:p>3,3</text:p>
          </table:table-cell>
          <table:table-cell table:formula="of:=([.$E17]*EXP(-([.T$10]-[.$B17])*([.T$10]-[.$B17])/(2*[.$C17]*[.$C17]))+[.$E17]*EXP(-([.T$10]-[.$B17]-24)*([.T$10]-[.$B17]-24)/(2*[.$C17]*[.$C17])))/2" office:value-type="float" office:value="2.27448997392238">
            <text:p>2,3</text:p>
          </table:table-cell>
          <table:table-cell table:formula="of:=([.$E17]*EXP(-([.U$10]-[.$B17])*([.U$10]-[.$B17])/(2*[.$C17]*[.$C17]))+[.$E17]*EXP(-([.U$10]-[.$B17]-24)*([.U$10]-[.$B17]-24)/(2*[.$C17]*[.$C17])))/2" office:value-type="float" office:value="1.21744675259381">
            <text:p>1,2</text:p>
          </table:table-cell>
          <table:table-cell table:formula="of:=([.$E17]*EXP(-([.V$10]-[.$B17])*([.V$10]-[.$B17])/(2*[.$C17]*[.$C17]))+[.$E17]*EXP(-([.V$10]-[.$B17]-24)*([.V$10]-[.$B17]-24)/(2*[.$C17]*[.$C17])))/2" office:value-type="float" office:value="0.507507312137298">
            <text:p>0,5</text:p>
          </table:table-cell>
          <table:table-cell table:formula="of:=([.$E17]*EXP(-([.W$10]-[.$B17])*([.W$10]-[.$B17])/(2*[.$C17]*[.$C17]))+[.$E17]*EXP(-([.W$10]-[.$B17]-24)*([.W$10]-[.$B17]-24)/(2*[.$C17]*[.$C17])))/2" office:value-type="float" office:value="0.164763501087778">
            <text:p>0,2</text:p>
          </table:table-cell>
          <table:table-cell table:formula="of:=([.$E17]*EXP(-([.X$10]-[.$B17])*([.X$10]-[.$B17])/(2*[.$C17]*[.$C17]))+[.$E17]*EXP(-([.X$10]-[.$B17]-24)*([.X$10]-[.$B17]-24)/(2*[.$C17]*[.$C17])))/2" office:value-type="float" office:value="0.0416587370184087">
            <text:p>0,0</text:p>
          </table:table-cell>
          <table:table-cell table:formula="of:=([.$E17]*EXP(-([.Y$10]-[.$B17])*([.Y$10]-[.$B17])/(2*[.$C17]*[.$C17]))+[.$E17]*EXP(-([.Y$10]-[.$B17]-24)*([.Y$10]-[.$B17]-24)/(2*[.$C17]*[.$C17])))/2" office:value-type="float" office:value="0.00820309169318659">
            <text:p>0,0</text:p>
          </table:table-cell>
          <table:table-cell table:formula="of:=([.$E17]*EXP(-([.Z$10]-[.$B17])*([.Z$10]-[.$B17])/(2*[.$C17]*[.$C17]))+[.$E17]*EXP(-([.Z$10]-[.$B17]-24)*([.Z$10]-[.$B17]-24)/(2*[.$C17]*[.$C17])))/2" office:value-type="float" office:value="0.00125798485468191">
            <text:p>0,0</text:p>
          </table:table-cell>
          <table:table-cell table:formula="of:=([.$E17]*EXP(-([.AA$10]-[.$B17])*([.AA$10]-[.$B17])/(2*[.$C17]*[.$C17]))+[.$E17]*EXP(-([.AA$10]-[.$B17]-24)*([.AA$10]-[.$B17]-24)/(2*[.$C17]*[.$C17])))/2" office:value-type="float" office:value="0.000150244867511793">
            <text:p>0,0</text:p>
          </table:table-cell>
          <table:table-cell table:formula="of:=([.$E17]*EXP(-([.AB$10]-[.$B17])*([.AB$10]-[.$B17])/(2*[.$C17]*[.$C17]))+[.$E17]*EXP(-([.AB$10]-[.$B17]-24)*([.AB$10]-[.$B17]-24)/(2*[.$C17]*[.$C17])))/2" office:value-type="float" office:value="0.0000139750352603517">
            <text:p>0,0</text:p>
          </table:table-cell>
          <table:table-cell table:formula="of:=([.$E17]*EXP(-([.AC$10]-[.$B17])*([.AC$10]-[.$B17])/(2*[.$C17]*[.$C17]))+[.$E17]*EXP(-([.AC$10]-[.$B17]-24)*([.AC$10]-[.$B17]-24)/(2*[.$C17]*[.$C17])))/2" office:value-type="float" office:value="0.00000101485128354537">
            <text:p>0,0</text:p>
          </table:table-cell>
          <table:table-cell table:formula="of:=([.$E17]*EXP(-([.AD$10]-[.$B17])*([.AD$10]-[.$B17])/(2*[.$C17]*[.$C17]))+[.$E17]*EXP(-([.AD$10]-[.$B17]-24)*([.AD$10]-[.$B17]-24)/(2*[.$C17]*[.$C17])))/2" office:value-type="float" office:value="0.000000114224848085345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18]*[.D18]" office:value-type="float" office:value="8">
            <text:p>8,00</text:p>
          </table:table-cell>
          <table:table-cell table:style-name="ce13" office:value-type="string">
            <text:p>NO</text:p>
          </table:table-cell>
          <table:table-cell table:formula="of:=([.$E18]*EXP(-([.G$10]-[.$B18])*([.G$10]-[.$B18])/(2*[.$C18]*[.$C18]))+[.$E18]*EXP(-([.G$10]-[.$B18]-24)*([.G$10]-[.$B18]-24)/(2*[.$C18]*[.$C18])))/2" office:value-type="float" office:value="0.00000107983140134521">
            <text:p>0,0</text:p>
          </table:table-cell>
          <table:table-cell table:formula="of:=([.$E18]*EXP(-([.H$10]-[.$B18])*([.H$10]-[.$B18])/(2*[.$C18]*[.$C18]))+[.$E18]*EXP(-([.H$10]-[.$B18]-24)*([.H$10]-[.$B18]-24)/(2*[.$C18]*[.$C18])))/2" office:value-type="float" office:value="0.0000149066126883147">
            <text:p>0,0</text:p>
          </table:table-cell>
          <table:table-cell table:formula="of:=([.$E18]*EXP(-([.I$10]-[.$B18])*([.I$10]-[.$B18])/(2*[.$C18]*[.$C18]))+[.$E18]*EXP(-([.I$10]-[.$B18]-24)*([.I$10]-[.$B18]-24)/(2*[.$C18]*[.$C18])))/2" office:value-type="float" office:value="0.000160261189571804">
            <text:p>0,0</text:p>
          </table:table-cell>
          <table:table-cell table:formula="of:=([.$E18]*EXP(-([.J$10]-[.$B18])*([.J$10]-[.$B18])/(2*[.$C18]*[.$C18]))+[.$E18]*EXP(-([.J$10]-[.$B18]-24)*([.J$10]-[.$B18]-24)/(2*[.$C18]*[.$C18])))/2" office:value-type="float" office:value="0.00134185051161005">
            <text:p>0,0</text:p>
          </table:table-cell>
          <table:table-cell table:formula="of:=([.$E18]*EXP(-([.K$10]-[.$B18])*([.K$10]-[.$B18])/(2*[.$C18]*[.$C18]))+[.$E18]*EXP(-([.K$10]-[.$B18]-24)*([.K$10]-[.$B18]-24)/(2*[.$C18]*[.$C18])))/2" office:value-type="float" office:value="0.00874996447273154">
            <text:p>0,0</text:p>
          </table:table-cell>
          <table:table-cell table:formula="of:=([.$E18]*EXP(-([.L$10]-[.$B18])*([.L$10]-[.$B18])/(2*[.$C18]*[.$C18]))+[.$E18]*EXP(-([.L$10]-[.$B18]-24)*([.L$10]-[.$B18]-24)/(2*[.$C18]*[.$C18])))/2" office:value-type="float" office:value="0.0444359861529692">
            <text:p>0,0</text:p>
          </table:table-cell>
          <table:table-cell table:formula="of:=([.$E18]*EXP(-([.M$10]-[.$B18])*([.M$10]-[.$B18])/(2*[.$C18]*[.$C18]))+[.$E18]*EXP(-([.M$10]-[.$B18]-24)*([.M$10]-[.$B18]-24)/(2*[.$C18]*[.$C18])))/2" office:value-type="float" office:value="0.17574773449363">
            <text:p>0,2</text:p>
          </table:table-cell>
          <table:table-cell table:formula="of:=([.$E18]*EXP(-([.N$10]-[.$B18])*([.N$10]-[.$B18])/(2*[.$C18]*[.$C18]))+[.$E18]*EXP(-([.N$10]-[.$B18]-24)*([.N$10]-[.$B18]-24)/(2*[.$C18]*[.$C18])))/2" office:value-type="float" office:value="0.541341132946451">
            <text:p>0,5</text:p>
          </table:table-cell>
          <table:table-cell table:formula="of:=([.$E18]*EXP(-([.O$10]-[.$B18])*([.O$10]-[.$B18])/(2*[.$C18]*[.$C18]))+[.$E18]*EXP(-([.O$10]-[.$B18]-24)*([.O$10]-[.$B18]-24)/(2*[.$C18]*[.$C18])))/2" office:value-type="float" office:value="1.2986098694334">
            <text:p>1,3</text:p>
          </table:table-cell>
          <table:table-cell table:formula="of:=([.$E18]*EXP(-([.P$10]-[.$B18])*([.P$10]-[.$B18])/(2*[.$C18]*[.$C18]))+[.$E18]*EXP(-([.P$10]-[.$B18]-24)*([.P$10]-[.$B18]-24)/(2*[.$C18]*[.$C18])))/2" office:value-type="float" office:value="2.42612263885053">
            <text:p>2,4</text:p>
          </table:table-cell>
          <table:table-cell table:formula="of:=([.$E18]*EXP(-([.Q$10]-[.$B18])*([.Q$10]-[.$B18])/(2*[.$C18]*[.$C18]))+[.$E18]*EXP(-([.Q$10]-[.$B18]-24)*([.Q$10]-[.$B18]-24)/(2*[.$C18]*[.$C18])))/2" office:value-type="float" office:value="3.52998761033838">
            <text:p>3,5</text:p>
          </table:table-cell>
          <table:table-cell table:formula="of:=([.$E18]*EXP(-([.R$10]-[.$B18])*([.R$10]-[.$B18])/(2*[.$C18]*[.$C18]))+[.$E18]*EXP(-([.R$10]-[.$B18]-24)*([.R$10]-[.$B18]-24)/(2*[.$C18]*[.$C18])))/2" office:value-type="float" office:value="4">
            <text:p>4,0</text:p>
          </table:table-cell>
          <table:table-cell table:formula="of:=([.$E18]*EXP(-([.S$10]-[.$B18])*([.S$10]-[.$B18])/(2*[.$C18]*[.$C18]))+[.$E18]*EXP(-([.S$10]-[.$B18]-24)*([.S$10]-[.$B18]-24)/(2*[.$C18]*[.$C18])))/2" office:value-type="float" office:value="3.52998761033838">
            <text:p>3,5</text:p>
          </table:table-cell>
          <table:table-cell table:formula="of:=([.$E18]*EXP(-([.T$10]-[.$B18])*([.T$10]-[.$B18])/(2*[.$C18]*[.$C18]))+[.$E18]*EXP(-([.T$10]-[.$B18]-24)*([.T$10]-[.$B18]-24)/(2*[.$C18]*[.$C18])))/2" office:value-type="float" office:value="2.42612263885053">
            <text:p>2,4</text:p>
          </table:table-cell>
          <table:table-cell table:formula="of:=([.$E18]*EXP(-([.U$10]-[.$B18])*([.U$10]-[.$B18])/(2*[.$C18]*[.$C18]))+[.$E18]*EXP(-([.U$10]-[.$B18]-24)*([.U$10]-[.$B18]-24)/(2*[.$C18]*[.$C18])))/2" office:value-type="float" office:value="1.2986098694334">
            <text:p>1,3</text:p>
          </table:table-cell>
          <table:table-cell table:formula="of:=([.$E18]*EXP(-([.V$10]-[.$B18])*([.V$10]-[.$B18])/(2*[.$C18]*[.$C18]))+[.$E18]*EXP(-([.V$10]-[.$B18]-24)*([.V$10]-[.$B18]-24)/(2*[.$C18]*[.$C18])))/2" office:value-type="float" office:value="0.541341132946451">
            <text:p>0,5</text:p>
          </table:table-cell>
          <table:table-cell table:formula="of:=([.$E18]*EXP(-([.W$10]-[.$B18])*([.W$10]-[.$B18])/(2*[.$C18]*[.$C18]))+[.$E18]*EXP(-([.W$10]-[.$B18]-24)*([.W$10]-[.$B18]-24)/(2*[.$C18]*[.$C18])))/2" office:value-type="float" office:value="0.17574773449363">
            <text:p>0,2</text:p>
          </table:table-cell>
          <table:table-cell table:formula="of:=([.$E18]*EXP(-([.X$10]-[.$B18])*([.X$10]-[.$B18])/(2*[.$C18]*[.$C18]))+[.$E18]*EXP(-([.X$10]-[.$B18]-24)*([.X$10]-[.$B18]-24)/(2*[.$C18]*[.$C18])))/2" office:value-type="float" office:value="0.0444359861529692">
            <text:p>0,0</text:p>
          </table:table-cell>
          <table:table-cell table:formula="of:=([.$E18]*EXP(-([.Y$10]-[.$B18])*([.Y$10]-[.$B18])/(2*[.$C18]*[.$C18]))+[.$E18]*EXP(-([.Y$10]-[.$B18]-24)*([.Y$10]-[.$B18]-24)/(2*[.$C18]*[.$C18])))/2" office:value-type="float" office:value="0.00874996447273236">
            <text:p>0,0</text:p>
          </table:table-cell>
          <table:table-cell table:formula="of:=([.$E18]*EXP(-([.Z$10]-[.$B18])*([.Z$10]-[.$B18])/(2*[.$C18]*[.$C18]))+[.$E18]*EXP(-([.Z$10]-[.$B18]-24)*([.Z$10]-[.$B18]-24)/(2*[.$C18]*[.$C18])))/2" office:value-type="float" office:value="0.0013418505116607">
            <text:p>0,0</text:p>
          </table:table-cell>
          <table:table-cell table:formula="of:=([.$E18]*EXP(-([.AA$10]-[.$B18])*([.AA$10]-[.$B18])/(2*[.$C18]*[.$C18]))+[.$E18]*EXP(-([.AA$10]-[.$B18]-24)*([.AA$10]-[.$B18]-24)/(2*[.$C18]*[.$C18])))/2" office:value-type="float" office:value="0.000160261192012579">
            <text:p>0,0</text:p>
          </table:table-cell>
          <table:table-cell table:formula="of:=([.$E18]*EXP(-([.AB$10]-[.$B18])*([.AB$10]-[.$B18])/(2*[.$C18]*[.$C18]))+[.$E18]*EXP(-([.AB$10]-[.$B18]-24)*([.AB$10]-[.$B18]-24)/(2*[.$C18]*[.$C18])))/2" office:value-type="float" office:value="0.0000149067042777085">
            <text:p>0,0</text:p>
          </table:table-cell>
          <table:table-cell table:formula="of:=([.$E18]*EXP(-([.AC$10]-[.$B18])*([.AC$10]-[.$B18])/(2*[.$C18]*[.$C18]))+[.$E18]*EXP(-([.AC$10]-[.$B18]-24)*([.AC$10]-[.$B18]-24)/(2*[.$C18]*[.$C18])))/2" office:value-type="float" office:value="0.00000108250803578172">
            <text:p>0,0</text:p>
          </table:table-cell>
          <table:table-cell table:formula="of:=([.$E18]*EXP(-([.AD$10]-[.$B18])*([.AD$10]-[.$B18])/(2*[.$C18]*[.$C18]))+[.$E18]*EXP(-([.AD$10]-[.$B18]-24)*([.AD$10]-[.$B18]-24)/(2*[.$C18]*[.$C18])))/2" office:value-type="float" office:value="0.000000121839837957701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19]*[.D19]" office:value-type="float" office:value="10">
            <text:p>10,00</text:p>
          </table:table-cell>
          <table:table-cell table:style-name="ce13" office:value-type="string">
            <text:p>FI</text:p>
          </table:table-cell>
          <table:table-cell table:formula="of:=([.$E19]*EXP(-([.G$10]-[.$B19])*([.G$10]-[.$B19])/(2*[.$C19]*[.$C19]))+[.$E19]*EXP(-([.G$10]-[.$B19]-24)*([.G$10]-[.$B19]-24)/(2*[.$C19]*[.$C19])))/2" office:value-type="float" office:value="0.00000134978925168151">
            <text:p>0,0</text:p>
          </table:table-cell>
          <table:table-cell table:formula="of:=([.$E19]*EXP(-([.H$10]-[.$B19])*([.H$10]-[.$B19])/(2*[.$C19]*[.$C19]))+[.$E19]*EXP(-([.H$10]-[.$B19]-24)*([.H$10]-[.$B19]-24)/(2*[.$C19]*[.$C19])))/2" office:value-type="float" office:value="0.0000186332658603934">
            <text:p>0,0</text:p>
          </table:table-cell>
          <table:table-cell table:formula="of:=([.$E19]*EXP(-([.I$10]-[.$B19])*([.I$10]-[.$B19])/(2*[.$C19]*[.$C19]))+[.$E19]*EXP(-([.I$10]-[.$B19]-24)*([.I$10]-[.$B19]-24)/(2*[.$C19]*[.$C19])))/2" office:value-type="float" office:value="0.000200326486964755">
            <text:p>0,0</text:p>
          </table:table-cell>
          <table:table-cell table:formula="of:=([.$E19]*EXP(-([.J$10]-[.$B19])*([.J$10]-[.$B19])/(2*[.$C19]*[.$C19]))+[.$E19]*EXP(-([.J$10]-[.$B19]-24)*([.J$10]-[.$B19]-24)/(2*[.$C19]*[.$C19])))/2" office:value-type="float" office:value="0.00167731313951256">
            <text:p>0,0</text:p>
          </table:table-cell>
          <table:table-cell table:formula="of:=([.$E19]*EXP(-([.K$10]-[.$B19])*([.K$10]-[.$B19])/(2*[.$C19]*[.$C19]))+[.$E19]*EXP(-([.K$10]-[.$B19]-24)*([.K$10]-[.$B19]-24)/(2*[.$C19]*[.$C19])))/2" office:value-type="float" office:value="0.0109374555909144">
            <text:p>0,0</text:p>
          </table:table-cell>
          <table:table-cell table:formula="of:=([.$E19]*EXP(-([.L$10]-[.$B19])*([.L$10]-[.$B19])/(2*[.$C19]*[.$C19]))+[.$E19]*EXP(-([.L$10]-[.$B19]-24)*([.L$10]-[.$B19]-24)/(2*[.$C19]*[.$C19])))/2" office:value-type="float" office:value="0.0555449826912115">
            <text:p>0,1</text:p>
          </table:table-cell>
          <table:table-cell table:formula="of:=([.$E19]*EXP(-([.M$10]-[.$B19])*([.M$10]-[.$B19])/(2*[.$C19]*[.$C19]))+[.$E19]*EXP(-([.M$10]-[.$B19]-24)*([.M$10]-[.$B19]-24)/(2*[.$C19]*[.$C19])))/2" office:value-type="float" office:value="0.219684668117037">
            <text:p>0,2</text:p>
          </table:table-cell>
          <table:table-cell table:formula="of:=([.$E19]*EXP(-([.N$10]-[.$B19])*([.N$10]-[.$B19])/(2*[.$C19]*[.$C19]))+[.$E19]*EXP(-([.N$10]-[.$B19]-24)*([.N$10]-[.$B19]-24)/(2*[.$C19]*[.$C19])))/2" office:value-type="float" office:value="0.676676416183063">
            <text:p>0,7</text:p>
          </table:table-cell>
          <table:table-cell table:formula="of:=([.$E19]*EXP(-([.O$10]-[.$B19])*([.O$10]-[.$B19])/(2*[.$C19]*[.$C19]))+[.$E19]*EXP(-([.O$10]-[.$B19]-24)*([.O$10]-[.$B19]-24)/(2*[.$C19]*[.$C19])))/2" office:value-type="float" office:value="1.62326233679175">
            <text:p>1,6</text:p>
          </table:table-cell>
          <table:table-cell table:formula="of:=([.$E19]*EXP(-([.P$10]-[.$B19])*([.P$10]-[.$B19])/(2*[.$C19]*[.$C19]))+[.$E19]*EXP(-([.P$10]-[.$B19]-24)*([.P$10]-[.$B19]-24)/(2*[.$C19]*[.$C19])))/2" office:value-type="float" office:value="3.03265329856317">
            <text:p>3,0</text:p>
          </table:table-cell>
          <table:table-cell table:formula="of:=([.$E19]*EXP(-([.Q$10]-[.$B19])*([.Q$10]-[.$B19])/(2*[.$C19]*[.$C19]))+[.$E19]*EXP(-([.Q$10]-[.$B19]-24)*([.Q$10]-[.$B19]-24)/(2*[.$C19]*[.$C19])))/2" office:value-type="float" office:value="4.41248451292298">
            <text:p>4,4</text:p>
          </table:table-cell>
          <table:table-cell table:formula="of:=([.$E19]*EXP(-([.R$10]-[.$B19])*([.R$10]-[.$B19])/(2*[.$C19]*[.$C19]))+[.$E19]*EXP(-([.R$10]-[.$B19]-24)*([.R$10]-[.$B19]-24)/(2*[.$C19]*[.$C19])))/2" office:value-type="float" office:value="5">
            <text:p>5,0</text:p>
          </table:table-cell>
          <table:table-cell table:formula="of:=([.$E19]*EXP(-([.S$10]-[.$B19])*([.S$10]-[.$B19])/(2*[.$C19]*[.$C19]))+[.$E19]*EXP(-([.S$10]-[.$B19]-24)*([.S$10]-[.$B19]-24)/(2*[.$C19]*[.$C19])))/2" office:value-type="float" office:value="4.41248451292298">
            <text:p>4,4</text:p>
          </table:table-cell>
          <table:table-cell table:formula="of:=([.$E19]*EXP(-([.T$10]-[.$B19])*([.T$10]-[.$B19])/(2*[.$C19]*[.$C19]))+[.$E19]*EXP(-([.T$10]-[.$B19]-24)*([.T$10]-[.$B19]-24)/(2*[.$C19]*[.$C19])))/2" office:value-type="float" office:value="3.03265329856317">
            <text:p>3,0</text:p>
          </table:table-cell>
          <table:table-cell table:formula="of:=([.$E19]*EXP(-([.U$10]-[.$B19])*([.U$10]-[.$B19])/(2*[.$C19]*[.$C19]))+[.$E19]*EXP(-([.U$10]-[.$B19]-24)*([.U$10]-[.$B19]-24)/(2*[.$C19]*[.$C19])))/2" office:value-type="float" office:value="1.62326233679175">
            <text:p>1,6</text:p>
          </table:table-cell>
          <table:table-cell table:formula="of:=([.$E19]*EXP(-([.V$10]-[.$B19])*([.V$10]-[.$B19])/(2*[.$C19]*[.$C19]))+[.$E19]*EXP(-([.V$10]-[.$B19]-24)*([.V$10]-[.$B19]-24)/(2*[.$C19]*[.$C19])))/2" office:value-type="float" office:value="0.676676416183063">
            <text:p>0,7</text:p>
          </table:table-cell>
          <table:table-cell table:formula="of:=([.$E19]*EXP(-([.W$10]-[.$B19])*([.W$10]-[.$B19])/(2*[.$C19]*[.$C19]))+[.$E19]*EXP(-([.W$10]-[.$B19]-24)*([.W$10]-[.$B19]-24)/(2*[.$C19]*[.$C19])))/2" office:value-type="float" office:value="0.219684668117037">
            <text:p>0,2</text:p>
          </table:table-cell>
          <table:table-cell table:formula="of:=([.$E19]*EXP(-([.X$10]-[.$B19])*([.X$10]-[.$B19])/(2*[.$C19]*[.$C19]))+[.$E19]*EXP(-([.X$10]-[.$B19]-24)*([.X$10]-[.$B19]-24)/(2*[.$C19]*[.$C19])))/2" office:value-type="float" office:value="0.0555449826912115">
            <text:p>0,1</text:p>
          </table:table-cell>
          <table:table-cell table:formula="of:=([.$E19]*EXP(-([.Y$10]-[.$B19])*([.Y$10]-[.$B19])/(2*[.$C19]*[.$C19]))+[.$E19]*EXP(-([.Y$10]-[.$B19]-24)*([.Y$10]-[.$B19]-24)/(2*[.$C19]*[.$C19])))/2" office:value-type="float" office:value="0.0109374555909154">
            <text:p>0,0</text:p>
          </table:table-cell>
          <table:table-cell table:formula="of:=([.$E19]*EXP(-([.Z$10]-[.$B19])*([.Z$10]-[.$B19])/(2*[.$C19]*[.$C19]))+[.$E19]*EXP(-([.Z$10]-[.$B19]-24)*([.Z$10]-[.$B19]-24)/(2*[.$C19]*[.$C19])))/2" office:value-type="float" office:value="0.00167731313957588">
            <text:p>0,0</text:p>
          </table:table-cell>
          <table:table-cell table:formula="of:=([.$E19]*EXP(-([.AA$10]-[.$B19])*([.AA$10]-[.$B19])/(2*[.$C19]*[.$C19]))+[.$E19]*EXP(-([.AA$10]-[.$B19]-24)*([.AA$10]-[.$B19]-24)/(2*[.$C19]*[.$C19])))/2" office:value-type="float" office:value="0.000200326490015724">
            <text:p>0,0</text:p>
          </table:table-cell>
          <table:table-cell table:formula="of:=([.$E19]*EXP(-([.AB$10]-[.$B19])*([.AB$10]-[.$B19])/(2*[.$C19]*[.$C19]))+[.$E19]*EXP(-([.AB$10]-[.$B19]-24)*([.AB$10]-[.$B19]-24)/(2*[.$C19]*[.$C19])))/2" office:value-type="float" office:value="0.0000186333803471356">
            <text:p>0,0</text:p>
          </table:table-cell>
          <table:table-cell table:formula="of:=([.$E19]*EXP(-([.AC$10]-[.$B19])*([.AC$10]-[.$B19])/(2*[.$C19]*[.$C19]))+[.$E19]*EXP(-([.AC$10]-[.$B19]-24)*([.AC$10]-[.$B19]-24)/(2*[.$C19]*[.$C19])))/2" office:value-type="float" office:value="0.00000135313504472715">
            <text:p>0,0</text:p>
          </table:table-cell>
          <table:table-cell table:formula="of:=([.$E19]*EXP(-([.AD$10]-[.$B19])*([.AD$10]-[.$B19])/(2*[.$C19]*[.$C19]))+[.$E19]*EXP(-([.AD$10]-[.$B19]-24)*([.AD$10]-[.$B19]-24)/(2*[.$C19]*[.$C19])))/2" office:value-type="float" office:value="0.000000152299797447126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20]*[.D20]" office:value-type="float" office:value="8">
            <text:p>8,00</text:p>
          </table:table-cell>
          <table:table-cell table:style-name="ce13" office:value-type="string">
            <text:p>SE</text:p>
          </table:table-cell>
          <table:table-cell table:formula="of:=([.$E20]*EXP(-([.G$10]-[.$B20])*([.G$10]-[.$B20])/(2*[.$C20]*[.$C20]))+[.$E20]*EXP(-([.G$10]-[.$B20]-24)*([.G$10]-[.$B20]-24)/(2*[.$C20]*[.$C20])))/2" office:value-type="float" office:value="0.00000107983140134521">
            <text:p>0,0</text:p>
          </table:table-cell>
          <table:table-cell table:formula="of:=([.$E20]*EXP(-([.H$10]-[.$B20])*([.H$10]-[.$B20])/(2*[.$C20]*[.$C20]))+[.$E20]*EXP(-([.H$10]-[.$B20]-24)*([.H$10]-[.$B20]-24)/(2*[.$C20]*[.$C20])))/2" office:value-type="float" office:value="0.0000149066126883147">
            <text:p>0,0</text:p>
          </table:table-cell>
          <table:table-cell table:formula="of:=([.$E20]*EXP(-([.I$10]-[.$B20])*([.I$10]-[.$B20])/(2*[.$C20]*[.$C20]))+[.$E20]*EXP(-([.I$10]-[.$B20]-24)*([.I$10]-[.$B20]-24)/(2*[.$C20]*[.$C20])))/2" office:value-type="float" office:value="0.000160261189571804">
            <text:p>0,0</text:p>
          </table:table-cell>
          <table:table-cell table:formula="of:=([.$E20]*EXP(-([.J$10]-[.$B20])*([.J$10]-[.$B20])/(2*[.$C20]*[.$C20]))+[.$E20]*EXP(-([.J$10]-[.$B20]-24)*([.J$10]-[.$B20]-24)/(2*[.$C20]*[.$C20])))/2" office:value-type="float" office:value="0.00134185051161005">
            <text:p>0,0</text:p>
          </table:table-cell>
          <table:table-cell table:formula="of:=([.$E20]*EXP(-([.K$10]-[.$B20])*([.K$10]-[.$B20])/(2*[.$C20]*[.$C20]))+[.$E20]*EXP(-([.K$10]-[.$B20]-24)*([.K$10]-[.$B20]-24)/(2*[.$C20]*[.$C20])))/2" office:value-type="float" office:value="0.00874996447273154">
            <text:p>0,0</text:p>
          </table:table-cell>
          <table:table-cell table:formula="of:=([.$E20]*EXP(-([.L$10]-[.$B20])*([.L$10]-[.$B20])/(2*[.$C20]*[.$C20]))+[.$E20]*EXP(-([.L$10]-[.$B20]-24)*([.L$10]-[.$B20]-24)/(2*[.$C20]*[.$C20])))/2" office:value-type="float" office:value="0.0444359861529692">
            <text:p>0,0</text:p>
          </table:table-cell>
          <table:table-cell table:formula="of:=([.$E20]*EXP(-([.M$10]-[.$B20])*([.M$10]-[.$B20])/(2*[.$C20]*[.$C20]))+[.$E20]*EXP(-([.M$10]-[.$B20]-24)*([.M$10]-[.$B20]-24)/(2*[.$C20]*[.$C20])))/2" office:value-type="float" office:value="0.17574773449363">
            <text:p>0,2</text:p>
          </table:table-cell>
          <table:table-cell table:formula="of:=([.$E20]*EXP(-([.N$10]-[.$B20])*([.N$10]-[.$B20])/(2*[.$C20]*[.$C20]))+[.$E20]*EXP(-([.N$10]-[.$B20]-24)*([.N$10]-[.$B20]-24)/(2*[.$C20]*[.$C20])))/2" office:value-type="float" office:value="0.541341132946451">
            <text:p>0,5</text:p>
          </table:table-cell>
          <table:table-cell table:formula="of:=([.$E20]*EXP(-([.O$10]-[.$B20])*([.O$10]-[.$B20])/(2*[.$C20]*[.$C20]))+[.$E20]*EXP(-([.O$10]-[.$B20]-24)*([.O$10]-[.$B20]-24)/(2*[.$C20]*[.$C20])))/2" office:value-type="float" office:value="1.2986098694334">
            <text:p>1,3</text:p>
          </table:table-cell>
          <table:table-cell table:formula="of:=([.$E20]*EXP(-([.P$10]-[.$B20])*([.P$10]-[.$B20])/(2*[.$C20]*[.$C20]))+[.$E20]*EXP(-([.P$10]-[.$B20]-24)*([.P$10]-[.$B20]-24)/(2*[.$C20]*[.$C20])))/2" office:value-type="float" office:value="2.42612263885053">
            <text:p>2,4</text:p>
          </table:table-cell>
          <table:table-cell table:formula="of:=([.$E20]*EXP(-([.Q$10]-[.$B20])*([.Q$10]-[.$B20])/(2*[.$C20]*[.$C20]))+[.$E20]*EXP(-([.Q$10]-[.$B20]-24)*([.Q$10]-[.$B20]-24)/(2*[.$C20]*[.$C20])))/2" office:value-type="float" office:value="3.52998761033838">
            <text:p>3,5</text:p>
          </table:table-cell>
          <table:table-cell table:formula="of:=([.$E20]*EXP(-([.R$10]-[.$B20])*([.R$10]-[.$B20])/(2*[.$C20]*[.$C20]))+[.$E20]*EXP(-([.R$10]-[.$B20]-24)*([.R$10]-[.$B20]-24)/(2*[.$C20]*[.$C20])))/2" office:value-type="float" office:value="4">
            <text:p>4,0</text:p>
          </table:table-cell>
          <table:table-cell table:formula="of:=([.$E20]*EXP(-([.S$10]-[.$B20])*([.S$10]-[.$B20])/(2*[.$C20]*[.$C20]))+[.$E20]*EXP(-([.S$10]-[.$B20]-24)*([.S$10]-[.$B20]-24)/(2*[.$C20]*[.$C20])))/2" office:value-type="float" office:value="3.52998761033838">
            <text:p>3,5</text:p>
          </table:table-cell>
          <table:table-cell table:formula="of:=([.$E20]*EXP(-([.T$10]-[.$B20])*([.T$10]-[.$B20])/(2*[.$C20]*[.$C20]))+[.$E20]*EXP(-([.T$10]-[.$B20]-24)*([.T$10]-[.$B20]-24)/(2*[.$C20]*[.$C20])))/2" office:value-type="float" office:value="2.42612263885053">
            <text:p>2,4</text:p>
          </table:table-cell>
          <table:table-cell table:formula="of:=([.$E20]*EXP(-([.U$10]-[.$B20])*([.U$10]-[.$B20])/(2*[.$C20]*[.$C20]))+[.$E20]*EXP(-([.U$10]-[.$B20]-24)*([.U$10]-[.$B20]-24)/(2*[.$C20]*[.$C20])))/2" office:value-type="float" office:value="1.2986098694334">
            <text:p>1,3</text:p>
          </table:table-cell>
          <table:table-cell table:formula="of:=([.$E20]*EXP(-([.V$10]-[.$B20])*([.V$10]-[.$B20])/(2*[.$C20]*[.$C20]))+[.$E20]*EXP(-([.V$10]-[.$B20]-24)*([.V$10]-[.$B20]-24)/(2*[.$C20]*[.$C20])))/2" office:value-type="float" office:value="0.541341132946451">
            <text:p>0,5</text:p>
          </table:table-cell>
          <table:table-cell table:formula="of:=([.$E20]*EXP(-([.W$10]-[.$B20])*([.W$10]-[.$B20])/(2*[.$C20]*[.$C20]))+[.$E20]*EXP(-([.W$10]-[.$B20]-24)*([.W$10]-[.$B20]-24)/(2*[.$C20]*[.$C20])))/2" office:value-type="float" office:value="0.17574773449363">
            <text:p>0,2</text:p>
          </table:table-cell>
          <table:table-cell table:formula="of:=([.$E20]*EXP(-([.X$10]-[.$B20])*([.X$10]-[.$B20])/(2*[.$C20]*[.$C20]))+[.$E20]*EXP(-([.X$10]-[.$B20]-24)*([.X$10]-[.$B20]-24)/(2*[.$C20]*[.$C20])))/2" office:value-type="float" office:value="0.0444359861529692">
            <text:p>0,0</text:p>
          </table:table-cell>
          <table:table-cell table:formula="of:=([.$E20]*EXP(-([.Y$10]-[.$B20])*([.Y$10]-[.$B20])/(2*[.$C20]*[.$C20]))+[.$E20]*EXP(-([.Y$10]-[.$B20]-24)*([.Y$10]-[.$B20]-24)/(2*[.$C20]*[.$C20])))/2" office:value-type="float" office:value="0.00874996447273236">
            <text:p>0,0</text:p>
          </table:table-cell>
          <table:table-cell table:formula="of:=([.$E20]*EXP(-([.Z$10]-[.$B20])*([.Z$10]-[.$B20])/(2*[.$C20]*[.$C20]))+[.$E20]*EXP(-([.Z$10]-[.$B20]-24)*([.Z$10]-[.$B20]-24)/(2*[.$C20]*[.$C20])))/2" office:value-type="float" office:value="0.0013418505116607">
            <text:p>0,0</text:p>
          </table:table-cell>
          <table:table-cell table:formula="of:=([.$E20]*EXP(-([.AA$10]-[.$B20])*([.AA$10]-[.$B20])/(2*[.$C20]*[.$C20]))+[.$E20]*EXP(-([.AA$10]-[.$B20]-24)*([.AA$10]-[.$B20]-24)/(2*[.$C20]*[.$C20])))/2" office:value-type="float" office:value="0.000160261192012579">
            <text:p>0,0</text:p>
          </table:table-cell>
          <table:table-cell table:formula="of:=([.$E20]*EXP(-([.AB$10]-[.$B20])*([.AB$10]-[.$B20])/(2*[.$C20]*[.$C20]))+[.$E20]*EXP(-([.AB$10]-[.$B20]-24)*([.AB$10]-[.$B20]-24)/(2*[.$C20]*[.$C20])))/2" office:value-type="float" office:value="0.0000149067042777085">
            <text:p>0,0</text:p>
          </table:table-cell>
          <table:table-cell table:formula="of:=([.$E20]*EXP(-([.AC$10]-[.$B20])*([.AC$10]-[.$B20])/(2*[.$C20]*[.$C20]))+[.$E20]*EXP(-([.AC$10]-[.$B20]-24)*([.AC$10]-[.$B20]-24)/(2*[.$C20]*[.$C20])))/2" office:value-type="float" office:value="0.00000108250803578172">
            <text:p>0,0</text:p>
          </table:table-cell>
          <table:table-cell table:formula="of:=([.$E20]*EXP(-([.AD$10]-[.$B20])*([.AD$10]-[.$B20])/(2*[.$C20]*[.$C20]))+[.$E20]*EXP(-([.AD$10]-[.$B20]-24)*([.AD$10]-[.$B20]-24)/(2*[.$C20]*[.$C20])))/2" office:value-type="float" office:value="0.000000121839837957701">
            <text:p>0,0</text:p>
          </table:table-cell>
          <table:table-cell table:number-columns-repeated="993"/>
        </table:table-row>
        <table:table-row table:style-name="ro1">
          <table:table-cell table:formula="of:=[.A$5]" office:value-type="float" office:value="10">
            <text:p>10</text:p>
          </table:table-cell>
          <table:table-cell table:formula="of:=[.B$5]" office:value-type="float" office:value="11">
            <text:p>11</text:p>
          </table:table-cell>
          <table:table-cell table:formula="of:=[.C$5]" office:value-type="float" office:value="2">
            <text:p>2</text:p>
          </table:table-cell>
          <table:table-cell table:style-name="ce8" office:value-type="float" office:value="0.75">
            <text:p>0,75</text:p>
          </table:table-cell>
          <table:table-cell table:formula="of:=[.A21]*[.D21]" office:value-type="float" office:value="7.5">
            <text:p>7,50</text:p>
          </table:table-cell>
          <table:table-cell table:style-name="ce13" office:value-type="string">
            <text:p>IE</text:p>
          </table:table-cell>
          <table:table-cell table:formula="of:=([.$E21]*EXP(-([.G$10]-[.$B21])*([.G$10]-[.$B21])/(2*[.$C21]*[.$C21]))+[.$E21]*EXP(-([.G$10]-[.$B21]-24)*([.G$10]-[.$B21]-24)/(2*[.$C21]*[.$C21])))/2" office:value-type="float" office:value="0.00000101234193876113">
            <text:p>0,0</text:p>
          </table:table-cell>
          <table:table-cell table:formula="of:=([.$E21]*EXP(-([.H$10]-[.$B21])*([.H$10]-[.$B21])/(2*[.$C21]*[.$C21]))+[.$E21]*EXP(-([.H$10]-[.$B21]-24)*([.H$10]-[.$B21]-24)/(2*[.$C21]*[.$C21])))/2" office:value-type="float" office:value="0.000013974949395295">
            <text:p>0,0</text:p>
          </table:table-cell>
          <table:table-cell table:formula="of:=([.$E21]*EXP(-([.I$10]-[.$B21])*([.I$10]-[.$B21])/(2*[.$C21]*[.$C21]))+[.$E21]*EXP(-([.I$10]-[.$B21]-24)*([.I$10]-[.$B21]-24)/(2*[.$C21]*[.$C21])))/2" office:value-type="float" office:value="0.000150244865223567">
            <text:p>0,0</text:p>
          </table:table-cell>
          <table:table-cell table:formula="of:=([.$E21]*EXP(-([.J$10]-[.$B21])*([.J$10]-[.$B21])/(2*[.$C21]*[.$C21]))+[.$E21]*EXP(-([.J$10]-[.$B21]-24)*([.J$10]-[.$B21]-24)/(2*[.$C21]*[.$C21])))/2" office:value-type="float" office:value="0.00125798485463442">
            <text:p>0,0</text:p>
          </table:table-cell>
          <table:table-cell table:formula="of:=([.$E21]*EXP(-([.K$10]-[.$B21])*([.K$10]-[.$B21])/(2*[.$C21]*[.$C21]))+[.$E21]*EXP(-([.K$10]-[.$B21]-24)*([.K$10]-[.$B21]-24)/(2*[.$C21]*[.$C21])))/2" office:value-type="float" office:value="0.00820309169318582">
            <text:p>0,0</text:p>
          </table:table-cell>
          <table:table-cell table:formula="of:=([.$E21]*EXP(-([.L$10]-[.$B21])*([.L$10]-[.$B21])/(2*[.$C21]*[.$C21]))+[.$E21]*EXP(-([.L$10]-[.$B21]-24)*([.L$10]-[.$B21]-24)/(2*[.$C21]*[.$C21])))/2" office:value-type="float" office:value="0.0416587370184087">
            <text:p>0,0</text:p>
          </table:table-cell>
          <table:table-cell table:formula="of:=([.$E21]*EXP(-([.M$10]-[.$B21])*([.M$10]-[.$B21])/(2*[.$C21]*[.$C21]))+[.$E21]*EXP(-([.M$10]-[.$B21]-24)*([.M$10]-[.$B21]-24)/(2*[.$C21]*[.$C21])))/2" office:value-type="float" office:value="0.164763501087778">
            <text:p>0,2</text:p>
          </table:table-cell>
          <table:table-cell table:formula="of:=([.$E21]*EXP(-([.N$10]-[.$B21])*([.N$10]-[.$B21])/(2*[.$C21]*[.$C21]))+[.$E21]*EXP(-([.N$10]-[.$B21]-24)*([.N$10]-[.$B21]-24)/(2*[.$C21]*[.$C21])))/2" office:value-type="float" office:value="0.507507312137298">
            <text:p>0,5</text:p>
          </table:table-cell>
          <table:table-cell table:formula="of:=([.$E21]*EXP(-([.O$10]-[.$B21])*([.O$10]-[.$B21])/(2*[.$C21]*[.$C21]))+[.$E21]*EXP(-([.O$10]-[.$B21]-24)*([.O$10]-[.$B21]-24)/(2*[.$C21]*[.$C21])))/2" office:value-type="float" office:value="1.21744675259381">
            <text:p>1,2</text:p>
          </table:table-cell>
          <table:table-cell table:formula="of:=([.$E21]*EXP(-([.P$10]-[.$B21])*([.P$10]-[.$B21])/(2*[.$C21]*[.$C21]))+[.$E21]*EXP(-([.P$10]-[.$B21]-24)*([.P$10]-[.$B21]-24)/(2*[.$C21]*[.$C21])))/2" office:value-type="float" office:value="2.27448997392238">
            <text:p>2,3</text:p>
          </table:table-cell>
          <table:table-cell table:formula="of:=([.$E21]*EXP(-([.Q$10]-[.$B21])*([.Q$10]-[.$B21])/(2*[.$C21]*[.$C21]))+[.$E21]*EXP(-([.Q$10]-[.$B21]-24)*([.Q$10]-[.$B21]-24)/(2*[.$C21]*[.$C21])))/2" office:value-type="float" office:value="3.30936338469223">
            <text:p>3,3</text:p>
          </table:table-cell>
          <table:table-cell table:formula="of:=([.$E21]*EXP(-([.R$10]-[.$B21])*([.R$10]-[.$B21])/(2*[.$C21]*[.$C21]))+[.$E21]*EXP(-([.R$10]-[.$B21]-24)*([.R$10]-[.$B21]-24)/(2*[.$C21]*[.$C21])))/2" office:value-type="float" office:value="3.75">
            <text:p>3,8</text:p>
          </table:table-cell>
          <table:table-cell table:formula="of:=([.$E21]*EXP(-([.S$10]-[.$B21])*([.S$10]-[.$B21])/(2*[.$C21]*[.$C21]))+[.$E21]*EXP(-([.S$10]-[.$B21]-24)*([.S$10]-[.$B21]-24)/(2*[.$C21]*[.$C21])))/2" office:value-type="float" office:value="3.30936338469223">
            <text:p>3,3</text:p>
          </table:table-cell>
          <table:table-cell table:formula="of:=([.$E21]*EXP(-([.T$10]-[.$B21])*([.T$10]-[.$B21])/(2*[.$C21]*[.$C21]))+[.$E21]*EXP(-([.T$10]-[.$B21]-24)*([.T$10]-[.$B21]-24)/(2*[.$C21]*[.$C21])))/2" office:value-type="float" office:value="2.27448997392238">
            <text:p>2,3</text:p>
          </table:table-cell>
          <table:table-cell table:formula="of:=([.$E21]*EXP(-([.U$10]-[.$B21])*([.U$10]-[.$B21])/(2*[.$C21]*[.$C21]))+[.$E21]*EXP(-([.U$10]-[.$B21]-24)*([.U$10]-[.$B21]-24)/(2*[.$C21]*[.$C21])))/2" office:value-type="float" office:value="1.21744675259381">
            <text:p>1,2</text:p>
          </table:table-cell>
          <table:table-cell table:formula="of:=([.$E21]*EXP(-([.V$10]-[.$B21])*([.V$10]-[.$B21])/(2*[.$C21]*[.$C21]))+[.$E21]*EXP(-([.V$10]-[.$B21]-24)*([.V$10]-[.$B21]-24)/(2*[.$C21]*[.$C21])))/2" office:value-type="float" office:value="0.507507312137298">
            <text:p>0,5</text:p>
          </table:table-cell>
          <table:table-cell table:formula="of:=([.$E21]*EXP(-([.W$10]-[.$B21])*([.W$10]-[.$B21])/(2*[.$C21]*[.$C21]))+[.$E21]*EXP(-([.W$10]-[.$B21]-24)*([.W$10]-[.$B21]-24)/(2*[.$C21]*[.$C21])))/2" office:value-type="float" office:value="0.164763501087778">
            <text:p>0,2</text:p>
          </table:table-cell>
          <table:table-cell table:formula="of:=([.$E21]*EXP(-([.X$10]-[.$B21])*([.X$10]-[.$B21])/(2*[.$C21]*[.$C21]))+[.$E21]*EXP(-([.X$10]-[.$B21]-24)*([.X$10]-[.$B21]-24)/(2*[.$C21]*[.$C21])))/2" office:value-type="float" office:value="0.0416587370184087">
            <text:p>0,0</text:p>
          </table:table-cell>
          <table:table-cell table:formula="of:=([.$E21]*EXP(-([.Y$10]-[.$B21])*([.Y$10]-[.$B21])/(2*[.$C21]*[.$C21]))+[.$E21]*EXP(-([.Y$10]-[.$B21]-24)*([.Y$10]-[.$B21]-24)/(2*[.$C21]*[.$C21])))/2" office:value-type="float" office:value="0.00820309169318659">
            <text:p>0,0</text:p>
          </table:table-cell>
          <table:table-cell table:formula="of:=([.$E21]*EXP(-([.Z$10]-[.$B21])*([.Z$10]-[.$B21])/(2*[.$C21]*[.$C21]))+[.$E21]*EXP(-([.Z$10]-[.$B21]-24)*([.Z$10]-[.$B21]-24)/(2*[.$C21]*[.$C21])))/2" office:value-type="float" office:value="0.00125798485468191">
            <text:p>0,0</text:p>
          </table:table-cell>
          <table:table-cell table:formula="of:=([.$E21]*EXP(-([.AA$10]-[.$B21])*([.AA$10]-[.$B21])/(2*[.$C21]*[.$C21]))+[.$E21]*EXP(-([.AA$10]-[.$B21]-24)*([.AA$10]-[.$B21]-24)/(2*[.$C21]*[.$C21])))/2" office:value-type="float" office:value="0.000150244867511793">
            <text:p>0,0</text:p>
          </table:table-cell>
          <table:table-cell table:formula="of:=([.$E21]*EXP(-([.AB$10]-[.$B21])*([.AB$10]-[.$B21])/(2*[.$C21]*[.$C21]))+[.$E21]*EXP(-([.AB$10]-[.$B21]-24)*([.AB$10]-[.$B21]-24)/(2*[.$C21]*[.$C21])))/2" office:value-type="float" office:value="0.0000139750352603517">
            <text:p>0,0</text:p>
          </table:table-cell>
          <table:table-cell table:formula="of:=([.$E21]*EXP(-([.AC$10]-[.$B21])*([.AC$10]-[.$B21])/(2*[.$C21]*[.$C21]))+[.$E21]*EXP(-([.AC$10]-[.$B21]-24)*([.AC$10]-[.$B21]-24)/(2*[.$C21]*[.$C21])))/2" office:value-type="float" office:value="0.00000101485128354537">
            <text:p>0,0</text:p>
          </table:table-cell>
          <table:table-cell table:formula="of:=([.$E21]*EXP(-([.AD$10]-[.$B21])*([.AD$10]-[.$B21])/(2*[.$C21]*[.$C21]))+[.$E21]*EXP(-([.AD$10]-[.$B21]-24)*([.AD$10]-[.$B21]-24)/(2*[.$C21]*[.$C21])))/2" office:value-type="float" office:value="0.000000114224848085345">
            <text:p>0,0</text:p>
          </table:table-cell>
          <table:table-cell table:number-columns-repeated="993"/>
        </table:table-row>
        <table:table-row table:style-name="ro1">
          <table:table-cell table:formula="of:=[.A$4]" office:value-type="float" office:value="10">
            <text:p>10</text:p>
          </table:table-cell>
          <table:table-cell table:formula="of:=[.B$4]" office:value-type="float" office:value="7">
            <text:p>7</text:p>
          </table:table-cell>
          <table:table-cell table:formula="of:=[.C$4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22]*[.D22]" office:value-type="float" office:value="10">
            <text:p>10,00</text:p>
          </table:table-cell>
          <table:table-cell table:style-name="ce4" office:value-type="string">
            <text:p>CN</text:p>
          </table:table-cell>
          <table:table-cell table:formula="of:=([.$E22]*EXP(-([.G$10]-[.$B22])*([.G$10]-[.$B22])/(2*[.$C22]*[.$C22]))+[.$E22]*EXP(-([.G$10]-[.$B22]-24)*([.G$10]-[.$B22]-24)/(2*[.$C22]*[.$C22])))/2" office:value-type="float" office:value="0.0109374555909144">
            <text:p>0,0</text:p>
          </table:table-cell>
          <table:table-cell table:formula="of:=([.$E22]*EXP(-([.H$10]-[.$B22])*([.H$10]-[.$B22])/(2*[.$C22]*[.$C22]))+[.$E22]*EXP(-([.H$10]-[.$B22]-24)*([.H$10]-[.$B22]-24)/(2*[.$C22]*[.$C22])))/2" office:value-type="float" office:value="0.0555449826912115">
            <text:p>0,1</text:p>
          </table:table-cell>
          <table:table-cell table:formula="of:=([.$E22]*EXP(-([.I$10]-[.$B22])*([.I$10]-[.$B22])/(2*[.$C22]*[.$C22]))+[.$E22]*EXP(-([.I$10]-[.$B22]-24)*([.I$10]-[.$B22]-24)/(2*[.$C22]*[.$C22])))/2" office:value-type="float" office:value="0.219684668117037">
            <text:p>0,2</text:p>
          </table:table-cell>
          <table:table-cell table:formula="of:=([.$E22]*EXP(-([.J$10]-[.$B22])*([.J$10]-[.$B22])/(2*[.$C22]*[.$C22]))+[.$E22]*EXP(-([.J$10]-[.$B22]-24)*([.J$10]-[.$B22]-24)/(2*[.$C22]*[.$C22])))/2" office:value-type="float" office:value="0.676676416183063">
            <text:p>0,7</text:p>
          </table:table-cell>
          <table:table-cell table:formula="of:=([.$E22]*EXP(-([.K$10]-[.$B22])*([.K$10]-[.$B22])/(2*[.$C22]*[.$C22]))+[.$E22]*EXP(-([.K$10]-[.$B22]-24)*([.K$10]-[.$B22]-24)/(2*[.$C22]*[.$C22])))/2" office:value-type="float" office:value="1.62326233679175">
            <text:p>1,6</text:p>
          </table:table-cell>
          <table:table-cell table:formula="of:=([.$E22]*EXP(-([.L$10]-[.$B22])*([.L$10]-[.$B22])/(2*[.$C22]*[.$C22]))+[.$E22]*EXP(-([.L$10]-[.$B22]-24)*([.L$10]-[.$B22]-24)/(2*[.$C22]*[.$C22])))/2" office:value-type="float" office:value="3.03265329856317">
            <text:p>3,0</text:p>
          </table:table-cell>
          <table:table-cell table:formula="of:=([.$E22]*EXP(-([.M$10]-[.$B22])*([.M$10]-[.$B22])/(2*[.$C22]*[.$C22]))+[.$E22]*EXP(-([.M$10]-[.$B22]-24)*([.M$10]-[.$B22]-24)/(2*[.$C22]*[.$C22])))/2" office:value-type="float" office:value="4.41248451292298">
            <text:p>4,4</text:p>
          </table:table-cell>
          <table:table-cell table:formula="of:=([.$E22]*EXP(-([.N$10]-[.$B22])*([.N$10]-[.$B22])/(2*[.$C22]*[.$C22]))+[.$E22]*EXP(-([.N$10]-[.$B22]-24)*([.N$10]-[.$B22]-24)/(2*[.$C22]*[.$C22])))/2" office:value-type="float" office:value="5">
            <text:p>5,0</text:p>
          </table:table-cell>
          <table:table-cell table:formula="of:=([.$E22]*EXP(-([.O$10]-[.$B22])*([.O$10]-[.$B22])/(2*[.$C22]*[.$C22]))+[.$E22]*EXP(-([.O$10]-[.$B22]-24)*([.O$10]-[.$B22]-24)/(2*[.$C22]*[.$C22])))/2" office:value-type="float" office:value="4.41248451292298">
            <text:p>4,4</text:p>
          </table:table-cell>
          <table:table-cell table:formula="of:=([.$E22]*EXP(-([.P$10]-[.$B22])*([.P$10]-[.$B22])/(2*[.$C22]*[.$C22]))+[.$E22]*EXP(-([.P$10]-[.$B22]-24)*([.P$10]-[.$B22]-24)/(2*[.$C22]*[.$C22])))/2" office:value-type="float" office:value="3.03265329856317">
            <text:p>3,0</text:p>
          </table:table-cell>
          <table:table-cell table:formula="of:=([.$E22]*EXP(-([.Q$10]-[.$B22])*([.Q$10]-[.$B22])/(2*[.$C22]*[.$C22]))+[.$E22]*EXP(-([.Q$10]-[.$B22]-24)*([.Q$10]-[.$B22]-24)/(2*[.$C22]*[.$C22])))/2" office:value-type="float" office:value="1.62326233679175">
            <text:p>1,6</text:p>
          </table:table-cell>
          <table:table-cell table:formula="of:=([.$E22]*EXP(-([.R$10]-[.$B22])*([.R$10]-[.$B22])/(2*[.$C22]*[.$C22]))+[.$E22]*EXP(-([.R$10]-[.$B22]-24)*([.R$10]-[.$B22]-24)/(2*[.$C22]*[.$C22])))/2" office:value-type="float" office:value="0.676676416183063">
            <text:p>0,7</text:p>
          </table:table-cell>
          <table:table-cell table:formula="of:=([.$E22]*EXP(-([.S$10]-[.$B22])*([.S$10]-[.$B22])/(2*[.$C22]*[.$C22]))+[.$E22]*EXP(-([.S$10]-[.$B22]-24)*([.S$10]-[.$B22]-24)/(2*[.$C22]*[.$C22])))/2" office:value-type="float" office:value="0.219684668117037">
            <text:p>0,2</text:p>
          </table:table-cell>
          <table:table-cell table:formula="of:=([.$E22]*EXP(-([.T$10]-[.$B22])*([.T$10]-[.$B22])/(2*[.$C22]*[.$C22]))+[.$E22]*EXP(-([.T$10]-[.$B22]-24)*([.T$10]-[.$B22]-24)/(2*[.$C22]*[.$C22])))/2" office:value-type="float" office:value="0.0555449826912115">
            <text:p>0,1</text:p>
          </table:table-cell>
          <table:table-cell table:formula="of:=([.$E22]*EXP(-([.U$10]-[.$B22])*([.U$10]-[.$B22])/(2*[.$C22]*[.$C22]))+[.$E22]*EXP(-([.U$10]-[.$B22]-24)*([.U$10]-[.$B22]-24)/(2*[.$C22]*[.$C22])))/2" office:value-type="float" office:value="0.0109374555909154">
            <text:p>0,0</text:p>
          </table:table-cell>
          <table:table-cell table:formula="of:=([.$E22]*EXP(-([.V$10]-[.$B22])*([.V$10]-[.$B22])/(2*[.$C22]*[.$C22]))+[.$E22]*EXP(-([.V$10]-[.$B22]-24)*([.V$10]-[.$B22]-24)/(2*[.$C22]*[.$C22])))/2" office:value-type="float" office:value="0.00167731313957588">
            <text:p>0,0</text:p>
          </table:table-cell>
          <table:table-cell table:formula="of:=([.$E22]*EXP(-([.W$10]-[.$B22])*([.W$10]-[.$B22])/(2*[.$C22]*[.$C22]))+[.$E22]*EXP(-([.W$10]-[.$B22]-24)*([.W$10]-[.$B22]-24)/(2*[.$C22]*[.$C22])))/2" office:value-type="float" office:value="0.000200326490015724">
            <text:p>0,0</text:p>
          </table:table-cell>
          <table:table-cell table:formula="of:=([.$E22]*EXP(-([.X$10]-[.$B22])*([.X$10]-[.$B22])/(2*[.$C22]*[.$C22]))+[.$E22]*EXP(-([.X$10]-[.$B22]-24)*([.X$10]-[.$B22]-24)/(2*[.$C22]*[.$C22])))/2" office:value-type="float" office:value="0.0000186333803471356">
            <text:p>0,0</text:p>
          </table:table-cell>
          <table:table-cell table:formula="of:=([.$E22]*EXP(-([.Y$10]-[.$B22])*([.Y$10]-[.$B22])/(2*[.$C22]*[.$C22]))+[.$E22]*EXP(-([.Y$10]-[.$B22]-24)*([.Y$10]-[.$B22]-24)/(2*[.$C22]*[.$C22])))/2" office:value-type="float" office:value="0.00000135313504472715">
            <text:p>0,0</text:p>
          </table:table-cell>
          <table:table-cell table:formula="of:=([.$E22]*EXP(-([.Z$10]-[.$B22])*([.Z$10]-[.$B22])/(2*[.$C22]*[.$C22]))+[.$E22]*EXP(-([.Z$10]-[.$B22]-24)*([.Z$10]-[.$B22]-24)/(2*[.$C22]*[.$C22])))/2" office:value-type="float" office:value="0.000000152299797447126">
            <text:p>0,0</text:p>
          </table:table-cell>
          <table:table-cell table:formula="of:=([.$E22]*EXP(-([.AA$10]-[.$B22])*([.AA$10]-[.$B22])/(2*[.$C22]*[.$C22]))+[.$E22]*EXP(-([.AA$10]-[.$B22]-24)*([.AA$10]-[.$B22]-24)/(2*[.$C22]*[.$C22])))/2" office:value-type="float" office:value="0.00000135313504472715">
            <text:p>0,0</text:p>
          </table:table-cell>
          <table:table-cell table:formula="of:=([.$E22]*EXP(-([.AB$10]-[.$B22])*([.AB$10]-[.$B22])/(2*[.$C22]*[.$C22]))+[.$E22]*EXP(-([.AB$10]-[.$B22]-24)*([.AB$10]-[.$B22]-24)/(2*[.$C22]*[.$C22])))/2" office:value-type="float" office:value="0.0000186333803471356">
            <text:p>0,0</text:p>
          </table:table-cell>
          <table:table-cell table:formula="of:=([.$E22]*EXP(-([.AC$10]-[.$B22])*([.AC$10]-[.$B22])/(2*[.$C22]*[.$C22]))+[.$E22]*EXP(-([.AC$10]-[.$B22]-24)*([.AC$10]-[.$B22]-24)/(2*[.$C22]*[.$C22])))/2" office:value-type="float" office:value="0.000200326490015724">
            <text:p>0,0</text:p>
          </table:table-cell>
          <table:table-cell table:formula="of:=([.$E22]*EXP(-([.AD$10]-[.$B22])*([.AD$10]-[.$B22])/(2*[.$C22]*[.$C22]))+[.$E22]*EXP(-([.AD$10]-[.$B22]-24)*([.AD$10]-[.$B22]-24)/(2*[.$C22]*[.$C22])))/2" office:value-type="float" office:value="0.00167731313957588">
            <text:p>0,0</text:p>
          </table:table-cell>
          <table:table-cell table:number-columns-repeated="993"/>
        </table:table-row>
        <table:table-row table:style-name="ro1">
          <table:table-cell table:formula="of:=[.A$4]" office:value-type="float" office:value="10">
            <text:p>10</text:p>
          </table:table-cell>
          <table:table-cell table:formula="of:=[.B$4]" office:value-type="float" office:value="7">
            <text:p>7</text:p>
          </table:table-cell>
          <table:table-cell table:formula="of:=[.C$4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23]*[.D23]" office:value-type="float" office:value="8">
            <text:p>8,00</text:p>
          </table:table-cell>
          <table:table-cell table:style-name="ce4" office:value-type="string">
            <text:p>JP</text:p>
          </table:table-cell>
          <table:table-cell table:formula="of:=([.$E23]*EXP(-([.G$10]-[.$B23])*([.G$10]-[.$B23])/(2*[.$C23]*[.$C23]))+[.$E23]*EXP(-([.G$10]-[.$B23]-24)*([.G$10]-[.$B23]-24)/(2*[.$C23]*[.$C23])))/2" office:value-type="float" office:value="0.00874996447273154">
            <text:p>0,0</text:p>
          </table:table-cell>
          <table:table-cell table:formula="of:=([.$E23]*EXP(-([.H$10]-[.$B23])*([.H$10]-[.$B23])/(2*[.$C23]*[.$C23]))+[.$E23]*EXP(-([.H$10]-[.$B23]-24)*([.H$10]-[.$B23]-24)/(2*[.$C23]*[.$C23])))/2" office:value-type="float" office:value="0.0444359861529692">
            <text:p>0,0</text:p>
          </table:table-cell>
          <table:table-cell table:formula="of:=([.$E23]*EXP(-([.I$10]-[.$B23])*([.I$10]-[.$B23])/(2*[.$C23]*[.$C23]))+[.$E23]*EXP(-([.I$10]-[.$B23]-24)*([.I$10]-[.$B23]-24)/(2*[.$C23]*[.$C23])))/2" office:value-type="float" office:value="0.17574773449363">
            <text:p>0,2</text:p>
          </table:table-cell>
          <table:table-cell table:formula="of:=([.$E23]*EXP(-([.J$10]-[.$B23])*([.J$10]-[.$B23])/(2*[.$C23]*[.$C23]))+[.$E23]*EXP(-([.J$10]-[.$B23]-24)*([.J$10]-[.$B23]-24)/(2*[.$C23]*[.$C23])))/2" office:value-type="float" office:value="0.541341132946451">
            <text:p>0,5</text:p>
          </table:table-cell>
          <table:table-cell table:formula="of:=([.$E23]*EXP(-([.K$10]-[.$B23])*([.K$10]-[.$B23])/(2*[.$C23]*[.$C23]))+[.$E23]*EXP(-([.K$10]-[.$B23]-24)*([.K$10]-[.$B23]-24)/(2*[.$C23]*[.$C23])))/2" office:value-type="float" office:value="1.2986098694334">
            <text:p>1,3</text:p>
          </table:table-cell>
          <table:table-cell table:formula="of:=([.$E23]*EXP(-([.L$10]-[.$B23])*([.L$10]-[.$B23])/(2*[.$C23]*[.$C23]))+[.$E23]*EXP(-([.L$10]-[.$B23]-24)*([.L$10]-[.$B23]-24)/(2*[.$C23]*[.$C23])))/2" office:value-type="float" office:value="2.42612263885053">
            <text:p>2,4</text:p>
          </table:table-cell>
          <table:table-cell table:formula="of:=([.$E23]*EXP(-([.M$10]-[.$B23])*([.M$10]-[.$B23])/(2*[.$C23]*[.$C23]))+[.$E23]*EXP(-([.M$10]-[.$B23]-24)*([.M$10]-[.$B23]-24)/(2*[.$C23]*[.$C23])))/2" office:value-type="float" office:value="3.52998761033838">
            <text:p>3,5</text:p>
          </table:table-cell>
          <table:table-cell table:formula="of:=([.$E23]*EXP(-([.N$10]-[.$B23])*([.N$10]-[.$B23])/(2*[.$C23]*[.$C23]))+[.$E23]*EXP(-([.N$10]-[.$B23]-24)*([.N$10]-[.$B23]-24)/(2*[.$C23]*[.$C23])))/2" office:value-type="float" office:value="4">
            <text:p>4,0</text:p>
          </table:table-cell>
          <table:table-cell table:formula="of:=([.$E23]*EXP(-([.O$10]-[.$B23])*([.O$10]-[.$B23])/(2*[.$C23]*[.$C23]))+[.$E23]*EXP(-([.O$10]-[.$B23]-24)*([.O$10]-[.$B23]-24)/(2*[.$C23]*[.$C23])))/2" office:value-type="float" office:value="3.52998761033838">
            <text:p>3,5</text:p>
          </table:table-cell>
          <table:table-cell table:formula="of:=([.$E23]*EXP(-([.P$10]-[.$B23])*([.P$10]-[.$B23])/(2*[.$C23]*[.$C23]))+[.$E23]*EXP(-([.P$10]-[.$B23]-24)*([.P$10]-[.$B23]-24)/(2*[.$C23]*[.$C23])))/2" office:value-type="float" office:value="2.42612263885053">
            <text:p>2,4</text:p>
          </table:table-cell>
          <table:table-cell table:formula="of:=([.$E23]*EXP(-([.Q$10]-[.$B23])*([.Q$10]-[.$B23])/(2*[.$C23]*[.$C23]))+[.$E23]*EXP(-([.Q$10]-[.$B23]-24)*([.Q$10]-[.$B23]-24)/(2*[.$C23]*[.$C23])))/2" office:value-type="float" office:value="1.2986098694334">
            <text:p>1,3</text:p>
          </table:table-cell>
          <table:table-cell table:formula="of:=([.$E23]*EXP(-([.R$10]-[.$B23])*([.R$10]-[.$B23])/(2*[.$C23]*[.$C23]))+[.$E23]*EXP(-([.R$10]-[.$B23]-24)*([.R$10]-[.$B23]-24)/(2*[.$C23]*[.$C23])))/2" office:value-type="float" office:value="0.541341132946451">
            <text:p>0,5</text:p>
          </table:table-cell>
          <table:table-cell table:formula="of:=([.$E23]*EXP(-([.S$10]-[.$B23])*([.S$10]-[.$B23])/(2*[.$C23]*[.$C23]))+[.$E23]*EXP(-([.S$10]-[.$B23]-24)*([.S$10]-[.$B23]-24)/(2*[.$C23]*[.$C23])))/2" office:value-type="float" office:value="0.17574773449363">
            <text:p>0,2</text:p>
          </table:table-cell>
          <table:table-cell table:formula="of:=([.$E23]*EXP(-([.T$10]-[.$B23])*([.T$10]-[.$B23])/(2*[.$C23]*[.$C23]))+[.$E23]*EXP(-([.T$10]-[.$B23]-24)*([.T$10]-[.$B23]-24)/(2*[.$C23]*[.$C23])))/2" office:value-type="float" office:value="0.0444359861529692">
            <text:p>0,0</text:p>
          </table:table-cell>
          <table:table-cell table:formula="of:=([.$E23]*EXP(-([.U$10]-[.$B23])*([.U$10]-[.$B23])/(2*[.$C23]*[.$C23]))+[.$E23]*EXP(-([.U$10]-[.$B23]-24)*([.U$10]-[.$B23]-24)/(2*[.$C23]*[.$C23])))/2" office:value-type="float" office:value="0.00874996447273236">
            <text:p>0,0</text:p>
          </table:table-cell>
          <table:table-cell table:formula="of:=([.$E23]*EXP(-([.V$10]-[.$B23])*([.V$10]-[.$B23])/(2*[.$C23]*[.$C23]))+[.$E23]*EXP(-([.V$10]-[.$B23]-24)*([.V$10]-[.$B23]-24)/(2*[.$C23]*[.$C23])))/2" office:value-type="float" office:value="0.0013418505116607">
            <text:p>0,0</text:p>
          </table:table-cell>
          <table:table-cell table:formula="of:=([.$E23]*EXP(-([.W$10]-[.$B23])*([.W$10]-[.$B23])/(2*[.$C23]*[.$C23]))+[.$E23]*EXP(-([.W$10]-[.$B23]-24)*([.W$10]-[.$B23]-24)/(2*[.$C23]*[.$C23])))/2" office:value-type="float" office:value="0.000160261192012579">
            <text:p>0,0</text:p>
          </table:table-cell>
          <table:table-cell table:formula="of:=([.$E23]*EXP(-([.X$10]-[.$B23])*([.X$10]-[.$B23])/(2*[.$C23]*[.$C23]))+[.$E23]*EXP(-([.X$10]-[.$B23]-24)*([.X$10]-[.$B23]-24)/(2*[.$C23]*[.$C23])))/2" office:value-type="float" office:value="0.0000149067042777085">
            <text:p>0,0</text:p>
          </table:table-cell>
          <table:table-cell table:formula="of:=([.$E23]*EXP(-([.Y$10]-[.$B23])*([.Y$10]-[.$B23])/(2*[.$C23]*[.$C23]))+[.$E23]*EXP(-([.Y$10]-[.$B23]-24)*([.Y$10]-[.$B23]-24)/(2*[.$C23]*[.$C23])))/2" office:value-type="float" office:value="0.00000108250803578172">
            <text:p>0,0</text:p>
          </table:table-cell>
          <table:table-cell table:formula="of:=([.$E23]*EXP(-([.Z$10]-[.$B23])*([.Z$10]-[.$B23])/(2*[.$C23]*[.$C23]))+[.$E23]*EXP(-([.Z$10]-[.$B23]-24)*([.Z$10]-[.$B23]-24)/(2*[.$C23]*[.$C23])))/2" office:value-type="float" office:value="0.000000121839837957701">
            <text:p>0,0</text:p>
          </table:table-cell>
          <table:table-cell table:formula="of:=([.$E23]*EXP(-([.AA$10]-[.$B23])*([.AA$10]-[.$B23])/(2*[.$C23]*[.$C23]))+[.$E23]*EXP(-([.AA$10]-[.$B23]-24)*([.AA$10]-[.$B23]-24)/(2*[.$C23]*[.$C23])))/2" office:value-type="float" office:value="0.00000108250803578172">
            <text:p>0,0</text:p>
          </table:table-cell>
          <table:table-cell table:formula="of:=([.$E23]*EXP(-([.AB$10]-[.$B23])*([.AB$10]-[.$B23])/(2*[.$C23]*[.$C23]))+[.$E23]*EXP(-([.AB$10]-[.$B23]-24)*([.AB$10]-[.$B23]-24)/(2*[.$C23]*[.$C23])))/2" office:value-type="float" office:value="0.0000149067042777085">
            <text:p>0,0</text:p>
          </table:table-cell>
          <table:table-cell table:formula="of:=([.$E23]*EXP(-([.AC$10]-[.$B23])*([.AC$10]-[.$B23])/(2*[.$C23]*[.$C23]))+[.$E23]*EXP(-([.AC$10]-[.$B23]-24)*([.AC$10]-[.$B23]-24)/(2*[.$C23]*[.$C23])))/2" office:value-type="float" office:value="0.000160261192012579">
            <text:p>0,0</text:p>
          </table:table-cell>
          <table:table-cell table:formula="of:=([.$E23]*EXP(-([.AD$10]-[.$B23])*([.AD$10]-[.$B23])/(2*[.$C23]*[.$C23]))+[.$E23]*EXP(-([.AD$10]-[.$B23]-24)*([.AD$10]-[.$B23]-24)/(2*[.$C23]*[.$C23])))/2" office:value-type="float" office:value="0.0013418505116607">
            <text:p>0,0</text:p>
          </table:table-cell>
          <table:table-cell table:number-columns-repeated="993"/>
        </table:table-row>
        <table:table-row table:style-name="ro1">
          <table:table-cell table:formula="of:=[.A$4]" office:value-type="float" office:value="10">
            <text:p>10</text:p>
          </table:table-cell>
          <table:table-cell table:formula="of:=[.B$4]" office:value-type="float" office:value="7">
            <text:p>7</text:p>
          </table:table-cell>
          <table:table-cell table:formula="of:=[.C$4]" office:value-type="float" office:value="2">
            <text:p>2</text:p>
          </table:table-cell>
          <table:table-cell table:style-name="ce8" office:value-type="float" office:value="0.75">
            <text:p>0,75</text:p>
          </table:table-cell>
          <table:table-cell table:formula="of:=[.A24]*[.D24]" office:value-type="float" office:value="7.5">
            <text:p>7,50</text:p>
          </table:table-cell>
          <table:table-cell table:style-name="ce4" office:value-type="string">
            <text:p>RU</text:p>
          </table:table-cell>
          <table:table-cell table:formula="of:=([.$E24]*EXP(-([.G$10]-[.$B24])*([.G$10]-[.$B24])/(2*[.$C24]*[.$C24]))+[.$E24]*EXP(-([.G$10]-[.$B24]-24)*([.G$10]-[.$B24]-24)/(2*[.$C24]*[.$C24])))/2" office:value-type="float" office:value="0.00820309169318582">
            <text:p>0,0</text:p>
          </table:table-cell>
          <table:table-cell table:formula="of:=([.$E24]*EXP(-([.H$10]-[.$B24])*([.H$10]-[.$B24])/(2*[.$C24]*[.$C24]))+[.$E24]*EXP(-([.H$10]-[.$B24]-24)*([.H$10]-[.$B24]-24)/(2*[.$C24]*[.$C24])))/2" office:value-type="float" office:value="0.0416587370184087">
            <text:p>0,0</text:p>
          </table:table-cell>
          <table:table-cell table:formula="of:=([.$E24]*EXP(-([.I$10]-[.$B24])*([.I$10]-[.$B24])/(2*[.$C24]*[.$C24]))+[.$E24]*EXP(-([.I$10]-[.$B24]-24)*([.I$10]-[.$B24]-24)/(2*[.$C24]*[.$C24])))/2" office:value-type="float" office:value="0.164763501087778">
            <text:p>0,2</text:p>
          </table:table-cell>
          <table:table-cell table:formula="of:=([.$E24]*EXP(-([.J$10]-[.$B24])*([.J$10]-[.$B24])/(2*[.$C24]*[.$C24]))+[.$E24]*EXP(-([.J$10]-[.$B24]-24)*([.J$10]-[.$B24]-24)/(2*[.$C24]*[.$C24])))/2" office:value-type="float" office:value="0.507507312137298">
            <text:p>0,5</text:p>
          </table:table-cell>
          <table:table-cell table:formula="of:=([.$E24]*EXP(-([.K$10]-[.$B24])*([.K$10]-[.$B24])/(2*[.$C24]*[.$C24]))+[.$E24]*EXP(-([.K$10]-[.$B24]-24)*([.K$10]-[.$B24]-24)/(2*[.$C24]*[.$C24])))/2" office:value-type="float" office:value="1.21744675259381">
            <text:p>1,2</text:p>
          </table:table-cell>
          <table:table-cell table:formula="of:=([.$E24]*EXP(-([.L$10]-[.$B24])*([.L$10]-[.$B24])/(2*[.$C24]*[.$C24]))+[.$E24]*EXP(-([.L$10]-[.$B24]-24)*([.L$10]-[.$B24]-24)/(2*[.$C24]*[.$C24])))/2" office:value-type="float" office:value="2.27448997392238">
            <text:p>2,3</text:p>
          </table:table-cell>
          <table:table-cell table:formula="of:=([.$E24]*EXP(-([.M$10]-[.$B24])*([.M$10]-[.$B24])/(2*[.$C24]*[.$C24]))+[.$E24]*EXP(-([.M$10]-[.$B24]-24)*([.M$10]-[.$B24]-24)/(2*[.$C24]*[.$C24])))/2" office:value-type="float" office:value="3.30936338469223">
            <text:p>3,3</text:p>
          </table:table-cell>
          <table:table-cell table:formula="of:=([.$E24]*EXP(-([.N$10]-[.$B24])*([.N$10]-[.$B24])/(2*[.$C24]*[.$C24]))+[.$E24]*EXP(-([.N$10]-[.$B24]-24)*([.N$10]-[.$B24]-24)/(2*[.$C24]*[.$C24])))/2" office:value-type="float" office:value="3.75">
            <text:p>3,8</text:p>
          </table:table-cell>
          <table:table-cell table:formula="of:=([.$E24]*EXP(-([.O$10]-[.$B24])*([.O$10]-[.$B24])/(2*[.$C24]*[.$C24]))+[.$E24]*EXP(-([.O$10]-[.$B24]-24)*([.O$10]-[.$B24]-24)/(2*[.$C24]*[.$C24])))/2" office:value-type="float" office:value="3.30936338469223">
            <text:p>3,3</text:p>
          </table:table-cell>
          <table:table-cell table:formula="of:=([.$E24]*EXP(-([.P$10]-[.$B24])*([.P$10]-[.$B24])/(2*[.$C24]*[.$C24]))+[.$E24]*EXP(-([.P$10]-[.$B24]-24)*([.P$10]-[.$B24]-24)/(2*[.$C24]*[.$C24])))/2" office:value-type="float" office:value="2.27448997392238">
            <text:p>2,3</text:p>
          </table:table-cell>
          <table:table-cell table:formula="of:=([.$E24]*EXP(-([.Q$10]-[.$B24])*([.Q$10]-[.$B24])/(2*[.$C24]*[.$C24]))+[.$E24]*EXP(-([.Q$10]-[.$B24]-24)*([.Q$10]-[.$B24]-24)/(2*[.$C24]*[.$C24])))/2" office:value-type="float" office:value="1.21744675259381">
            <text:p>1,2</text:p>
          </table:table-cell>
          <table:table-cell table:formula="of:=([.$E24]*EXP(-([.R$10]-[.$B24])*([.R$10]-[.$B24])/(2*[.$C24]*[.$C24]))+[.$E24]*EXP(-([.R$10]-[.$B24]-24)*([.R$10]-[.$B24]-24)/(2*[.$C24]*[.$C24])))/2" office:value-type="float" office:value="0.507507312137298">
            <text:p>0,5</text:p>
          </table:table-cell>
          <table:table-cell table:formula="of:=([.$E24]*EXP(-([.S$10]-[.$B24])*([.S$10]-[.$B24])/(2*[.$C24]*[.$C24]))+[.$E24]*EXP(-([.S$10]-[.$B24]-24)*([.S$10]-[.$B24]-24)/(2*[.$C24]*[.$C24])))/2" office:value-type="float" office:value="0.164763501087778">
            <text:p>0,2</text:p>
          </table:table-cell>
          <table:table-cell table:formula="of:=([.$E24]*EXP(-([.T$10]-[.$B24])*([.T$10]-[.$B24])/(2*[.$C24]*[.$C24]))+[.$E24]*EXP(-([.T$10]-[.$B24]-24)*([.T$10]-[.$B24]-24)/(2*[.$C24]*[.$C24])))/2" office:value-type="float" office:value="0.0416587370184087">
            <text:p>0,0</text:p>
          </table:table-cell>
          <table:table-cell table:formula="of:=([.$E24]*EXP(-([.U$10]-[.$B24])*([.U$10]-[.$B24])/(2*[.$C24]*[.$C24]))+[.$E24]*EXP(-([.U$10]-[.$B24]-24)*([.U$10]-[.$B24]-24)/(2*[.$C24]*[.$C24])))/2" office:value-type="float" office:value="0.00820309169318659">
            <text:p>0,0</text:p>
          </table:table-cell>
          <table:table-cell table:formula="of:=([.$E24]*EXP(-([.V$10]-[.$B24])*([.V$10]-[.$B24])/(2*[.$C24]*[.$C24]))+[.$E24]*EXP(-([.V$10]-[.$B24]-24)*([.V$10]-[.$B24]-24)/(2*[.$C24]*[.$C24])))/2" office:value-type="float" office:value="0.00125798485468191">
            <text:p>0,0</text:p>
          </table:table-cell>
          <table:table-cell table:formula="of:=([.$E24]*EXP(-([.W$10]-[.$B24])*([.W$10]-[.$B24])/(2*[.$C24]*[.$C24]))+[.$E24]*EXP(-([.W$10]-[.$B24]-24)*([.W$10]-[.$B24]-24)/(2*[.$C24]*[.$C24])))/2" office:value-type="float" office:value="0.000150244867511793">
            <text:p>0,0</text:p>
          </table:table-cell>
          <table:table-cell table:formula="of:=([.$E24]*EXP(-([.X$10]-[.$B24])*([.X$10]-[.$B24])/(2*[.$C24]*[.$C24]))+[.$E24]*EXP(-([.X$10]-[.$B24]-24)*([.X$10]-[.$B24]-24)/(2*[.$C24]*[.$C24])))/2" office:value-type="float" office:value="0.0000139750352603517">
            <text:p>0,0</text:p>
          </table:table-cell>
          <table:table-cell table:formula="of:=([.$E24]*EXP(-([.Y$10]-[.$B24])*([.Y$10]-[.$B24])/(2*[.$C24]*[.$C24]))+[.$E24]*EXP(-([.Y$10]-[.$B24]-24)*([.Y$10]-[.$B24]-24)/(2*[.$C24]*[.$C24])))/2" office:value-type="float" office:value="0.00000101485128354537">
            <text:p>0,0</text:p>
          </table:table-cell>
          <table:table-cell table:formula="of:=([.$E24]*EXP(-([.Z$10]-[.$B24])*([.Z$10]-[.$B24])/(2*[.$C24]*[.$C24]))+[.$E24]*EXP(-([.Z$10]-[.$B24]-24)*([.Z$10]-[.$B24]-24)/(2*[.$C24]*[.$C24])))/2" office:value-type="float" office:value="0.000000114224848085345">
            <text:p>0,0</text:p>
          </table:table-cell>
          <table:table-cell table:formula="of:=([.$E24]*EXP(-([.AA$10]-[.$B24])*([.AA$10]-[.$B24])/(2*[.$C24]*[.$C24]))+[.$E24]*EXP(-([.AA$10]-[.$B24]-24)*([.AA$10]-[.$B24]-24)/(2*[.$C24]*[.$C24])))/2" office:value-type="float" office:value="0.00000101485128354537">
            <text:p>0,0</text:p>
          </table:table-cell>
          <table:table-cell table:formula="of:=([.$E24]*EXP(-([.AB$10]-[.$B24])*([.AB$10]-[.$B24])/(2*[.$C24]*[.$C24]))+[.$E24]*EXP(-([.AB$10]-[.$B24]-24)*([.AB$10]-[.$B24]-24)/(2*[.$C24]*[.$C24])))/2" office:value-type="float" office:value="0.0000139750352603517">
            <text:p>0,0</text:p>
          </table:table-cell>
          <table:table-cell table:formula="of:=([.$E24]*EXP(-([.AC$10]-[.$B24])*([.AC$10]-[.$B24])/(2*[.$C24]*[.$C24]))+[.$E24]*EXP(-([.AC$10]-[.$B24]-24)*([.AC$10]-[.$B24]-24)/(2*[.$C24]*[.$C24])))/2" office:value-type="float" office:value="0.000150244867511793">
            <text:p>0,0</text:p>
          </table:table-cell>
          <table:table-cell table:formula="of:=([.$E24]*EXP(-([.AD$10]-[.$B24])*([.AD$10]-[.$B24])/(2*[.$C24]*[.$C24]))+[.$E24]*EXP(-([.AD$10]-[.$B24]-24)*([.AD$10]-[.$B24]-24)/(2*[.$C24]*[.$C24])))/2" office:value-type="float" office:value="0.00125798485468191">
            <text:p>0,0</text:p>
          </table:table-cell>
          <table:table-cell table:number-columns-repeated="993"/>
        </table:table-row>
        <table:table-row table:style-name="ro1">
          <table:table-cell table:formula="of:=[.A$4]" office:value-type="float" office:value="10">
            <text:p>10</text:p>
          </table:table-cell>
          <table:table-cell table:formula="of:=[.B$4]" office:value-type="float" office:value="7">
            <text:p>7</text:p>
          </table:table-cell>
          <table:table-cell table:formula="of:=[.C$4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25]*[.D25]" office:value-type="float" office:value="8">
            <text:p>8,00</text:p>
          </table:table-cell>
          <table:table-cell table:style-name="ce4" office:value-type="string">
            <text:p>MN</text:p>
          </table:table-cell>
          <table:table-cell table:formula="of:=([.$E25]*EXP(-([.G$10]-[.$B25])*([.G$10]-[.$B25])/(2*[.$C25]*[.$C25]))+[.$E25]*EXP(-([.G$10]-[.$B25]-24)*([.G$10]-[.$B25]-24)/(2*[.$C25]*[.$C25])))/2" office:value-type="float" office:value="0.00874996447273154">
            <text:p>0,0</text:p>
          </table:table-cell>
          <table:table-cell table:formula="of:=([.$E25]*EXP(-([.H$10]-[.$B25])*([.H$10]-[.$B25])/(2*[.$C25]*[.$C25]))+[.$E25]*EXP(-([.H$10]-[.$B25]-24)*([.H$10]-[.$B25]-24)/(2*[.$C25]*[.$C25])))/2" office:value-type="float" office:value="0.0444359861529692">
            <text:p>0,0</text:p>
          </table:table-cell>
          <table:table-cell table:formula="of:=([.$E25]*EXP(-([.I$10]-[.$B25])*([.I$10]-[.$B25])/(2*[.$C25]*[.$C25]))+[.$E25]*EXP(-([.I$10]-[.$B25]-24)*([.I$10]-[.$B25]-24)/(2*[.$C25]*[.$C25])))/2" office:value-type="float" office:value="0.17574773449363">
            <text:p>0,2</text:p>
          </table:table-cell>
          <table:table-cell table:formula="of:=([.$E25]*EXP(-([.J$10]-[.$B25])*([.J$10]-[.$B25])/(2*[.$C25]*[.$C25]))+[.$E25]*EXP(-([.J$10]-[.$B25]-24)*([.J$10]-[.$B25]-24)/(2*[.$C25]*[.$C25])))/2" office:value-type="float" office:value="0.541341132946451">
            <text:p>0,5</text:p>
          </table:table-cell>
          <table:table-cell table:formula="of:=([.$E25]*EXP(-([.K$10]-[.$B25])*([.K$10]-[.$B25])/(2*[.$C25]*[.$C25]))+[.$E25]*EXP(-([.K$10]-[.$B25]-24)*([.K$10]-[.$B25]-24)/(2*[.$C25]*[.$C25])))/2" office:value-type="float" office:value="1.2986098694334">
            <text:p>1,3</text:p>
          </table:table-cell>
          <table:table-cell table:formula="of:=([.$E25]*EXP(-([.L$10]-[.$B25])*([.L$10]-[.$B25])/(2*[.$C25]*[.$C25]))+[.$E25]*EXP(-([.L$10]-[.$B25]-24)*([.L$10]-[.$B25]-24)/(2*[.$C25]*[.$C25])))/2" office:value-type="float" office:value="2.42612263885053">
            <text:p>2,4</text:p>
          </table:table-cell>
          <table:table-cell table:formula="of:=([.$E25]*EXP(-([.M$10]-[.$B25])*([.M$10]-[.$B25])/(2*[.$C25]*[.$C25]))+[.$E25]*EXP(-([.M$10]-[.$B25]-24)*([.M$10]-[.$B25]-24)/(2*[.$C25]*[.$C25])))/2" office:value-type="float" office:value="3.52998761033838">
            <text:p>3,5</text:p>
          </table:table-cell>
          <table:table-cell table:formula="of:=([.$E25]*EXP(-([.N$10]-[.$B25])*([.N$10]-[.$B25])/(2*[.$C25]*[.$C25]))+[.$E25]*EXP(-([.N$10]-[.$B25]-24)*([.N$10]-[.$B25]-24)/(2*[.$C25]*[.$C25])))/2" office:value-type="float" office:value="4">
            <text:p>4,0</text:p>
          </table:table-cell>
          <table:table-cell table:formula="of:=([.$E25]*EXP(-([.O$10]-[.$B25])*([.O$10]-[.$B25])/(2*[.$C25]*[.$C25]))+[.$E25]*EXP(-([.O$10]-[.$B25]-24)*([.O$10]-[.$B25]-24)/(2*[.$C25]*[.$C25])))/2" office:value-type="float" office:value="3.52998761033838">
            <text:p>3,5</text:p>
          </table:table-cell>
          <table:table-cell table:formula="of:=([.$E25]*EXP(-([.P$10]-[.$B25])*([.P$10]-[.$B25])/(2*[.$C25]*[.$C25]))+[.$E25]*EXP(-([.P$10]-[.$B25]-24)*([.P$10]-[.$B25]-24)/(2*[.$C25]*[.$C25])))/2" office:value-type="float" office:value="2.42612263885053">
            <text:p>2,4</text:p>
          </table:table-cell>
          <table:table-cell table:formula="of:=([.$E25]*EXP(-([.Q$10]-[.$B25])*([.Q$10]-[.$B25])/(2*[.$C25]*[.$C25]))+[.$E25]*EXP(-([.Q$10]-[.$B25]-24)*([.Q$10]-[.$B25]-24)/(2*[.$C25]*[.$C25])))/2" office:value-type="float" office:value="1.2986098694334">
            <text:p>1,3</text:p>
          </table:table-cell>
          <table:table-cell table:formula="of:=([.$E25]*EXP(-([.R$10]-[.$B25])*([.R$10]-[.$B25])/(2*[.$C25]*[.$C25]))+[.$E25]*EXP(-([.R$10]-[.$B25]-24)*([.R$10]-[.$B25]-24)/(2*[.$C25]*[.$C25])))/2" office:value-type="float" office:value="0.541341132946451">
            <text:p>0,5</text:p>
          </table:table-cell>
          <table:table-cell table:formula="of:=([.$E25]*EXP(-([.S$10]-[.$B25])*([.S$10]-[.$B25])/(2*[.$C25]*[.$C25]))+[.$E25]*EXP(-([.S$10]-[.$B25]-24)*([.S$10]-[.$B25]-24)/(2*[.$C25]*[.$C25])))/2" office:value-type="float" office:value="0.17574773449363">
            <text:p>0,2</text:p>
          </table:table-cell>
          <table:table-cell table:formula="of:=([.$E25]*EXP(-([.T$10]-[.$B25])*([.T$10]-[.$B25])/(2*[.$C25]*[.$C25]))+[.$E25]*EXP(-([.T$10]-[.$B25]-24)*([.T$10]-[.$B25]-24)/(2*[.$C25]*[.$C25])))/2" office:value-type="float" office:value="0.0444359861529692">
            <text:p>0,0</text:p>
          </table:table-cell>
          <table:table-cell table:formula="of:=([.$E25]*EXP(-([.U$10]-[.$B25])*([.U$10]-[.$B25])/(2*[.$C25]*[.$C25]))+[.$E25]*EXP(-([.U$10]-[.$B25]-24)*([.U$10]-[.$B25]-24)/(2*[.$C25]*[.$C25])))/2" office:value-type="float" office:value="0.00874996447273236">
            <text:p>0,0</text:p>
          </table:table-cell>
          <table:table-cell table:formula="of:=([.$E25]*EXP(-([.V$10]-[.$B25])*([.V$10]-[.$B25])/(2*[.$C25]*[.$C25]))+[.$E25]*EXP(-([.V$10]-[.$B25]-24)*([.V$10]-[.$B25]-24)/(2*[.$C25]*[.$C25])))/2" office:value-type="float" office:value="0.0013418505116607">
            <text:p>0,0</text:p>
          </table:table-cell>
          <table:table-cell table:formula="of:=([.$E25]*EXP(-([.W$10]-[.$B25])*([.W$10]-[.$B25])/(2*[.$C25]*[.$C25]))+[.$E25]*EXP(-([.W$10]-[.$B25]-24)*([.W$10]-[.$B25]-24)/(2*[.$C25]*[.$C25])))/2" office:value-type="float" office:value="0.000160261192012579">
            <text:p>0,0</text:p>
          </table:table-cell>
          <table:table-cell table:formula="of:=([.$E25]*EXP(-([.X$10]-[.$B25])*([.X$10]-[.$B25])/(2*[.$C25]*[.$C25]))+[.$E25]*EXP(-([.X$10]-[.$B25]-24)*([.X$10]-[.$B25]-24)/(2*[.$C25]*[.$C25])))/2" office:value-type="float" office:value="0.0000149067042777085">
            <text:p>0,0</text:p>
          </table:table-cell>
          <table:table-cell table:formula="of:=([.$E25]*EXP(-([.Y$10]-[.$B25])*([.Y$10]-[.$B25])/(2*[.$C25]*[.$C25]))+[.$E25]*EXP(-([.Y$10]-[.$B25]-24)*([.Y$10]-[.$B25]-24)/(2*[.$C25]*[.$C25])))/2" office:value-type="float" office:value="0.00000108250803578172">
            <text:p>0,0</text:p>
          </table:table-cell>
          <table:table-cell table:formula="of:=([.$E25]*EXP(-([.Z$10]-[.$B25])*([.Z$10]-[.$B25])/(2*[.$C25]*[.$C25]))+[.$E25]*EXP(-([.Z$10]-[.$B25]-24)*([.Z$10]-[.$B25]-24)/(2*[.$C25]*[.$C25])))/2" office:value-type="float" office:value="0.000000121839837957701">
            <text:p>0,0</text:p>
          </table:table-cell>
          <table:table-cell table:formula="of:=([.$E25]*EXP(-([.AA$10]-[.$B25])*([.AA$10]-[.$B25])/(2*[.$C25]*[.$C25]))+[.$E25]*EXP(-([.AA$10]-[.$B25]-24)*([.AA$10]-[.$B25]-24)/(2*[.$C25]*[.$C25])))/2" office:value-type="float" office:value="0.00000108250803578172">
            <text:p>0,0</text:p>
          </table:table-cell>
          <table:table-cell table:formula="of:=([.$E25]*EXP(-([.AB$10]-[.$B25])*([.AB$10]-[.$B25])/(2*[.$C25]*[.$C25]))+[.$E25]*EXP(-([.AB$10]-[.$B25]-24)*([.AB$10]-[.$B25]-24)/(2*[.$C25]*[.$C25])))/2" office:value-type="float" office:value="0.0000149067042777085">
            <text:p>0,0</text:p>
          </table:table-cell>
          <table:table-cell table:formula="of:=([.$E25]*EXP(-([.AC$10]-[.$B25])*([.AC$10]-[.$B25])/(2*[.$C25]*[.$C25]))+[.$E25]*EXP(-([.AC$10]-[.$B25]-24)*([.AC$10]-[.$B25]-24)/(2*[.$C25]*[.$C25])))/2" office:value-type="float" office:value="0.000160261192012579">
            <text:p>0,0</text:p>
          </table:table-cell>
          <table:table-cell table:formula="of:=([.$E25]*EXP(-([.AD$10]-[.$B25])*([.AD$10]-[.$B25])/(2*[.$C25]*[.$C25]))+[.$E25]*EXP(-([.AD$10]-[.$B25]-24)*([.AD$10]-[.$B25]-24)/(2*[.$C25]*[.$C25])))/2" office:value-type="float" office:value="0.0013418505116607">
            <text:p>0,0</text:p>
          </table:table-cell>
          <table:table-cell table:number-columns-repeated="993"/>
        </table:table-row>
        <table:table-row table:style-name="ro1">
          <table:table-cell table:formula="of:=[.A$4]" office:value-type="float" office:value="10">
            <text:p>10</text:p>
          </table:table-cell>
          <table:table-cell table:formula="of:=[.B$4]" office:value-type="float" office:value="7">
            <text:p>7</text:p>
          </table:table-cell>
          <table:table-cell table:formula="of:=[.C$4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26]*[.D26]" office:value-type="float" office:value="10">
            <text:p>10,00</text:p>
          </table:table-cell>
          <table:table-cell table:style-name="ce4" office:value-type="string">
            <text:p>KZ</text:p>
          </table:table-cell>
          <table:table-cell table:formula="of:=([.$E26]*EXP(-([.G$10]-[.$B26])*([.G$10]-[.$B26])/(2*[.$C26]*[.$C26]))+[.$E26]*EXP(-([.G$10]-[.$B26]-24)*([.G$10]-[.$B26]-24)/(2*[.$C26]*[.$C26])))/2" office:value-type="float" office:value="0.0109374555909144">
            <text:p>0,0</text:p>
          </table:table-cell>
          <table:table-cell table:formula="of:=([.$E26]*EXP(-([.H$10]-[.$B26])*([.H$10]-[.$B26])/(2*[.$C26]*[.$C26]))+[.$E26]*EXP(-([.H$10]-[.$B26]-24)*([.H$10]-[.$B26]-24)/(2*[.$C26]*[.$C26])))/2" office:value-type="float" office:value="0.0555449826912115">
            <text:p>0,1</text:p>
          </table:table-cell>
          <table:table-cell table:formula="of:=([.$E26]*EXP(-([.I$10]-[.$B26])*([.I$10]-[.$B26])/(2*[.$C26]*[.$C26]))+[.$E26]*EXP(-([.I$10]-[.$B26]-24)*([.I$10]-[.$B26]-24)/(2*[.$C26]*[.$C26])))/2" office:value-type="float" office:value="0.219684668117037">
            <text:p>0,2</text:p>
          </table:table-cell>
          <table:table-cell table:formula="of:=([.$E26]*EXP(-([.J$10]-[.$B26])*([.J$10]-[.$B26])/(2*[.$C26]*[.$C26]))+[.$E26]*EXP(-([.J$10]-[.$B26]-24)*([.J$10]-[.$B26]-24)/(2*[.$C26]*[.$C26])))/2" office:value-type="float" office:value="0.676676416183063">
            <text:p>0,7</text:p>
          </table:table-cell>
          <table:table-cell table:formula="of:=([.$E26]*EXP(-([.K$10]-[.$B26])*([.K$10]-[.$B26])/(2*[.$C26]*[.$C26]))+[.$E26]*EXP(-([.K$10]-[.$B26]-24)*([.K$10]-[.$B26]-24)/(2*[.$C26]*[.$C26])))/2" office:value-type="float" office:value="1.62326233679175">
            <text:p>1,6</text:p>
          </table:table-cell>
          <table:table-cell table:formula="of:=([.$E26]*EXP(-([.L$10]-[.$B26])*([.L$10]-[.$B26])/(2*[.$C26]*[.$C26]))+[.$E26]*EXP(-([.L$10]-[.$B26]-24)*([.L$10]-[.$B26]-24)/(2*[.$C26]*[.$C26])))/2" office:value-type="float" office:value="3.03265329856317">
            <text:p>3,0</text:p>
          </table:table-cell>
          <table:table-cell table:formula="of:=([.$E26]*EXP(-([.M$10]-[.$B26])*([.M$10]-[.$B26])/(2*[.$C26]*[.$C26]))+[.$E26]*EXP(-([.M$10]-[.$B26]-24)*([.M$10]-[.$B26]-24)/(2*[.$C26]*[.$C26])))/2" office:value-type="float" office:value="4.41248451292298">
            <text:p>4,4</text:p>
          </table:table-cell>
          <table:table-cell table:formula="of:=([.$E26]*EXP(-([.N$10]-[.$B26])*([.N$10]-[.$B26])/(2*[.$C26]*[.$C26]))+[.$E26]*EXP(-([.N$10]-[.$B26]-24)*([.N$10]-[.$B26]-24)/(2*[.$C26]*[.$C26])))/2" office:value-type="float" office:value="5">
            <text:p>5,0</text:p>
          </table:table-cell>
          <table:table-cell table:formula="of:=([.$E26]*EXP(-([.O$10]-[.$B26])*([.O$10]-[.$B26])/(2*[.$C26]*[.$C26]))+[.$E26]*EXP(-([.O$10]-[.$B26]-24)*([.O$10]-[.$B26]-24)/(2*[.$C26]*[.$C26])))/2" office:value-type="float" office:value="4.41248451292298">
            <text:p>4,4</text:p>
          </table:table-cell>
          <table:table-cell table:formula="of:=([.$E26]*EXP(-([.P$10]-[.$B26])*([.P$10]-[.$B26])/(2*[.$C26]*[.$C26]))+[.$E26]*EXP(-([.P$10]-[.$B26]-24)*([.P$10]-[.$B26]-24)/(2*[.$C26]*[.$C26])))/2" office:value-type="float" office:value="3.03265329856317">
            <text:p>3,0</text:p>
          </table:table-cell>
          <table:table-cell table:formula="of:=([.$E26]*EXP(-([.Q$10]-[.$B26])*([.Q$10]-[.$B26])/(2*[.$C26]*[.$C26]))+[.$E26]*EXP(-([.Q$10]-[.$B26]-24)*([.Q$10]-[.$B26]-24)/(2*[.$C26]*[.$C26])))/2" office:value-type="float" office:value="1.62326233679175">
            <text:p>1,6</text:p>
          </table:table-cell>
          <table:table-cell table:formula="of:=([.$E26]*EXP(-([.R$10]-[.$B26])*([.R$10]-[.$B26])/(2*[.$C26]*[.$C26]))+[.$E26]*EXP(-([.R$10]-[.$B26]-24)*([.R$10]-[.$B26]-24)/(2*[.$C26]*[.$C26])))/2" office:value-type="float" office:value="0.676676416183063">
            <text:p>0,7</text:p>
          </table:table-cell>
          <table:table-cell table:formula="of:=([.$E26]*EXP(-([.S$10]-[.$B26])*([.S$10]-[.$B26])/(2*[.$C26]*[.$C26]))+[.$E26]*EXP(-([.S$10]-[.$B26]-24)*([.S$10]-[.$B26]-24)/(2*[.$C26]*[.$C26])))/2" office:value-type="float" office:value="0.219684668117037">
            <text:p>0,2</text:p>
          </table:table-cell>
          <table:table-cell table:formula="of:=([.$E26]*EXP(-([.T$10]-[.$B26])*([.T$10]-[.$B26])/(2*[.$C26]*[.$C26]))+[.$E26]*EXP(-([.T$10]-[.$B26]-24)*([.T$10]-[.$B26]-24)/(2*[.$C26]*[.$C26])))/2" office:value-type="float" office:value="0.0555449826912115">
            <text:p>0,1</text:p>
          </table:table-cell>
          <table:table-cell table:formula="of:=([.$E26]*EXP(-([.U$10]-[.$B26])*([.U$10]-[.$B26])/(2*[.$C26]*[.$C26]))+[.$E26]*EXP(-([.U$10]-[.$B26]-24)*([.U$10]-[.$B26]-24)/(2*[.$C26]*[.$C26])))/2" office:value-type="float" office:value="0.0109374555909154">
            <text:p>0,0</text:p>
          </table:table-cell>
          <table:table-cell table:formula="of:=([.$E26]*EXP(-([.V$10]-[.$B26])*([.V$10]-[.$B26])/(2*[.$C26]*[.$C26]))+[.$E26]*EXP(-([.V$10]-[.$B26]-24)*([.V$10]-[.$B26]-24)/(2*[.$C26]*[.$C26])))/2" office:value-type="float" office:value="0.00167731313957588">
            <text:p>0,0</text:p>
          </table:table-cell>
          <table:table-cell table:formula="of:=([.$E26]*EXP(-([.W$10]-[.$B26])*([.W$10]-[.$B26])/(2*[.$C26]*[.$C26]))+[.$E26]*EXP(-([.W$10]-[.$B26]-24)*([.W$10]-[.$B26]-24)/(2*[.$C26]*[.$C26])))/2" office:value-type="float" office:value="0.000200326490015724">
            <text:p>0,0</text:p>
          </table:table-cell>
          <table:table-cell table:formula="of:=([.$E26]*EXP(-([.X$10]-[.$B26])*([.X$10]-[.$B26])/(2*[.$C26]*[.$C26]))+[.$E26]*EXP(-([.X$10]-[.$B26]-24)*([.X$10]-[.$B26]-24)/(2*[.$C26]*[.$C26])))/2" office:value-type="float" office:value="0.0000186333803471356">
            <text:p>0,0</text:p>
          </table:table-cell>
          <table:table-cell table:formula="of:=([.$E26]*EXP(-([.Y$10]-[.$B26])*([.Y$10]-[.$B26])/(2*[.$C26]*[.$C26]))+[.$E26]*EXP(-([.Y$10]-[.$B26]-24)*([.Y$10]-[.$B26]-24)/(2*[.$C26]*[.$C26])))/2" office:value-type="float" office:value="0.00000135313504472715">
            <text:p>0,0</text:p>
          </table:table-cell>
          <table:table-cell table:formula="of:=([.$E26]*EXP(-([.Z$10]-[.$B26])*([.Z$10]-[.$B26])/(2*[.$C26]*[.$C26]))+[.$E26]*EXP(-([.Z$10]-[.$B26]-24)*([.Z$10]-[.$B26]-24)/(2*[.$C26]*[.$C26])))/2" office:value-type="float" office:value="0.000000152299797447126">
            <text:p>0,0</text:p>
          </table:table-cell>
          <table:table-cell table:formula="of:=([.$E26]*EXP(-([.AA$10]-[.$B26])*([.AA$10]-[.$B26])/(2*[.$C26]*[.$C26]))+[.$E26]*EXP(-([.AA$10]-[.$B26]-24)*([.AA$10]-[.$B26]-24)/(2*[.$C26]*[.$C26])))/2" office:value-type="float" office:value="0.00000135313504472715">
            <text:p>0,0</text:p>
          </table:table-cell>
          <table:table-cell table:formula="of:=([.$E26]*EXP(-([.AB$10]-[.$B26])*([.AB$10]-[.$B26])/(2*[.$C26]*[.$C26]))+[.$E26]*EXP(-([.AB$10]-[.$B26]-24)*([.AB$10]-[.$B26]-24)/(2*[.$C26]*[.$C26])))/2" office:value-type="float" office:value="0.0000186333803471356">
            <text:p>0,0</text:p>
          </table:table-cell>
          <table:table-cell table:formula="of:=([.$E26]*EXP(-([.AC$10]-[.$B26])*([.AC$10]-[.$B26])/(2*[.$C26]*[.$C26]))+[.$E26]*EXP(-([.AC$10]-[.$B26]-24)*([.AC$10]-[.$B26]-24)/(2*[.$C26]*[.$C26])))/2" office:value-type="float" office:value="0.000200326490015724">
            <text:p>0,0</text:p>
          </table:table-cell>
          <table:table-cell table:formula="of:=([.$E26]*EXP(-([.AD$10]-[.$B26])*([.AD$10]-[.$B26])/(2*[.$C26]*[.$C26]))+[.$E26]*EXP(-([.AD$10]-[.$B26]-24)*([.AD$10]-[.$B26]-24)/(2*[.$C26]*[.$C26])))/2" office:value-type="float" office:value="0.00167731313957588">
            <text:p>0,0</text:p>
          </table:table-cell>
          <table:table-cell table:number-columns-repeated="993"/>
        </table:table-row>
        <table:table-row table:style-name="ro1">
          <table:table-cell table:formula="of:=[.A$4]" office:value-type="float" office:value="10">
            <text:p>10</text:p>
          </table:table-cell>
          <table:table-cell table:formula="of:=[.B$4]" office:value-type="float" office:value="7">
            <text:p>7</text:p>
          </table:table-cell>
          <table:table-cell table:formula="of:=[.C$4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27]*[.D27]" office:value-type="float" office:value="8">
            <text:p>8,00</text:p>
          </table:table-cell>
          <table:table-cell table:style-name="ce4" office:value-type="string">
            <text:p>IN</text:p>
          </table:table-cell>
          <table:table-cell table:formula="of:=([.$E27]*EXP(-([.G$10]-[.$B27])*([.G$10]-[.$B27])/(2*[.$C27]*[.$C27]))+[.$E27]*EXP(-([.G$10]-[.$B27]-24)*([.G$10]-[.$B27]-24)/(2*[.$C27]*[.$C27])))/2" office:value-type="float" office:value="0.00874996447273154">
            <text:p>0,0</text:p>
          </table:table-cell>
          <table:table-cell table:formula="of:=([.$E27]*EXP(-([.H$10]-[.$B27])*([.H$10]-[.$B27])/(2*[.$C27]*[.$C27]))+[.$E27]*EXP(-([.H$10]-[.$B27]-24)*([.H$10]-[.$B27]-24)/(2*[.$C27]*[.$C27])))/2" office:value-type="float" office:value="0.0444359861529692">
            <text:p>0,0</text:p>
          </table:table-cell>
          <table:table-cell table:formula="of:=([.$E27]*EXP(-([.I$10]-[.$B27])*([.I$10]-[.$B27])/(2*[.$C27]*[.$C27]))+[.$E27]*EXP(-([.I$10]-[.$B27]-24)*([.I$10]-[.$B27]-24)/(2*[.$C27]*[.$C27])))/2" office:value-type="float" office:value="0.17574773449363">
            <text:p>0,2</text:p>
          </table:table-cell>
          <table:table-cell table:formula="of:=([.$E27]*EXP(-([.J$10]-[.$B27])*([.J$10]-[.$B27])/(2*[.$C27]*[.$C27]))+[.$E27]*EXP(-([.J$10]-[.$B27]-24)*([.J$10]-[.$B27]-24)/(2*[.$C27]*[.$C27])))/2" office:value-type="float" office:value="0.541341132946451">
            <text:p>0,5</text:p>
          </table:table-cell>
          <table:table-cell table:formula="of:=([.$E27]*EXP(-([.K$10]-[.$B27])*([.K$10]-[.$B27])/(2*[.$C27]*[.$C27]))+[.$E27]*EXP(-([.K$10]-[.$B27]-24)*([.K$10]-[.$B27]-24)/(2*[.$C27]*[.$C27])))/2" office:value-type="float" office:value="1.2986098694334">
            <text:p>1,3</text:p>
          </table:table-cell>
          <table:table-cell table:formula="of:=([.$E27]*EXP(-([.L$10]-[.$B27])*([.L$10]-[.$B27])/(2*[.$C27]*[.$C27]))+[.$E27]*EXP(-([.L$10]-[.$B27]-24)*([.L$10]-[.$B27]-24)/(2*[.$C27]*[.$C27])))/2" office:value-type="float" office:value="2.42612263885053">
            <text:p>2,4</text:p>
          </table:table-cell>
          <table:table-cell table:formula="of:=([.$E27]*EXP(-([.M$10]-[.$B27])*([.M$10]-[.$B27])/(2*[.$C27]*[.$C27]))+[.$E27]*EXP(-([.M$10]-[.$B27]-24)*([.M$10]-[.$B27]-24)/(2*[.$C27]*[.$C27])))/2" office:value-type="float" office:value="3.52998761033838">
            <text:p>3,5</text:p>
          </table:table-cell>
          <table:table-cell table:formula="of:=([.$E27]*EXP(-([.N$10]-[.$B27])*([.N$10]-[.$B27])/(2*[.$C27]*[.$C27]))+[.$E27]*EXP(-([.N$10]-[.$B27]-24)*([.N$10]-[.$B27]-24)/(2*[.$C27]*[.$C27])))/2" office:value-type="float" office:value="4">
            <text:p>4,0</text:p>
          </table:table-cell>
          <table:table-cell table:formula="of:=([.$E27]*EXP(-([.O$10]-[.$B27])*([.O$10]-[.$B27])/(2*[.$C27]*[.$C27]))+[.$E27]*EXP(-([.O$10]-[.$B27]-24)*([.O$10]-[.$B27]-24)/(2*[.$C27]*[.$C27])))/2" office:value-type="float" office:value="3.52998761033838">
            <text:p>3,5</text:p>
          </table:table-cell>
          <table:table-cell table:formula="of:=([.$E27]*EXP(-([.P$10]-[.$B27])*([.P$10]-[.$B27])/(2*[.$C27]*[.$C27]))+[.$E27]*EXP(-([.P$10]-[.$B27]-24)*([.P$10]-[.$B27]-24)/(2*[.$C27]*[.$C27])))/2" office:value-type="float" office:value="2.42612263885053">
            <text:p>2,4</text:p>
          </table:table-cell>
          <table:table-cell table:formula="of:=([.$E27]*EXP(-([.Q$10]-[.$B27])*([.Q$10]-[.$B27])/(2*[.$C27]*[.$C27]))+[.$E27]*EXP(-([.Q$10]-[.$B27]-24)*([.Q$10]-[.$B27]-24)/(2*[.$C27]*[.$C27])))/2" office:value-type="float" office:value="1.2986098694334">
            <text:p>1,3</text:p>
          </table:table-cell>
          <table:table-cell table:formula="of:=([.$E27]*EXP(-([.R$10]-[.$B27])*([.R$10]-[.$B27])/(2*[.$C27]*[.$C27]))+[.$E27]*EXP(-([.R$10]-[.$B27]-24)*([.R$10]-[.$B27]-24)/(2*[.$C27]*[.$C27])))/2" office:value-type="float" office:value="0.541341132946451">
            <text:p>0,5</text:p>
          </table:table-cell>
          <table:table-cell table:formula="of:=([.$E27]*EXP(-([.S$10]-[.$B27])*([.S$10]-[.$B27])/(2*[.$C27]*[.$C27]))+[.$E27]*EXP(-([.S$10]-[.$B27]-24)*([.S$10]-[.$B27]-24)/(2*[.$C27]*[.$C27])))/2" office:value-type="float" office:value="0.17574773449363">
            <text:p>0,2</text:p>
          </table:table-cell>
          <table:table-cell table:formula="of:=([.$E27]*EXP(-([.T$10]-[.$B27])*([.T$10]-[.$B27])/(2*[.$C27]*[.$C27]))+[.$E27]*EXP(-([.T$10]-[.$B27]-24)*([.T$10]-[.$B27]-24)/(2*[.$C27]*[.$C27])))/2" office:value-type="float" office:value="0.0444359861529692">
            <text:p>0,0</text:p>
          </table:table-cell>
          <table:table-cell table:formula="of:=([.$E27]*EXP(-([.U$10]-[.$B27])*([.U$10]-[.$B27])/(2*[.$C27]*[.$C27]))+[.$E27]*EXP(-([.U$10]-[.$B27]-24)*([.U$10]-[.$B27]-24)/(2*[.$C27]*[.$C27])))/2" office:value-type="float" office:value="0.00874996447273236">
            <text:p>0,0</text:p>
          </table:table-cell>
          <table:table-cell table:formula="of:=([.$E27]*EXP(-([.V$10]-[.$B27])*([.V$10]-[.$B27])/(2*[.$C27]*[.$C27]))+[.$E27]*EXP(-([.V$10]-[.$B27]-24)*([.V$10]-[.$B27]-24)/(2*[.$C27]*[.$C27])))/2" office:value-type="float" office:value="0.0013418505116607">
            <text:p>0,0</text:p>
          </table:table-cell>
          <table:table-cell table:formula="of:=([.$E27]*EXP(-([.W$10]-[.$B27])*([.W$10]-[.$B27])/(2*[.$C27]*[.$C27]))+[.$E27]*EXP(-([.W$10]-[.$B27]-24)*([.W$10]-[.$B27]-24)/(2*[.$C27]*[.$C27])))/2" office:value-type="float" office:value="0.000160261192012579">
            <text:p>0,0</text:p>
          </table:table-cell>
          <table:table-cell table:formula="of:=([.$E27]*EXP(-([.X$10]-[.$B27])*([.X$10]-[.$B27])/(2*[.$C27]*[.$C27]))+[.$E27]*EXP(-([.X$10]-[.$B27]-24)*([.X$10]-[.$B27]-24)/(2*[.$C27]*[.$C27])))/2" office:value-type="float" office:value="0.0000149067042777085">
            <text:p>0,0</text:p>
          </table:table-cell>
          <table:table-cell table:formula="of:=([.$E27]*EXP(-([.Y$10]-[.$B27])*([.Y$10]-[.$B27])/(2*[.$C27]*[.$C27]))+[.$E27]*EXP(-([.Y$10]-[.$B27]-24)*([.Y$10]-[.$B27]-24)/(2*[.$C27]*[.$C27])))/2" office:value-type="float" office:value="0.00000108250803578172">
            <text:p>0,0</text:p>
          </table:table-cell>
          <table:table-cell table:formula="of:=([.$E27]*EXP(-([.Z$10]-[.$B27])*([.Z$10]-[.$B27])/(2*[.$C27]*[.$C27]))+[.$E27]*EXP(-([.Z$10]-[.$B27]-24)*([.Z$10]-[.$B27]-24)/(2*[.$C27]*[.$C27])))/2" office:value-type="float" office:value="0.000000121839837957701">
            <text:p>0,0</text:p>
          </table:table-cell>
          <table:table-cell table:formula="of:=([.$E27]*EXP(-([.AA$10]-[.$B27])*([.AA$10]-[.$B27])/(2*[.$C27]*[.$C27]))+[.$E27]*EXP(-([.AA$10]-[.$B27]-24)*([.AA$10]-[.$B27]-24)/(2*[.$C27]*[.$C27])))/2" office:value-type="float" office:value="0.00000108250803578172">
            <text:p>0,0</text:p>
          </table:table-cell>
          <table:table-cell table:formula="of:=([.$E27]*EXP(-([.AB$10]-[.$B27])*([.AB$10]-[.$B27])/(2*[.$C27]*[.$C27]))+[.$E27]*EXP(-([.AB$10]-[.$B27]-24)*([.AB$10]-[.$B27]-24)/(2*[.$C27]*[.$C27])))/2" office:value-type="float" office:value="0.0000149067042777085">
            <text:p>0,0</text:p>
          </table:table-cell>
          <table:table-cell table:formula="of:=([.$E27]*EXP(-([.AC$10]-[.$B27])*([.AC$10]-[.$B27])/(2*[.$C27]*[.$C27]))+[.$E27]*EXP(-([.AC$10]-[.$B27]-24)*([.AC$10]-[.$B27]-24)/(2*[.$C27]*[.$C27])))/2" office:value-type="float" office:value="0.000160261192012579">
            <text:p>0,0</text:p>
          </table:table-cell>
          <table:table-cell table:formula="of:=([.$E27]*EXP(-([.AD$10]-[.$B27])*([.AD$10]-[.$B27])/(2*[.$C27]*[.$C27]))+[.$E27]*EXP(-([.AD$10]-[.$B27]-24)*([.AD$10]-[.$B27]-24)/(2*[.$C27]*[.$C27])))/2" office:value-type="float" office:value="0.0013418505116607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0.75">
            <text:p>0,75</text:p>
          </table:table-cell>
          <table:table-cell table:formula="of:=[.A28]*[.D28]" office:value-type="float" office:value="7.5">
            <text:p>7,50</text:p>
          </table:table-cell>
          <table:table-cell table:style-name="ce13" office:value-type="string">
            <text:p>EC</text:p>
          </table:table-cell>
          <table:table-cell table:formula="of:=([.$E28]*EXP(-([.G$10]-[.$B28])*([.G$10]-[.$B28])/(2*[.$C28]*[.$C28]))+[.$E28]*EXP(-([.G$10]-[.$B28]-24)*([.G$10]-[.$B28]-24)/(2*[.$C28]*[.$C28])))/2" office:value-type="float" office:value="0.00000000250934478423479">
            <text:p>0,0</text:p>
          </table:table-cell>
          <table:table-cell table:formula="of:=([.$E28]*EXP(-([.H$10]-[.$B28])*([.H$10]-[.$B28])/(2*[.$C28]*[.$C28]))+[.$E28]*EXP(-([.H$10]-[.$B28]-24)*([.H$10]-[.$B28]-24)/(2*[.$C28]*[.$C28])))/2" office:value-type="float" office:value="0.0000000571124240426724">
            <text:p>0,0</text:p>
          </table:table-cell>
          <table:table-cell table:formula="of:=([.$E28]*EXP(-([.I$10]-[.$B28])*([.I$10]-[.$B28])/(2*[.$C28]*[.$C28]))+[.$E28]*EXP(-([.I$10]-[.$B28]-24)*([.I$10]-[.$B28]-24)/(2*[.$C28]*[.$C28])))/2" office:value-type="float" office:value="0.00000101234193876113">
            <text:p>0,0</text:p>
          </table:table-cell>
          <table:table-cell table:formula="of:=([.$E28]*EXP(-([.J$10]-[.$B28])*([.J$10]-[.$B28])/(2*[.$C28]*[.$C28]))+[.$E28]*EXP(-([.J$10]-[.$B28]-24)*([.J$10]-[.$B28]-24)/(2*[.$C28]*[.$C28])))/2" office:value-type="float" office:value="0.000013974949395295">
            <text:p>0,0</text:p>
          </table:table-cell>
          <table:table-cell table:formula="of:=([.$E28]*EXP(-([.K$10]-[.$B28])*([.K$10]-[.$B28])/(2*[.$C28]*[.$C28]))+[.$E28]*EXP(-([.K$10]-[.$B28]-24)*([.K$10]-[.$B28]-24)/(2*[.$C28]*[.$C28])))/2" office:value-type="float" office:value="0.000150244865223567">
            <text:p>0,0</text:p>
          </table:table-cell>
          <table:table-cell table:formula="of:=([.$E28]*EXP(-([.L$10]-[.$B28])*([.L$10]-[.$B28])/(2*[.$C28]*[.$C28]))+[.$E28]*EXP(-([.L$10]-[.$B28]-24)*([.L$10]-[.$B28]-24)/(2*[.$C28]*[.$C28])))/2" office:value-type="float" office:value="0.00125798485463442">
            <text:p>0,0</text:p>
          </table:table-cell>
          <table:table-cell table:formula="of:=([.$E28]*EXP(-([.M$10]-[.$B28])*([.M$10]-[.$B28])/(2*[.$C28]*[.$C28]))+[.$E28]*EXP(-([.M$10]-[.$B28]-24)*([.M$10]-[.$B28]-24)/(2*[.$C28]*[.$C28])))/2" office:value-type="float" office:value="0.00820309169318582">
            <text:p>0,0</text:p>
          </table:table-cell>
          <table:table-cell table:formula="of:=([.$E28]*EXP(-([.N$10]-[.$B28])*([.N$10]-[.$B28])/(2*[.$C28]*[.$C28]))+[.$E28]*EXP(-([.N$10]-[.$B28]-24)*([.N$10]-[.$B28]-24)/(2*[.$C28]*[.$C28])))/2" office:value-type="float" office:value="0.0416587370184087">
            <text:p>0,0</text:p>
          </table:table-cell>
          <table:table-cell table:formula="of:=([.$E28]*EXP(-([.O$10]-[.$B28])*([.O$10]-[.$B28])/(2*[.$C28]*[.$C28]))+[.$E28]*EXP(-([.O$10]-[.$B28]-24)*([.O$10]-[.$B28]-24)/(2*[.$C28]*[.$C28])))/2" office:value-type="float" office:value="0.164763501087778">
            <text:p>0,2</text:p>
          </table:table-cell>
          <table:table-cell table:formula="of:=([.$E28]*EXP(-([.P$10]-[.$B28])*([.P$10]-[.$B28])/(2*[.$C28]*[.$C28]))+[.$E28]*EXP(-([.P$10]-[.$B28]-24)*([.P$10]-[.$B28]-24)/(2*[.$C28]*[.$C28])))/2" office:value-type="float" office:value="0.507507312137298">
            <text:p>0,5</text:p>
          </table:table-cell>
          <table:table-cell table:formula="of:=([.$E28]*EXP(-([.Q$10]-[.$B28])*([.Q$10]-[.$B28])/(2*[.$C28]*[.$C28]))+[.$E28]*EXP(-([.Q$10]-[.$B28]-24)*([.Q$10]-[.$B28]-24)/(2*[.$C28]*[.$C28])))/2" office:value-type="float" office:value="1.21744675259381">
            <text:p>1,2</text:p>
          </table:table-cell>
          <table:table-cell table:formula="of:=([.$E28]*EXP(-([.R$10]-[.$B28])*([.R$10]-[.$B28])/(2*[.$C28]*[.$C28]))+[.$E28]*EXP(-([.R$10]-[.$B28]-24)*([.R$10]-[.$B28]-24)/(2*[.$C28]*[.$C28])))/2" office:value-type="float" office:value="2.27448997392238">
            <text:p>2,3</text:p>
          </table:table-cell>
          <table:table-cell table:formula="of:=([.$E28]*EXP(-([.S$10]-[.$B28])*([.S$10]-[.$B28])/(2*[.$C28]*[.$C28]))+[.$E28]*EXP(-([.S$10]-[.$B28]-24)*([.S$10]-[.$B28]-24)/(2*[.$C28]*[.$C28])))/2" office:value-type="float" office:value="3.30936338469223">
            <text:p>3,3</text:p>
          </table:table-cell>
          <table:table-cell table:formula="of:=([.$E28]*EXP(-([.T$10]-[.$B28])*([.T$10]-[.$B28])/(2*[.$C28]*[.$C28]))+[.$E28]*EXP(-([.T$10]-[.$B28]-24)*([.T$10]-[.$B28]-24)/(2*[.$C28]*[.$C28])))/2" office:value-type="float" office:value="3.75">
            <text:p>3,8</text:p>
          </table:table-cell>
          <table:table-cell table:formula="of:=([.$E28]*EXP(-([.U$10]-[.$B28])*([.U$10]-[.$B28])/(2*[.$C28]*[.$C28]))+[.$E28]*EXP(-([.U$10]-[.$B28]-24)*([.U$10]-[.$B28]-24)/(2*[.$C28]*[.$C28])))/2" office:value-type="float" office:value="3.30936338469223">
            <text:p>3,3</text:p>
          </table:table-cell>
          <table:table-cell table:formula="of:=([.$E28]*EXP(-([.V$10]-[.$B28])*([.V$10]-[.$B28])/(2*[.$C28]*[.$C28]))+[.$E28]*EXP(-([.V$10]-[.$B28]-24)*([.V$10]-[.$B28]-24)/(2*[.$C28]*[.$C28])))/2" office:value-type="float" office:value="2.27448997392238">
            <text:p>2,3</text:p>
          </table:table-cell>
          <table:table-cell table:formula="of:=([.$E28]*EXP(-([.W$10]-[.$B28])*([.W$10]-[.$B28])/(2*[.$C28]*[.$C28]))+[.$E28]*EXP(-([.W$10]-[.$B28]-24)*([.W$10]-[.$B28]-24)/(2*[.$C28]*[.$C28])))/2" office:value-type="float" office:value="1.21744675259381">
            <text:p>1,2</text:p>
          </table:table-cell>
          <table:table-cell table:formula="of:=([.$E28]*EXP(-([.X$10]-[.$B28])*([.X$10]-[.$B28])/(2*[.$C28]*[.$C28]))+[.$E28]*EXP(-([.X$10]-[.$B28]-24)*([.X$10]-[.$B28]-24)/(2*[.$C28]*[.$C28])))/2" office:value-type="float" office:value="0.507507312137298">
            <text:p>0,5</text:p>
          </table:table-cell>
          <table:table-cell table:formula="of:=([.$E28]*EXP(-([.Y$10]-[.$B28])*([.Y$10]-[.$B28])/(2*[.$C28]*[.$C28]))+[.$E28]*EXP(-([.Y$10]-[.$B28]-24)*([.Y$10]-[.$B28]-24)/(2*[.$C28]*[.$C28])))/2" office:value-type="float" office:value="0.164763501087778">
            <text:p>0,2</text:p>
          </table:table-cell>
          <table:table-cell table:formula="of:=([.$E28]*EXP(-([.Z$10]-[.$B28])*([.Z$10]-[.$B28])/(2*[.$C28]*[.$C28]))+[.$E28]*EXP(-([.Z$10]-[.$B28]-24)*([.Z$10]-[.$B28]-24)/(2*[.$C28]*[.$C28])))/2" office:value-type="float" office:value="0.0416587370184087">
            <text:p>0,0</text:p>
          </table:table-cell>
          <table:table-cell table:formula="of:=([.$E28]*EXP(-([.AA$10]-[.$B28])*([.AA$10]-[.$B28])/(2*[.$C28]*[.$C28]))+[.$E28]*EXP(-([.AA$10]-[.$B28]-24)*([.AA$10]-[.$B28]-24)/(2*[.$C28]*[.$C28])))/2" office:value-type="float" office:value="0.00820309169318659">
            <text:p>0,0</text:p>
          </table:table-cell>
          <table:table-cell table:formula="of:=([.$E28]*EXP(-([.AB$10]-[.$B28])*([.AB$10]-[.$B28])/(2*[.$C28]*[.$C28]))+[.$E28]*EXP(-([.AB$10]-[.$B28]-24)*([.AB$10]-[.$B28]-24)/(2*[.$C28]*[.$C28])))/2" office:value-type="float" office:value="0.00125798485468191">
            <text:p>0,0</text:p>
          </table:table-cell>
          <table:table-cell table:formula="of:=([.$E28]*EXP(-([.AC$10]-[.$B28])*([.AC$10]-[.$B28])/(2*[.$C28]*[.$C28]))+[.$E28]*EXP(-([.AC$10]-[.$B28]-24)*([.AC$10]-[.$B28]-24)/(2*[.$C28]*[.$C28])))/2" office:value-type="float" office:value="0.000150244867511793">
            <text:p>0,0</text:p>
          </table:table-cell>
          <table:table-cell table:formula="of:=([.$E28]*EXP(-([.AD$10]-[.$B28])*([.AD$10]-[.$B28])/(2*[.$C28]*[.$C28]))+[.$E28]*EXP(-([.AD$10]-[.$B28]-24)*([.AD$10]-[.$B28]-24)/(2*[.$C28]*[.$C28])))/2" office:value-type="float" office:value="0.0000139750352603517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29]*[.D29]" office:value-type="float" office:value="8">
            <text:p>8,00</text:p>
          </table:table-cell>
          <table:table-cell table:style-name="ce13" office:value-type="string">
            <text:p>BO</text:p>
          </table:table-cell>
          <table:table-cell table:formula="of:=([.$E29]*EXP(-([.G$10]-[.$B29])*([.G$10]-[.$B29])/(2*[.$C29]*[.$C29]))+[.$E29]*EXP(-([.G$10]-[.$B29]-24)*([.G$10]-[.$B29]-24)/(2*[.$C29]*[.$C29])))/2" office:value-type="float" office:value="0.00000000267663443651711">
            <text:p>0,0</text:p>
          </table:table-cell>
          <table:table-cell table:formula="of:=([.$E29]*EXP(-([.H$10]-[.$B29])*([.H$10]-[.$B29])/(2*[.$C29]*[.$C29]))+[.$E29]*EXP(-([.H$10]-[.$B29]-24)*([.H$10]-[.$B29]-24)/(2*[.$C29]*[.$C29])))/2" office:value-type="float" office:value="0.0000000609199189788505">
            <text:p>0,0</text:p>
          </table:table-cell>
          <table:table-cell table:formula="of:=([.$E29]*EXP(-([.I$10]-[.$B29])*([.I$10]-[.$B29])/(2*[.$C29]*[.$C29]))+[.$E29]*EXP(-([.I$10]-[.$B29]-24)*([.I$10]-[.$B29]-24)/(2*[.$C29]*[.$C29])))/2" office:value-type="float" office:value="0.00000107983140134521">
            <text:p>0,0</text:p>
          </table:table-cell>
          <table:table-cell table:formula="of:=([.$E29]*EXP(-([.J$10]-[.$B29])*([.J$10]-[.$B29])/(2*[.$C29]*[.$C29]))+[.$E29]*EXP(-([.J$10]-[.$B29]-24)*([.J$10]-[.$B29]-24)/(2*[.$C29]*[.$C29])))/2" office:value-type="float" office:value="0.0000149066126883147">
            <text:p>0,0</text:p>
          </table:table-cell>
          <table:table-cell table:formula="of:=([.$E29]*EXP(-([.K$10]-[.$B29])*([.K$10]-[.$B29])/(2*[.$C29]*[.$C29]))+[.$E29]*EXP(-([.K$10]-[.$B29]-24)*([.K$10]-[.$B29]-24)/(2*[.$C29]*[.$C29])))/2" office:value-type="float" office:value="0.000160261189571804">
            <text:p>0,0</text:p>
          </table:table-cell>
          <table:table-cell table:formula="of:=([.$E29]*EXP(-([.L$10]-[.$B29])*([.L$10]-[.$B29])/(2*[.$C29]*[.$C29]))+[.$E29]*EXP(-([.L$10]-[.$B29]-24)*([.L$10]-[.$B29]-24)/(2*[.$C29]*[.$C29])))/2" office:value-type="float" office:value="0.00134185051161005">
            <text:p>0,0</text:p>
          </table:table-cell>
          <table:table-cell table:formula="of:=([.$E29]*EXP(-([.M$10]-[.$B29])*([.M$10]-[.$B29])/(2*[.$C29]*[.$C29]))+[.$E29]*EXP(-([.M$10]-[.$B29]-24)*([.M$10]-[.$B29]-24)/(2*[.$C29]*[.$C29])))/2" office:value-type="float" office:value="0.00874996447273154">
            <text:p>0,0</text:p>
          </table:table-cell>
          <table:table-cell table:formula="of:=([.$E29]*EXP(-([.N$10]-[.$B29])*([.N$10]-[.$B29])/(2*[.$C29]*[.$C29]))+[.$E29]*EXP(-([.N$10]-[.$B29]-24)*([.N$10]-[.$B29]-24)/(2*[.$C29]*[.$C29])))/2" office:value-type="float" office:value="0.0444359861529692">
            <text:p>0,0</text:p>
          </table:table-cell>
          <table:table-cell table:formula="of:=([.$E29]*EXP(-([.O$10]-[.$B29])*([.O$10]-[.$B29])/(2*[.$C29]*[.$C29]))+[.$E29]*EXP(-([.O$10]-[.$B29]-24)*([.O$10]-[.$B29]-24)/(2*[.$C29]*[.$C29])))/2" office:value-type="float" office:value="0.17574773449363">
            <text:p>0,2</text:p>
          </table:table-cell>
          <table:table-cell table:formula="of:=([.$E29]*EXP(-([.P$10]-[.$B29])*([.P$10]-[.$B29])/(2*[.$C29]*[.$C29]))+[.$E29]*EXP(-([.P$10]-[.$B29]-24)*([.P$10]-[.$B29]-24)/(2*[.$C29]*[.$C29])))/2" office:value-type="float" office:value="0.541341132946451">
            <text:p>0,5</text:p>
          </table:table-cell>
          <table:table-cell table:formula="of:=([.$E29]*EXP(-([.Q$10]-[.$B29])*([.Q$10]-[.$B29])/(2*[.$C29]*[.$C29]))+[.$E29]*EXP(-([.Q$10]-[.$B29]-24)*([.Q$10]-[.$B29]-24)/(2*[.$C29]*[.$C29])))/2" office:value-type="float" office:value="1.2986098694334">
            <text:p>1,3</text:p>
          </table:table-cell>
          <table:table-cell table:formula="of:=([.$E29]*EXP(-([.R$10]-[.$B29])*([.R$10]-[.$B29])/(2*[.$C29]*[.$C29]))+[.$E29]*EXP(-([.R$10]-[.$B29]-24)*([.R$10]-[.$B29]-24)/(2*[.$C29]*[.$C29])))/2" office:value-type="float" office:value="2.42612263885053">
            <text:p>2,4</text:p>
          </table:table-cell>
          <table:table-cell table:formula="of:=([.$E29]*EXP(-([.S$10]-[.$B29])*([.S$10]-[.$B29])/(2*[.$C29]*[.$C29]))+[.$E29]*EXP(-([.S$10]-[.$B29]-24)*([.S$10]-[.$B29]-24)/(2*[.$C29]*[.$C29])))/2" office:value-type="float" office:value="3.52998761033838">
            <text:p>3,5</text:p>
          </table:table-cell>
          <table:table-cell table:formula="of:=([.$E29]*EXP(-([.T$10]-[.$B29])*([.T$10]-[.$B29])/(2*[.$C29]*[.$C29]))+[.$E29]*EXP(-([.T$10]-[.$B29]-24)*([.T$10]-[.$B29]-24)/(2*[.$C29]*[.$C29])))/2" office:value-type="float" office:value="4">
            <text:p>4,0</text:p>
          </table:table-cell>
          <table:table-cell table:formula="of:=([.$E29]*EXP(-([.U$10]-[.$B29])*([.U$10]-[.$B29])/(2*[.$C29]*[.$C29]))+[.$E29]*EXP(-([.U$10]-[.$B29]-24)*([.U$10]-[.$B29]-24)/(2*[.$C29]*[.$C29])))/2" office:value-type="float" office:value="3.52998761033838">
            <text:p>3,5</text:p>
          </table:table-cell>
          <table:table-cell table:formula="of:=([.$E29]*EXP(-([.V$10]-[.$B29])*([.V$10]-[.$B29])/(2*[.$C29]*[.$C29]))+[.$E29]*EXP(-([.V$10]-[.$B29]-24)*([.V$10]-[.$B29]-24)/(2*[.$C29]*[.$C29])))/2" office:value-type="float" office:value="2.42612263885053">
            <text:p>2,4</text:p>
          </table:table-cell>
          <table:table-cell table:formula="of:=([.$E29]*EXP(-([.W$10]-[.$B29])*([.W$10]-[.$B29])/(2*[.$C29]*[.$C29]))+[.$E29]*EXP(-([.W$10]-[.$B29]-24)*([.W$10]-[.$B29]-24)/(2*[.$C29]*[.$C29])))/2" office:value-type="float" office:value="1.2986098694334">
            <text:p>1,3</text:p>
          </table:table-cell>
          <table:table-cell table:formula="of:=([.$E29]*EXP(-([.X$10]-[.$B29])*([.X$10]-[.$B29])/(2*[.$C29]*[.$C29]))+[.$E29]*EXP(-([.X$10]-[.$B29]-24)*([.X$10]-[.$B29]-24)/(2*[.$C29]*[.$C29])))/2" office:value-type="float" office:value="0.541341132946451">
            <text:p>0,5</text:p>
          </table:table-cell>
          <table:table-cell table:formula="of:=([.$E29]*EXP(-([.Y$10]-[.$B29])*([.Y$10]-[.$B29])/(2*[.$C29]*[.$C29]))+[.$E29]*EXP(-([.Y$10]-[.$B29]-24)*([.Y$10]-[.$B29]-24)/(2*[.$C29]*[.$C29])))/2" office:value-type="float" office:value="0.17574773449363">
            <text:p>0,2</text:p>
          </table:table-cell>
          <table:table-cell table:formula="of:=([.$E29]*EXP(-([.Z$10]-[.$B29])*([.Z$10]-[.$B29])/(2*[.$C29]*[.$C29]))+[.$E29]*EXP(-([.Z$10]-[.$B29]-24)*([.Z$10]-[.$B29]-24)/(2*[.$C29]*[.$C29])))/2" office:value-type="float" office:value="0.0444359861529692">
            <text:p>0,0</text:p>
          </table:table-cell>
          <table:table-cell table:formula="of:=([.$E29]*EXP(-([.AA$10]-[.$B29])*([.AA$10]-[.$B29])/(2*[.$C29]*[.$C29]))+[.$E29]*EXP(-([.AA$10]-[.$B29]-24)*([.AA$10]-[.$B29]-24)/(2*[.$C29]*[.$C29])))/2" office:value-type="float" office:value="0.00874996447273236">
            <text:p>0,0</text:p>
          </table:table-cell>
          <table:table-cell table:formula="of:=([.$E29]*EXP(-([.AB$10]-[.$B29])*([.AB$10]-[.$B29])/(2*[.$C29]*[.$C29]))+[.$E29]*EXP(-([.AB$10]-[.$B29]-24)*([.AB$10]-[.$B29]-24)/(2*[.$C29]*[.$C29])))/2" office:value-type="float" office:value="0.0013418505116607">
            <text:p>0,0</text:p>
          </table:table-cell>
          <table:table-cell table:formula="of:=([.$E29]*EXP(-([.AC$10]-[.$B29])*([.AC$10]-[.$B29])/(2*[.$C29]*[.$C29]))+[.$E29]*EXP(-([.AC$10]-[.$B29]-24)*([.AC$10]-[.$B29]-24)/(2*[.$C29]*[.$C29])))/2" office:value-type="float" office:value="0.000160261192012579">
            <text:p>0,0</text:p>
          </table:table-cell>
          <table:table-cell table:formula="of:=([.$E29]*EXP(-([.AD$10]-[.$B29])*([.AD$10]-[.$B29])/(2*[.$C29]*[.$C29]))+[.$E29]*EXP(-([.AD$10]-[.$B29]-24)*([.AD$10]-[.$B29]-24)/(2*[.$C29]*[.$C29])))/2" office:value-type="float" office:value="0.0000149067042777085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30]*[.D30]" office:value-type="float" office:value="10">
            <text:p>10,00</text:p>
          </table:table-cell>
          <table:table-cell table:style-name="ce13" office:value-type="string">
            <text:p>CU</text:p>
          </table:table-cell>
          <table:table-cell table:formula="of:=([.$E30]*EXP(-([.G$10]-[.$B30])*([.G$10]-[.$B30])/(2*[.$C30]*[.$C30]))+[.$E30]*EXP(-([.G$10]-[.$B30]-24)*([.G$10]-[.$B30]-24)/(2*[.$C30]*[.$C30])))/2" office:value-type="float" office:value="0.00000000334579304564639">
            <text:p>0,0</text:p>
          </table:table-cell>
          <table:table-cell table:formula="of:=([.$E30]*EXP(-([.H$10]-[.$B30])*([.H$10]-[.$B30])/(2*[.$C30]*[.$C30]))+[.$E30]*EXP(-([.H$10]-[.$B30]-24)*([.H$10]-[.$B30]-24)/(2*[.$C30]*[.$C30])))/2" office:value-type="float" office:value="0.0000000761498987235631">
            <text:p>0,0</text:p>
          </table:table-cell>
          <table:table-cell table:formula="of:=([.$E30]*EXP(-([.I$10]-[.$B30])*([.I$10]-[.$B30])/(2*[.$C30]*[.$C30]))+[.$E30]*EXP(-([.I$10]-[.$B30]-24)*([.I$10]-[.$B30]-24)/(2*[.$C30]*[.$C30])))/2" office:value-type="float" office:value="0.00000134978925168151">
            <text:p>0,0</text:p>
          </table:table-cell>
          <table:table-cell table:formula="of:=([.$E30]*EXP(-([.J$10]-[.$B30])*([.J$10]-[.$B30])/(2*[.$C30]*[.$C30]))+[.$E30]*EXP(-([.J$10]-[.$B30]-24)*([.J$10]-[.$B30]-24)/(2*[.$C30]*[.$C30])))/2" office:value-type="float" office:value="0.0000186332658603934">
            <text:p>0,0</text:p>
          </table:table-cell>
          <table:table-cell table:formula="of:=([.$E30]*EXP(-([.K$10]-[.$B30])*([.K$10]-[.$B30])/(2*[.$C30]*[.$C30]))+[.$E30]*EXP(-([.K$10]-[.$B30]-24)*([.K$10]-[.$B30]-24)/(2*[.$C30]*[.$C30])))/2" office:value-type="float" office:value="0.000200326486964755">
            <text:p>0,0</text:p>
          </table:table-cell>
          <table:table-cell table:formula="of:=([.$E30]*EXP(-([.L$10]-[.$B30])*([.L$10]-[.$B30])/(2*[.$C30]*[.$C30]))+[.$E30]*EXP(-([.L$10]-[.$B30]-24)*([.L$10]-[.$B30]-24)/(2*[.$C30]*[.$C30])))/2" office:value-type="float" office:value="0.00167731313951256">
            <text:p>0,0</text:p>
          </table:table-cell>
          <table:table-cell table:formula="of:=([.$E30]*EXP(-([.M$10]-[.$B30])*([.M$10]-[.$B30])/(2*[.$C30]*[.$C30]))+[.$E30]*EXP(-([.M$10]-[.$B30]-24)*([.M$10]-[.$B30]-24)/(2*[.$C30]*[.$C30])))/2" office:value-type="float" office:value="0.0109374555909144">
            <text:p>0,0</text:p>
          </table:table-cell>
          <table:table-cell table:formula="of:=([.$E30]*EXP(-([.N$10]-[.$B30])*([.N$10]-[.$B30])/(2*[.$C30]*[.$C30]))+[.$E30]*EXP(-([.N$10]-[.$B30]-24)*([.N$10]-[.$B30]-24)/(2*[.$C30]*[.$C30])))/2" office:value-type="float" office:value="0.0555449826912115">
            <text:p>0,1</text:p>
          </table:table-cell>
          <table:table-cell table:formula="of:=([.$E30]*EXP(-([.O$10]-[.$B30])*([.O$10]-[.$B30])/(2*[.$C30]*[.$C30]))+[.$E30]*EXP(-([.O$10]-[.$B30]-24)*([.O$10]-[.$B30]-24)/(2*[.$C30]*[.$C30])))/2" office:value-type="float" office:value="0.219684668117037">
            <text:p>0,2</text:p>
          </table:table-cell>
          <table:table-cell table:formula="of:=([.$E30]*EXP(-([.P$10]-[.$B30])*([.P$10]-[.$B30])/(2*[.$C30]*[.$C30]))+[.$E30]*EXP(-([.P$10]-[.$B30]-24)*([.P$10]-[.$B30]-24)/(2*[.$C30]*[.$C30])))/2" office:value-type="float" office:value="0.676676416183063">
            <text:p>0,7</text:p>
          </table:table-cell>
          <table:table-cell table:formula="of:=([.$E30]*EXP(-([.Q$10]-[.$B30])*([.Q$10]-[.$B30])/(2*[.$C30]*[.$C30]))+[.$E30]*EXP(-([.Q$10]-[.$B30]-24)*([.Q$10]-[.$B30]-24)/(2*[.$C30]*[.$C30])))/2" office:value-type="float" office:value="1.62326233679175">
            <text:p>1,6</text:p>
          </table:table-cell>
          <table:table-cell table:formula="of:=([.$E30]*EXP(-([.R$10]-[.$B30])*([.R$10]-[.$B30])/(2*[.$C30]*[.$C30]))+[.$E30]*EXP(-([.R$10]-[.$B30]-24)*([.R$10]-[.$B30]-24)/(2*[.$C30]*[.$C30])))/2" office:value-type="float" office:value="3.03265329856317">
            <text:p>3,0</text:p>
          </table:table-cell>
          <table:table-cell table:formula="of:=([.$E30]*EXP(-([.S$10]-[.$B30])*([.S$10]-[.$B30])/(2*[.$C30]*[.$C30]))+[.$E30]*EXP(-([.S$10]-[.$B30]-24)*([.S$10]-[.$B30]-24)/(2*[.$C30]*[.$C30])))/2" office:value-type="float" office:value="4.41248451292298">
            <text:p>4,4</text:p>
          </table:table-cell>
          <table:table-cell table:formula="of:=([.$E30]*EXP(-([.T$10]-[.$B30])*([.T$10]-[.$B30])/(2*[.$C30]*[.$C30]))+[.$E30]*EXP(-([.T$10]-[.$B30]-24)*([.T$10]-[.$B30]-24)/(2*[.$C30]*[.$C30])))/2" office:value-type="float" office:value="5">
            <text:p>5,0</text:p>
          </table:table-cell>
          <table:table-cell table:formula="of:=([.$E30]*EXP(-([.U$10]-[.$B30])*([.U$10]-[.$B30])/(2*[.$C30]*[.$C30]))+[.$E30]*EXP(-([.U$10]-[.$B30]-24)*([.U$10]-[.$B30]-24)/(2*[.$C30]*[.$C30])))/2" office:value-type="float" office:value="4.41248451292298">
            <text:p>4,4</text:p>
          </table:table-cell>
          <table:table-cell table:formula="of:=([.$E30]*EXP(-([.V$10]-[.$B30])*([.V$10]-[.$B30])/(2*[.$C30]*[.$C30]))+[.$E30]*EXP(-([.V$10]-[.$B30]-24)*([.V$10]-[.$B30]-24)/(2*[.$C30]*[.$C30])))/2" office:value-type="float" office:value="3.03265329856317">
            <text:p>3,0</text:p>
          </table:table-cell>
          <table:table-cell table:formula="of:=([.$E30]*EXP(-([.W$10]-[.$B30])*([.W$10]-[.$B30])/(2*[.$C30]*[.$C30]))+[.$E30]*EXP(-([.W$10]-[.$B30]-24)*([.W$10]-[.$B30]-24)/(2*[.$C30]*[.$C30])))/2" office:value-type="float" office:value="1.62326233679175">
            <text:p>1,6</text:p>
          </table:table-cell>
          <table:table-cell table:formula="of:=([.$E30]*EXP(-([.X$10]-[.$B30])*([.X$10]-[.$B30])/(2*[.$C30]*[.$C30]))+[.$E30]*EXP(-([.X$10]-[.$B30]-24)*([.X$10]-[.$B30]-24)/(2*[.$C30]*[.$C30])))/2" office:value-type="float" office:value="0.676676416183063">
            <text:p>0,7</text:p>
          </table:table-cell>
          <table:table-cell table:formula="of:=([.$E30]*EXP(-([.Y$10]-[.$B30])*([.Y$10]-[.$B30])/(2*[.$C30]*[.$C30]))+[.$E30]*EXP(-([.Y$10]-[.$B30]-24)*([.Y$10]-[.$B30]-24)/(2*[.$C30]*[.$C30])))/2" office:value-type="float" office:value="0.219684668117037">
            <text:p>0,2</text:p>
          </table:table-cell>
          <table:table-cell table:formula="of:=([.$E30]*EXP(-([.Z$10]-[.$B30])*([.Z$10]-[.$B30])/(2*[.$C30]*[.$C30]))+[.$E30]*EXP(-([.Z$10]-[.$B30]-24)*([.Z$10]-[.$B30]-24)/(2*[.$C30]*[.$C30])))/2" office:value-type="float" office:value="0.0555449826912115">
            <text:p>0,1</text:p>
          </table:table-cell>
          <table:table-cell table:formula="of:=([.$E30]*EXP(-([.AA$10]-[.$B30])*([.AA$10]-[.$B30])/(2*[.$C30]*[.$C30]))+[.$E30]*EXP(-([.AA$10]-[.$B30]-24)*([.AA$10]-[.$B30]-24)/(2*[.$C30]*[.$C30])))/2" office:value-type="float" office:value="0.0109374555909154">
            <text:p>0,0</text:p>
          </table:table-cell>
          <table:table-cell table:formula="of:=([.$E30]*EXP(-([.AB$10]-[.$B30])*([.AB$10]-[.$B30])/(2*[.$C30]*[.$C30]))+[.$E30]*EXP(-([.AB$10]-[.$B30]-24)*([.AB$10]-[.$B30]-24)/(2*[.$C30]*[.$C30])))/2" office:value-type="float" office:value="0.00167731313957588">
            <text:p>0,0</text:p>
          </table:table-cell>
          <table:table-cell table:formula="of:=([.$E30]*EXP(-([.AC$10]-[.$B30])*([.AC$10]-[.$B30])/(2*[.$C30]*[.$C30]))+[.$E30]*EXP(-([.AC$10]-[.$B30]-24)*([.AC$10]-[.$B30]-24)/(2*[.$C30]*[.$C30])))/2" office:value-type="float" office:value="0.000200326490015724">
            <text:p>0,0</text:p>
          </table:table-cell>
          <table:table-cell table:formula="of:=([.$E30]*EXP(-([.AD$10]-[.$B30])*([.AD$10]-[.$B30])/(2*[.$C30]*[.$C30]))+[.$E30]*EXP(-([.AD$10]-[.$B30]-24)*([.AD$10]-[.$B30]-24)/(2*[.$C30]*[.$C30])))/2" office:value-type="float" office:value="0.0000186333803471356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31]*[.D31]" office:value-type="float" office:value="10">
            <text:p>10,00</text:p>
          </table:table-cell>
          <table:table-cell table:style-name="ce13" office:value-type="string">
            <text:p>GT</text:p>
          </table:table-cell>
          <table:table-cell table:formula="of:=([.$E31]*EXP(-([.G$10]-[.$B31])*([.G$10]-[.$B31])/(2*[.$C31]*[.$C31]))+[.$E31]*EXP(-([.G$10]-[.$B31]-24)*([.G$10]-[.$B31]-24)/(2*[.$C31]*[.$C31])))/2" office:value-type="float" office:value="0.00000000334579304564639">
            <text:p>0,0</text:p>
          </table:table-cell>
          <table:table-cell table:formula="of:=([.$E31]*EXP(-([.H$10]-[.$B31])*([.H$10]-[.$B31])/(2*[.$C31]*[.$C31]))+[.$E31]*EXP(-([.H$10]-[.$B31]-24)*([.H$10]-[.$B31]-24)/(2*[.$C31]*[.$C31])))/2" office:value-type="float" office:value="0.0000000761498987235631">
            <text:p>0,0</text:p>
          </table:table-cell>
          <table:table-cell table:formula="of:=([.$E31]*EXP(-([.I$10]-[.$B31])*([.I$10]-[.$B31])/(2*[.$C31]*[.$C31]))+[.$E31]*EXP(-([.I$10]-[.$B31]-24)*([.I$10]-[.$B31]-24)/(2*[.$C31]*[.$C31])))/2" office:value-type="float" office:value="0.00000134978925168151">
            <text:p>0,0</text:p>
          </table:table-cell>
          <table:table-cell table:formula="of:=([.$E31]*EXP(-([.J$10]-[.$B31])*([.J$10]-[.$B31])/(2*[.$C31]*[.$C31]))+[.$E31]*EXP(-([.J$10]-[.$B31]-24)*([.J$10]-[.$B31]-24)/(2*[.$C31]*[.$C31])))/2" office:value-type="float" office:value="0.0000186332658603934">
            <text:p>0,0</text:p>
          </table:table-cell>
          <table:table-cell table:formula="of:=([.$E31]*EXP(-([.K$10]-[.$B31])*([.K$10]-[.$B31])/(2*[.$C31]*[.$C31]))+[.$E31]*EXP(-([.K$10]-[.$B31]-24)*([.K$10]-[.$B31]-24)/(2*[.$C31]*[.$C31])))/2" office:value-type="float" office:value="0.000200326486964755">
            <text:p>0,0</text:p>
          </table:table-cell>
          <table:table-cell table:formula="of:=([.$E31]*EXP(-([.L$10]-[.$B31])*([.L$10]-[.$B31])/(2*[.$C31]*[.$C31]))+[.$E31]*EXP(-([.L$10]-[.$B31]-24)*([.L$10]-[.$B31]-24)/(2*[.$C31]*[.$C31])))/2" office:value-type="float" office:value="0.00167731313951256">
            <text:p>0,0</text:p>
          </table:table-cell>
          <table:table-cell table:formula="of:=([.$E31]*EXP(-([.M$10]-[.$B31])*([.M$10]-[.$B31])/(2*[.$C31]*[.$C31]))+[.$E31]*EXP(-([.M$10]-[.$B31]-24)*([.M$10]-[.$B31]-24)/(2*[.$C31]*[.$C31])))/2" office:value-type="float" office:value="0.0109374555909144">
            <text:p>0,0</text:p>
          </table:table-cell>
          <table:table-cell table:formula="of:=([.$E31]*EXP(-([.N$10]-[.$B31])*([.N$10]-[.$B31])/(2*[.$C31]*[.$C31]))+[.$E31]*EXP(-([.N$10]-[.$B31]-24)*([.N$10]-[.$B31]-24)/(2*[.$C31]*[.$C31])))/2" office:value-type="float" office:value="0.0555449826912115">
            <text:p>0,1</text:p>
          </table:table-cell>
          <table:table-cell table:formula="of:=([.$E31]*EXP(-([.O$10]-[.$B31])*([.O$10]-[.$B31])/(2*[.$C31]*[.$C31]))+[.$E31]*EXP(-([.O$10]-[.$B31]-24)*([.O$10]-[.$B31]-24)/(2*[.$C31]*[.$C31])))/2" office:value-type="float" office:value="0.219684668117037">
            <text:p>0,2</text:p>
          </table:table-cell>
          <table:table-cell table:formula="of:=([.$E31]*EXP(-([.P$10]-[.$B31])*([.P$10]-[.$B31])/(2*[.$C31]*[.$C31]))+[.$E31]*EXP(-([.P$10]-[.$B31]-24)*([.P$10]-[.$B31]-24)/(2*[.$C31]*[.$C31])))/2" office:value-type="float" office:value="0.676676416183063">
            <text:p>0,7</text:p>
          </table:table-cell>
          <table:table-cell table:formula="of:=([.$E31]*EXP(-([.Q$10]-[.$B31])*([.Q$10]-[.$B31])/(2*[.$C31]*[.$C31]))+[.$E31]*EXP(-([.Q$10]-[.$B31]-24)*([.Q$10]-[.$B31]-24)/(2*[.$C31]*[.$C31])))/2" office:value-type="float" office:value="1.62326233679175">
            <text:p>1,6</text:p>
          </table:table-cell>
          <table:table-cell table:formula="of:=([.$E31]*EXP(-([.R$10]-[.$B31])*([.R$10]-[.$B31])/(2*[.$C31]*[.$C31]))+[.$E31]*EXP(-([.R$10]-[.$B31]-24)*([.R$10]-[.$B31]-24)/(2*[.$C31]*[.$C31])))/2" office:value-type="float" office:value="3.03265329856317">
            <text:p>3,0</text:p>
          </table:table-cell>
          <table:table-cell table:formula="of:=([.$E31]*EXP(-([.S$10]-[.$B31])*([.S$10]-[.$B31])/(2*[.$C31]*[.$C31]))+[.$E31]*EXP(-([.S$10]-[.$B31]-24)*([.S$10]-[.$B31]-24)/(2*[.$C31]*[.$C31])))/2" office:value-type="float" office:value="4.41248451292298">
            <text:p>4,4</text:p>
          </table:table-cell>
          <table:table-cell table:formula="of:=([.$E31]*EXP(-([.T$10]-[.$B31])*([.T$10]-[.$B31])/(2*[.$C31]*[.$C31]))+[.$E31]*EXP(-([.T$10]-[.$B31]-24)*([.T$10]-[.$B31]-24)/(2*[.$C31]*[.$C31])))/2" office:value-type="float" office:value="5">
            <text:p>5,0</text:p>
          </table:table-cell>
          <table:table-cell table:formula="of:=([.$E31]*EXP(-([.U$10]-[.$B31])*([.U$10]-[.$B31])/(2*[.$C31]*[.$C31]))+[.$E31]*EXP(-([.U$10]-[.$B31]-24)*([.U$10]-[.$B31]-24)/(2*[.$C31]*[.$C31])))/2" office:value-type="float" office:value="4.41248451292298">
            <text:p>4,4</text:p>
          </table:table-cell>
          <table:table-cell table:formula="of:=([.$E31]*EXP(-([.V$10]-[.$B31])*([.V$10]-[.$B31])/(2*[.$C31]*[.$C31]))+[.$E31]*EXP(-([.V$10]-[.$B31]-24)*([.V$10]-[.$B31]-24)/(2*[.$C31]*[.$C31])))/2" office:value-type="float" office:value="3.03265329856317">
            <text:p>3,0</text:p>
          </table:table-cell>
          <table:table-cell table:formula="of:=([.$E31]*EXP(-([.W$10]-[.$B31])*([.W$10]-[.$B31])/(2*[.$C31]*[.$C31]))+[.$E31]*EXP(-([.W$10]-[.$B31]-24)*([.W$10]-[.$B31]-24)/(2*[.$C31]*[.$C31])))/2" office:value-type="float" office:value="1.62326233679175">
            <text:p>1,6</text:p>
          </table:table-cell>
          <table:table-cell table:formula="of:=([.$E31]*EXP(-([.X$10]-[.$B31])*([.X$10]-[.$B31])/(2*[.$C31]*[.$C31]))+[.$E31]*EXP(-([.X$10]-[.$B31]-24)*([.X$10]-[.$B31]-24)/(2*[.$C31]*[.$C31])))/2" office:value-type="float" office:value="0.676676416183063">
            <text:p>0,7</text:p>
          </table:table-cell>
          <table:table-cell table:formula="of:=([.$E31]*EXP(-([.Y$10]-[.$B31])*([.Y$10]-[.$B31])/(2*[.$C31]*[.$C31]))+[.$E31]*EXP(-([.Y$10]-[.$B31]-24)*([.Y$10]-[.$B31]-24)/(2*[.$C31]*[.$C31])))/2" office:value-type="float" office:value="0.219684668117037">
            <text:p>0,2</text:p>
          </table:table-cell>
          <table:table-cell table:formula="of:=([.$E31]*EXP(-([.Z$10]-[.$B31])*([.Z$10]-[.$B31])/(2*[.$C31]*[.$C31]))+[.$E31]*EXP(-([.Z$10]-[.$B31]-24)*([.Z$10]-[.$B31]-24)/(2*[.$C31]*[.$C31])))/2" office:value-type="float" office:value="0.0555449826912115">
            <text:p>0,1</text:p>
          </table:table-cell>
          <table:table-cell table:formula="of:=([.$E31]*EXP(-([.AA$10]-[.$B31])*([.AA$10]-[.$B31])/(2*[.$C31]*[.$C31]))+[.$E31]*EXP(-([.AA$10]-[.$B31]-24)*([.AA$10]-[.$B31]-24)/(2*[.$C31]*[.$C31])))/2" office:value-type="float" office:value="0.0109374555909154">
            <text:p>0,0</text:p>
          </table:table-cell>
          <table:table-cell table:formula="of:=([.$E31]*EXP(-([.AB$10]-[.$B31])*([.AB$10]-[.$B31])/(2*[.$C31]*[.$C31]))+[.$E31]*EXP(-([.AB$10]-[.$B31]-24)*([.AB$10]-[.$B31]-24)/(2*[.$C31]*[.$C31])))/2" office:value-type="float" office:value="0.00167731313957588">
            <text:p>0,0</text:p>
          </table:table-cell>
          <table:table-cell table:formula="of:=([.$E31]*EXP(-([.AC$10]-[.$B31])*([.AC$10]-[.$B31])/(2*[.$C31]*[.$C31]))+[.$E31]*EXP(-([.AC$10]-[.$B31]-24)*([.AC$10]-[.$B31]-24)/(2*[.$C31]*[.$C31])))/2" office:value-type="float" office:value="0.000200326490015724">
            <text:p>0,0</text:p>
          </table:table-cell>
          <table:table-cell table:formula="of:=([.$E31]*EXP(-([.AD$10]-[.$B31])*([.AD$10]-[.$B31])/(2*[.$C31]*[.$C31]))+[.$E31]*EXP(-([.AD$10]-[.$B31]-24)*([.AD$10]-[.$B31]-24)/(2*[.$C31]*[.$C31])))/2" office:value-type="float" office:value="0.0000186333803471356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32]*[.D32]" office:value-type="float" office:value="8">
            <text:p>8,00</text:p>
          </table:table-cell>
          <table:table-cell table:style-name="ce13" office:value-type="string">
            <text:p>VE</text:p>
          </table:table-cell>
          <table:table-cell table:formula="of:=([.$E32]*EXP(-([.G$10]-[.$B32])*([.G$10]-[.$B32])/(2*[.$C32]*[.$C32]))+[.$E32]*EXP(-([.G$10]-[.$B32]-24)*([.G$10]-[.$B32]-24)/(2*[.$C32]*[.$C32])))/2" office:value-type="float" office:value="0.00000000267663443651711">
            <text:p>0,0</text:p>
          </table:table-cell>
          <table:table-cell table:formula="of:=([.$E32]*EXP(-([.H$10]-[.$B32])*([.H$10]-[.$B32])/(2*[.$C32]*[.$C32]))+[.$E32]*EXP(-([.H$10]-[.$B32]-24)*([.H$10]-[.$B32]-24)/(2*[.$C32]*[.$C32])))/2" office:value-type="float" office:value="0.0000000609199189788505">
            <text:p>0,0</text:p>
          </table:table-cell>
          <table:table-cell table:formula="of:=([.$E32]*EXP(-([.I$10]-[.$B32])*([.I$10]-[.$B32])/(2*[.$C32]*[.$C32]))+[.$E32]*EXP(-([.I$10]-[.$B32]-24)*([.I$10]-[.$B32]-24)/(2*[.$C32]*[.$C32])))/2" office:value-type="float" office:value="0.00000107983140134521">
            <text:p>0,0</text:p>
          </table:table-cell>
          <table:table-cell table:formula="of:=([.$E32]*EXP(-([.J$10]-[.$B32])*([.J$10]-[.$B32])/(2*[.$C32]*[.$C32]))+[.$E32]*EXP(-([.J$10]-[.$B32]-24)*([.J$10]-[.$B32]-24)/(2*[.$C32]*[.$C32])))/2" office:value-type="float" office:value="0.0000149066126883147">
            <text:p>0,0</text:p>
          </table:table-cell>
          <table:table-cell table:formula="of:=([.$E32]*EXP(-([.K$10]-[.$B32])*([.K$10]-[.$B32])/(2*[.$C32]*[.$C32]))+[.$E32]*EXP(-([.K$10]-[.$B32]-24)*([.K$10]-[.$B32]-24)/(2*[.$C32]*[.$C32])))/2" office:value-type="float" office:value="0.000160261189571804">
            <text:p>0,0</text:p>
          </table:table-cell>
          <table:table-cell table:formula="of:=([.$E32]*EXP(-([.L$10]-[.$B32])*([.L$10]-[.$B32])/(2*[.$C32]*[.$C32]))+[.$E32]*EXP(-([.L$10]-[.$B32]-24)*([.L$10]-[.$B32]-24)/(2*[.$C32]*[.$C32])))/2" office:value-type="float" office:value="0.00134185051161005">
            <text:p>0,0</text:p>
          </table:table-cell>
          <table:table-cell table:formula="of:=([.$E32]*EXP(-([.M$10]-[.$B32])*([.M$10]-[.$B32])/(2*[.$C32]*[.$C32]))+[.$E32]*EXP(-([.M$10]-[.$B32]-24)*([.M$10]-[.$B32]-24)/(2*[.$C32]*[.$C32])))/2" office:value-type="float" office:value="0.00874996447273154">
            <text:p>0,0</text:p>
          </table:table-cell>
          <table:table-cell table:formula="of:=([.$E32]*EXP(-([.N$10]-[.$B32])*([.N$10]-[.$B32])/(2*[.$C32]*[.$C32]))+[.$E32]*EXP(-([.N$10]-[.$B32]-24)*([.N$10]-[.$B32]-24)/(2*[.$C32]*[.$C32])))/2" office:value-type="float" office:value="0.0444359861529692">
            <text:p>0,0</text:p>
          </table:table-cell>
          <table:table-cell table:formula="of:=([.$E32]*EXP(-([.O$10]-[.$B32])*([.O$10]-[.$B32])/(2*[.$C32]*[.$C32]))+[.$E32]*EXP(-([.O$10]-[.$B32]-24)*([.O$10]-[.$B32]-24)/(2*[.$C32]*[.$C32])))/2" office:value-type="float" office:value="0.17574773449363">
            <text:p>0,2</text:p>
          </table:table-cell>
          <table:table-cell table:formula="of:=([.$E32]*EXP(-([.P$10]-[.$B32])*([.P$10]-[.$B32])/(2*[.$C32]*[.$C32]))+[.$E32]*EXP(-([.P$10]-[.$B32]-24)*([.P$10]-[.$B32]-24)/(2*[.$C32]*[.$C32])))/2" office:value-type="float" office:value="0.541341132946451">
            <text:p>0,5</text:p>
          </table:table-cell>
          <table:table-cell table:formula="of:=([.$E32]*EXP(-([.Q$10]-[.$B32])*([.Q$10]-[.$B32])/(2*[.$C32]*[.$C32]))+[.$E32]*EXP(-([.Q$10]-[.$B32]-24)*([.Q$10]-[.$B32]-24)/(2*[.$C32]*[.$C32])))/2" office:value-type="float" office:value="1.2986098694334">
            <text:p>1,3</text:p>
          </table:table-cell>
          <table:table-cell table:formula="of:=([.$E32]*EXP(-([.R$10]-[.$B32])*([.R$10]-[.$B32])/(2*[.$C32]*[.$C32]))+[.$E32]*EXP(-([.R$10]-[.$B32]-24)*([.R$10]-[.$B32]-24)/(2*[.$C32]*[.$C32])))/2" office:value-type="float" office:value="2.42612263885053">
            <text:p>2,4</text:p>
          </table:table-cell>
          <table:table-cell table:formula="of:=([.$E32]*EXP(-([.S$10]-[.$B32])*([.S$10]-[.$B32])/(2*[.$C32]*[.$C32]))+[.$E32]*EXP(-([.S$10]-[.$B32]-24)*([.S$10]-[.$B32]-24)/(2*[.$C32]*[.$C32])))/2" office:value-type="float" office:value="3.52998761033838">
            <text:p>3,5</text:p>
          </table:table-cell>
          <table:table-cell table:formula="of:=([.$E32]*EXP(-([.T$10]-[.$B32])*([.T$10]-[.$B32])/(2*[.$C32]*[.$C32]))+[.$E32]*EXP(-([.T$10]-[.$B32]-24)*([.T$10]-[.$B32]-24)/(2*[.$C32]*[.$C32])))/2" office:value-type="float" office:value="4">
            <text:p>4,0</text:p>
          </table:table-cell>
          <table:table-cell table:formula="of:=([.$E32]*EXP(-([.U$10]-[.$B32])*([.U$10]-[.$B32])/(2*[.$C32]*[.$C32]))+[.$E32]*EXP(-([.U$10]-[.$B32]-24)*([.U$10]-[.$B32]-24)/(2*[.$C32]*[.$C32])))/2" office:value-type="float" office:value="3.52998761033838">
            <text:p>3,5</text:p>
          </table:table-cell>
          <table:table-cell table:formula="of:=([.$E32]*EXP(-([.V$10]-[.$B32])*([.V$10]-[.$B32])/(2*[.$C32]*[.$C32]))+[.$E32]*EXP(-([.V$10]-[.$B32]-24)*([.V$10]-[.$B32]-24)/(2*[.$C32]*[.$C32])))/2" office:value-type="float" office:value="2.42612263885053">
            <text:p>2,4</text:p>
          </table:table-cell>
          <table:table-cell table:formula="of:=([.$E32]*EXP(-([.W$10]-[.$B32])*([.W$10]-[.$B32])/(2*[.$C32]*[.$C32]))+[.$E32]*EXP(-([.W$10]-[.$B32]-24)*([.W$10]-[.$B32]-24)/(2*[.$C32]*[.$C32])))/2" office:value-type="float" office:value="1.2986098694334">
            <text:p>1,3</text:p>
          </table:table-cell>
          <table:table-cell table:formula="of:=([.$E32]*EXP(-([.X$10]-[.$B32])*([.X$10]-[.$B32])/(2*[.$C32]*[.$C32]))+[.$E32]*EXP(-([.X$10]-[.$B32]-24)*([.X$10]-[.$B32]-24)/(2*[.$C32]*[.$C32])))/2" office:value-type="float" office:value="0.541341132946451">
            <text:p>0,5</text:p>
          </table:table-cell>
          <table:table-cell table:formula="of:=([.$E32]*EXP(-([.Y$10]-[.$B32])*([.Y$10]-[.$B32])/(2*[.$C32]*[.$C32]))+[.$E32]*EXP(-([.Y$10]-[.$B32]-24)*([.Y$10]-[.$B32]-24)/(2*[.$C32]*[.$C32])))/2" office:value-type="float" office:value="0.17574773449363">
            <text:p>0,2</text:p>
          </table:table-cell>
          <table:table-cell table:formula="of:=([.$E32]*EXP(-([.Z$10]-[.$B32])*([.Z$10]-[.$B32])/(2*[.$C32]*[.$C32]))+[.$E32]*EXP(-([.Z$10]-[.$B32]-24)*([.Z$10]-[.$B32]-24)/(2*[.$C32]*[.$C32])))/2" office:value-type="float" office:value="0.0444359861529692">
            <text:p>0,0</text:p>
          </table:table-cell>
          <table:table-cell table:formula="of:=([.$E32]*EXP(-([.AA$10]-[.$B32])*([.AA$10]-[.$B32])/(2*[.$C32]*[.$C32]))+[.$E32]*EXP(-([.AA$10]-[.$B32]-24)*([.AA$10]-[.$B32]-24)/(2*[.$C32]*[.$C32])))/2" office:value-type="float" office:value="0.00874996447273236">
            <text:p>0,0</text:p>
          </table:table-cell>
          <table:table-cell table:formula="of:=([.$E32]*EXP(-([.AB$10]-[.$B32])*([.AB$10]-[.$B32])/(2*[.$C32]*[.$C32]))+[.$E32]*EXP(-([.AB$10]-[.$B32]-24)*([.AB$10]-[.$B32]-24)/(2*[.$C32]*[.$C32])))/2" office:value-type="float" office:value="0.0013418505116607">
            <text:p>0,0</text:p>
          </table:table-cell>
          <table:table-cell table:formula="of:=([.$E32]*EXP(-([.AC$10]-[.$B32])*([.AC$10]-[.$B32])/(2*[.$C32]*[.$C32]))+[.$E32]*EXP(-([.AC$10]-[.$B32]-24)*([.AC$10]-[.$B32]-24)/(2*[.$C32]*[.$C32])))/2" office:value-type="float" office:value="0.000160261192012579">
            <text:p>0,0</text:p>
          </table:table-cell>
          <table:table-cell table:formula="of:=([.$E32]*EXP(-([.AD$10]-[.$B32])*([.AD$10]-[.$B32])/(2*[.$C32]*[.$C32]))+[.$E32]*EXP(-([.AD$10]-[.$B32]-24)*([.AD$10]-[.$B32]-24)/(2*[.$C32]*[.$C32])))/2" office:value-type="float" office:value="0.0000149067042777085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0.75">
            <text:p>0,75</text:p>
          </table:table-cell>
          <table:table-cell table:formula="of:=[.A33]*[.D33]" office:value-type="float" office:value="7.5">
            <text:p>7,50</text:p>
          </table:table-cell>
          <table:table-cell table:style-name="ce13" office:value-type="string">
            <text:p>SR</text:p>
          </table:table-cell>
          <table:table-cell table:formula="of:=([.$E33]*EXP(-([.G$10]-[.$B33])*([.G$10]-[.$B33])/(2*[.$C33]*[.$C33]))+[.$E33]*EXP(-([.G$10]-[.$B33]-24)*([.G$10]-[.$B33]-24)/(2*[.$C33]*[.$C33])))/2" office:value-type="float" office:value="0.00000000250934478423479">
            <text:p>0,0</text:p>
          </table:table-cell>
          <table:table-cell table:formula="of:=([.$E33]*EXP(-([.H$10]-[.$B33])*([.H$10]-[.$B33])/(2*[.$C33]*[.$C33]))+[.$E33]*EXP(-([.H$10]-[.$B33]-24)*([.H$10]-[.$B33]-24)/(2*[.$C33]*[.$C33])))/2" office:value-type="float" office:value="0.0000000571124240426724">
            <text:p>0,0</text:p>
          </table:table-cell>
          <table:table-cell table:formula="of:=([.$E33]*EXP(-([.I$10]-[.$B33])*([.I$10]-[.$B33])/(2*[.$C33]*[.$C33]))+[.$E33]*EXP(-([.I$10]-[.$B33]-24)*([.I$10]-[.$B33]-24)/(2*[.$C33]*[.$C33])))/2" office:value-type="float" office:value="0.00000101234193876113">
            <text:p>0,0</text:p>
          </table:table-cell>
          <table:table-cell table:formula="of:=([.$E33]*EXP(-([.J$10]-[.$B33])*([.J$10]-[.$B33])/(2*[.$C33]*[.$C33]))+[.$E33]*EXP(-([.J$10]-[.$B33]-24)*([.J$10]-[.$B33]-24)/(2*[.$C33]*[.$C33])))/2" office:value-type="float" office:value="0.000013974949395295">
            <text:p>0,0</text:p>
          </table:table-cell>
          <table:table-cell table:formula="of:=([.$E33]*EXP(-([.K$10]-[.$B33])*([.K$10]-[.$B33])/(2*[.$C33]*[.$C33]))+[.$E33]*EXP(-([.K$10]-[.$B33]-24)*([.K$10]-[.$B33]-24)/(2*[.$C33]*[.$C33])))/2" office:value-type="float" office:value="0.000150244865223567">
            <text:p>0,0</text:p>
          </table:table-cell>
          <table:table-cell table:formula="of:=([.$E33]*EXP(-([.L$10]-[.$B33])*([.L$10]-[.$B33])/(2*[.$C33]*[.$C33]))+[.$E33]*EXP(-([.L$10]-[.$B33]-24)*([.L$10]-[.$B33]-24)/(2*[.$C33]*[.$C33])))/2" office:value-type="float" office:value="0.00125798485463442">
            <text:p>0,0</text:p>
          </table:table-cell>
          <table:table-cell table:formula="of:=([.$E33]*EXP(-([.M$10]-[.$B33])*([.M$10]-[.$B33])/(2*[.$C33]*[.$C33]))+[.$E33]*EXP(-([.M$10]-[.$B33]-24)*([.M$10]-[.$B33]-24)/(2*[.$C33]*[.$C33])))/2" office:value-type="float" office:value="0.00820309169318582">
            <text:p>0,0</text:p>
          </table:table-cell>
          <table:table-cell table:formula="of:=([.$E33]*EXP(-([.N$10]-[.$B33])*([.N$10]-[.$B33])/(2*[.$C33]*[.$C33]))+[.$E33]*EXP(-([.N$10]-[.$B33]-24)*([.N$10]-[.$B33]-24)/(2*[.$C33]*[.$C33])))/2" office:value-type="float" office:value="0.0416587370184087">
            <text:p>0,0</text:p>
          </table:table-cell>
          <table:table-cell table:formula="of:=([.$E33]*EXP(-([.O$10]-[.$B33])*([.O$10]-[.$B33])/(2*[.$C33]*[.$C33]))+[.$E33]*EXP(-([.O$10]-[.$B33]-24)*([.O$10]-[.$B33]-24)/(2*[.$C33]*[.$C33])))/2" office:value-type="float" office:value="0.164763501087778">
            <text:p>0,2</text:p>
          </table:table-cell>
          <table:table-cell table:formula="of:=([.$E33]*EXP(-([.P$10]-[.$B33])*([.P$10]-[.$B33])/(2*[.$C33]*[.$C33]))+[.$E33]*EXP(-([.P$10]-[.$B33]-24)*([.P$10]-[.$B33]-24)/(2*[.$C33]*[.$C33])))/2" office:value-type="float" office:value="0.507507312137298">
            <text:p>0,5</text:p>
          </table:table-cell>
          <table:table-cell table:formula="of:=([.$E33]*EXP(-([.Q$10]-[.$B33])*([.Q$10]-[.$B33])/(2*[.$C33]*[.$C33]))+[.$E33]*EXP(-([.Q$10]-[.$B33]-24)*([.Q$10]-[.$B33]-24)/(2*[.$C33]*[.$C33])))/2" office:value-type="float" office:value="1.21744675259381">
            <text:p>1,2</text:p>
          </table:table-cell>
          <table:table-cell table:formula="of:=([.$E33]*EXP(-([.R$10]-[.$B33])*([.R$10]-[.$B33])/(2*[.$C33]*[.$C33]))+[.$E33]*EXP(-([.R$10]-[.$B33]-24)*([.R$10]-[.$B33]-24)/(2*[.$C33]*[.$C33])))/2" office:value-type="float" office:value="2.27448997392238">
            <text:p>2,3</text:p>
          </table:table-cell>
          <table:table-cell table:formula="of:=([.$E33]*EXP(-([.S$10]-[.$B33])*([.S$10]-[.$B33])/(2*[.$C33]*[.$C33]))+[.$E33]*EXP(-([.S$10]-[.$B33]-24)*([.S$10]-[.$B33]-24)/(2*[.$C33]*[.$C33])))/2" office:value-type="float" office:value="3.30936338469223">
            <text:p>3,3</text:p>
          </table:table-cell>
          <table:table-cell table:formula="of:=([.$E33]*EXP(-([.T$10]-[.$B33])*([.T$10]-[.$B33])/(2*[.$C33]*[.$C33]))+[.$E33]*EXP(-([.T$10]-[.$B33]-24)*([.T$10]-[.$B33]-24)/(2*[.$C33]*[.$C33])))/2" office:value-type="float" office:value="3.75">
            <text:p>3,8</text:p>
          </table:table-cell>
          <table:table-cell table:formula="of:=([.$E33]*EXP(-([.U$10]-[.$B33])*([.U$10]-[.$B33])/(2*[.$C33]*[.$C33]))+[.$E33]*EXP(-([.U$10]-[.$B33]-24)*([.U$10]-[.$B33]-24)/(2*[.$C33]*[.$C33])))/2" office:value-type="float" office:value="3.30936338469223">
            <text:p>3,3</text:p>
          </table:table-cell>
          <table:table-cell table:formula="of:=([.$E33]*EXP(-([.V$10]-[.$B33])*([.V$10]-[.$B33])/(2*[.$C33]*[.$C33]))+[.$E33]*EXP(-([.V$10]-[.$B33]-24)*([.V$10]-[.$B33]-24)/(2*[.$C33]*[.$C33])))/2" office:value-type="float" office:value="2.27448997392238">
            <text:p>2,3</text:p>
          </table:table-cell>
          <table:table-cell table:formula="of:=([.$E33]*EXP(-([.W$10]-[.$B33])*([.W$10]-[.$B33])/(2*[.$C33]*[.$C33]))+[.$E33]*EXP(-([.W$10]-[.$B33]-24)*([.W$10]-[.$B33]-24)/(2*[.$C33]*[.$C33])))/2" office:value-type="float" office:value="1.21744675259381">
            <text:p>1,2</text:p>
          </table:table-cell>
          <table:table-cell table:formula="of:=([.$E33]*EXP(-([.X$10]-[.$B33])*([.X$10]-[.$B33])/(2*[.$C33]*[.$C33]))+[.$E33]*EXP(-([.X$10]-[.$B33]-24)*([.X$10]-[.$B33]-24)/(2*[.$C33]*[.$C33])))/2" office:value-type="float" office:value="0.507507312137298">
            <text:p>0,5</text:p>
          </table:table-cell>
          <table:table-cell table:formula="of:=([.$E33]*EXP(-([.Y$10]-[.$B33])*([.Y$10]-[.$B33])/(2*[.$C33]*[.$C33]))+[.$E33]*EXP(-([.Y$10]-[.$B33]-24)*([.Y$10]-[.$B33]-24)/(2*[.$C33]*[.$C33])))/2" office:value-type="float" office:value="0.164763501087778">
            <text:p>0,2</text:p>
          </table:table-cell>
          <table:table-cell table:formula="of:=([.$E33]*EXP(-([.Z$10]-[.$B33])*([.Z$10]-[.$B33])/(2*[.$C33]*[.$C33]))+[.$E33]*EXP(-([.Z$10]-[.$B33]-24)*([.Z$10]-[.$B33]-24)/(2*[.$C33]*[.$C33])))/2" office:value-type="float" office:value="0.0416587370184087">
            <text:p>0,0</text:p>
          </table:table-cell>
          <table:table-cell table:formula="of:=([.$E33]*EXP(-([.AA$10]-[.$B33])*([.AA$10]-[.$B33])/(2*[.$C33]*[.$C33]))+[.$E33]*EXP(-([.AA$10]-[.$B33]-24)*([.AA$10]-[.$B33]-24)/(2*[.$C33]*[.$C33])))/2" office:value-type="float" office:value="0.00820309169318659">
            <text:p>0,0</text:p>
          </table:table-cell>
          <table:table-cell table:formula="of:=([.$E33]*EXP(-([.AB$10]-[.$B33])*([.AB$10]-[.$B33])/(2*[.$C33]*[.$C33]))+[.$E33]*EXP(-([.AB$10]-[.$B33]-24)*([.AB$10]-[.$B33]-24)/(2*[.$C33]*[.$C33])))/2" office:value-type="float" office:value="0.00125798485468191">
            <text:p>0,0</text:p>
          </table:table-cell>
          <table:table-cell table:formula="of:=([.$E33]*EXP(-([.AC$10]-[.$B33])*([.AC$10]-[.$B33])/(2*[.$C33]*[.$C33]))+[.$E33]*EXP(-([.AC$10]-[.$B33]-24)*([.AC$10]-[.$B33]-24)/(2*[.$C33]*[.$C33])))/2" office:value-type="float" office:value="0.000150244867511793">
            <text:p>0,0</text:p>
          </table:table-cell>
          <table:table-cell table:formula="of:=([.$E33]*EXP(-([.AD$10]-[.$B33])*([.AD$10]-[.$B33])/(2*[.$C33]*[.$C33]))+[.$E33]*EXP(-([.AD$10]-[.$B33]-24)*([.AD$10]-[.$B33]-24)/(2*[.$C33]*[.$C33])))/2" office:value-type="float" office:value="0.0000139750352603517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0.8">
            <text:p>0,80</text:p>
          </table:table-cell>
          <table:table-cell table:formula="of:=[.A34]*[.D34]" office:value-type="float" office:value="8">
            <text:p>8,00</text:p>
          </table:table-cell>
          <table:table-cell table:style-name="ce13" office:value-type="string">
            <text:p>GF</text:p>
          </table:table-cell>
          <table:table-cell table:formula="of:=([.$E34]*EXP(-([.G$10]-[.$B34])*([.G$10]-[.$B34])/(2*[.$C34]*[.$C34]))+[.$E34]*EXP(-([.G$10]-[.$B34]-24)*([.G$10]-[.$B34]-24)/(2*[.$C34]*[.$C34])))/2" office:value-type="float" office:value="0.00000000267663443651711">
            <text:p>0,0</text:p>
          </table:table-cell>
          <table:table-cell table:formula="of:=([.$E34]*EXP(-([.H$10]-[.$B34])*([.H$10]-[.$B34])/(2*[.$C34]*[.$C34]))+[.$E34]*EXP(-([.H$10]-[.$B34]-24)*([.H$10]-[.$B34]-24)/(2*[.$C34]*[.$C34])))/2" office:value-type="float" office:value="0.0000000609199189788505">
            <text:p>0,0</text:p>
          </table:table-cell>
          <table:table-cell table:formula="of:=([.$E34]*EXP(-([.I$10]-[.$B34])*([.I$10]-[.$B34])/(2*[.$C34]*[.$C34]))+[.$E34]*EXP(-([.I$10]-[.$B34]-24)*([.I$10]-[.$B34]-24)/(2*[.$C34]*[.$C34])))/2" office:value-type="float" office:value="0.00000107983140134521">
            <text:p>0,0</text:p>
          </table:table-cell>
          <table:table-cell table:formula="of:=([.$E34]*EXP(-([.J$10]-[.$B34])*([.J$10]-[.$B34])/(2*[.$C34]*[.$C34]))+[.$E34]*EXP(-([.J$10]-[.$B34]-24)*([.J$10]-[.$B34]-24)/(2*[.$C34]*[.$C34])))/2" office:value-type="float" office:value="0.0000149066126883147">
            <text:p>0,0</text:p>
          </table:table-cell>
          <table:table-cell table:formula="of:=([.$E34]*EXP(-([.K$10]-[.$B34])*([.K$10]-[.$B34])/(2*[.$C34]*[.$C34]))+[.$E34]*EXP(-([.K$10]-[.$B34]-24)*([.K$10]-[.$B34]-24)/(2*[.$C34]*[.$C34])))/2" office:value-type="float" office:value="0.000160261189571804">
            <text:p>0,0</text:p>
          </table:table-cell>
          <table:table-cell table:formula="of:=([.$E34]*EXP(-([.L$10]-[.$B34])*([.L$10]-[.$B34])/(2*[.$C34]*[.$C34]))+[.$E34]*EXP(-([.L$10]-[.$B34]-24)*([.L$10]-[.$B34]-24)/(2*[.$C34]*[.$C34])))/2" office:value-type="float" office:value="0.00134185051161005">
            <text:p>0,0</text:p>
          </table:table-cell>
          <table:table-cell table:formula="of:=([.$E34]*EXP(-([.M$10]-[.$B34])*([.M$10]-[.$B34])/(2*[.$C34]*[.$C34]))+[.$E34]*EXP(-([.M$10]-[.$B34]-24)*([.M$10]-[.$B34]-24)/(2*[.$C34]*[.$C34])))/2" office:value-type="float" office:value="0.00874996447273154">
            <text:p>0,0</text:p>
          </table:table-cell>
          <table:table-cell table:formula="of:=([.$E34]*EXP(-([.N$10]-[.$B34])*([.N$10]-[.$B34])/(2*[.$C34]*[.$C34]))+[.$E34]*EXP(-([.N$10]-[.$B34]-24)*([.N$10]-[.$B34]-24)/(2*[.$C34]*[.$C34])))/2" office:value-type="float" office:value="0.0444359861529692">
            <text:p>0,0</text:p>
          </table:table-cell>
          <table:table-cell table:formula="of:=([.$E34]*EXP(-([.O$10]-[.$B34])*([.O$10]-[.$B34])/(2*[.$C34]*[.$C34]))+[.$E34]*EXP(-([.O$10]-[.$B34]-24)*([.O$10]-[.$B34]-24)/(2*[.$C34]*[.$C34])))/2" office:value-type="float" office:value="0.17574773449363">
            <text:p>0,2</text:p>
          </table:table-cell>
          <table:table-cell table:formula="of:=([.$E34]*EXP(-([.P$10]-[.$B34])*([.P$10]-[.$B34])/(2*[.$C34]*[.$C34]))+[.$E34]*EXP(-([.P$10]-[.$B34]-24)*([.P$10]-[.$B34]-24)/(2*[.$C34]*[.$C34])))/2" office:value-type="float" office:value="0.541341132946451">
            <text:p>0,5</text:p>
          </table:table-cell>
          <table:table-cell table:formula="of:=([.$E34]*EXP(-([.Q$10]-[.$B34])*([.Q$10]-[.$B34])/(2*[.$C34]*[.$C34]))+[.$E34]*EXP(-([.Q$10]-[.$B34]-24)*([.Q$10]-[.$B34]-24)/(2*[.$C34]*[.$C34])))/2" office:value-type="float" office:value="1.2986098694334">
            <text:p>1,3</text:p>
          </table:table-cell>
          <table:table-cell table:formula="of:=([.$E34]*EXP(-([.R$10]-[.$B34])*([.R$10]-[.$B34])/(2*[.$C34]*[.$C34]))+[.$E34]*EXP(-([.R$10]-[.$B34]-24)*([.R$10]-[.$B34]-24)/(2*[.$C34]*[.$C34])))/2" office:value-type="float" office:value="2.42612263885053">
            <text:p>2,4</text:p>
          </table:table-cell>
          <table:table-cell table:formula="of:=([.$E34]*EXP(-([.S$10]-[.$B34])*([.S$10]-[.$B34])/(2*[.$C34]*[.$C34]))+[.$E34]*EXP(-([.S$10]-[.$B34]-24)*([.S$10]-[.$B34]-24)/(2*[.$C34]*[.$C34])))/2" office:value-type="float" office:value="3.52998761033838">
            <text:p>3,5</text:p>
          </table:table-cell>
          <table:table-cell table:formula="of:=([.$E34]*EXP(-([.T$10]-[.$B34])*([.T$10]-[.$B34])/(2*[.$C34]*[.$C34]))+[.$E34]*EXP(-([.T$10]-[.$B34]-24)*([.T$10]-[.$B34]-24)/(2*[.$C34]*[.$C34])))/2" office:value-type="float" office:value="4">
            <text:p>4,0</text:p>
          </table:table-cell>
          <table:table-cell table:formula="of:=([.$E34]*EXP(-([.U$10]-[.$B34])*([.U$10]-[.$B34])/(2*[.$C34]*[.$C34]))+[.$E34]*EXP(-([.U$10]-[.$B34]-24)*([.U$10]-[.$B34]-24)/(2*[.$C34]*[.$C34])))/2" office:value-type="float" office:value="3.52998761033838">
            <text:p>3,5</text:p>
          </table:table-cell>
          <table:table-cell table:formula="of:=([.$E34]*EXP(-([.V$10]-[.$B34])*([.V$10]-[.$B34])/(2*[.$C34]*[.$C34]))+[.$E34]*EXP(-([.V$10]-[.$B34]-24)*([.V$10]-[.$B34]-24)/(2*[.$C34]*[.$C34])))/2" office:value-type="float" office:value="2.42612263885053">
            <text:p>2,4</text:p>
          </table:table-cell>
          <table:table-cell table:formula="of:=([.$E34]*EXP(-([.W$10]-[.$B34])*([.W$10]-[.$B34])/(2*[.$C34]*[.$C34]))+[.$E34]*EXP(-([.W$10]-[.$B34]-24)*([.W$10]-[.$B34]-24)/(2*[.$C34]*[.$C34])))/2" office:value-type="float" office:value="1.2986098694334">
            <text:p>1,3</text:p>
          </table:table-cell>
          <table:table-cell table:formula="of:=([.$E34]*EXP(-([.X$10]-[.$B34])*([.X$10]-[.$B34])/(2*[.$C34]*[.$C34]))+[.$E34]*EXP(-([.X$10]-[.$B34]-24)*([.X$10]-[.$B34]-24)/(2*[.$C34]*[.$C34])))/2" office:value-type="float" office:value="0.541341132946451">
            <text:p>0,5</text:p>
          </table:table-cell>
          <table:table-cell table:formula="of:=([.$E34]*EXP(-([.Y$10]-[.$B34])*([.Y$10]-[.$B34])/(2*[.$C34]*[.$C34]))+[.$E34]*EXP(-([.Y$10]-[.$B34]-24)*([.Y$10]-[.$B34]-24)/(2*[.$C34]*[.$C34])))/2" office:value-type="float" office:value="0.17574773449363">
            <text:p>0,2</text:p>
          </table:table-cell>
          <table:table-cell table:formula="of:=([.$E34]*EXP(-([.Z$10]-[.$B34])*([.Z$10]-[.$B34])/(2*[.$C34]*[.$C34]))+[.$E34]*EXP(-([.Z$10]-[.$B34]-24)*([.Z$10]-[.$B34]-24)/(2*[.$C34]*[.$C34])))/2" office:value-type="float" office:value="0.0444359861529692">
            <text:p>0,0</text:p>
          </table:table-cell>
          <table:table-cell table:formula="of:=([.$E34]*EXP(-([.AA$10]-[.$B34])*([.AA$10]-[.$B34])/(2*[.$C34]*[.$C34]))+[.$E34]*EXP(-([.AA$10]-[.$B34]-24)*([.AA$10]-[.$B34]-24)/(2*[.$C34]*[.$C34])))/2" office:value-type="float" office:value="0.00874996447273236">
            <text:p>0,0</text:p>
          </table:table-cell>
          <table:table-cell table:formula="of:=([.$E34]*EXP(-([.AB$10]-[.$B34])*([.AB$10]-[.$B34])/(2*[.$C34]*[.$C34]))+[.$E34]*EXP(-([.AB$10]-[.$B34]-24)*([.AB$10]-[.$B34]-24)/(2*[.$C34]*[.$C34])))/2" office:value-type="float" office:value="0.0013418505116607">
            <text:p>0,0</text:p>
          </table:table-cell>
          <table:table-cell table:formula="of:=([.$E34]*EXP(-([.AC$10]-[.$B34])*([.AC$10]-[.$B34])/(2*[.$C34]*[.$C34]))+[.$E34]*EXP(-([.AC$10]-[.$B34]-24)*([.AC$10]-[.$B34]-24)/(2*[.$C34]*[.$C34])))/2" office:value-type="float" office:value="0.000160261192012579">
            <text:p>0,0</text:p>
          </table:table-cell>
          <table:table-cell table:formula="of:=([.$E34]*EXP(-([.AD$10]-[.$B34])*([.AD$10]-[.$B34])/(2*[.$C34]*[.$C34]))+[.$E34]*EXP(-([.AD$10]-[.$B34]-24)*([.AD$10]-[.$B34]-24)/(2*[.$C34]*[.$C34])))/2" office:value-type="float" office:value="0.0000149067042777085">
            <text:p>0,0</text:p>
          </table:table-cell>
          <table:table-cell table:number-columns-repeated="993"/>
        </table:table-row>
        <table:table-row table:style-name="ro1">
          <table:table-cell table:formula="of:=[.A$7]" office:value-type="float" office:value="10">
            <text:p>10</text:p>
          </table:table-cell>
          <table:table-cell table:formula="of:=[.B$7]" office:value-type="float" office:value="13">
            <text:p>13</text:p>
          </table:table-cell>
          <table:table-cell table:formula="of:=[.C$7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35]*[.D35]" office:value-type="float" office:value="10">
            <text:p>10,00</text:p>
          </table:table-cell>
          <table:table-cell table:style-name="ce13" office:value-type="string">
            <text:p>GY</text:p>
          </table:table-cell>
          <table:table-cell table:formula="of:=([.$E35]*EXP(-([.G$10]-[.$B35])*([.G$10]-[.$B35])/(2*[.$C35]*[.$C35]))+[.$E35]*EXP(-([.G$10]-[.$B35]-24)*([.G$10]-[.$B35]-24)/(2*[.$C35]*[.$C35])))/2" office:value-type="float" office:value="0.00000000334579304564639">
            <text:p>0,0</text:p>
          </table:table-cell>
          <table:table-cell table:formula="of:=([.$E35]*EXP(-([.H$10]-[.$B35])*([.H$10]-[.$B35])/(2*[.$C35]*[.$C35]))+[.$E35]*EXP(-([.H$10]-[.$B35]-24)*([.H$10]-[.$B35]-24)/(2*[.$C35]*[.$C35])))/2" office:value-type="float" office:value="0.0000000761498987235631">
            <text:p>0,0</text:p>
          </table:table-cell>
          <table:table-cell table:formula="of:=([.$E35]*EXP(-([.I$10]-[.$B35])*([.I$10]-[.$B35])/(2*[.$C35]*[.$C35]))+[.$E35]*EXP(-([.I$10]-[.$B35]-24)*([.I$10]-[.$B35]-24)/(2*[.$C35]*[.$C35])))/2" office:value-type="float" office:value="0.00000134978925168151">
            <text:p>0,0</text:p>
          </table:table-cell>
          <table:table-cell table:formula="of:=([.$E35]*EXP(-([.J$10]-[.$B35])*([.J$10]-[.$B35])/(2*[.$C35]*[.$C35]))+[.$E35]*EXP(-([.J$10]-[.$B35]-24)*([.J$10]-[.$B35]-24)/(2*[.$C35]*[.$C35])))/2" office:value-type="float" office:value="0.0000186332658603934">
            <text:p>0,0</text:p>
          </table:table-cell>
          <table:table-cell table:formula="of:=([.$E35]*EXP(-([.K$10]-[.$B35])*([.K$10]-[.$B35])/(2*[.$C35]*[.$C35]))+[.$E35]*EXP(-([.K$10]-[.$B35]-24)*([.K$10]-[.$B35]-24)/(2*[.$C35]*[.$C35])))/2" office:value-type="float" office:value="0.000200326486964755">
            <text:p>0,0</text:p>
          </table:table-cell>
          <table:table-cell table:formula="of:=([.$E35]*EXP(-([.L$10]-[.$B35])*([.L$10]-[.$B35])/(2*[.$C35]*[.$C35]))+[.$E35]*EXP(-([.L$10]-[.$B35]-24)*([.L$10]-[.$B35]-24)/(2*[.$C35]*[.$C35])))/2" office:value-type="float" office:value="0.00167731313951256">
            <text:p>0,0</text:p>
          </table:table-cell>
          <table:table-cell table:formula="of:=([.$E35]*EXP(-([.M$10]-[.$B35])*([.M$10]-[.$B35])/(2*[.$C35]*[.$C35]))+[.$E35]*EXP(-([.M$10]-[.$B35]-24)*([.M$10]-[.$B35]-24)/(2*[.$C35]*[.$C35])))/2" office:value-type="float" office:value="0.0109374555909144">
            <text:p>0,0</text:p>
          </table:table-cell>
          <table:table-cell table:formula="of:=([.$E35]*EXP(-([.N$10]-[.$B35])*([.N$10]-[.$B35])/(2*[.$C35]*[.$C35]))+[.$E35]*EXP(-([.N$10]-[.$B35]-24)*([.N$10]-[.$B35]-24)/(2*[.$C35]*[.$C35])))/2" office:value-type="float" office:value="0.0555449826912115">
            <text:p>0,1</text:p>
          </table:table-cell>
          <table:table-cell table:formula="of:=([.$E35]*EXP(-([.O$10]-[.$B35])*([.O$10]-[.$B35])/(2*[.$C35]*[.$C35]))+[.$E35]*EXP(-([.O$10]-[.$B35]-24)*([.O$10]-[.$B35]-24)/(2*[.$C35]*[.$C35])))/2" office:value-type="float" office:value="0.219684668117037">
            <text:p>0,2</text:p>
          </table:table-cell>
          <table:table-cell table:formula="of:=([.$E35]*EXP(-([.P$10]-[.$B35])*([.P$10]-[.$B35])/(2*[.$C35]*[.$C35]))+[.$E35]*EXP(-([.P$10]-[.$B35]-24)*([.P$10]-[.$B35]-24)/(2*[.$C35]*[.$C35])))/2" office:value-type="float" office:value="0.676676416183063">
            <text:p>0,7</text:p>
          </table:table-cell>
          <table:table-cell table:formula="of:=([.$E35]*EXP(-([.Q$10]-[.$B35])*([.Q$10]-[.$B35])/(2*[.$C35]*[.$C35]))+[.$E35]*EXP(-([.Q$10]-[.$B35]-24)*([.Q$10]-[.$B35]-24)/(2*[.$C35]*[.$C35])))/2" office:value-type="float" office:value="1.62326233679175">
            <text:p>1,6</text:p>
          </table:table-cell>
          <table:table-cell table:formula="of:=([.$E35]*EXP(-([.R$10]-[.$B35])*([.R$10]-[.$B35])/(2*[.$C35]*[.$C35]))+[.$E35]*EXP(-([.R$10]-[.$B35]-24)*([.R$10]-[.$B35]-24)/(2*[.$C35]*[.$C35])))/2" office:value-type="float" office:value="3.03265329856317">
            <text:p>3,0</text:p>
          </table:table-cell>
          <table:table-cell table:formula="of:=([.$E35]*EXP(-([.S$10]-[.$B35])*([.S$10]-[.$B35])/(2*[.$C35]*[.$C35]))+[.$E35]*EXP(-([.S$10]-[.$B35]-24)*([.S$10]-[.$B35]-24)/(2*[.$C35]*[.$C35])))/2" office:value-type="float" office:value="4.41248451292298">
            <text:p>4,4</text:p>
          </table:table-cell>
          <table:table-cell table:formula="of:=([.$E35]*EXP(-([.T$10]-[.$B35])*([.T$10]-[.$B35])/(2*[.$C35]*[.$C35]))+[.$E35]*EXP(-([.T$10]-[.$B35]-24)*([.T$10]-[.$B35]-24)/(2*[.$C35]*[.$C35])))/2" office:value-type="float" office:value="5">
            <text:p>5,0</text:p>
          </table:table-cell>
          <table:table-cell table:formula="of:=([.$E35]*EXP(-([.U$10]-[.$B35])*([.U$10]-[.$B35])/(2*[.$C35]*[.$C35]))+[.$E35]*EXP(-([.U$10]-[.$B35]-24)*([.U$10]-[.$B35]-24)/(2*[.$C35]*[.$C35])))/2" office:value-type="float" office:value="4.41248451292298">
            <text:p>4,4</text:p>
          </table:table-cell>
          <table:table-cell table:formula="of:=([.$E35]*EXP(-([.V$10]-[.$B35])*([.V$10]-[.$B35])/(2*[.$C35]*[.$C35]))+[.$E35]*EXP(-([.V$10]-[.$B35]-24)*([.V$10]-[.$B35]-24)/(2*[.$C35]*[.$C35])))/2" office:value-type="float" office:value="3.03265329856317">
            <text:p>3,0</text:p>
          </table:table-cell>
          <table:table-cell table:formula="of:=([.$E35]*EXP(-([.W$10]-[.$B35])*([.W$10]-[.$B35])/(2*[.$C35]*[.$C35]))+[.$E35]*EXP(-([.W$10]-[.$B35]-24)*([.W$10]-[.$B35]-24)/(2*[.$C35]*[.$C35])))/2" office:value-type="float" office:value="1.62326233679175">
            <text:p>1,6</text:p>
          </table:table-cell>
          <table:table-cell table:formula="of:=([.$E35]*EXP(-([.X$10]-[.$B35])*([.X$10]-[.$B35])/(2*[.$C35]*[.$C35]))+[.$E35]*EXP(-([.X$10]-[.$B35]-24)*([.X$10]-[.$B35]-24)/(2*[.$C35]*[.$C35])))/2" office:value-type="float" office:value="0.676676416183063">
            <text:p>0,7</text:p>
          </table:table-cell>
          <table:table-cell table:formula="of:=([.$E35]*EXP(-([.Y$10]-[.$B35])*([.Y$10]-[.$B35])/(2*[.$C35]*[.$C35]))+[.$E35]*EXP(-([.Y$10]-[.$B35]-24)*([.Y$10]-[.$B35]-24)/(2*[.$C35]*[.$C35])))/2" office:value-type="float" office:value="0.219684668117037">
            <text:p>0,2</text:p>
          </table:table-cell>
          <table:table-cell table:formula="of:=([.$E35]*EXP(-([.Z$10]-[.$B35])*([.Z$10]-[.$B35])/(2*[.$C35]*[.$C35]))+[.$E35]*EXP(-([.Z$10]-[.$B35]-24)*([.Z$10]-[.$B35]-24)/(2*[.$C35]*[.$C35])))/2" office:value-type="float" office:value="0.0555449826912115">
            <text:p>0,1</text:p>
          </table:table-cell>
          <table:table-cell table:formula="of:=([.$E35]*EXP(-([.AA$10]-[.$B35])*([.AA$10]-[.$B35])/(2*[.$C35]*[.$C35]))+[.$E35]*EXP(-([.AA$10]-[.$B35]-24)*([.AA$10]-[.$B35]-24)/(2*[.$C35]*[.$C35])))/2" office:value-type="float" office:value="0.0109374555909154">
            <text:p>0,0</text:p>
          </table:table-cell>
          <table:table-cell table:formula="of:=([.$E35]*EXP(-([.AB$10]-[.$B35])*([.AB$10]-[.$B35])/(2*[.$C35]*[.$C35]))+[.$E35]*EXP(-([.AB$10]-[.$B35]-24)*([.AB$10]-[.$B35]-24)/(2*[.$C35]*[.$C35])))/2" office:value-type="float" office:value="0.00167731313957588">
            <text:p>0,0</text:p>
          </table:table-cell>
          <table:table-cell table:formula="of:=([.$E35]*EXP(-([.AC$10]-[.$B35])*([.AC$10]-[.$B35])/(2*[.$C35]*[.$C35]))+[.$E35]*EXP(-([.AC$10]-[.$B35]-24)*([.AC$10]-[.$B35]-24)/(2*[.$C35]*[.$C35])))/2" office:value-type="float" office:value="0.000200326490015724">
            <text:p>0,0</text:p>
          </table:table-cell>
          <table:table-cell table:formula="of:=([.$E35]*EXP(-([.AD$10]-[.$B35])*([.AD$10]-[.$B35])/(2*[.$C35]*[.$C35]))+[.$E35]*EXP(-([.AD$10]-[.$B35]-24)*([.AD$10]-[.$B35]-24)/(2*[.$C35]*[.$C35])))/2" office:value-type="float" office:value="0.0000186333803471356">
            <text:p>0,0</text:p>
          </table:table-cell>
          <table:table-cell table:number-columns-repeated="993"/>
        </table:table-row>
        <table:table-row table:style-name="ro1">
          <table:table-cell table:formula="of:=[.A$8]" office:value-type="float" office:value="10">
            <text:p>10</text:p>
          </table:table-cell>
          <table:table-cell table:formula="of:=[.B$8]" office:value-type="float" office:value="14">
            <text:p>14</text:p>
          </table:table-cell>
          <table:table-cell table:formula="of:=[.C$8]" office:value-type="float" office:value="3">
            <text:p>3</text:p>
          </table:table-cell>
          <table:table-cell table:style-name="ce8" office:value-type="float" office:value="1">
            <text:p>1,00</text:p>
          </table:table-cell>
          <table:table-cell table:formula="of:=[.A36]*[.D36]" office:value-type="float" office:value="10">
            <text:p>10,00</text:p>
          </table:table-cell>
          <table:table-cell table:style-name="ce4" office:value-type="string">
            <text:p>US</text:p>
          </table:table-cell>
          <table:table-cell table:formula="of:=([.$E36]*EXP(-([.G$10]-[.$B36])*([.G$10]-[.$B36])/(2*[.$C36]*[.$C36]))+[.$E36]*EXP(-([.G$10]-[.$B36]-24)*([.G$10]-[.$B36]-24)/(2*[.$C36]*[.$C36])))/2" office:value-type="float" office:value="0.0000933223455676028">
            <text:p>0,0</text:p>
          </table:table-cell>
          <table:table-cell table:formula="of:=([.$E36]*EXP(-([.H$10]-[.$B36])*([.H$10]-[.$B36])/(2*[.$C36]*[.$C36]))+[.$E36]*EXP(-([.H$10]-[.$B36]-24)*([.H$10]-[.$B36]-24)/(2*[.$C36]*[.$C36])))/2" office:value-type="float" office:value="0.000418241736148638">
            <text:p>0,0</text:p>
          </table:table-cell>
          <table:table-cell table:formula="of:=([.$E36]*EXP(-([.I$10]-[.$B36])*([.I$10]-[.$B36])/(2*[.$C36]*[.$C36]))+[.$E36]*EXP(-([.I$10]-[.$B36]-24)*([.I$10]-[.$B36]-24)/(2*[.$C36]*[.$C36])))/2" office:value-type="float" office:value="0.00167731313951256">
            <text:p>0,0</text:p>
          </table:table-cell>
          <table:table-cell table:formula="of:=([.$E36]*EXP(-([.J$10]-[.$B36])*([.J$10]-[.$B36])/(2*[.$C36]*[.$C36]))+[.$E36]*EXP(-([.J$10]-[.$B36]-24)*([.J$10]-[.$B36]-24)/(2*[.$C36]*[.$C36])))/2" office:value-type="float" office:value="0.00601929997414102">
            <text:p>0,0</text:p>
          </table:table-cell>
          <table:table-cell table:formula="of:=([.$E36]*EXP(-([.K$10]-[.$B36])*([.K$10]-[.$B36])/(2*[.$C36]*[.$C36]))+[.$E36]*EXP(-([.K$10]-[.$B36]-24)*([.K$10]-[.$B36]-24)/(2*[.$C36]*[.$C36])))/2" office:value-type="float" office:value="0.019329600697364">
            <text:p>0,0</text:p>
          </table:table-cell>
          <table:table-cell table:formula="of:=([.$E36]*EXP(-([.L$10]-[.$B36])*([.L$10]-[.$B36])/(2*[.$C36]*[.$C36]))+[.$E36]*EXP(-([.L$10]-[.$B36]-24)*([.L$10]-[.$B36]-24)/(2*[.$C36]*[.$C36])))/2" office:value-type="float" office:value="0.0555449826912115">
            <text:p>0,1</text:p>
          </table:table-cell>
          <table:table-cell table:formula="of:=([.$E36]*EXP(-([.M$10]-[.$B36])*([.M$10]-[.$B36])/(2*[.$C36]*[.$C36]))+[.$E36]*EXP(-([.M$10]-[.$B36]-24)*([.M$10]-[.$B36]-24)/(2*[.$C36]*[.$C36])))/2" office:value-type="float" office:value="0.142827503922752">
            <text:p>0,1</text:p>
          </table:table-cell>
          <table:table-cell table:formula="of:=([.$E36]*EXP(-([.N$10]-[.$B36])*([.N$10]-[.$B36])/(2*[.$C36]*[.$C36]))+[.$E36]*EXP(-([.N$10]-[.$B36]-24)*([.N$10]-[.$B36]-24)/(2*[.$C36]*[.$C36])))/2" office:value-type="float" office:value="0.328642643082652">
            <text:p>0,3</text:p>
          </table:table-cell>
          <table:table-cell table:formula="of:=([.$E36]*EXP(-([.O$10]-[.$B36])*([.O$10]-[.$B36])/(2*[.$C36]*[.$C36]))+[.$E36]*EXP(-([.O$10]-[.$B36]-24)*([.O$10]-[.$B36]-24)/(2*[.$C36]*[.$C36])))/2" office:value-type="float" office:value="0.676676416183063">
            <text:p>0,7</text:p>
          </table:table-cell>
          <table:table-cell table:formula="of:=([.$E36]*EXP(-([.P$10]-[.$B36])*([.P$10]-[.$B36])/(2*[.$C36]*[.$C36]))+[.$E36]*EXP(-([.P$10]-[.$B36]-24)*([.P$10]-[.$B36]-24)/(2*[.$C36]*[.$C36])))/2" office:value-type="float" office:value="1.24676104388648">
            <text:p>1,2</text:p>
          </table:table-cell>
          <table:table-cell table:formula="of:=([.$E36]*EXP(-([.Q$10]-[.$B36])*([.Q$10]-[.$B36])/(2*[.$C36]*[.$C36]))+[.$E36]*EXP(-([.Q$10]-[.$B36]-24)*([.Q$10]-[.$B36]-24)/(2*[.$C36]*[.$C36])))/2" office:value-type="float" office:value="2.05556145253594">
            <text:p>2,1</text:p>
          </table:table-cell>
          <table:table-cell table:formula="of:=([.$E36]*EXP(-([.R$10]-[.$B36])*([.R$10]-[.$B36])/(2*[.$C36]*[.$C36]))+[.$E36]*EXP(-([.R$10]-[.$B36]-24)*([.R$10]-[.$B36]-24)/(2*[.$C36]*[.$C36])))/2" office:value-type="float" office:value="3.03265329856317">
            <text:p>3,0</text:p>
          </table:table-cell>
          <table:table-cell table:formula="of:=([.$E36]*EXP(-([.S$10]-[.$B36])*([.S$10]-[.$B36])/(2*[.$C36]*[.$C36]))+[.$E36]*EXP(-([.S$10]-[.$B36]-24)*([.S$10]-[.$B36]-24)/(2*[.$C36]*[.$C36])))/2" office:value-type="float" office:value="4.00368701458404">
            <text:p>4,0</text:p>
          </table:table-cell>
          <table:table-cell table:formula="of:=([.$E36]*EXP(-([.T$10]-[.$B36])*([.T$10]-[.$B36])/(2*[.$C36]*[.$C36]))+[.$E36]*EXP(-([.T$10]-[.$B36]-24)*([.T$10]-[.$B36]-24)/(2*[.$C36]*[.$C36])))/2" office:value-type="float" office:value="4.72979734453383">
            <text:p>4,7</text:p>
          </table:table-cell>
          <table:table-cell table:formula="of:=([.$E36]*EXP(-([.U$10]-[.$B36])*([.U$10]-[.$B36])/(2*[.$C36]*[.$C36]))+[.$E36]*EXP(-([.U$10]-[.$B36]-24)*([.U$10]-[.$B36]-24)/(2*[.$C36]*[.$C36])))/2" office:value-type="float" office:value="5.00000000000006">
            <text:p>5,0</text:p>
          </table:table-cell>
          <table:table-cell table:formula="of:=([.$E36]*EXP(-([.V$10]-[.$B36])*([.V$10]-[.$B36])/(2*[.$C36]*[.$C36]))+[.$E36]*EXP(-([.V$10]-[.$B36]-24)*([.V$10]-[.$B36]-24)/(2*[.$C36]*[.$C36])))/2" office:value-type="float" office:value="4.72979734453469">
            <text:p>4,7</text:p>
          </table:table-cell>
          <table:table-cell table:formula="of:=([.$E36]*EXP(-([.W$10]-[.$B36])*([.W$10]-[.$B36])/(2*[.$C36]*[.$C36]))+[.$E36]*EXP(-([.W$10]-[.$B36]-24)*([.W$10]-[.$B36]-24)/(2*[.$C36]*[.$C36])))/2" office:value-type="float" office:value="4.00368701459454">
            <text:p>4,0</text:p>
          </table:table-cell>
          <table:table-cell table:formula="of:=([.$E36]*EXP(-([.X$10]-[.$B36])*([.X$10]-[.$B36])/(2*[.$C36]*[.$C36]))+[.$E36]*EXP(-([.X$10]-[.$B36]-24)*([.X$10]-[.$B36]-24)/(2*[.$C36]*[.$C36])))/2" office:value-type="float" office:value="3.03265329867765">
            <text:p>3,0</text:p>
          </table:table-cell>
          <table:table-cell table:formula="of:=([.$E36]*EXP(-([.Y$10]-[.$B36])*([.Y$10]-[.$B36])/(2*[.$C36]*[.$C36]))+[.$E36]*EXP(-([.Y$10]-[.$B36]-24)*([.Y$10]-[.$B36]-24)/(2*[.$C36]*[.$C36])))/2" office:value-type="float" office:value="2.05556145365275">
            <text:p>2,1</text:p>
          </table:table-cell>
          <table:table-cell table:formula="of:=([.$E36]*EXP(-([.Z$10]-[.$B36])*([.Z$10]-[.$B36])/(2*[.$C36]*[.$C36]))+[.$E36]*EXP(-([.Z$10]-[.$B36]-24)*([.Z$10]-[.$B36]-24)/(2*[.$C36]*[.$C36])))/2" office:value-type="float" office:value="1.24676105363532">
            <text:p>1,2</text:p>
          </table:table-cell>
          <table:table-cell table:formula="of:=([.$E36]*EXP(-([.AA$10]-[.$B36])*([.AA$10]-[.$B36])/(2*[.$C36]*[.$C36]))+[.$E36]*EXP(-([.AA$10]-[.$B36]-24)*([.AA$10]-[.$B36]-24)/(2*[.$C36]*[.$C36])))/2" office:value-type="float" office:value="0.676676492332962">
            <text:p>0,7</text:p>
          </table:table-cell>
          <table:table-cell table:formula="of:=([.$E36]*EXP(-([.AB$10]-[.$B36])*([.AB$10]-[.$B36])/(2*[.$C36]*[.$C36]))+[.$E36]*EXP(-([.AB$10]-[.$B36]-24)*([.AB$10]-[.$B36]-24)/(2*[.$C36]*[.$C36])))/2" office:value-type="float" office:value="0.328643175351223">
            <text:p>0,3</text:p>
          </table:table-cell>
          <table:table-cell table:formula="of:=([.$E36]*EXP(-([.AC$10]-[.$B36])*([.AC$10]-[.$B36])/(2*[.$C36]*[.$C36]))+[.$E36]*EXP(-([.AC$10]-[.$B36]-24)*([.AC$10]-[.$B36]-24)/(2*[.$C36]*[.$C36])))/2" office:value-type="float" office:value="0.142830833103487">
            <text:p>0,1</text:p>
          </table:table-cell>
          <table:table-cell table:formula="of:=([.$E36]*EXP(-([.AD$10]-[.$B36])*([.AD$10]-[.$B36])/(2*[.$C36]*[.$C36]))+[.$E36]*EXP(-([.AD$10]-[.$B36]-24)*([.AD$10]-[.$B36]-24)/(2*[.$C36]*[.$C36])))/2" office:value-type="float" office:value="0.0555636159570719">
            <text:p>0,1</text:p>
          </table:table-cell>
          <table:table-cell table:number-columns-repeated="993"/>
        </table:table-row>
        <table:table-row table:style-name="ro1">
          <table:table-cell table:formula="of:=[.A$8]" office:value-type="float" office:value="10">
            <text:p>10</text:p>
          </table:table-cell>
          <table:table-cell table:formula="of:=[.B$8]" office:value-type="float" office:value="14">
            <text:p>14</text:p>
          </table:table-cell>
          <table:table-cell table:formula="of:=[.C$8]" office:value-type="float" office:value="3">
            <text:p>3</text:p>
          </table:table-cell>
          <table:table-cell table:style-name="ce8" office:value-type="float" office:value="0.8">
            <text:p>0,80</text:p>
          </table:table-cell>
          <table:table-cell table:formula="of:=[.A37]*[.D37]" office:value-type="float" office:value="8">
            <text:p>8,00</text:p>
          </table:table-cell>
          <table:table-cell table:style-name="ce4" office:value-type="string">
            <text:p>CA</text:p>
          </table:table-cell>
          <table:table-cell table:formula="of:=([.$E37]*EXP(-([.G$10]-[.$B37])*([.G$10]-[.$B37])/(2*[.$C37]*[.$C37]))+[.$E37]*EXP(-([.G$10]-[.$B37]-24)*([.G$10]-[.$B37]-24)/(2*[.$C37]*[.$C37])))/2" office:value-type="float" office:value="0.0000746578764540823">
            <text:p>0,0</text:p>
          </table:table-cell>
          <table:table-cell table:formula="of:=([.$E37]*EXP(-([.H$10]-[.$B37])*([.H$10]-[.$B37])/(2*[.$C37]*[.$C37]))+[.$E37]*EXP(-([.H$10]-[.$B37]-24)*([.H$10]-[.$B37]-24)/(2*[.$C37]*[.$C37])))/2" office:value-type="float" office:value="0.00033459338891891">
            <text:p>0,0</text:p>
          </table:table-cell>
          <table:table-cell table:formula="of:=([.$E37]*EXP(-([.I$10]-[.$B37])*([.I$10]-[.$B37])/(2*[.$C37]*[.$C37]))+[.$E37]*EXP(-([.I$10]-[.$B37]-24)*([.I$10]-[.$B37]-24)/(2*[.$C37]*[.$C37])))/2" office:value-type="float" office:value="0.00134185051161005">
            <text:p>0,0</text:p>
          </table:table-cell>
          <table:table-cell table:formula="of:=([.$E37]*EXP(-([.J$10]-[.$B37])*([.J$10]-[.$B37])/(2*[.$C37]*[.$C37]))+[.$E37]*EXP(-([.J$10]-[.$B37]-24)*([.J$10]-[.$B37]-24)/(2*[.$C37]*[.$C37])))/2" office:value-type="float" office:value="0.00481543997931281">
            <text:p>0,0</text:p>
          </table:table-cell>
          <table:table-cell table:formula="of:=([.$E37]*EXP(-([.K$10]-[.$B37])*([.K$10]-[.$B37])/(2*[.$C37]*[.$C37]))+[.$E37]*EXP(-([.K$10]-[.$B37]-24)*([.K$10]-[.$B37]-24)/(2*[.$C37]*[.$C37])))/2" office:value-type="float" office:value="0.0154636805578912">
            <text:p>0,0</text:p>
          </table:table-cell>
          <table:table-cell table:formula="of:=([.$E37]*EXP(-([.L$10]-[.$B37])*([.L$10]-[.$B37])/(2*[.$C37]*[.$C37]))+[.$E37]*EXP(-([.L$10]-[.$B37]-24)*([.L$10]-[.$B37]-24)/(2*[.$C37]*[.$C37])))/2" office:value-type="float" office:value="0.0444359861529692">
            <text:p>0,0</text:p>
          </table:table-cell>
          <table:table-cell table:formula="of:=([.$E37]*EXP(-([.M$10]-[.$B37])*([.M$10]-[.$B37])/(2*[.$C37]*[.$C37]))+[.$E37]*EXP(-([.M$10]-[.$B37]-24)*([.M$10]-[.$B37]-24)/(2*[.$C37]*[.$C37])))/2" office:value-type="float" office:value="0.114262003138202">
            <text:p>0,1</text:p>
          </table:table-cell>
          <table:table-cell table:formula="of:=([.$E37]*EXP(-([.N$10]-[.$B37])*([.N$10]-[.$B37])/(2*[.$C37]*[.$C37]))+[.$E37]*EXP(-([.N$10]-[.$B37]-24)*([.N$10]-[.$B37]-24)/(2*[.$C37]*[.$C37])))/2" office:value-type="float" office:value="0.262914114466122">
            <text:p>0,3</text:p>
          </table:table-cell>
          <table:table-cell table:formula="of:=([.$E37]*EXP(-([.O$10]-[.$B37])*([.O$10]-[.$B37])/(2*[.$C37]*[.$C37]))+[.$E37]*EXP(-([.O$10]-[.$B37]-24)*([.O$10]-[.$B37]-24)/(2*[.$C37]*[.$C37])))/2" office:value-type="float" office:value="0.541341132946451">
            <text:p>0,5</text:p>
          </table:table-cell>
          <table:table-cell table:formula="of:=([.$E37]*EXP(-([.P$10]-[.$B37])*([.P$10]-[.$B37])/(2*[.$C37]*[.$C37]))+[.$E37]*EXP(-([.P$10]-[.$B37]-24)*([.P$10]-[.$B37]-24)/(2*[.$C37]*[.$C37])))/2" office:value-type="float" office:value="0.997408835109185">
            <text:p>1,0</text:p>
          </table:table-cell>
          <table:table-cell table:formula="of:=([.$E37]*EXP(-([.Q$10]-[.$B37])*([.Q$10]-[.$B37])/(2*[.$C37]*[.$C37]))+[.$E37]*EXP(-([.Q$10]-[.$B37]-24)*([.Q$10]-[.$B37]-24)/(2*[.$C37]*[.$C37])))/2" office:value-type="float" office:value="1.64444916202875">
            <text:p>1,6</text:p>
          </table:table-cell>
          <table:table-cell table:formula="of:=([.$E37]*EXP(-([.R$10]-[.$B37])*([.R$10]-[.$B37])/(2*[.$C37]*[.$C37]))+[.$E37]*EXP(-([.R$10]-[.$B37]-24)*([.R$10]-[.$B37]-24)/(2*[.$C37]*[.$C37])))/2" office:value-type="float" office:value="2.42612263885053">
            <text:p>2,4</text:p>
          </table:table-cell>
          <table:table-cell table:formula="of:=([.$E37]*EXP(-([.S$10]-[.$B37])*([.S$10]-[.$B37])/(2*[.$C37]*[.$C37]))+[.$E37]*EXP(-([.S$10]-[.$B37]-24)*([.S$10]-[.$B37]-24)/(2*[.$C37]*[.$C37])))/2" office:value-type="float" office:value="3.20294961166723">
            <text:p>3,2</text:p>
          </table:table-cell>
          <table:table-cell table:formula="of:=([.$E37]*EXP(-([.T$10]-[.$B37])*([.T$10]-[.$B37])/(2*[.$C37]*[.$C37]))+[.$E37]*EXP(-([.T$10]-[.$B37]-24)*([.T$10]-[.$B37]-24)/(2*[.$C37]*[.$C37])))/2" office:value-type="float" office:value="3.78383787562706">
            <text:p>3,8</text:p>
          </table:table-cell>
          <table:table-cell table:formula="of:=([.$E37]*EXP(-([.U$10]-[.$B37])*([.U$10]-[.$B37])/(2*[.$C37]*[.$C37]))+[.$E37]*EXP(-([.U$10]-[.$B37]-24)*([.U$10]-[.$B37]-24)/(2*[.$C37]*[.$C37])))/2" office:value-type="float" office:value="4.00000000000005">
            <text:p>4,0</text:p>
          </table:table-cell>
          <table:table-cell table:formula="of:=([.$E37]*EXP(-([.V$10]-[.$B37])*([.V$10]-[.$B37])/(2*[.$C37]*[.$C37]))+[.$E37]*EXP(-([.V$10]-[.$B37]-24)*([.V$10]-[.$B37]-24)/(2*[.$C37]*[.$C37])))/2" office:value-type="float" office:value="3.78383787562775">
            <text:p>3,8</text:p>
          </table:table-cell>
          <table:table-cell table:formula="of:=([.$E37]*EXP(-([.W$10]-[.$B37])*([.W$10]-[.$B37])/(2*[.$C37]*[.$C37]))+[.$E37]*EXP(-([.W$10]-[.$B37]-24)*([.W$10]-[.$B37]-24)/(2*[.$C37]*[.$C37])))/2" office:value-type="float" office:value="3.20294961167563">
            <text:p>3,2</text:p>
          </table:table-cell>
          <table:table-cell table:formula="of:=([.$E37]*EXP(-([.X$10]-[.$B37])*([.X$10]-[.$B37])/(2*[.$C37]*[.$C37]))+[.$E37]*EXP(-([.X$10]-[.$B37]-24)*([.X$10]-[.$B37]-24)/(2*[.$C37]*[.$C37])))/2" office:value-type="float" office:value="2.42612263894212">
            <text:p>2,4</text:p>
          </table:table-cell>
          <table:table-cell table:formula="of:=([.$E37]*EXP(-([.Y$10]-[.$B37])*([.Y$10]-[.$B37])/(2*[.$C37]*[.$C37]))+[.$E37]*EXP(-([.Y$10]-[.$B37]-24)*([.Y$10]-[.$B37]-24)/(2*[.$C37]*[.$C37])))/2" office:value-type="float" office:value="1.6444491629222">
            <text:p>1,6</text:p>
          </table:table-cell>
          <table:table-cell table:formula="of:=([.$E37]*EXP(-([.Z$10]-[.$B37])*([.Z$10]-[.$B37])/(2*[.$C37]*[.$C37]))+[.$E37]*EXP(-([.Z$10]-[.$B37]-24)*([.Z$10]-[.$B37]-24)/(2*[.$C37]*[.$C37])))/2" office:value-type="float" office:value="0.997408842908256">
            <text:p>1,0</text:p>
          </table:table-cell>
          <table:table-cell table:formula="of:=([.$E37]*EXP(-([.AA$10]-[.$B37])*([.AA$10]-[.$B37])/(2*[.$C37]*[.$C37]))+[.$E37]*EXP(-([.AA$10]-[.$B37]-24)*([.AA$10]-[.$B37]-24)/(2*[.$C37]*[.$C37])))/2" office:value-type="float" office:value="0.54134119386637">
            <text:p>0,5</text:p>
          </table:table-cell>
          <table:table-cell table:formula="of:=([.$E37]*EXP(-([.AB$10]-[.$B37])*([.AB$10]-[.$B37])/(2*[.$C37]*[.$C37]))+[.$E37]*EXP(-([.AB$10]-[.$B37]-24)*([.AB$10]-[.$B37]-24)/(2*[.$C37]*[.$C37])))/2" office:value-type="float" office:value="0.262914540280978">
            <text:p>0,3</text:p>
          </table:table-cell>
          <table:table-cell table:formula="of:=([.$E37]*EXP(-([.AC$10]-[.$B37])*([.AC$10]-[.$B37])/(2*[.$C37]*[.$C37]))+[.$E37]*EXP(-([.AC$10]-[.$B37]-24)*([.AC$10]-[.$B37]-24)/(2*[.$C37]*[.$C37])))/2" office:value-type="float" office:value="0.114264666482789">
            <text:p>0,1</text:p>
          </table:table-cell>
          <table:table-cell table:formula="of:=([.$E37]*EXP(-([.AD$10]-[.$B37])*([.AD$10]-[.$B37])/(2*[.$C37]*[.$C37]))+[.$E37]*EXP(-([.AD$10]-[.$B37]-24)*([.AD$10]-[.$B37]-24)/(2*[.$C37]*[.$C37])))/2" office:value-type="float" office:value="0.0444508927656575">
            <text:p>0,0</text:p>
          </table:table-cell>
          <table:table-cell table:number-columns-repeated="993"/>
        </table:table-row>
        <table:table-row table:style-name="ro1">
          <table:table-cell table:formula="of:=[.A$3]" office:value-type="float" office:value="10">
            <text:p>10</text:p>
          </table:table-cell>
          <table:table-cell table:formula="of:=[.B$3]" office:value-type="float" office:value="3">
            <text:p>3</text:p>
          </table:table-cell>
          <table:table-cell table:formula="of:=[.C$3]" office:value-type="float" office:value="2">
            <text:p>2</text:p>
          </table:table-cell>
          <table:table-cell table:style-name="ce8" office:value-type="float" office:value="1">
            <text:p>1,00</text:p>
          </table:table-cell>
          <table:table-cell table:formula="of:=[.A38]*[.D38]" office:value-type="float" office:value="10">
            <text:p>10,00</text:p>
          </table:table-cell>
          <table:table-cell table:style-name="ce13" office:value-type="string">
            <text:p>AU</text:p>
          </table:table-cell>
          <table:table-cell table:formula="of:=([.$E38]*EXP(-([.G$10]-[.$B38])*([.G$10]-[.$B38])/(2*[.$C38]*[.$C38]))+[.$E38]*EXP(-([.G$10]-[.$B38]-24)*([.G$10]-[.$B38]-24)/(2*[.$C38]*[.$C38])))/2" office:value-type="float" office:value="1.62326233679175">
            <text:p>1,6</text:p>
          </table:table-cell>
          <table:table-cell table:formula="of:=([.$E38]*EXP(-([.H$10]-[.$B38])*([.H$10]-[.$B38])/(2*[.$C38]*[.$C38]))+[.$E38]*EXP(-([.H$10]-[.$B38]-24)*([.H$10]-[.$B38]-24)/(2*[.$C38]*[.$C38])))/2" office:value-type="float" office:value="3.03265329856317">
            <text:p>3,0</text:p>
          </table:table-cell>
          <table:table-cell table:formula="of:=([.$E38]*EXP(-([.I$10]-[.$B38])*([.I$10]-[.$B38])/(2*[.$C38]*[.$C38]))+[.$E38]*EXP(-([.I$10]-[.$B38]-24)*([.I$10]-[.$B38]-24)/(2*[.$C38]*[.$C38])))/2" office:value-type="float" office:value="4.41248451292298">
            <text:p>4,4</text:p>
          </table:table-cell>
          <table:table-cell table:formula="of:=([.$E38]*EXP(-([.J$10]-[.$B38])*([.J$10]-[.$B38])/(2*[.$C38]*[.$C38]))+[.$E38]*EXP(-([.J$10]-[.$B38]-24)*([.J$10]-[.$B38]-24)/(2*[.$C38]*[.$C38])))/2" office:value-type="float" office:value="5">
            <text:p>5,0</text:p>
          </table:table-cell>
          <table:table-cell table:formula="of:=([.$E38]*EXP(-([.K$10]-[.$B38])*([.K$10]-[.$B38])/(2*[.$C38]*[.$C38]))+[.$E38]*EXP(-([.K$10]-[.$B38]-24)*([.K$10]-[.$B38]-24)/(2*[.$C38]*[.$C38])))/2" office:value-type="float" office:value="4.41248451292298">
            <text:p>4,4</text:p>
          </table:table-cell>
          <table:table-cell table:formula="of:=([.$E38]*EXP(-([.L$10]-[.$B38])*([.L$10]-[.$B38])/(2*[.$C38]*[.$C38]))+[.$E38]*EXP(-([.L$10]-[.$B38]-24)*([.L$10]-[.$B38]-24)/(2*[.$C38]*[.$C38])))/2" office:value-type="float" office:value="3.03265329856317">
            <text:p>3,0</text:p>
          </table:table-cell>
          <table:table-cell table:formula="of:=([.$E38]*EXP(-([.M$10]-[.$B38])*([.M$10]-[.$B38])/(2*[.$C38]*[.$C38]))+[.$E38]*EXP(-([.M$10]-[.$B38]-24)*([.M$10]-[.$B38]-24)/(2*[.$C38]*[.$C38])))/2" office:value-type="float" office:value="1.62326233679175">
            <text:p>1,6</text:p>
          </table:table-cell>
          <table:table-cell table:formula="of:=([.$E38]*EXP(-([.N$10]-[.$B38])*([.N$10]-[.$B38])/(2*[.$C38]*[.$C38]))+[.$E38]*EXP(-([.N$10]-[.$B38]-24)*([.N$10]-[.$B38]-24)/(2*[.$C38]*[.$C38])))/2" office:value-type="float" office:value="0.676676416183063">
            <text:p>0,7</text:p>
          </table:table-cell>
          <table:table-cell table:formula="of:=([.$E38]*EXP(-([.O$10]-[.$B38])*([.O$10]-[.$B38])/(2*[.$C38]*[.$C38]))+[.$E38]*EXP(-([.O$10]-[.$B38]-24)*([.O$10]-[.$B38]-24)/(2*[.$C38]*[.$C38])))/2" office:value-type="float" office:value="0.219684668117037">
            <text:p>0,2</text:p>
          </table:table-cell>
          <table:table-cell table:formula="of:=([.$E38]*EXP(-([.P$10]-[.$B38])*([.P$10]-[.$B38])/(2*[.$C38]*[.$C38]))+[.$E38]*EXP(-([.P$10]-[.$B38]-24)*([.P$10]-[.$B38]-24)/(2*[.$C38]*[.$C38])))/2" office:value-type="float" office:value="0.0555449826912115">
            <text:p>0,1</text:p>
          </table:table-cell>
          <table:table-cell table:formula="of:=([.$E38]*EXP(-([.Q$10]-[.$B38])*([.Q$10]-[.$B38])/(2*[.$C38]*[.$C38]))+[.$E38]*EXP(-([.Q$10]-[.$B38]-24)*([.Q$10]-[.$B38]-24)/(2*[.$C38]*[.$C38])))/2" office:value-type="float" office:value="0.0109374555909154">
            <text:p>0,0</text:p>
          </table:table-cell>
          <table:table-cell table:formula="of:=([.$E38]*EXP(-([.R$10]-[.$B38])*([.R$10]-[.$B38])/(2*[.$C38]*[.$C38]))+[.$E38]*EXP(-([.R$10]-[.$B38]-24)*([.R$10]-[.$B38]-24)/(2*[.$C38]*[.$C38])))/2" office:value-type="float" office:value="0.00167731313957588">
            <text:p>0,0</text:p>
          </table:table-cell>
          <table:table-cell table:formula="of:=([.$E38]*EXP(-([.S$10]-[.$B38])*([.S$10]-[.$B38])/(2*[.$C38]*[.$C38]))+[.$E38]*EXP(-([.S$10]-[.$B38]-24)*([.S$10]-[.$B38]-24)/(2*[.$C38]*[.$C38])))/2" office:value-type="float" office:value="0.000200326490015724">
            <text:p>0,0</text:p>
          </table:table-cell>
          <table:table-cell table:formula="of:=([.$E38]*EXP(-([.T$10]-[.$B38])*([.T$10]-[.$B38])/(2*[.$C38]*[.$C38]))+[.$E38]*EXP(-([.T$10]-[.$B38]-24)*([.T$10]-[.$B38]-24)/(2*[.$C38]*[.$C38])))/2" office:value-type="float" office:value="0.0000186333803471356">
            <text:p>0,0</text:p>
          </table:table-cell>
          <table:table-cell table:formula="of:=([.$E38]*EXP(-([.U$10]-[.$B38])*([.U$10]-[.$B38])/(2*[.$C38]*[.$C38]))+[.$E38]*EXP(-([.U$10]-[.$B38]-24)*([.U$10]-[.$B38]-24)/(2*[.$C38]*[.$C38])))/2" office:value-type="float" office:value="0.00000135313504472715">
            <text:p>0,0</text:p>
          </table:table-cell>
          <table:table-cell table:formula="of:=([.$E38]*EXP(-([.V$10]-[.$B38])*([.V$10]-[.$B38])/(2*[.$C38]*[.$C38]))+[.$E38]*EXP(-([.V$10]-[.$B38]-24)*([.V$10]-[.$B38]-24)/(2*[.$C38]*[.$C38])))/2" office:value-type="float" office:value="0.000000152299797447126">
            <text:p>0,0</text:p>
          </table:table-cell>
          <table:table-cell table:formula="of:=([.$E38]*EXP(-([.W$10]-[.$B38])*([.W$10]-[.$B38])/(2*[.$C38]*[.$C38]))+[.$E38]*EXP(-([.W$10]-[.$B38]-24)*([.W$10]-[.$B38]-24)/(2*[.$C38]*[.$C38])))/2" office:value-type="float" office:value="0.00000135313504472715">
            <text:p>0,0</text:p>
          </table:table-cell>
          <table:table-cell table:formula="of:=([.$E38]*EXP(-([.X$10]-[.$B38])*([.X$10]-[.$B38])/(2*[.$C38]*[.$C38]))+[.$E38]*EXP(-([.X$10]-[.$B38]-24)*([.X$10]-[.$B38]-24)/(2*[.$C38]*[.$C38])))/2" office:value-type="float" office:value="0.0000186333803471356">
            <text:p>0,0</text:p>
          </table:table-cell>
          <table:table-cell table:formula="of:=([.$E38]*EXP(-([.Y$10]-[.$B38])*([.Y$10]-[.$B38])/(2*[.$C38]*[.$C38]))+[.$E38]*EXP(-([.Y$10]-[.$B38]-24)*([.Y$10]-[.$B38]-24)/(2*[.$C38]*[.$C38])))/2" office:value-type="float" office:value="0.000200326490015724">
            <text:p>0,0</text:p>
          </table:table-cell>
          <table:table-cell table:formula="of:=([.$E38]*EXP(-([.Z$10]-[.$B38])*([.Z$10]-[.$B38])/(2*[.$C38]*[.$C38]))+[.$E38]*EXP(-([.Z$10]-[.$B38]-24)*([.Z$10]-[.$B38]-24)/(2*[.$C38]*[.$C38])))/2" office:value-type="float" office:value="0.00167731313957588">
            <text:p>0,0</text:p>
          </table:table-cell>
          <table:table-cell table:formula="of:=([.$E38]*EXP(-([.AA$10]-[.$B38])*([.AA$10]-[.$B38])/(2*[.$C38]*[.$C38]))+[.$E38]*EXP(-([.AA$10]-[.$B38]-24)*([.AA$10]-[.$B38]-24)/(2*[.$C38]*[.$C38])))/2" office:value-type="float" office:value="0.0109374555909154">
            <text:p>0,0</text:p>
          </table:table-cell>
          <table:table-cell table:formula="of:=([.$E38]*EXP(-([.AB$10]-[.$B38])*([.AB$10]-[.$B38])/(2*[.$C38]*[.$C38]))+[.$E38]*EXP(-([.AB$10]-[.$B38]-24)*([.AB$10]-[.$B38]-24)/(2*[.$C38]*[.$C38])))/2" office:value-type="float" office:value="0.0555449826912115">
            <text:p>0,1</text:p>
          </table:table-cell>
          <table:table-cell table:formula="of:=([.$E38]*EXP(-([.AC$10]-[.$B38])*([.AC$10]-[.$B38])/(2*[.$C38]*[.$C38]))+[.$E38]*EXP(-([.AC$10]-[.$B38]-24)*([.AC$10]-[.$B38]-24)/(2*[.$C38]*[.$C38])))/2" office:value-type="float" office:value="0.219684668117037">
            <text:p>0,2</text:p>
          </table:table-cell>
          <table:table-cell table:formula="of:=([.$E38]*EXP(-([.AD$10]-[.$B38])*([.AD$10]-[.$B38])/(2*[.$C38]*[.$C38]))+[.$E38]*EXP(-([.AD$10]-[.$B38]-24)*([.AD$10]-[.$B38]-24)/(2*[.$C38]*[.$C38])))/2" office:value-type="float" office:value="0.676676416183063">
            <text:p>0,7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8"/>
          <table:table-cell table:number-columns-repeated="1019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F" table:style-name="ta1" table:print="false">
        <table:table-column table:style-name="co4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table:formula="of:=[P.G11]" office:value-type="float" office:value="0.00000134978925168151">
            <text:p>1,34978925168151E-006</text:p>
          </table:table-cell>
          <table:table-cell/>
        </table:table-row>
        <table:table-row table:style-name="ro1">
          <table:table-cell/>
          <table:table-cell table:formula="of:=[P.AD38]" office:value-type="float" office:value="0.676676416183063">
            <text:p>0,676676416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5">
            <text:p>5</text:p>
          </table:table-cell>
        </table:table-row>
      </table:table>
      <table:table table:name="Hoja3" table:style-name="ta1" table:print="false">
        <table:table-column table:style-name="co5" table:default-cell-style-name="ce13"/>
        <table:table-column table:style-name="co5" table:number-columns-repeated="24" table:default-cell-style-name="ce14"/>
        <table:table-row table:style-name="ro1">
          <table:table-cell table:style-name="ce4"/>
          <table:table-cell table:style-name="ce10" table:formula="of:=[$P.$G$10]" office:value-type="float" office:value="0">
            <text:p>0</text:p>
          </table:table-cell>
          <table:table-cell table:style-name="ce10" table:formula="of:=[$P.$H$10]" office:value-type="float" office:value="1">
            <text:p>1</text:p>
          </table:table-cell>
          <table:table-cell table:style-name="ce10" table:formula="of:=[$P.$I$10]" office:value-type="float" office:value="2">
            <text:p>2</text:p>
          </table:table-cell>
          <table:table-cell table:style-name="ce10" table:formula="of:=[$P.$J$10]" office:value-type="float" office:value="3">
            <text:p>3</text:p>
          </table:table-cell>
          <table:table-cell table:style-name="ce10" table:formula="of:=[$P.$K$10]" office:value-type="float" office:value="4">
            <text:p>4</text:p>
          </table:table-cell>
          <table:table-cell table:style-name="ce10" table:formula="of:=[$P.$L$10]" office:value-type="float" office:value="5">
            <text:p>5</text:p>
          </table:table-cell>
          <table:table-cell table:style-name="ce10" table:formula="of:=[$P.$M$10]" office:value-type="float" office:value="6">
            <text:p>6</text:p>
          </table:table-cell>
          <table:table-cell table:style-name="ce10" table:formula="of:=[$P.$N$10]" office:value-type="float" office:value="7">
            <text:p>7</text:p>
          </table:table-cell>
          <table:table-cell table:style-name="ce10" table:formula="of:=[$P.$O$10]" office:value-type="float" office:value="8">
            <text:p>8</text:p>
          </table:table-cell>
          <table:table-cell table:style-name="ce10" table:formula="of:=[$P.$P$10]" office:value-type="float" office:value="9">
            <text:p>9</text:p>
          </table:table-cell>
          <table:table-cell table:style-name="ce10" table:formula="of:=[$P.$Q$10]" office:value-type="float" office:value="10">
            <text:p>10</text:p>
          </table:table-cell>
          <table:table-cell table:style-name="ce10" table:formula="of:=[$P.$R$10]" office:value-type="float" office:value="11">
            <text:p>11</text:p>
          </table:table-cell>
          <table:table-cell table:style-name="ce10" table:formula="of:=[$P.$S$10]" office:value-type="float" office:value="12">
            <text:p>12</text:p>
          </table:table-cell>
          <table:table-cell table:style-name="ce10" table:formula="of:=[$P.$T$10]" office:value-type="float" office:value="13">
            <text:p>13</text:p>
          </table:table-cell>
          <table:table-cell table:style-name="ce10" table:formula="of:=[$P.$U$10]" office:value-type="float" office:value="14">
            <text:p>14</text:p>
          </table:table-cell>
          <table:table-cell table:style-name="ce10" table:formula="of:=[$P.$V$10]" office:value-type="float" office:value="15">
            <text:p>15</text:p>
          </table:table-cell>
          <table:table-cell table:style-name="ce10" table:formula="of:=[$P.$W$10]" office:value-type="float" office:value="16">
            <text:p>16</text:p>
          </table:table-cell>
          <table:table-cell table:style-name="ce10" table:formula="of:=[$P.$X$10]" office:value-type="float" office:value="17">
            <text:p>17</text:p>
          </table:table-cell>
          <table:table-cell table:style-name="ce10" table:formula="of:=[$P.$Y$10]" office:value-type="float" office:value="18">
            <text:p>18</text:p>
          </table:table-cell>
          <table:table-cell table:style-name="ce10" table:formula="of:=[$P.$Z$10]" office:value-type="float" office:value="19">
            <text:p>19</text:p>
          </table:table-cell>
          <table:table-cell table:style-name="ce10" table:formula="of:=[$P.$AA$10]" office:value-type="float" office:value="20">
            <text:p>20</text:p>
          </table:table-cell>
          <table:table-cell table:style-name="ce10" table:formula="of:=[$P.$AB$10]" office:value-type="float" office:value="21">
            <text:p>21</text:p>
          </table:table-cell>
          <table:table-cell table:style-name="ce10" table:formula="of:=[$P.$AC$10]" office:value-type="float" office:value="22">
            <text:p>22</text:p>
          </table:table-cell>
          <table:table-cell table:style-name="ce10" table:formula="of:=[$P.$AD$10]" office:value-type="float" office:value="23">
            <text:p>23</text:p>
          </table:table-cell>
        </table:table-row>
        <table:table-row table:style-name="ro1">
          <table:table-cell table:formula="of:=[$P.$F$11]" office:value-type="string" office:string-value="ES">
            <text:p>ES</text:p>
          </table:table-cell>
          <table:table-cell table:formula="of:=[$P.$G$11]" office:value-type="float" office:value="0.00000134978925168151">
            <text:p>0,0</text:p>
          </table:table-cell>
          <table:table-cell table:formula="of:=[$P.$H$11]" office:value-type="float" office:value="0.0000186332658603934">
            <text:p>0,0</text:p>
          </table:table-cell>
          <table:table-cell table:formula="of:=[$P.$I$11]" office:value-type="float" office:value="0.000200326486964755">
            <text:p>0,0</text:p>
          </table:table-cell>
          <table:table-cell table:formula="of:=[$P.$J$11]" office:value-type="float" office:value="0.00167731313951256">
            <text:p>0,0</text:p>
          </table:table-cell>
          <table:table-cell table:formula="of:=[$P.$K$11]" office:value-type="float" office:value="0.0109374555909144">
            <text:p>0,0</text:p>
          </table:table-cell>
          <table:table-cell table:formula="of:=[$P.$L$11]" office:value-type="float" office:value="0.0555449826912115">
            <text:p>0,1</text:p>
          </table:table-cell>
          <table:table-cell table:formula="of:=[$P.$M$11]" office:value-type="float" office:value="0.219684668117037">
            <text:p>0,2</text:p>
          </table:table-cell>
          <table:table-cell table:formula="of:=[$P.$N$11]" office:value-type="float" office:value="0.676676416183063">
            <text:p>0,7</text:p>
          </table:table-cell>
          <table:table-cell table:formula="of:=[$P.$O$11]" office:value-type="float" office:value="1.62326233679175">
            <text:p>1,6</text:p>
          </table:table-cell>
          <table:table-cell table:formula="of:=[$P.$P$11]" office:value-type="float" office:value="3.03265329856317">
            <text:p>3,0</text:p>
          </table:table-cell>
          <table:table-cell table:formula="of:=[$P.$Q$11]" office:value-type="float" office:value="4.41248451292298">
            <text:p>4,4</text:p>
          </table:table-cell>
          <table:table-cell table:formula="of:=[$P.$R$11]" office:value-type="float" office:value="5">
            <text:p>5,0</text:p>
          </table:table-cell>
          <table:table-cell table:formula="of:=[$P.$S$11]" office:value-type="float" office:value="4.41248451292298">
            <text:p>4,4</text:p>
          </table:table-cell>
          <table:table-cell table:formula="of:=[$P.$T$11]" office:value-type="float" office:value="3.03265329856317">
            <text:p>3,0</text:p>
          </table:table-cell>
          <table:table-cell table:formula="of:=[$P.$U$11]" office:value-type="float" office:value="1.62326233679175">
            <text:p>1,6</text:p>
          </table:table-cell>
          <table:table-cell table:formula="of:=[$P.$V$11]" office:value-type="float" office:value="0.676676416183063">
            <text:p>0,7</text:p>
          </table:table-cell>
          <table:table-cell table:formula="of:=[$P.$W$11]" office:value-type="float" office:value="0.219684668117037">
            <text:p>0,2</text:p>
          </table:table-cell>
          <table:table-cell table:formula="of:=[$P.$X$11]" office:value-type="float" office:value="0.0555449826912115">
            <text:p>0,1</text:p>
          </table:table-cell>
          <table:table-cell table:formula="of:=[$P.$Y$11]" office:value-type="float" office:value="0.0109374555909154">
            <text:p>0,0</text:p>
          </table:table-cell>
          <table:table-cell table:formula="of:=[$P.$Z$11]" office:value-type="float" office:value="0.00167731313957588">
            <text:p>0,0</text:p>
          </table:table-cell>
          <table:table-cell table:formula="of:=[$P.$AA$11]" office:value-type="float" office:value="0.000200326490015724">
            <text:p>0,0</text:p>
          </table:table-cell>
          <table:table-cell table:formula="of:=[$P.$AB$11]" office:value-type="float" office:value="0.0000186333803471356">
            <text:p>0,0</text:p>
          </table:table-cell>
          <table:table-cell table:formula="of:=[$P.$AC$11]" office:value-type="float" office:value="0.00000135313504472715">
            <text:p>0,0</text:p>
          </table:table-cell>
          <table:table-cell table:formula="of:=[$P.$AD$11]" office:value-type="float" office:value="0.000000152299797447126">
            <text:p>0,0</text:p>
          </table:table-cell>
        </table:table-row>
        <table:table-row table:style-name="ro1">
          <table:table-cell table:formula="of:=[$P.$F$12]" office:value-type="string" office:string-value="IT">
            <text:p>IT</text:p>
          </table:table-cell>
          <table:table-cell table:formula="of:=[$P.$G$12]" office:value-type="float" office:value="0.00000107983140134521">
            <text:p>0,0</text:p>
          </table:table-cell>
          <table:table-cell table:formula="of:=[$P.$H$12]" office:value-type="float" office:value="0.0000149066126883147">
            <text:p>0,0</text:p>
          </table:table-cell>
          <table:table-cell table:formula="of:=[$P.$I$12]" office:value-type="float" office:value="0.000160261189571804">
            <text:p>0,0</text:p>
          </table:table-cell>
          <table:table-cell table:formula="of:=[$P.$J$12]" office:value-type="float" office:value="0.00134185051161005">
            <text:p>0,0</text:p>
          </table:table-cell>
          <table:table-cell table:formula="of:=[$P.$K$12]" office:value-type="float" office:value="0.00874996447273154">
            <text:p>0,0</text:p>
          </table:table-cell>
          <table:table-cell table:formula="of:=[$P.$L$12]" office:value-type="float" office:value="0.0444359861529692">
            <text:p>0,0</text:p>
          </table:table-cell>
          <table:table-cell table:formula="of:=[$P.$M$12]" office:value-type="float" office:value="0.17574773449363">
            <text:p>0,2</text:p>
          </table:table-cell>
          <table:table-cell table:formula="of:=[$P.$N$12]" office:value-type="float" office:value="0.541341132946451">
            <text:p>0,5</text:p>
          </table:table-cell>
          <table:table-cell table:formula="of:=[$P.$O$12]" office:value-type="float" office:value="1.2986098694334">
            <text:p>1,3</text:p>
          </table:table-cell>
          <table:table-cell table:formula="of:=[$P.$P$12]" office:value-type="float" office:value="2.42612263885053">
            <text:p>2,4</text:p>
          </table:table-cell>
          <table:table-cell table:formula="of:=[$P.$Q$12]" office:value-type="float" office:value="3.52998761033838">
            <text:p>3,5</text:p>
          </table:table-cell>
          <table:table-cell table:formula="of:=[$P.$R$12]" office:value-type="float" office:value="4">
            <text:p>4,0</text:p>
          </table:table-cell>
          <table:table-cell table:formula="of:=[$P.$S$12]" office:value-type="float" office:value="3.52998761033838">
            <text:p>3,5</text:p>
          </table:table-cell>
          <table:table-cell table:formula="of:=[$P.$T$12]" office:value-type="float" office:value="2.42612263885053">
            <text:p>2,4</text:p>
          </table:table-cell>
          <table:table-cell table:formula="of:=[$P.$U$12]" office:value-type="float" office:value="1.2986098694334">
            <text:p>1,3</text:p>
          </table:table-cell>
          <table:table-cell table:formula="of:=[$P.$V$12]" office:value-type="float" office:value="0.541341132946451">
            <text:p>0,5</text:p>
          </table:table-cell>
          <table:table-cell table:formula="of:=[$P.$W$12]" office:value-type="float" office:value="0.17574773449363">
            <text:p>0,2</text:p>
          </table:table-cell>
          <table:table-cell table:formula="of:=[$P.$X$12]" office:value-type="float" office:value="0.0444359861529692">
            <text:p>0,0</text:p>
          </table:table-cell>
          <table:table-cell table:formula="of:=[$P.$Y$12]" office:value-type="float" office:value="0.00874996447273236">
            <text:p>0,0</text:p>
          </table:table-cell>
          <table:table-cell table:formula="of:=[$P.$Z$12]" office:value-type="float" office:value="0.0013418505116607">
            <text:p>0,0</text:p>
          </table:table-cell>
          <table:table-cell table:formula="of:=[$P.$AA$12]" office:value-type="float" office:value="0.000160261192012579">
            <text:p>0,0</text:p>
          </table:table-cell>
          <table:table-cell table:formula="of:=[$P.$AB$12]" office:value-type="float" office:value="0.0000149067042777085">
            <text:p>0,0</text:p>
          </table:table-cell>
          <table:table-cell table:formula="of:=[$P.$AC$12]" office:value-type="float" office:value="0.00000108250803578172">
            <text:p>0,0</text:p>
          </table:table-cell>
          <table:table-cell table:formula="of:=[$P.$AD$12]" office:value-type="float" office:value="0.000000121839837957701">
            <text:p>0,0</text:p>
          </table:table-cell>
        </table:table-row>
        <table:table-row table:style-name="ro1">
          <table:table-cell table:formula="of:=[$P.$F$13]" office:value-type="string" office:string-value="FR">
            <text:p>FR</text:p>
          </table:table-cell>
          <table:table-cell table:formula="of:=[$P.$G$13]" office:value-type="float" office:value="0.00000101234193876113">
            <text:p>0,0</text:p>
          </table:table-cell>
          <table:table-cell table:formula="of:=[$P.$H$13]" office:value-type="float" office:value="0.000013974949395295">
            <text:p>0,0</text:p>
          </table:table-cell>
          <table:table-cell table:formula="of:=[$P.$I$13]" office:value-type="float" office:value="0.000150244865223567">
            <text:p>0,0</text:p>
          </table:table-cell>
          <table:table-cell table:formula="of:=[$P.$J$13]" office:value-type="float" office:value="0.00125798485463442">
            <text:p>0,0</text:p>
          </table:table-cell>
          <table:table-cell table:formula="of:=[$P.$K$13]" office:value-type="float" office:value="0.00820309169318582">
            <text:p>0,0</text:p>
          </table:table-cell>
          <table:table-cell table:formula="of:=[$P.$L$13]" office:value-type="float" office:value="0.0416587370184087">
            <text:p>0,0</text:p>
          </table:table-cell>
          <table:table-cell table:formula="of:=[$P.$M$13]" office:value-type="float" office:value="0.164763501087778">
            <text:p>0,2</text:p>
          </table:table-cell>
          <table:table-cell table:formula="of:=[$P.$N$13]" office:value-type="float" office:value="0.507507312137298">
            <text:p>0,5</text:p>
          </table:table-cell>
          <table:table-cell table:formula="of:=[$P.$O$13]" office:value-type="float" office:value="1.21744675259381">
            <text:p>1,2</text:p>
          </table:table-cell>
          <table:table-cell table:formula="of:=[$P.$P$13]" office:value-type="float" office:value="2.27448997392238">
            <text:p>2,3</text:p>
          </table:table-cell>
          <table:table-cell table:formula="of:=[$P.$Q$13]" office:value-type="float" office:value="3.30936338469223">
            <text:p>3,3</text:p>
          </table:table-cell>
          <table:table-cell table:formula="of:=[$P.$R$13]" office:value-type="float" office:value="3.75">
            <text:p>3,8</text:p>
          </table:table-cell>
          <table:table-cell table:formula="of:=[$P.$S$13]" office:value-type="float" office:value="3.30936338469223">
            <text:p>3,3</text:p>
          </table:table-cell>
          <table:table-cell table:formula="of:=[$P.$T$13]" office:value-type="float" office:value="2.27448997392238">
            <text:p>2,3</text:p>
          </table:table-cell>
          <table:table-cell table:formula="of:=[$P.$U$13]" office:value-type="float" office:value="1.21744675259381">
            <text:p>1,2</text:p>
          </table:table-cell>
          <table:table-cell table:formula="of:=[$P.$V$13]" office:value-type="float" office:value="0.507507312137298">
            <text:p>0,5</text:p>
          </table:table-cell>
          <table:table-cell table:formula="of:=[$P.$W$13]" office:value-type="float" office:value="0.164763501087778">
            <text:p>0,2</text:p>
          </table:table-cell>
          <table:table-cell table:formula="of:=[$P.$X$13]" office:value-type="float" office:value="0.0416587370184087">
            <text:p>0,0</text:p>
          </table:table-cell>
          <table:table-cell table:formula="of:=[$P.$Y$13]" office:value-type="float" office:value="0.00820309169318659">
            <text:p>0,0</text:p>
          </table:table-cell>
          <table:table-cell table:formula="of:=[$P.$Z$13]" office:value-type="float" office:value="0.00125798485468191">
            <text:p>0,0</text:p>
          </table:table-cell>
          <table:table-cell table:formula="of:=[$P.$AA$13]" office:value-type="float" office:value="0.000150244867511793">
            <text:p>0,0</text:p>
          </table:table-cell>
          <table:table-cell table:formula="of:=[$P.$AB$13]" office:value-type="float" office:value="0.0000139750352603517">
            <text:p>0,0</text:p>
          </table:table-cell>
          <table:table-cell table:formula="of:=[$P.$AC$13]" office:value-type="float" office:value="0.00000101485128354537">
            <text:p>0,0</text:p>
          </table:table-cell>
          <table:table-cell table:formula="of:=[$P.$AD$13]" office:value-type="float" office:value="0.000000114224848085345">
            <text:p>0,0</text:p>
          </table:table-cell>
        </table:table-row>
        <table:table-row table:style-name="ro1">
          <table:table-cell table:formula="of:=[$P.$F$14]" office:value-type="string" office:string-value="PT">
            <text:p>PT</text:p>
          </table:table-cell>
          <table:table-cell table:formula="of:=[$P.$G$14]" office:value-type="float" office:value="0.00000107983140134521">
            <text:p>0,0</text:p>
          </table:table-cell>
          <table:table-cell table:formula="of:=[$P.$H$14]" office:value-type="float" office:value="0.0000149066126883147">
            <text:p>0,0</text:p>
          </table:table-cell>
          <table:table-cell table:formula="of:=[$P.$I$14]" office:value-type="float" office:value="0.000160261189571804">
            <text:p>0,0</text:p>
          </table:table-cell>
          <table:table-cell table:formula="of:=[$P.$J$14]" office:value-type="float" office:value="0.00134185051161005">
            <text:p>0,0</text:p>
          </table:table-cell>
          <table:table-cell table:formula="of:=[$P.$K$14]" office:value-type="float" office:value="0.00874996447273154">
            <text:p>0,0</text:p>
          </table:table-cell>
          <table:table-cell table:formula="of:=[$P.$L$14]" office:value-type="float" office:value="0.0444359861529692">
            <text:p>0,0</text:p>
          </table:table-cell>
          <table:table-cell table:formula="of:=[$P.$M$14]" office:value-type="float" office:value="0.17574773449363">
            <text:p>0,2</text:p>
          </table:table-cell>
          <table:table-cell table:formula="of:=[$P.$N$14]" office:value-type="float" office:value="0.541341132946451">
            <text:p>0,5</text:p>
          </table:table-cell>
          <table:table-cell table:formula="of:=[$P.$O$14]" office:value-type="float" office:value="1.2986098694334">
            <text:p>1,3</text:p>
          </table:table-cell>
          <table:table-cell table:formula="of:=[$P.$P$14]" office:value-type="float" office:value="2.42612263885053">
            <text:p>2,4</text:p>
          </table:table-cell>
          <table:table-cell table:formula="of:=[$P.$Q$14]" office:value-type="float" office:value="3.52998761033838">
            <text:p>3,5</text:p>
          </table:table-cell>
          <table:table-cell table:formula="of:=[$P.$R$14]" office:value-type="float" office:value="4">
            <text:p>4,0</text:p>
          </table:table-cell>
          <table:table-cell table:formula="of:=[$P.$S$14]" office:value-type="float" office:value="3.52998761033838">
            <text:p>3,5</text:p>
          </table:table-cell>
          <table:table-cell table:formula="of:=[$P.$T$14]" office:value-type="float" office:value="2.42612263885053">
            <text:p>2,4</text:p>
          </table:table-cell>
          <table:table-cell table:formula="of:=[$P.$U$14]" office:value-type="float" office:value="1.2986098694334">
            <text:p>1,3</text:p>
          </table:table-cell>
          <table:table-cell table:formula="of:=[$P.$V$14]" office:value-type="float" office:value="0.541341132946451">
            <text:p>0,5</text:p>
          </table:table-cell>
          <table:table-cell table:formula="of:=[$P.$W$14]" office:value-type="float" office:value="0.17574773449363">
            <text:p>0,2</text:p>
          </table:table-cell>
          <table:table-cell table:formula="of:=[$P.$X$14]" office:value-type="float" office:value="0.0444359861529692">
            <text:p>0,0</text:p>
          </table:table-cell>
          <table:table-cell table:formula="of:=[$P.$Y$14]" office:value-type="float" office:value="0.00874996447273236">
            <text:p>0,0</text:p>
          </table:table-cell>
          <table:table-cell table:formula="of:=[$P.$Z$14]" office:value-type="float" office:value="0.0013418505116607">
            <text:p>0,0</text:p>
          </table:table-cell>
          <table:table-cell table:formula="of:=[$P.$AA$14]" office:value-type="float" office:value="0.000160261192012579">
            <text:p>0,0</text:p>
          </table:table-cell>
          <table:table-cell table:formula="of:=[$P.$AB$14]" office:value-type="float" office:value="0.0000149067042777085">
            <text:p>0,0</text:p>
          </table:table-cell>
          <table:table-cell table:formula="of:=[$P.$AC$14]" office:value-type="float" office:value="0.00000108250803578172">
            <text:p>0,0</text:p>
          </table:table-cell>
          <table:table-cell table:formula="of:=[$P.$AD$14]" office:value-type="float" office:value="0.000000121839837957701">
            <text:p>0,0</text:p>
          </table:table-cell>
        </table:table-row>
        <table:table-row table:style-name="ro1">
          <table:table-cell table:formula="of:=[$P.$F$15]" office:value-type="string" office:string-value="GB">
            <text:p>GB</text:p>
          </table:table-cell>
          <table:table-cell table:formula="of:=[$P.$G$15]" office:value-type="float" office:value="0.00000134978925168151">
            <text:p>0,0</text:p>
          </table:table-cell>
          <table:table-cell table:formula="of:=[$P.$H$15]" office:value-type="float" office:value="0.0000186332658603934">
            <text:p>0,0</text:p>
          </table:table-cell>
          <table:table-cell table:formula="of:=[$P.$I$15]" office:value-type="float" office:value="0.000200326486964755">
            <text:p>0,0</text:p>
          </table:table-cell>
          <table:table-cell table:formula="of:=[$P.$J$15]" office:value-type="float" office:value="0.00167731313951256">
            <text:p>0,0</text:p>
          </table:table-cell>
          <table:table-cell table:formula="of:=[$P.$K$15]" office:value-type="float" office:value="0.0109374555909144">
            <text:p>0,0</text:p>
          </table:table-cell>
          <table:table-cell table:formula="of:=[$P.$L$15]" office:value-type="float" office:value="0.0555449826912115">
            <text:p>0,1</text:p>
          </table:table-cell>
          <table:table-cell table:formula="of:=[$P.$M$15]" office:value-type="float" office:value="0.219684668117037">
            <text:p>0,2</text:p>
          </table:table-cell>
          <table:table-cell table:formula="of:=[$P.$N$15]" office:value-type="float" office:value="0.676676416183063">
            <text:p>0,7</text:p>
          </table:table-cell>
          <table:table-cell table:formula="of:=[$P.$O$15]" office:value-type="float" office:value="1.62326233679175">
            <text:p>1,6</text:p>
          </table:table-cell>
          <table:table-cell table:formula="of:=[$P.$P$15]" office:value-type="float" office:value="3.03265329856317">
            <text:p>3,0</text:p>
          </table:table-cell>
          <table:table-cell table:formula="of:=[$P.$Q$15]" office:value-type="float" office:value="4.41248451292298">
            <text:p>4,4</text:p>
          </table:table-cell>
          <table:table-cell table:formula="of:=[$P.$R$15]" office:value-type="float" office:value="5">
            <text:p>5,0</text:p>
          </table:table-cell>
          <table:table-cell table:formula="of:=[$P.$S$15]" office:value-type="float" office:value="4.41248451292298">
            <text:p>4,4</text:p>
          </table:table-cell>
          <table:table-cell table:formula="of:=[$P.$T$15]" office:value-type="float" office:value="3.03265329856317">
            <text:p>3,0</text:p>
          </table:table-cell>
          <table:table-cell table:formula="of:=[$P.$U$15]" office:value-type="float" office:value="1.62326233679175">
            <text:p>1,6</text:p>
          </table:table-cell>
          <table:table-cell table:formula="of:=[$P.$V$15]" office:value-type="float" office:value="0.676676416183063">
            <text:p>0,7</text:p>
          </table:table-cell>
          <table:table-cell table:formula="of:=[$P.$W$15]" office:value-type="float" office:value="0.219684668117037">
            <text:p>0,2</text:p>
          </table:table-cell>
          <table:table-cell table:formula="of:=[$P.$X$15]" office:value-type="float" office:value="0.0555449826912115">
            <text:p>0,1</text:p>
          </table:table-cell>
          <table:table-cell table:formula="of:=[$P.$Y$15]" office:value-type="float" office:value="0.0109374555909154">
            <text:p>0,0</text:p>
          </table:table-cell>
          <table:table-cell table:formula="of:=[$P.$Z$15]" office:value-type="float" office:value="0.00167731313957588">
            <text:p>0,0</text:p>
          </table:table-cell>
          <table:table-cell table:formula="of:=[$P.$AA$15]" office:value-type="float" office:value="0.000200326490015724">
            <text:p>0,0</text:p>
          </table:table-cell>
          <table:table-cell table:formula="of:=[$P.$AB$15]" office:value-type="float" office:value="0.0000186333803471356">
            <text:p>0,0</text:p>
          </table:table-cell>
          <table:table-cell table:formula="of:=[$P.$AC$15]" office:value-type="float" office:value="0.00000135313504472715">
            <text:p>0,0</text:p>
          </table:table-cell>
          <table:table-cell table:formula="of:=[$P.$AD$15]" office:value-type="float" office:value="0.000000152299797447126">
            <text:p>0,0</text:p>
          </table:table-cell>
        </table:table-row>
        <table:table-row table:style-name="ro1">
          <table:table-cell table:formula="of:=[$P.$F$16]" office:value-type="string" office:string-value="DE">
            <text:p>DE</text:p>
          </table:table-cell>
          <table:table-cell table:formula="of:=[$P.$G$16]" office:value-type="float" office:value="0.00000107983140134521">
            <text:p>0,0</text:p>
          </table:table-cell>
          <table:table-cell table:formula="of:=[$P.$H$16]" office:value-type="float" office:value="0.0000149066126883147">
            <text:p>0,0</text:p>
          </table:table-cell>
          <table:table-cell table:formula="of:=[$P.$I$16]" office:value-type="float" office:value="0.000160261189571804">
            <text:p>0,0</text:p>
          </table:table-cell>
          <table:table-cell table:formula="of:=[$P.$J$16]" office:value-type="float" office:value="0.00134185051161005">
            <text:p>0,0</text:p>
          </table:table-cell>
          <table:table-cell table:formula="of:=[$P.$K$16]" office:value-type="float" office:value="0.00874996447273154">
            <text:p>0,0</text:p>
          </table:table-cell>
          <table:table-cell table:formula="of:=[$P.$L$16]" office:value-type="float" office:value="0.0444359861529692">
            <text:p>0,0</text:p>
          </table:table-cell>
          <table:table-cell table:formula="of:=[$P.$M$16]" office:value-type="float" office:value="0.17574773449363">
            <text:p>0,2</text:p>
          </table:table-cell>
          <table:table-cell table:formula="of:=[$P.$N$16]" office:value-type="float" office:value="0.541341132946451">
            <text:p>0,5</text:p>
          </table:table-cell>
          <table:table-cell table:formula="of:=[$P.$O$16]" office:value-type="float" office:value="1.2986098694334">
            <text:p>1,3</text:p>
          </table:table-cell>
          <table:table-cell table:formula="of:=[$P.$P$16]" office:value-type="float" office:value="2.42612263885053">
            <text:p>2,4</text:p>
          </table:table-cell>
          <table:table-cell table:formula="of:=[$P.$Q$16]" office:value-type="float" office:value="3.52998761033838">
            <text:p>3,5</text:p>
          </table:table-cell>
          <table:table-cell table:formula="of:=[$P.$R$16]" office:value-type="float" office:value="4">
            <text:p>4,0</text:p>
          </table:table-cell>
          <table:table-cell table:formula="of:=[$P.$S$16]" office:value-type="float" office:value="3.52998761033838">
            <text:p>3,5</text:p>
          </table:table-cell>
          <table:table-cell table:formula="of:=[$P.$T$16]" office:value-type="float" office:value="2.42612263885053">
            <text:p>2,4</text:p>
          </table:table-cell>
          <table:table-cell table:formula="of:=[$P.$U$16]" office:value-type="float" office:value="1.2986098694334">
            <text:p>1,3</text:p>
          </table:table-cell>
          <table:table-cell table:formula="of:=[$P.$V$16]" office:value-type="float" office:value="0.541341132946451">
            <text:p>0,5</text:p>
          </table:table-cell>
          <table:table-cell table:formula="of:=[$P.$W$16]" office:value-type="float" office:value="0.17574773449363">
            <text:p>0,2</text:p>
          </table:table-cell>
          <table:table-cell table:formula="of:=[$P.$X$16]" office:value-type="float" office:value="0.0444359861529692">
            <text:p>0,0</text:p>
          </table:table-cell>
          <table:table-cell table:formula="of:=[$P.$Y$16]" office:value-type="float" office:value="0.00874996447273236">
            <text:p>0,0</text:p>
          </table:table-cell>
          <table:table-cell table:formula="of:=[$P.$Z$16]" office:value-type="float" office:value="0.0013418505116607">
            <text:p>0,0</text:p>
          </table:table-cell>
          <table:table-cell table:formula="of:=[$P.$AA$16]" office:value-type="float" office:value="0.000160261192012579">
            <text:p>0,0</text:p>
          </table:table-cell>
          <table:table-cell table:formula="of:=[$P.$AB$16]" office:value-type="float" office:value="0.0000149067042777085">
            <text:p>0,0</text:p>
          </table:table-cell>
          <table:table-cell table:formula="of:=[$P.$AC$16]" office:value-type="float" office:value="0.00000108250803578172">
            <text:p>0,0</text:p>
          </table:table-cell>
          <table:table-cell table:formula="of:=[$P.$AD$16]" office:value-type="float" office:value="0.000000121839837957701">
            <text:p>0,0</text:p>
          </table:table-cell>
        </table:table-row>
        <table:table-row table:style-name="ro1">
          <table:table-cell table:formula="of:=[$P.$F$17]" office:value-type="string" office:string-value="CH">
            <text:p>CH</text:p>
          </table:table-cell>
          <table:table-cell table:formula="of:=[$P.$G$17]" office:value-type="float" office:value="0.00000101234193876113">
            <text:p>0,0</text:p>
          </table:table-cell>
          <table:table-cell table:formula="of:=[$P.$H$17]" office:value-type="float" office:value="0.000013974949395295">
            <text:p>0,0</text:p>
          </table:table-cell>
          <table:table-cell table:formula="of:=[$P.$I$17]" office:value-type="float" office:value="0.000150244865223567">
            <text:p>0,0</text:p>
          </table:table-cell>
          <table:table-cell table:formula="of:=[$P.$J$17]" office:value-type="float" office:value="0.00125798485463442">
            <text:p>0,0</text:p>
          </table:table-cell>
          <table:table-cell table:formula="of:=[$P.$K$17]" office:value-type="float" office:value="0.00820309169318582">
            <text:p>0,0</text:p>
          </table:table-cell>
          <table:table-cell table:formula="of:=[$P.$L$17]" office:value-type="float" office:value="0.0416587370184087">
            <text:p>0,0</text:p>
          </table:table-cell>
          <table:table-cell table:formula="of:=[$P.$M$17]" office:value-type="float" office:value="0.164763501087778">
            <text:p>0,2</text:p>
          </table:table-cell>
          <table:table-cell table:formula="of:=[$P.$N$17]" office:value-type="float" office:value="0.507507312137298">
            <text:p>0,5</text:p>
          </table:table-cell>
          <table:table-cell table:formula="of:=[$P.$O$17]" office:value-type="float" office:value="1.21744675259381">
            <text:p>1,2</text:p>
          </table:table-cell>
          <table:table-cell table:formula="of:=[$P.$P$17]" office:value-type="float" office:value="2.27448997392238">
            <text:p>2,3</text:p>
          </table:table-cell>
          <table:table-cell table:formula="of:=[$P.$Q$17]" office:value-type="float" office:value="3.30936338469223">
            <text:p>3,3</text:p>
          </table:table-cell>
          <table:table-cell table:formula="of:=[$P.$R$17]" office:value-type="float" office:value="3.75">
            <text:p>3,8</text:p>
          </table:table-cell>
          <table:table-cell table:formula="of:=[$P.$S$17]" office:value-type="float" office:value="3.30936338469223">
            <text:p>3,3</text:p>
          </table:table-cell>
          <table:table-cell table:formula="of:=[$P.$T$17]" office:value-type="float" office:value="2.27448997392238">
            <text:p>2,3</text:p>
          </table:table-cell>
          <table:table-cell table:formula="of:=[$P.$U$17]" office:value-type="float" office:value="1.21744675259381">
            <text:p>1,2</text:p>
          </table:table-cell>
          <table:table-cell table:formula="of:=[$P.$V$17]" office:value-type="float" office:value="0.507507312137298">
            <text:p>0,5</text:p>
          </table:table-cell>
          <table:table-cell table:formula="of:=[$P.$W$17]" office:value-type="float" office:value="0.164763501087778">
            <text:p>0,2</text:p>
          </table:table-cell>
          <table:table-cell table:formula="of:=[$P.$X$17]" office:value-type="float" office:value="0.0416587370184087">
            <text:p>0,0</text:p>
          </table:table-cell>
          <table:table-cell table:formula="of:=[$P.$Y$17]" office:value-type="float" office:value="0.00820309169318659">
            <text:p>0,0</text:p>
          </table:table-cell>
          <table:table-cell table:formula="of:=[$P.$Z$17]" office:value-type="float" office:value="0.00125798485468191">
            <text:p>0,0</text:p>
          </table:table-cell>
          <table:table-cell table:formula="of:=[$P.$AA$17]" office:value-type="float" office:value="0.000150244867511793">
            <text:p>0,0</text:p>
          </table:table-cell>
          <table:table-cell table:formula="of:=[$P.$AB$17]" office:value-type="float" office:value="0.0000139750352603517">
            <text:p>0,0</text:p>
          </table:table-cell>
          <table:table-cell table:formula="of:=[$P.$AC$17]" office:value-type="float" office:value="0.00000101485128354537">
            <text:p>0,0</text:p>
          </table:table-cell>
          <table:table-cell table:formula="of:=[$P.$AD$17]" office:value-type="float" office:value="0.000000114224848085345">
            <text:p>0,0</text:p>
          </table:table-cell>
        </table:table-row>
        <table:table-row table:style-name="ro1">
          <table:table-cell table:formula="of:=[$P.$F$18]" office:value-type="string" office:string-value="NO">
            <text:p>NO</text:p>
          </table:table-cell>
          <table:table-cell table:formula="of:=[$P.$G$18]" office:value-type="float" office:value="0.00000107983140134521">
            <text:p>0,0</text:p>
          </table:table-cell>
          <table:table-cell table:formula="of:=[$P.$H$18]" office:value-type="float" office:value="0.0000149066126883147">
            <text:p>0,0</text:p>
          </table:table-cell>
          <table:table-cell table:formula="of:=[$P.$I$18]" office:value-type="float" office:value="0.000160261189571804">
            <text:p>0,0</text:p>
          </table:table-cell>
          <table:table-cell table:formula="of:=[$P.$J$18]" office:value-type="float" office:value="0.00134185051161005">
            <text:p>0,0</text:p>
          </table:table-cell>
          <table:table-cell table:formula="of:=[$P.$K$18]" office:value-type="float" office:value="0.00874996447273154">
            <text:p>0,0</text:p>
          </table:table-cell>
          <table:table-cell table:formula="of:=[$P.$L$18]" office:value-type="float" office:value="0.0444359861529692">
            <text:p>0,0</text:p>
          </table:table-cell>
          <table:table-cell table:formula="of:=[$P.$M$18]" office:value-type="float" office:value="0.17574773449363">
            <text:p>0,2</text:p>
          </table:table-cell>
          <table:table-cell table:formula="of:=[$P.$N$18]" office:value-type="float" office:value="0.541341132946451">
            <text:p>0,5</text:p>
          </table:table-cell>
          <table:table-cell table:formula="of:=[$P.$O$18]" office:value-type="float" office:value="1.2986098694334">
            <text:p>1,3</text:p>
          </table:table-cell>
          <table:table-cell table:formula="of:=[$P.$P$18]" office:value-type="float" office:value="2.42612263885053">
            <text:p>2,4</text:p>
          </table:table-cell>
          <table:table-cell table:formula="of:=[$P.$Q$18]" office:value-type="float" office:value="3.52998761033838">
            <text:p>3,5</text:p>
          </table:table-cell>
          <table:table-cell table:formula="of:=[$P.$R$18]" office:value-type="float" office:value="4">
            <text:p>4,0</text:p>
          </table:table-cell>
          <table:table-cell table:formula="of:=[$P.$S$18]" office:value-type="float" office:value="3.52998761033838">
            <text:p>3,5</text:p>
          </table:table-cell>
          <table:table-cell table:formula="of:=[$P.$T$18]" office:value-type="float" office:value="2.42612263885053">
            <text:p>2,4</text:p>
          </table:table-cell>
          <table:table-cell table:formula="of:=[$P.$U$18]" office:value-type="float" office:value="1.2986098694334">
            <text:p>1,3</text:p>
          </table:table-cell>
          <table:table-cell table:formula="of:=[$P.$V$18]" office:value-type="float" office:value="0.541341132946451">
            <text:p>0,5</text:p>
          </table:table-cell>
          <table:table-cell table:formula="of:=[$P.$W$18]" office:value-type="float" office:value="0.17574773449363">
            <text:p>0,2</text:p>
          </table:table-cell>
          <table:table-cell table:formula="of:=[$P.$X$18]" office:value-type="float" office:value="0.0444359861529692">
            <text:p>0,0</text:p>
          </table:table-cell>
          <table:table-cell table:formula="of:=[$P.$Y$18]" office:value-type="float" office:value="0.00874996447273236">
            <text:p>0,0</text:p>
          </table:table-cell>
          <table:table-cell table:formula="of:=[$P.$Z$18]" office:value-type="float" office:value="0.0013418505116607">
            <text:p>0,0</text:p>
          </table:table-cell>
          <table:table-cell table:formula="of:=[$P.$AA$18]" office:value-type="float" office:value="0.000160261192012579">
            <text:p>0,0</text:p>
          </table:table-cell>
          <table:table-cell table:formula="of:=[$P.$AB$18]" office:value-type="float" office:value="0.0000149067042777085">
            <text:p>0,0</text:p>
          </table:table-cell>
          <table:table-cell table:formula="of:=[$P.$AC$18]" office:value-type="float" office:value="0.00000108250803578172">
            <text:p>0,0</text:p>
          </table:table-cell>
          <table:table-cell table:formula="of:=[$P.$AD$18]" office:value-type="float" office:value="0.000000121839837957701">
            <text:p>0,0</text:p>
          </table:table-cell>
        </table:table-row>
        <table:table-row table:style-name="ro1">
          <table:table-cell table:formula="of:=[$P.$F$19]" office:value-type="string" office:string-value="FI">
            <text:p>FI</text:p>
          </table:table-cell>
          <table:table-cell table:formula="of:=[$P.$G$19]" office:value-type="float" office:value="0.00000134978925168151">
            <text:p>0,0</text:p>
          </table:table-cell>
          <table:table-cell table:formula="of:=[$P.$H$19]" office:value-type="float" office:value="0.0000186332658603934">
            <text:p>0,0</text:p>
          </table:table-cell>
          <table:table-cell table:formula="of:=[$P.$I$19]" office:value-type="float" office:value="0.000200326486964755">
            <text:p>0,0</text:p>
          </table:table-cell>
          <table:table-cell table:formula="of:=[$P.$J$19]" office:value-type="float" office:value="0.00167731313951256">
            <text:p>0,0</text:p>
          </table:table-cell>
          <table:table-cell table:formula="of:=[$P.$K$19]" office:value-type="float" office:value="0.0109374555909144">
            <text:p>0,0</text:p>
          </table:table-cell>
          <table:table-cell table:formula="of:=[$P.$L$19]" office:value-type="float" office:value="0.0555449826912115">
            <text:p>0,1</text:p>
          </table:table-cell>
          <table:table-cell table:formula="of:=[$P.$M$19]" office:value-type="float" office:value="0.219684668117037">
            <text:p>0,2</text:p>
          </table:table-cell>
          <table:table-cell table:formula="of:=[$P.$N$19]" office:value-type="float" office:value="0.676676416183063">
            <text:p>0,7</text:p>
          </table:table-cell>
          <table:table-cell table:formula="of:=[$P.$O$19]" office:value-type="float" office:value="1.62326233679175">
            <text:p>1,6</text:p>
          </table:table-cell>
          <table:table-cell table:formula="of:=[$P.$P$19]" office:value-type="float" office:value="3.03265329856317">
            <text:p>3,0</text:p>
          </table:table-cell>
          <table:table-cell table:formula="of:=[$P.$Q$19]" office:value-type="float" office:value="4.41248451292298">
            <text:p>4,4</text:p>
          </table:table-cell>
          <table:table-cell table:formula="of:=[$P.$R$19]" office:value-type="float" office:value="5">
            <text:p>5,0</text:p>
          </table:table-cell>
          <table:table-cell table:formula="of:=[$P.$S$19]" office:value-type="float" office:value="4.41248451292298">
            <text:p>4,4</text:p>
          </table:table-cell>
          <table:table-cell table:formula="of:=[$P.$T$19]" office:value-type="float" office:value="3.03265329856317">
            <text:p>3,0</text:p>
          </table:table-cell>
          <table:table-cell table:formula="of:=[$P.$U$19]" office:value-type="float" office:value="1.62326233679175">
            <text:p>1,6</text:p>
          </table:table-cell>
          <table:table-cell table:formula="of:=[$P.$V$19]" office:value-type="float" office:value="0.676676416183063">
            <text:p>0,7</text:p>
          </table:table-cell>
          <table:table-cell table:formula="of:=[$P.$W$19]" office:value-type="float" office:value="0.219684668117037">
            <text:p>0,2</text:p>
          </table:table-cell>
          <table:table-cell table:formula="of:=[$P.$X$19]" office:value-type="float" office:value="0.0555449826912115">
            <text:p>0,1</text:p>
          </table:table-cell>
          <table:table-cell table:formula="of:=[$P.$Y$19]" office:value-type="float" office:value="0.0109374555909154">
            <text:p>0,0</text:p>
          </table:table-cell>
          <table:table-cell table:formula="of:=[$P.$Z$19]" office:value-type="float" office:value="0.00167731313957588">
            <text:p>0,0</text:p>
          </table:table-cell>
          <table:table-cell table:formula="of:=[$P.$AA$19]" office:value-type="float" office:value="0.000200326490015724">
            <text:p>0,0</text:p>
          </table:table-cell>
          <table:table-cell table:formula="of:=[$P.$AB$19]" office:value-type="float" office:value="0.0000186333803471356">
            <text:p>0,0</text:p>
          </table:table-cell>
          <table:table-cell table:formula="of:=[$P.$AC$19]" office:value-type="float" office:value="0.00000135313504472715">
            <text:p>0,0</text:p>
          </table:table-cell>
          <table:table-cell table:formula="of:=[$P.$AD$19]" office:value-type="float" office:value="0.000000152299797447126">
            <text:p>0,0</text:p>
          </table:table-cell>
        </table:table-row>
        <table:table-row table:style-name="ro1">
          <table:table-cell table:formula="of:=[$P.$F$20]" office:value-type="string" office:string-value="SE">
            <text:p>SE</text:p>
          </table:table-cell>
          <table:table-cell table:formula="of:=[$P.$G$20]" office:value-type="float" office:value="0.00000107983140134521">
            <text:p>0,0</text:p>
          </table:table-cell>
          <table:table-cell table:formula="of:=[$P.$H$20]" office:value-type="float" office:value="0.0000149066126883147">
            <text:p>0,0</text:p>
          </table:table-cell>
          <table:table-cell table:formula="of:=[$P.$I$20]" office:value-type="float" office:value="0.000160261189571804">
            <text:p>0,0</text:p>
          </table:table-cell>
          <table:table-cell table:formula="of:=[$P.$J$20]" office:value-type="float" office:value="0.00134185051161005">
            <text:p>0,0</text:p>
          </table:table-cell>
          <table:table-cell table:formula="of:=[$P.$K$20]" office:value-type="float" office:value="0.00874996447273154">
            <text:p>0,0</text:p>
          </table:table-cell>
          <table:table-cell table:formula="of:=[$P.$L$20]" office:value-type="float" office:value="0.0444359861529692">
            <text:p>0,0</text:p>
          </table:table-cell>
          <table:table-cell table:formula="of:=[$P.$M$20]" office:value-type="float" office:value="0.17574773449363">
            <text:p>0,2</text:p>
          </table:table-cell>
          <table:table-cell table:formula="of:=[$P.$N$20]" office:value-type="float" office:value="0.541341132946451">
            <text:p>0,5</text:p>
          </table:table-cell>
          <table:table-cell table:formula="of:=[$P.$O$20]" office:value-type="float" office:value="1.2986098694334">
            <text:p>1,3</text:p>
          </table:table-cell>
          <table:table-cell table:formula="of:=[$P.$P$20]" office:value-type="float" office:value="2.42612263885053">
            <text:p>2,4</text:p>
          </table:table-cell>
          <table:table-cell table:formula="of:=[$P.$Q$20]" office:value-type="float" office:value="3.52998761033838">
            <text:p>3,5</text:p>
          </table:table-cell>
          <table:table-cell table:formula="of:=[$P.$R$20]" office:value-type="float" office:value="4">
            <text:p>4,0</text:p>
          </table:table-cell>
          <table:table-cell table:formula="of:=[$P.$S$20]" office:value-type="float" office:value="3.52998761033838">
            <text:p>3,5</text:p>
          </table:table-cell>
          <table:table-cell table:formula="of:=[$P.$T$20]" office:value-type="float" office:value="2.42612263885053">
            <text:p>2,4</text:p>
          </table:table-cell>
          <table:table-cell table:formula="of:=[$P.$U$20]" office:value-type="float" office:value="1.2986098694334">
            <text:p>1,3</text:p>
          </table:table-cell>
          <table:table-cell table:formula="of:=[$P.$V$20]" office:value-type="float" office:value="0.541341132946451">
            <text:p>0,5</text:p>
          </table:table-cell>
          <table:table-cell table:formula="of:=[$P.$W$20]" office:value-type="float" office:value="0.17574773449363">
            <text:p>0,2</text:p>
          </table:table-cell>
          <table:table-cell table:formula="of:=[$P.$X$20]" office:value-type="float" office:value="0.0444359861529692">
            <text:p>0,0</text:p>
          </table:table-cell>
          <table:table-cell table:formula="of:=[$P.$Y$20]" office:value-type="float" office:value="0.00874996447273236">
            <text:p>0,0</text:p>
          </table:table-cell>
          <table:table-cell table:formula="of:=[$P.$Z$20]" office:value-type="float" office:value="0.0013418505116607">
            <text:p>0,0</text:p>
          </table:table-cell>
          <table:table-cell table:formula="of:=[$P.$AA$20]" office:value-type="float" office:value="0.000160261192012579">
            <text:p>0,0</text:p>
          </table:table-cell>
          <table:table-cell table:formula="of:=[$P.$AB$20]" office:value-type="float" office:value="0.0000149067042777085">
            <text:p>0,0</text:p>
          </table:table-cell>
          <table:table-cell table:formula="of:=[$P.$AC$20]" office:value-type="float" office:value="0.00000108250803578172">
            <text:p>0,0</text:p>
          </table:table-cell>
          <table:table-cell table:formula="of:=[$P.$AD$20]" office:value-type="float" office:value="0.000000121839837957701">
            <text:p>0,0</text:p>
          </table:table-cell>
        </table:table-row>
        <table:table-row table:style-name="ro1">
          <table:table-cell table:formula="of:=[$P.$F$21]" office:value-type="string" office:string-value="IE">
            <text:p>IE</text:p>
          </table:table-cell>
          <table:table-cell table:formula="of:=[$P.$G$21]" office:value-type="float" office:value="0.00000101234193876113">
            <text:p>0,0</text:p>
          </table:table-cell>
          <table:table-cell table:formula="of:=[$P.$H$21]" office:value-type="float" office:value="0.000013974949395295">
            <text:p>0,0</text:p>
          </table:table-cell>
          <table:table-cell table:formula="of:=[$P.$I$21]" office:value-type="float" office:value="0.000150244865223567">
            <text:p>0,0</text:p>
          </table:table-cell>
          <table:table-cell table:formula="of:=[$P.$J$21]" office:value-type="float" office:value="0.00125798485463442">
            <text:p>0,0</text:p>
          </table:table-cell>
          <table:table-cell table:formula="of:=[$P.$K$21]" office:value-type="float" office:value="0.00820309169318582">
            <text:p>0,0</text:p>
          </table:table-cell>
          <table:table-cell table:formula="of:=[$P.$L$21]" office:value-type="float" office:value="0.0416587370184087">
            <text:p>0,0</text:p>
          </table:table-cell>
          <table:table-cell table:formula="of:=[$P.$M$21]" office:value-type="float" office:value="0.164763501087778">
            <text:p>0,2</text:p>
          </table:table-cell>
          <table:table-cell table:formula="of:=[$P.$N$21]" office:value-type="float" office:value="0.507507312137298">
            <text:p>0,5</text:p>
          </table:table-cell>
          <table:table-cell table:formula="of:=[$P.$O$21]" office:value-type="float" office:value="1.21744675259381">
            <text:p>1,2</text:p>
          </table:table-cell>
          <table:table-cell table:formula="of:=[$P.$P$21]" office:value-type="float" office:value="2.27448997392238">
            <text:p>2,3</text:p>
          </table:table-cell>
          <table:table-cell table:formula="of:=[$P.$Q$21]" office:value-type="float" office:value="3.30936338469223">
            <text:p>3,3</text:p>
          </table:table-cell>
          <table:table-cell table:formula="of:=[$P.$R$21]" office:value-type="float" office:value="3.75">
            <text:p>3,8</text:p>
          </table:table-cell>
          <table:table-cell table:formula="of:=[$P.$S$21]" office:value-type="float" office:value="3.30936338469223">
            <text:p>3,3</text:p>
          </table:table-cell>
          <table:table-cell table:formula="of:=[$P.$T$21]" office:value-type="float" office:value="2.27448997392238">
            <text:p>2,3</text:p>
          </table:table-cell>
          <table:table-cell table:formula="of:=[$P.$U$21]" office:value-type="float" office:value="1.21744675259381">
            <text:p>1,2</text:p>
          </table:table-cell>
          <table:table-cell table:formula="of:=[$P.$V$21]" office:value-type="float" office:value="0.507507312137298">
            <text:p>0,5</text:p>
          </table:table-cell>
          <table:table-cell table:formula="of:=[$P.$W$21]" office:value-type="float" office:value="0.164763501087778">
            <text:p>0,2</text:p>
          </table:table-cell>
          <table:table-cell table:formula="of:=[$P.$X$21]" office:value-type="float" office:value="0.0416587370184087">
            <text:p>0,0</text:p>
          </table:table-cell>
          <table:table-cell table:formula="of:=[$P.$Y$21]" office:value-type="float" office:value="0.00820309169318659">
            <text:p>0,0</text:p>
          </table:table-cell>
          <table:table-cell table:formula="of:=[$P.$Z$21]" office:value-type="float" office:value="0.00125798485468191">
            <text:p>0,0</text:p>
          </table:table-cell>
          <table:table-cell table:formula="of:=[$P.$AA$21]" office:value-type="float" office:value="0.000150244867511793">
            <text:p>0,0</text:p>
          </table:table-cell>
          <table:table-cell table:formula="of:=[$P.$AB$21]" office:value-type="float" office:value="0.0000139750352603517">
            <text:p>0,0</text:p>
          </table:table-cell>
          <table:table-cell table:formula="of:=[$P.$AC$21]" office:value-type="float" office:value="0.00000101485128354537">
            <text:p>0,0</text:p>
          </table:table-cell>
          <table:table-cell table:formula="of:=[$P.$AD$21]" office:value-type="float" office:value="0.000000114224848085345">
            <text:p>0,0</text:p>
          </table:table-cell>
        </table:table-row>
        <table:table-row table:style-name="ro1">
          <table:table-cell table:style-name="ce4" table:formula="of:=[$P.$F$22]" office:value-type="string" office:string-value="CN">
            <text:p>CN</text:p>
          </table:table-cell>
          <table:table-cell table:formula="of:=[$P.$G$22]" office:value-type="float" office:value="0.0109374555909144">
            <text:p>0,0</text:p>
          </table:table-cell>
          <table:table-cell table:formula="of:=[$P.$H$22]" office:value-type="float" office:value="0.0555449826912115">
            <text:p>0,1</text:p>
          </table:table-cell>
          <table:table-cell table:formula="of:=[$P.$I$22]" office:value-type="float" office:value="0.219684668117037">
            <text:p>0,2</text:p>
          </table:table-cell>
          <table:table-cell table:formula="of:=[$P.$J$22]" office:value-type="float" office:value="0.676676416183063">
            <text:p>0,7</text:p>
          </table:table-cell>
          <table:table-cell table:formula="of:=[$P.$K$22]" office:value-type="float" office:value="1.62326233679175">
            <text:p>1,6</text:p>
          </table:table-cell>
          <table:table-cell table:formula="of:=[$P.$L$22]" office:value-type="float" office:value="3.03265329856317">
            <text:p>3,0</text:p>
          </table:table-cell>
          <table:table-cell table:formula="of:=[$P.$M$22]" office:value-type="float" office:value="4.41248451292298">
            <text:p>4,4</text:p>
          </table:table-cell>
          <table:table-cell table:formula="of:=[$P.$N$22]" office:value-type="float" office:value="5">
            <text:p>5,0</text:p>
          </table:table-cell>
          <table:table-cell table:formula="of:=[$P.$O$22]" office:value-type="float" office:value="4.41248451292298">
            <text:p>4,4</text:p>
          </table:table-cell>
          <table:table-cell table:formula="of:=[$P.$P$22]" office:value-type="float" office:value="3.03265329856317">
            <text:p>3,0</text:p>
          </table:table-cell>
          <table:table-cell table:formula="of:=[$P.$Q$22]" office:value-type="float" office:value="1.62326233679175">
            <text:p>1,6</text:p>
          </table:table-cell>
          <table:table-cell table:formula="of:=[$P.$R$22]" office:value-type="float" office:value="0.676676416183063">
            <text:p>0,7</text:p>
          </table:table-cell>
          <table:table-cell table:formula="of:=[$P.$S$22]" office:value-type="float" office:value="0.219684668117037">
            <text:p>0,2</text:p>
          </table:table-cell>
          <table:table-cell table:formula="of:=[$P.$T$22]" office:value-type="float" office:value="0.0555449826912115">
            <text:p>0,1</text:p>
          </table:table-cell>
          <table:table-cell table:formula="of:=[$P.$U$22]" office:value-type="float" office:value="0.0109374555909154">
            <text:p>0,0</text:p>
          </table:table-cell>
          <table:table-cell table:formula="of:=[$P.$V$22]" office:value-type="float" office:value="0.00167731313957588">
            <text:p>0,0</text:p>
          </table:table-cell>
          <table:table-cell table:formula="of:=[$P.$W$22]" office:value-type="float" office:value="0.000200326490015724">
            <text:p>0,0</text:p>
          </table:table-cell>
          <table:table-cell table:formula="of:=[$P.$X$22]" office:value-type="float" office:value="0.0000186333803471356">
            <text:p>0,0</text:p>
          </table:table-cell>
          <table:table-cell table:formula="of:=[$P.$Y$22]" office:value-type="float" office:value="0.00000135313504472715">
            <text:p>0,0</text:p>
          </table:table-cell>
          <table:table-cell table:formula="of:=[$P.$Z$22]" office:value-type="float" office:value="0.000000152299797447126">
            <text:p>0,0</text:p>
          </table:table-cell>
          <table:table-cell table:formula="of:=[$P.$AA$22]" office:value-type="float" office:value="0.00000135313504472715">
            <text:p>0,0</text:p>
          </table:table-cell>
          <table:table-cell table:formula="of:=[$P.$AB$22]" office:value-type="float" office:value="0.0000186333803471356">
            <text:p>0,0</text:p>
          </table:table-cell>
          <table:table-cell table:formula="of:=[$P.$AC$22]" office:value-type="float" office:value="0.000200326490015724">
            <text:p>0,0</text:p>
          </table:table-cell>
          <table:table-cell table:formula="of:=[$P.$AD$22]" office:value-type="float" office:value="0.00167731313957588">
            <text:p>0,0</text:p>
          </table:table-cell>
        </table:table-row>
        <table:table-row table:style-name="ro1">
          <table:table-cell table:style-name="ce4" table:formula="of:=[$P.$F$23]" office:value-type="string" office:string-value="JP">
            <text:p>JP</text:p>
          </table:table-cell>
          <table:table-cell table:formula="of:=[$P.$G$23]" office:value-type="float" office:value="0.00874996447273154">
            <text:p>0,0</text:p>
          </table:table-cell>
          <table:table-cell table:formula="of:=[$P.$H$23]" office:value-type="float" office:value="0.0444359861529692">
            <text:p>0,0</text:p>
          </table:table-cell>
          <table:table-cell table:formula="of:=[$P.$I$23]" office:value-type="float" office:value="0.17574773449363">
            <text:p>0,2</text:p>
          </table:table-cell>
          <table:table-cell table:formula="of:=[$P.$J$23]" office:value-type="float" office:value="0.541341132946451">
            <text:p>0,5</text:p>
          </table:table-cell>
          <table:table-cell table:formula="of:=[$P.$K$23]" office:value-type="float" office:value="1.2986098694334">
            <text:p>1,3</text:p>
          </table:table-cell>
          <table:table-cell table:formula="of:=[$P.$L$23]" office:value-type="float" office:value="2.42612263885053">
            <text:p>2,4</text:p>
          </table:table-cell>
          <table:table-cell table:formula="of:=[$P.$M$23]" office:value-type="float" office:value="3.52998761033838">
            <text:p>3,5</text:p>
          </table:table-cell>
          <table:table-cell table:formula="of:=[$P.$N$23]" office:value-type="float" office:value="4">
            <text:p>4,0</text:p>
          </table:table-cell>
          <table:table-cell table:formula="of:=[$P.$O$23]" office:value-type="float" office:value="3.52998761033838">
            <text:p>3,5</text:p>
          </table:table-cell>
          <table:table-cell table:formula="of:=[$P.$P$23]" office:value-type="float" office:value="2.42612263885053">
            <text:p>2,4</text:p>
          </table:table-cell>
          <table:table-cell table:formula="of:=[$P.$Q$23]" office:value-type="float" office:value="1.2986098694334">
            <text:p>1,3</text:p>
          </table:table-cell>
          <table:table-cell table:formula="of:=[$P.$R$23]" office:value-type="float" office:value="0.541341132946451">
            <text:p>0,5</text:p>
          </table:table-cell>
          <table:table-cell table:formula="of:=[$P.$S$23]" office:value-type="float" office:value="0.17574773449363">
            <text:p>0,2</text:p>
          </table:table-cell>
          <table:table-cell table:formula="of:=[$P.$T$23]" office:value-type="float" office:value="0.0444359861529692">
            <text:p>0,0</text:p>
          </table:table-cell>
          <table:table-cell table:formula="of:=[$P.$U$23]" office:value-type="float" office:value="0.00874996447273236">
            <text:p>0,0</text:p>
          </table:table-cell>
          <table:table-cell table:formula="of:=[$P.$V$23]" office:value-type="float" office:value="0.0013418505116607">
            <text:p>0,0</text:p>
          </table:table-cell>
          <table:table-cell table:formula="of:=[$P.$W$23]" office:value-type="float" office:value="0.000160261192012579">
            <text:p>0,0</text:p>
          </table:table-cell>
          <table:table-cell table:formula="of:=[$P.$X$23]" office:value-type="float" office:value="0.0000149067042777085">
            <text:p>0,0</text:p>
          </table:table-cell>
          <table:table-cell table:formula="of:=[$P.$Y$23]" office:value-type="float" office:value="0.00000108250803578172">
            <text:p>0,0</text:p>
          </table:table-cell>
          <table:table-cell table:formula="of:=[$P.$Z$23]" office:value-type="float" office:value="0.000000121839837957701">
            <text:p>0,0</text:p>
          </table:table-cell>
          <table:table-cell table:formula="of:=[$P.$AA$23]" office:value-type="float" office:value="0.00000108250803578172">
            <text:p>0,0</text:p>
          </table:table-cell>
          <table:table-cell table:formula="of:=[$P.$AB$23]" office:value-type="float" office:value="0.0000149067042777085">
            <text:p>0,0</text:p>
          </table:table-cell>
          <table:table-cell table:formula="of:=[$P.$AC$23]" office:value-type="float" office:value="0.000160261192012579">
            <text:p>0,0</text:p>
          </table:table-cell>
          <table:table-cell table:formula="of:=[$P.$AD$23]" office:value-type="float" office:value="0.0013418505116607">
            <text:p>0,0</text:p>
          </table:table-cell>
        </table:table-row>
        <table:table-row table:style-name="ro1">
          <table:table-cell table:style-name="ce4" table:formula="of:=[$P.$F$24]" office:value-type="string" office:string-value="RU">
            <text:p>RU</text:p>
          </table:table-cell>
          <table:table-cell table:formula="of:=[$P.$G$24]" office:value-type="float" office:value="0.00820309169318582">
            <text:p>0,0</text:p>
          </table:table-cell>
          <table:table-cell table:formula="of:=[$P.$H$24]" office:value-type="float" office:value="0.0416587370184087">
            <text:p>0,0</text:p>
          </table:table-cell>
          <table:table-cell table:formula="of:=[$P.$I$24]" office:value-type="float" office:value="0.164763501087778">
            <text:p>0,2</text:p>
          </table:table-cell>
          <table:table-cell table:formula="of:=[$P.$J$24]" office:value-type="float" office:value="0.507507312137298">
            <text:p>0,5</text:p>
          </table:table-cell>
          <table:table-cell table:formula="of:=[$P.$K$24]" office:value-type="float" office:value="1.21744675259381">
            <text:p>1,2</text:p>
          </table:table-cell>
          <table:table-cell table:formula="of:=[$P.$L$24]" office:value-type="float" office:value="2.27448997392238">
            <text:p>2,3</text:p>
          </table:table-cell>
          <table:table-cell table:formula="of:=[$P.$M$24]" office:value-type="float" office:value="3.30936338469223">
            <text:p>3,3</text:p>
          </table:table-cell>
          <table:table-cell table:formula="of:=[$P.$N$24]" office:value-type="float" office:value="3.75">
            <text:p>3,8</text:p>
          </table:table-cell>
          <table:table-cell table:formula="of:=[$P.$O$24]" office:value-type="float" office:value="3.30936338469223">
            <text:p>3,3</text:p>
          </table:table-cell>
          <table:table-cell table:formula="of:=[$P.$P$24]" office:value-type="float" office:value="2.27448997392238">
            <text:p>2,3</text:p>
          </table:table-cell>
          <table:table-cell table:formula="of:=[$P.$Q$24]" office:value-type="float" office:value="1.21744675259381">
            <text:p>1,2</text:p>
          </table:table-cell>
          <table:table-cell table:formula="of:=[$P.$R$24]" office:value-type="float" office:value="0.507507312137298">
            <text:p>0,5</text:p>
          </table:table-cell>
          <table:table-cell table:formula="of:=[$P.$S$24]" office:value-type="float" office:value="0.164763501087778">
            <text:p>0,2</text:p>
          </table:table-cell>
          <table:table-cell table:formula="of:=[$P.$T$24]" office:value-type="float" office:value="0.0416587370184087">
            <text:p>0,0</text:p>
          </table:table-cell>
          <table:table-cell table:formula="of:=[$P.$U$24]" office:value-type="float" office:value="0.00820309169318659">
            <text:p>0,0</text:p>
          </table:table-cell>
          <table:table-cell table:formula="of:=[$P.$V$24]" office:value-type="float" office:value="0.00125798485468191">
            <text:p>0,0</text:p>
          </table:table-cell>
          <table:table-cell table:formula="of:=[$P.$W$24]" office:value-type="float" office:value="0.000150244867511793">
            <text:p>0,0</text:p>
          </table:table-cell>
          <table:table-cell table:formula="of:=[$P.$X$24]" office:value-type="float" office:value="0.0000139750352603517">
            <text:p>0,0</text:p>
          </table:table-cell>
          <table:table-cell table:formula="of:=[$P.$Y$24]" office:value-type="float" office:value="0.00000101485128354537">
            <text:p>0,0</text:p>
          </table:table-cell>
          <table:table-cell table:formula="of:=[$P.$Z$24]" office:value-type="float" office:value="0.000000114224848085345">
            <text:p>0,0</text:p>
          </table:table-cell>
          <table:table-cell table:formula="of:=[$P.$AA$24]" office:value-type="float" office:value="0.00000101485128354537">
            <text:p>0,0</text:p>
          </table:table-cell>
          <table:table-cell table:formula="of:=[$P.$AB$24]" office:value-type="float" office:value="0.0000139750352603517">
            <text:p>0,0</text:p>
          </table:table-cell>
          <table:table-cell table:formula="of:=[$P.$AC$24]" office:value-type="float" office:value="0.000150244867511793">
            <text:p>0,0</text:p>
          </table:table-cell>
          <table:table-cell table:formula="of:=[$P.$AD$24]" office:value-type="float" office:value="0.00125798485468191">
            <text:p>0,0</text:p>
          </table:table-cell>
        </table:table-row>
        <table:table-row table:style-name="ro1">
          <table:table-cell table:style-name="ce4" table:formula="of:=[$P.$F$25]" office:value-type="string" office:string-value="MN">
            <text:p>MN</text:p>
          </table:table-cell>
          <table:table-cell table:formula="of:=[$P.$G$25]" office:value-type="float" office:value="0.00874996447273154">
            <text:p>0,0</text:p>
          </table:table-cell>
          <table:table-cell table:formula="of:=[$P.$H$25]" office:value-type="float" office:value="0.0444359861529692">
            <text:p>0,0</text:p>
          </table:table-cell>
          <table:table-cell table:formula="of:=[$P.$I$25]" office:value-type="float" office:value="0.17574773449363">
            <text:p>0,2</text:p>
          </table:table-cell>
          <table:table-cell table:formula="of:=[$P.$J$25]" office:value-type="float" office:value="0.541341132946451">
            <text:p>0,5</text:p>
          </table:table-cell>
          <table:table-cell table:formula="of:=[$P.$K$25]" office:value-type="float" office:value="1.2986098694334">
            <text:p>1,3</text:p>
          </table:table-cell>
          <table:table-cell table:formula="of:=[$P.$L$25]" office:value-type="float" office:value="2.42612263885053">
            <text:p>2,4</text:p>
          </table:table-cell>
          <table:table-cell table:formula="of:=[$P.$M$25]" office:value-type="float" office:value="3.52998761033838">
            <text:p>3,5</text:p>
          </table:table-cell>
          <table:table-cell table:formula="of:=[$P.$N$25]" office:value-type="float" office:value="4">
            <text:p>4,0</text:p>
          </table:table-cell>
          <table:table-cell table:formula="of:=[$P.$O$25]" office:value-type="float" office:value="3.52998761033838">
            <text:p>3,5</text:p>
          </table:table-cell>
          <table:table-cell table:formula="of:=[$P.$P$25]" office:value-type="float" office:value="2.42612263885053">
            <text:p>2,4</text:p>
          </table:table-cell>
          <table:table-cell table:formula="of:=[$P.$Q$25]" office:value-type="float" office:value="1.2986098694334">
            <text:p>1,3</text:p>
          </table:table-cell>
          <table:table-cell table:formula="of:=[$P.$R$25]" office:value-type="float" office:value="0.541341132946451">
            <text:p>0,5</text:p>
          </table:table-cell>
          <table:table-cell table:formula="of:=[$P.$S$25]" office:value-type="float" office:value="0.17574773449363">
            <text:p>0,2</text:p>
          </table:table-cell>
          <table:table-cell table:formula="of:=[$P.$T$25]" office:value-type="float" office:value="0.0444359861529692">
            <text:p>0,0</text:p>
          </table:table-cell>
          <table:table-cell table:formula="of:=[$P.$U$25]" office:value-type="float" office:value="0.00874996447273236">
            <text:p>0,0</text:p>
          </table:table-cell>
          <table:table-cell table:formula="of:=[$P.$V$25]" office:value-type="float" office:value="0.0013418505116607">
            <text:p>0,0</text:p>
          </table:table-cell>
          <table:table-cell table:formula="of:=[$P.$W$25]" office:value-type="float" office:value="0.000160261192012579">
            <text:p>0,0</text:p>
          </table:table-cell>
          <table:table-cell table:formula="of:=[$P.$X$25]" office:value-type="float" office:value="0.0000149067042777085">
            <text:p>0,0</text:p>
          </table:table-cell>
          <table:table-cell table:formula="of:=[$P.$Y$25]" office:value-type="float" office:value="0.00000108250803578172">
            <text:p>0,0</text:p>
          </table:table-cell>
          <table:table-cell table:formula="of:=[$P.$Z$25]" office:value-type="float" office:value="0.000000121839837957701">
            <text:p>0,0</text:p>
          </table:table-cell>
          <table:table-cell table:formula="of:=[$P.$AA$25]" office:value-type="float" office:value="0.00000108250803578172">
            <text:p>0,0</text:p>
          </table:table-cell>
          <table:table-cell table:formula="of:=[$P.$AB$25]" office:value-type="float" office:value="0.0000149067042777085">
            <text:p>0,0</text:p>
          </table:table-cell>
          <table:table-cell table:formula="of:=[$P.$AC$25]" office:value-type="float" office:value="0.000160261192012579">
            <text:p>0,0</text:p>
          </table:table-cell>
          <table:table-cell table:formula="of:=[$P.$AD$25]" office:value-type="float" office:value="0.0013418505116607">
            <text:p>0,0</text:p>
          </table:table-cell>
        </table:table-row>
        <table:table-row table:style-name="ro1">
          <table:table-cell table:style-name="ce4" table:formula="of:=[$P.$F$26]" office:value-type="string" office:string-value="KZ">
            <text:p>KZ</text:p>
          </table:table-cell>
          <table:table-cell table:formula="of:=[$P.$G$26]" office:value-type="float" office:value="0.0109374555909144">
            <text:p>0,0</text:p>
          </table:table-cell>
          <table:table-cell table:formula="of:=[$P.$H$26]" office:value-type="float" office:value="0.0555449826912115">
            <text:p>0,1</text:p>
          </table:table-cell>
          <table:table-cell table:formula="of:=[$P.$I$26]" office:value-type="float" office:value="0.219684668117037">
            <text:p>0,2</text:p>
          </table:table-cell>
          <table:table-cell table:formula="of:=[$P.$J$26]" office:value-type="float" office:value="0.676676416183063">
            <text:p>0,7</text:p>
          </table:table-cell>
          <table:table-cell table:formula="of:=[$P.$K$26]" office:value-type="float" office:value="1.62326233679175">
            <text:p>1,6</text:p>
          </table:table-cell>
          <table:table-cell table:formula="of:=[$P.$L$26]" office:value-type="float" office:value="3.03265329856317">
            <text:p>3,0</text:p>
          </table:table-cell>
          <table:table-cell table:formula="of:=[$P.$M$26]" office:value-type="float" office:value="4.41248451292298">
            <text:p>4,4</text:p>
          </table:table-cell>
          <table:table-cell table:formula="of:=[$P.$N$26]" office:value-type="float" office:value="5">
            <text:p>5,0</text:p>
          </table:table-cell>
          <table:table-cell table:formula="of:=[$P.$O$26]" office:value-type="float" office:value="4.41248451292298">
            <text:p>4,4</text:p>
          </table:table-cell>
          <table:table-cell table:formula="of:=[$P.$P$26]" office:value-type="float" office:value="3.03265329856317">
            <text:p>3,0</text:p>
          </table:table-cell>
          <table:table-cell table:formula="of:=[$P.$Q$26]" office:value-type="float" office:value="1.62326233679175">
            <text:p>1,6</text:p>
          </table:table-cell>
          <table:table-cell table:formula="of:=[$P.$R$26]" office:value-type="float" office:value="0.676676416183063">
            <text:p>0,7</text:p>
          </table:table-cell>
          <table:table-cell table:formula="of:=[$P.$S$26]" office:value-type="float" office:value="0.219684668117037">
            <text:p>0,2</text:p>
          </table:table-cell>
          <table:table-cell table:formula="of:=[$P.$T$26]" office:value-type="float" office:value="0.0555449826912115">
            <text:p>0,1</text:p>
          </table:table-cell>
          <table:table-cell table:formula="of:=[$P.$U$26]" office:value-type="float" office:value="0.0109374555909154">
            <text:p>0,0</text:p>
          </table:table-cell>
          <table:table-cell table:formula="of:=[$P.$V$26]" office:value-type="float" office:value="0.00167731313957588">
            <text:p>0,0</text:p>
          </table:table-cell>
          <table:table-cell table:formula="of:=[$P.$W$26]" office:value-type="float" office:value="0.000200326490015724">
            <text:p>0,0</text:p>
          </table:table-cell>
          <table:table-cell table:formula="of:=[$P.$X$26]" office:value-type="float" office:value="0.0000186333803471356">
            <text:p>0,0</text:p>
          </table:table-cell>
          <table:table-cell table:formula="of:=[$P.$Y$26]" office:value-type="float" office:value="0.00000135313504472715">
            <text:p>0,0</text:p>
          </table:table-cell>
          <table:table-cell table:formula="of:=[$P.$Z$26]" office:value-type="float" office:value="0.000000152299797447126">
            <text:p>0,0</text:p>
          </table:table-cell>
          <table:table-cell table:formula="of:=[$P.$AA$26]" office:value-type="float" office:value="0.00000135313504472715">
            <text:p>0,0</text:p>
          </table:table-cell>
          <table:table-cell table:formula="of:=[$P.$AB$26]" office:value-type="float" office:value="0.0000186333803471356">
            <text:p>0,0</text:p>
          </table:table-cell>
          <table:table-cell table:formula="of:=[$P.$AC$26]" office:value-type="float" office:value="0.000200326490015724">
            <text:p>0,0</text:p>
          </table:table-cell>
          <table:table-cell table:formula="of:=[$P.$AD$26]" office:value-type="float" office:value="0.00167731313957588">
            <text:p>0,0</text:p>
          </table:table-cell>
        </table:table-row>
        <table:table-row table:style-name="ro1">
          <table:table-cell table:style-name="ce4" table:formula="of:=[$P.$F$27]" office:value-type="string" office:string-value="IN">
            <text:p>IN</text:p>
          </table:table-cell>
          <table:table-cell table:formula="of:=[$P.$G$27]" office:value-type="float" office:value="0.00874996447273154">
            <text:p>0,0</text:p>
          </table:table-cell>
          <table:table-cell table:formula="of:=[$P.$H$27]" office:value-type="float" office:value="0.0444359861529692">
            <text:p>0,0</text:p>
          </table:table-cell>
          <table:table-cell table:formula="of:=[$P.$I$27]" office:value-type="float" office:value="0.17574773449363">
            <text:p>0,2</text:p>
          </table:table-cell>
          <table:table-cell table:formula="of:=[$P.$J$27]" office:value-type="float" office:value="0.541341132946451">
            <text:p>0,5</text:p>
          </table:table-cell>
          <table:table-cell table:formula="of:=[$P.$K$27]" office:value-type="float" office:value="1.2986098694334">
            <text:p>1,3</text:p>
          </table:table-cell>
          <table:table-cell table:formula="of:=[$P.$L$27]" office:value-type="float" office:value="2.42612263885053">
            <text:p>2,4</text:p>
          </table:table-cell>
          <table:table-cell table:formula="of:=[$P.$M$27]" office:value-type="float" office:value="3.52998761033838">
            <text:p>3,5</text:p>
          </table:table-cell>
          <table:table-cell table:formula="of:=[$P.$N$27]" office:value-type="float" office:value="4">
            <text:p>4,0</text:p>
          </table:table-cell>
          <table:table-cell table:formula="of:=[$P.$O$27]" office:value-type="float" office:value="3.52998761033838">
            <text:p>3,5</text:p>
          </table:table-cell>
          <table:table-cell table:formula="of:=[$P.$P$27]" office:value-type="float" office:value="2.42612263885053">
            <text:p>2,4</text:p>
          </table:table-cell>
          <table:table-cell table:formula="of:=[$P.$Q$27]" office:value-type="float" office:value="1.2986098694334">
            <text:p>1,3</text:p>
          </table:table-cell>
          <table:table-cell table:formula="of:=[$P.$R$27]" office:value-type="float" office:value="0.541341132946451">
            <text:p>0,5</text:p>
          </table:table-cell>
          <table:table-cell table:formula="of:=[$P.$S$27]" office:value-type="float" office:value="0.17574773449363">
            <text:p>0,2</text:p>
          </table:table-cell>
          <table:table-cell table:formula="of:=[$P.$T$27]" office:value-type="float" office:value="0.0444359861529692">
            <text:p>0,0</text:p>
          </table:table-cell>
          <table:table-cell table:formula="of:=[$P.$U$27]" office:value-type="float" office:value="0.00874996447273236">
            <text:p>0,0</text:p>
          </table:table-cell>
          <table:table-cell table:formula="of:=[$P.$V$27]" office:value-type="float" office:value="0.0013418505116607">
            <text:p>0,0</text:p>
          </table:table-cell>
          <table:table-cell table:formula="of:=[$P.$W$27]" office:value-type="float" office:value="0.000160261192012579">
            <text:p>0,0</text:p>
          </table:table-cell>
          <table:table-cell table:formula="of:=[$P.$X$27]" office:value-type="float" office:value="0.0000149067042777085">
            <text:p>0,0</text:p>
          </table:table-cell>
          <table:table-cell table:formula="of:=[$P.$Y$27]" office:value-type="float" office:value="0.00000108250803578172">
            <text:p>0,0</text:p>
          </table:table-cell>
          <table:table-cell table:formula="of:=[$P.$Z$27]" office:value-type="float" office:value="0.000000121839837957701">
            <text:p>0,0</text:p>
          </table:table-cell>
          <table:table-cell table:formula="of:=[$P.$AA$27]" office:value-type="float" office:value="0.00000108250803578172">
            <text:p>0,0</text:p>
          </table:table-cell>
          <table:table-cell table:formula="of:=[$P.$AB$27]" office:value-type="float" office:value="0.0000149067042777085">
            <text:p>0,0</text:p>
          </table:table-cell>
          <table:table-cell table:formula="of:=[$P.$AC$27]" office:value-type="float" office:value="0.000160261192012579">
            <text:p>0,0</text:p>
          </table:table-cell>
          <table:table-cell table:formula="of:=[$P.$AD$27]" office:value-type="float" office:value="0.0013418505116607">
            <text:p>0,0</text:p>
          </table:table-cell>
        </table:table-row>
        <table:table-row table:style-name="ro1">
          <table:table-cell table:formula="of:=[$P.$F$28]" office:value-type="string" office:string-value="EC">
            <text:p>EC</text:p>
          </table:table-cell>
          <table:table-cell table:formula="of:=[$P.$G$28]" office:value-type="float" office:value="0.00000000250934478423479">
            <text:p>0,0</text:p>
          </table:table-cell>
          <table:table-cell table:formula="of:=[$P.$H$28]" office:value-type="float" office:value="0.0000000571124240426724">
            <text:p>0,0</text:p>
          </table:table-cell>
          <table:table-cell table:formula="of:=[$P.$I$28]" office:value-type="float" office:value="0.00000101234193876113">
            <text:p>0,0</text:p>
          </table:table-cell>
          <table:table-cell table:formula="of:=[$P.$J$28]" office:value-type="float" office:value="0.000013974949395295">
            <text:p>0,0</text:p>
          </table:table-cell>
          <table:table-cell table:formula="of:=[$P.$K$28]" office:value-type="float" office:value="0.000150244865223567">
            <text:p>0,0</text:p>
          </table:table-cell>
          <table:table-cell table:formula="of:=[$P.$L$28]" office:value-type="float" office:value="0.00125798485463442">
            <text:p>0,0</text:p>
          </table:table-cell>
          <table:table-cell table:formula="of:=[$P.$M$28]" office:value-type="float" office:value="0.00820309169318582">
            <text:p>0,0</text:p>
          </table:table-cell>
          <table:table-cell table:formula="of:=[$P.$N$28]" office:value-type="float" office:value="0.0416587370184087">
            <text:p>0,0</text:p>
          </table:table-cell>
          <table:table-cell table:formula="of:=[$P.$O$28]" office:value-type="float" office:value="0.164763501087778">
            <text:p>0,2</text:p>
          </table:table-cell>
          <table:table-cell table:formula="of:=[$P.$P$28]" office:value-type="float" office:value="0.507507312137298">
            <text:p>0,5</text:p>
          </table:table-cell>
          <table:table-cell table:formula="of:=[$P.$Q$28]" office:value-type="float" office:value="1.21744675259381">
            <text:p>1,2</text:p>
          </table:table-cell>
          <table:table-cell table:formula="of:=[$P.$R$28]" office:value-type="float" office:value="2.27448997392238">
            <text:p>2,3</text:p>
          </table:table-cell>
          <table:table-cell table:formula="of:=[$P.$S$28]" office:value-type="float" office:value="3.30936338469223">
            <text:p>3,3</text:p>
          </table:table-cell>
          <table:table-cell table:formula="of:=[$P.$T$28]" office:value-type="float" office:value="3.75">
            <text:p>3,8</text:p>
          </table:table-cell>
          <table:table-cell table:formula="of:=[$P.$U$28]" office:value-type="float" office:value="3.30936338469223">
            <text:p>3,3</text:p>
          </table:table-cell>
          <table:table-cell table:formula="of:=[$P.$V$28]" office:value-type="float" office:value="2.27448997392238">
            <text:p>2,3</text:p>
          </table:table-cell>
          <table:table-cell table:formula="of:=[$P.$W$28]" office:value-type="float" office:value="1.21744675259381">
            <text:p>1,2</text:p>
          </table:table-cell>
          <table:table-cell table:formula="of:=[$P.$X$28]" office:value-type="float" office:value="0.507507312137298">
            <text:p>0,5</text:p>
          </table:table-cell>
          <table:table-cell table:formula="of:=[$P.$Y$28]" office:value-type="float" office:value="0.164763501087778">
            <text:p>0,2</text:p>
          </table:table-cell>
          <table:table-cell table:formula="of:=[$P.$Z$28]" office:value-type="float" office:value="0.0416587370184087">
            <text:p>0,0</text:p>
          </table:table-cell>
          <table:table-cell table:formula="of:=[$P.$AA$28]" office:value-type="float" office:value="0.00820309169318659">
            <text:p>0,0</text:p>
          </table:table-cell>
          <table:table-cell table:formula="of:=[$P.$AB$28]" office:value-type="float" office:value="0.00125798485468191">
            <text:p>0,0</text:p>
          </table:table-cell>
          <table:table-cell table:formula="of:=[$P.$AC$28]" office:value-type="float" office:value="0.000150244867511793">
            <text:p>0,0</text:p>
          </table:table-cell>
          <table:table-cell table:formula="of:=[$P.$AD$28]" office:value-type="float" office:value="0.0000139750352603517">
            <text:p>0,0</text:p>
          </table:table-cell>
        </table:table-row>
        <table:table-row table:style-name="ro1">
          <table:table-cell table:formula="of:=[$P.$F$29]" office:value-type="string" office:string-value="BO">
            <text:p>BO</text:p>
          </table:table-cell>
          <table:table-cell table:formula="of:=[$P.$G$29]" office:value-type="float" office:value="0.00000000267663443651711">
            <text:p>0,0</text:p>
          </table:table-cell>
          <table:table-cell table:formula="of:=[$P.$H$29]" office:value-type="float" office:value="0.0000000609199189788505">
            <text:p>0,0</text:p>
          </table:table-cell>
          <table:table-cell table:formula="of:=[$P.$I$29]" office:value-type="float" office:value="0.00000107983140134521">
            <text:p>0,0</text:p>
          </table:table-cell>
          <table:table-cell table:formula="of:=[$P.$J$29]" office:value-type="float" office:value="0.0000149066126883147">
            <text:p>0,0</text:p>
          </table:table-cell>
          <table:table-cell table:formula="of:=[$P.$K$29]" office:value-type="float" office:value="0.000160261189571804">
            <text:p>0,0</text:p>
          </table:table-cell>
          <table:table-cell table:formula="of:=[$P.$L$29]" office:value-type="float" office:value="0.00134185051161005">
            <text:p>0,0</text:p>
          </table:table-cell>
          <table:table-cell table:formula="of:=[$P.$M$29]" office:value-type="float" office:value="0.00874996447273154">
            <text:p>0,0</text:p>
          </table:table-cell>
          <table:table-cell table:formula="of:=[$P.$N$29]" office:value-type="float" office:value="0.0444359861529692">
            <text:p>0,0</text:p>
          </table:table-cell>
          <table:table-cell table:formula="of:=[$P.$O$29]" office:value-type="float" office:value="0.17574773449363">
            <text:p>0,2</text:p>
          </table:table-cell>
          <table:table-cell table:formula="of:=[$P.$P$29]" office:value-type="float" office:value="0.541341132946451">
            <text:p>0,5</text:p>
          </table:table-cell>
          <table:table-cell table:formula="of:=[$P.$Q$29]" office:value-type="float" office:value="1.2986098694334">
            <text:p>1,3</text:p>
          </table:table-cell>
          <table:table-cell table:formula="of:=[$P.$R$29]" office:value-type="float" office:value="2.42612263885053">
            <text:p>2,4</text:p>
          </table:table-cell>
          <table:table-cell table:formula="of:=[$P.$S$29]" office:value-type="float" office:value="3.52998761033838">
            <text:p>3,5</text:p>
          </table:table-cell>
          <table:table-cell table:formula="of:=[$P.$T$29]" office:value-type="float" office:value="4">
            <text:p>4,0</text:p>
          </table:table-cell>
          <table:table-cell table:formula="of:=[$P.$U$29]" office:value-type="float" office:value="3.52998761033838">
            <text:p>3,5</text:p>
          </table:table-cell>
          <table:table-cell table:formula="of:=[$P.$V$29]" office:value-type="float" office:value="2.42612263885053">
            <text:p>2,4</text:p>
          </table:table-cell>
          <table:table-cell table:formula="of:=[$P.$W$29]" office:value-type="float" office:value="1.2986098694334">
            <text:p>1,3</text:p>
          </table:table-cell>
          <table:table-cell table:formula="of:=[$P.$X$29]" office:value-type="float" office:value="0.541341132946451">
            <text:p>0,5</text:p>
          </table:table-cell>
          <table:table-cell table:formula="of:=[$P.$Y$29]" office:value-type="float" office:value="0.17574773449363">
            <text:p>0,2</text:p>
          </table:table-cell>
          <table:table-cell table:formula="of:=[$P.$Z$29]" office:value-type="float" office:value="0.0444359861529692">
            <text:p>0,0</text:p>
          </table:table-cell>
          <table:table-cell table:formula="of:=[$P.$AA$29]" office:value-type="float" office:value="0.00874996447273236">
            <text:p>0,0</text:p>
          </table:table-cell>
          <table:table-cell table:formula="of:=[$P.$AB$29]" office:value-type="float" office:value="0.0013418505116607">
            <text:p>0,0</text:p>
          </table:table-cell>
          <table:table-cell table:formula="of:=[$P.$AC$29]" office:value-type="float" office:value="0.000160261192012579">
            <text:p>0,0</text:p>
          </table:table-cell>
          <table:table-cell table:formula="of:=[$P.$AD$29]" office:value-type="float" office:value="0.0000149067042777085">
            <text:p>0,0</text:p>
          </table:table-cell>
        </table:table-row>
        <table:table-row table:style-name="ro1">
          <table:table-cell table:formula="of:=[$P.$F$30]" office:value-type="string" office:string-value="CU">
            <text:p>CU</text:p>
          </table:table-cell>
          <table:table-cell table:formula="of:=[$P.$G$30]" office:value-type="float" office:value="0.00000000334579304564639">
            <text:p>0,0</text:p>
          </table:table-cell>
          <table:table-cell table:formula="of:=[$P.$H$30]" office:value-type="float" office:value="0.0000000761498987235631">
            <text:p>0,0</text:p>
          </table:table-cell>
          <table:table-cell table:formula="of:=[$P.$I$30]" office:value-type="float" office:value="0.00000134978925168151">
            <text:p>0,0</text:p>
          </table:table-cell>
          <table:table-cell table:formula="of:=[$P.$J$30]" office:value-type="float" office:value="0.0000186332658603934">
            <text:p>0,0</text:p>
          </table:table-cell>
          <table:table-cell table:formula="of:=[$P.$K$30]" office:value-type="float" office:value="0.000200326486964755">
            <text:p>0,0</text:p>
          </table:table-cell>
          <table:table-cell table:formula="of:=[$P.$L$30]" office:value-type="float" office:value="0.00167731313951256">
            <text:p>0,0</text:p>
          </table:table-cell>
          <table:table-cell table:formula="of:=[$P.$M$30]" office:value-type="float" office:value="0.0109374555909144">
            <text:p>0,0</text:p>
          </table:table-cell>
          <table:table-cell table:formula="of:=[$P.$N$30]" office:value-type="float" office:value="0.0555449826912115">
            <text:p>0,1</text:p>
          </table:table-cell>
          <table:table-cell table:formula="of:=[$P.$O$30]" office:value-type="float" office:value="0.219684668117037">
            <text:p>0,2</text:p>
          </table:table-cell>
          <table:table-cell table:formula="of:=[$P.$P$30]" office:value-type="float" office:value="0.676676416183063">
            <text:p>0,7</text:p>
          </table:table-cell>
          <table:table-cell table:formula="of:=[$P.$Q$30]" office:value-type="float" office:value="1.62326233679175">
            <text:p>1,6</text:p>
          </table:table-cell>
          <table:table-cell table:formula="of:=[$P.$R$30]" office:value-type="float" office:value="3.03265329856317">
            <text:p>3,0</text:p>
          </table:table-cell>
          <table:table-cell table:formula="of:=[$P.$S$30]" office:value-type="float" office:value="4.41248451292298">
            <text:p>4,4</text:p>
          </table:table-cell>
          <table:table-cell table:formula="of:=[$P.$T$30]" office:value-type="float" office:value="5">
            <text:p>5,0</text:p>
          </table:table-cell>
          <table:table-cell table:formula="of:=[$P.$U$30]" office:value-type="float" office:value="4.41248451292298">
            <text:p>4,4</text:p>
          </table:table-cell>
          <table:table-cell table:formula="of:=[$P.$V$30]" office:value-type="float" office:value="3.03265329856317">
            <text:p>3,0</text:p>
          </table:table-cell>
          <table:table-cell table:formula="of:=[$P.$W$30]" office:value-type="float" office:value="1.62326233679175">
            <text:p>1,6</text:p>
          </table:table-cell>
          <table:table-cell table:formula="of:=[$P.$X$30]" office:value-type="float" office:value="0.676676416183063">
            <text:p>0,7</text:p>
          </table:table-cell>
          <table:table-cell table:formula="of:=[$P.$Y$30]" office:value-type="float" office:value="0.219684668117037">
            <text:p>0,2</text:p>
          </table:table-cell>
          <table:table-cell table:formula="of:=[$P.$Z$30]" office:value-type="float" office:value="0.0555449826912115">
            <text:p>0,1</text:p>
          </table:table-cell>
          <table:table-cell table:formula="of:=[$P.$AA$30]" office:value-type="float" office:value="0.0109374555909154">
            <text:p>0,0</text:p>
          </table:table-cell>
          <table:table-cell table:formula="of:=[$P.$AB$30]" office:value-type="float" office:value="0.00167731313957588">
            <text:p>0,0</text:p>
          </table:table-cell>
          <table:table-cell table:formula="of:=[$P.$AC$30]" office:value-type="float" office:value="0.000200326490015724">
            <text:p>0,0</text:p>
          </table:table-cell>
          <table:table-cell table:formula="of:=[$P.$AD$30]" office:value-type="float" office:value="0.0000186333803471356">
            <text:p>0,0</text:p>
          </table:table-cell>
        </table:table-row>
        <table:table-row table:style-name="ro1">
          <table:table-cell table:formula="of:=[$P.$F$31]" office:value-type="string" office:string-value="GT">
            <text:p>GT</text:p>
          </table:table-cell>
          <table:table-cell table:formula="of:=[$P.$G$31]" office:value-type="float" office:value="0.00000000334579304564639">
            <text:p>0,0</text:p>
          </table:table-cell>
          <table:table-cell table:formula="of:=[$P.$H$31]" office:value-type="float" office:value="0.0000000761498987235631">
            <text:p>0,0</text:p>
          </table:table-cell>
          <table:table-cell table:formula="of:=[$P.$I$31]" office:value-type="float" office:value="0.00000134978925168151">
            <text:p>0,0</text:p>
          </table:table-cell>
          <table:table-cell table:formula="of:=[$P.$J$31]" office:value-type="float" office:value="0.0000186332658603934">
            <text:p>0,0</text:p>
          </table:table-cell>
          <table:table-cell table:formula="of:=[$P.$K$31]" office:value-type="float" office:value="0.000200326486964755">
            <text:p>0,0</text:p>
          </table:table-cell>
          <table:table-cell table:formula="of:=[$P.$L$31]" office:value-type="float" office:value="0.00167731313951256">
            <text:p>0,0</text:p>
          </table:table-cell>
          <table:table-cell table:formula="of:=[$P.$M$31]" office:value-type="float" office:value="0.0109374555909144">
            <text:p>0,0</text:p>
          </table:table-cell>
          <table:table-cell table:formula="of:=[$P.$N$31]" office:value-type="float" office:value="0.0555449826912115">
            <text:p>0,1</text:p>
          </table:table-cell>
          <table:table-cell table:formula="of:=[$P.$O$31]" office:value-type="float" office:value="0.219684668117037">
            <text:p>0,2</text:p>
          </table:table-cell>
          <table:table-cell table:formula="of:=[$P.$P$31]" office:value-type="float" office:value="0.676676416183063">
            <text:p>0,7</text:p>
          </table:table-cell>
          <table:table-cell table:formula="of:=[$P.$Q$31]" office:value-type="float" office:value="1.62326233679175">
            <text:p>1,6</text:p>
          </table:table-cell>
          <table:table-cell table:formula="of:=[$P.$R$31]" office:value-type="float" office:value="3.03265329856317">
            <text:p>3,0</text:p>
          </table:table-cell>
          <table:table-cell table:formula="of:=[$P.$S$31]" office:value-type="float" office:value="4.41248451292298">
            <text:p>4,4</text:p>
          </table:table-cell>
          <table:table-cell table:formula="of:=[$P.$T$31]" office:value-type="float" office:value="5">
            <text:p>5,0</text:p>
          </table:table-cell>
          <table:table-cell table:formula="of:=[$P.$U$31]" office:value-type="float" office:value="4.41248451292298">
            <text:p>4,4</text:p>
          </table:table-cell>
          <table:table-cell table:formula="of:=[$P.$V$31]" office:value-type="float" office:value="3.03265329856317">
            <text:p>3,0</text:p>
          </table:table-cell>
          <table:table-cell table:formula="of:=[$P.$W$31]" office:value-type="float" office:value="1.62326233679175">
            <text:p>1,6</text:p>
          </table:table-cell>
          <table:table-cell table:formula="of:=[$P.$X$31]" office:value-type="float" office:value="0.676676416183063">
            <text:p>0,7</text:p>
          </table:table-cell>
          <table:table-cell table:formula="of:=[$P.$Y$31]" office:value-type="float" office:value="0.219684668117037">
            <text:p>0,2</text:p>
          </table:table-cell>
          <table:table-cell table:formula="of:=[$P.$Z$31]" office:value-type="float" office:value="0.0555449826912115">
            <text:p>0,1</text:p>
          </table:table-cell>
          <table:table-cell table:formula="of:=[$P.$AA$31]" office:value-type="float" office:value="0.0109374555909154">
            <text:p>0,0</text:p>
          </table:table-cell>
          <table:table-cell table:formula="of:=[$P.$AB$31]" office:value-type="float" office:value="0.00167731313957588">
            <text:p>0,0</text:p>
          </table:table-cell>
          <table:table-cell table:formula="of:=[$P.$AC$31]" office:value-type="float" office:value="0.000200326490015724">
            <text:p>0,0</text:p>
          </table:table-cell>
          <table:table-cell table:formula="of:=[$P.$AD$31]" office:value-type="float" office:value="0.0000186333803471356">
            <text:p>0,0</text:p>
          </table:table-cell>
        </table:table-row>
        <table:table-row table:style-name="ro1">
          <table:table-cell table:formula="of:=[$P.$F$32]" office:value-type="string" office:string-value="VE">
            <text:p>VE</text:p>
          </table:table-cell>
          <table:table-cell table:formula="of:=[$P.$G$32]" office:value-type="float" office:value="0.00000000267663443651711">
            <text:p>0,0</text:p>
          </table:table-cell>
          <table:table-cell table:formula="of:=[$P.$H$32]" office:value-type="float" office:value="0.0000000609199189788505">
            <text:p>0,0</text:p>
          </table:table-cell>
          <table:table-cell table:formula="of:=[$P.$I$32]" office:value-type="float" office:value="0.00000107983140134521">
            <text:p>0,0</text:p>
          </table:table-cell>
          <table:table-cell table:formula="of:=[$P.$J$32]" office:value-type="float" office:value="0.0000149066126883147">
            <text:p>0,0</text:p>
          </table:table-cell>
          <table:table-cell table:formula="of:=[$P.$K$32]" office:value-type="float" office:value="0.000160261189571804">
            <text:p>0,0</text:p>
          </table:table-cell>
          <table:table-cell table:formula="of:=[$P.$L$32]" office:value-type="float" office:value="0.00134185051161005">
            <text:p>0,0</text:p>
          </table:table-cell>
          <table:table-cell table:formula="of:=[$P.$M$32]" office:value-type="float" office:value="0.00874996447273154">
            <text:p>0,0</text:p>
          </table:table-cell>
          <table:table-cell table:formula="of:=[$P.$N$32]" office:value-type="float" office:value="0.0444359861529692">
            <text:p>0,0</text:p>
          </table:table-cell>
          <table:table-cell table:formula="of:=[$P.$O$32]" office:value-type="float" office:value="0.17574773449363">
            <text:p>0,2</text:p>
          </table:table-cell>
          <table:table-cell table:formula="of:=[$P.$P$32]" office:value-type="float" office:value="0.541341132946451">
            <text:p>0,5</text:p>
          </table:table-cell>
          <table:table-cell table:formula="of:=[$P.$Q$32]" office:value-type="float" office:value="1.2986098694334">
            <text:p>1,3</text:p>
          </table:table-cell>
          <table:table-cell table:formula="of:=[$P.$R$32]" office:value-type="float" office:value="2.42612263885053">
            <text:p>2,4</text:p>
          </table:table-cell>
          <table:table-cell table:formula="of:=[$P.$S$32]" office:value-type="float" office:value="3.52998761033838">
            <text:p>3,5</text:p>
          </table:table-cell>
          <table:table-cell table:formula="of:=[$P.$T$32]" office:value-type="float" office:value="4">
            <text:p>4,0</text:p>
          </table:table-cell>
          <table:table-cell table:formula="of:=[$P.$U$32]" office:value-type="float" office:value="3.52998761033838">
            <text:p>3,5</text:p>
          </table:table-cell>
          <table:table-cell table:formula="of:=[$P.$V$32]" office:value-type="float" office:value="2.42612263885053">
            <text:p>2,4</text:p>
          </table:table-cell>
          <table:table-cell table:formula="of:=[$P.$W$32]" office:value-type="float" office:value="1.2986098694334">
            <text:p>1,3</text:p>
          </table:table-cell>
          <table:table-cell table:formula="of:=[$P.$X$32]" office:value-type="float" office:value="0.541341132946451">
            <text:p>0,5</text:p>
          </table:table-cell>
          <table:table-cell table:formula="of:=[$P.$Y$32]" office:value-type="float" office:value="0.17574773449363">
            <text:p>0,2</text:p>
          </table:table-cell>
          <table:table-cell table:formula="of:=[$P.$Z$32]" office:value-type="float" office:value="0.0444359861529692">
            <text:p>0,0</text:p>
          </table:table-cell>
          <table:table-cell table:formula="of:=[$P.$AA$32]" office:value-type="float" office:value="0.00874996447273236">
            <text:p>0,0</text:p>
          </table:table-cell>
          <table:table-cell table:formula="of:=[$P.$AB$32]" office:value-type="float" office:value="0.0013418505116607">
            <text:p>0,0</text:p>
          </table:table-cell>
          <table:table-cell table:formula="of:=[$P.$AC$32]" office:value-type="float" office:value="0.000160261192012579">
            <text:p>0,0</text:p>
          </table:table-cell>
          <table:table-cell table:formula="of:=[$P.$AD$32]" office:value-type="float" office:value="0.0000149067042777085">
            <text:p>0,0</text:p>
          </table:table-cell>
        </table:table-row>
        <table:table-row table:style-name="ro1">
          <table:table-cell table:formula="of:=[$P.$F$33]" office:value-type="string" office:string-value="SR">
            <text:p>SR</text:p>
          </table:table-cell>
          <table:table-cell table:formula="of:=[$P.$G$33]" office:value-type="float" office:value="0.00000000250934478423479">
            <text:p>0,0</text:p>
          </table:table-cell>
          <table:table-cell table:formula="of:=[$P.$H$33]" office:value-type="float" office:value="0.0000000571124240426724">
            <text:p>0,0</text:p>
          </table:table-cell>
          <table:table-cell table:formula="of:=[$P.$I$33]" office:value-type="float" office:value="0.00000101234193876113">
            <text:p>0,0</text:p>
          </table:table-cell>
          <table:table-cell table:formula="of:=[$P.$J$33]" office:value-type="float" office:value="0.000013974949395295">
            <text:p>0,0</text:p>
          </table:table-cell>
          <table:table-cell table:formula="of:=[$P.$K$33]" office:value-type="float" office:value="0.000150244865223567">
            <text:p>0,0</text:p>
          </table:table-cell>
          <table:table-cell table:formula="of:=[$P.$L$33]" office:value-type="float" office:value="0.00125798485463442">
            <text:p>0,0</text:p>
          </table:table-cell>
          <table:table-cell table:formula="of:=[$P.$M$33]" office:value-type="float" office:value="0.00820309169318582">
            <text:p>0,0</text:p>
          </table:table-cell>
          <table:table-cell table:formula="of:=[$P.$N$33]" office:value-type="float" office:value="0.0416587370184087">
            <text:p>0,0</text:p>
          </table:table-cell>
          <table:table-cell table:formula="of:=[$P.$O$33]" office:value-type="float" office:value="0.164763501087778">
            <text:p>0,2</text:p>
          </table:table-cell>
          <table:table-cell table:formula="of:=[$P.$P$33]" office:value-type="float" office:value="0.507507312137298">
            <text:p>0,5</text:p>
          </table:table-cell>
          <table:table-cell table:formula="of:=[$P.$Q$33]" office:value-type="float" office:value="1.21744675259381">
            <text:p>1,2</text:p>
          </table:table-cell>
          <table:table-cell table:formula="of:=[$P.$R$33]" office:value-type="float" office:value="2.27448997392238">
            <text:p>2,3</text:p>
          </table:table-cell>
          <table:table-cell table:formula="of:=[$P.$S$33]" office:value-type="float" office:value="3.30936338469223">
            <text:p>3,3</text:p>
          </table:table-cell>
          <table:table-cell table:formula="of:=[$P.$T$33]" office:value-type="float" office:value="3.75">
            <text:p>3,8</text:p>
          </table:table-cell>
          <table:table-cell table:formula="of:=[$P.$U$33]" office:value-type="float" office:value="3.30936338469223">
            <text:p>3,3</text:p>
          </table:table-cell>
          <table:table-cell table:formula="of:=[$P.$V$33]" office:value-type="float" office:value="2.27448997392238">
            <text:p>2,3</text:p>
          </table:table-cell>
          <table:table-cell table:formula="of:=[$P.$W$33]" office:value-type="float" office:value="1.21744675259381">
            <text:p>1,2</text:p>
          </table:table-cell>
          <table:table-cell table:formula="of:=[$P.$X$33]" office:value-type="float" office:value="0.507507312137298">
            <text:p>0,5</text:p>
          </table:table-cell>
          <table:table-cell table:formula="of:=[$P.$Y$33]" office:value-type="float" office:value="0.164763501087778">
            <text:p>0,2</text:p>
          </table:table-cell>
          <table:table-cell table:formula="of:=[$P.$Z$33]" office:value-type="float" office:value="0.0416587370184087">
            <text:p>0,0</text:p>
          </table:table-cell>
          <table:table-cell table:formula="of:=[$P.$AA$33]" office:value-type="float" office:value="0.00820309169318659">
            <text:p>0,0</text:p>
          </table:table-cell>
          <table:table-cell table:formula="of:=[$P.$AB$33]" office:value-type="float" office:value="0.00125798485468191">
            <text:p>0,0</text:p>
          </table:table-cell>
          <table:table-cell table:formula="of:=[$P.$AC$33]" office:value-type="float" office:value="0.000150244867511793">
            <text:p>0,0</text:p>
          </table:table-cell>
          <table:table-cell table:formula="of:=[$P.$AD$33]" office:value-type="float" office:value="0.0000139750352603517">
            <text:p>0,0</text:p>
          </table:table-cell>
        </table:table-row>
        <table:table-row table:style-name="ro1">
          <table:table-cell table:formula="of:=[$P.$F$34]" office:value-type="string" office:string-value="GF">
            <text:p>GF</text:p>
          </table:table-cell>
          <table:table-cell table:formula="of:=[$P.$G$34]" office:value-type="float" office:value="0.00000000267663443651711">
            <text:p>0,0</text:p>
          </table:table-cell>
          <table:table-cell table:formula="of:=[$P.$H$34]" office:value-type="float" office:value="0.0000000609199189788505">
            <text:p>0,0</text:p>
          </table:table-cell>
          <table:table-cell table:formula="of:=[$P.$I$34]" office:value-type="float" office:value="0.00000107983140134521">
            <text:p>0,0</text:p>
          </table:table-cell>
          <table:table-cell table:formula="of:=[$P.$J$34]" office:value-type="float" office:value="0.0000149066126883147">
            <text:p>0,0</text:p>
          </table:table-cell>
          <table:table-cell table:formula="of:=[$P.$K$34]" office:value-type="float" office:value="0.000160261189571804">
            <text:p>0,0</text:p>
          </table:table-cell>
          <table:table-cell table:formula="of:=[$P.$L$34]" office:value-type="float" office:value="0.00134185051161005">
            <text:p>0,0</text:p>
          </table:table-cell>
          <table:table-cell table:formula="of:=[$P.$M$34]" office:value-type="float" office:value="0.00874996447273154">
            <text:p>0,0</text:p>
          </table:table-cell>
          <table:table-cell table:formula="of:=[$P.$N$34]" office:value-type="float" office:value="0.0444359861529692">
            <text:p>0,0</text:p>
          </table:table-cell>
          <table:table-cell table:formula="of:=[$P.$O$34]" office:value-type="float" office:value="0.17574773449363">
            <text:p>0,2</text:p>
          </table:table-cell>
          <table:table-cell table:formula="of:=[$P.$P$34]" office:value-type="float" office:value="0.541341132946451">
            <text:p>0,5</text:p>
          </table:table-cell>
          <table:table-cell table:formula="of:=[$P.$Q$34]" office:value-type="float" office:value="1.2986098694334">
            <text:p>1,3</text:p>
          </table:table-cell>
          <table:table-cell table:formula="of:=[$P.$R$34]" office:value-type="float" office:value="2.42612263885053">
            <text:p>2,4</text:p>
          </table:table-cell>
          <table:table-cell table:formula="of:=[$P.$S$34]" office:value-type="float" office:value="3.52998761033838">
            <text:p>3,5</text:p>
          </table:table-cell>
          <table:table-cell table:formula="of:=[$P.$T$34]" office:value-type="float" office:value="4">
            <text:p>4,0</text:p>
          </table:table-cell>
          <table:table-cell table:formula="of:=[$P.$U$34]" office:value-type="float" office:value="3.52998761033838">
            <text:p>3,5</text:p>
          </table:table-cell>
          <table:table-cell table:formula="of:=[$P.$V$34]" office:value-type="float" office:value="2.42612263885053">
            <text:p>2,4</text:p>
          </table:table-cell>
          <table:table-cell table:formula="of:=[$P.$W$34]" office:value-type="float" office:value="1.2986098694334">
            <text:p>1,3</text:p>
          </table:table-cell>
          <table:table-cell table:formula="of:=[$P.$X$34]" office:value-type="float" office:value="0.541341132946451">
            <text:p>0,5</text:p>
          </table:table-cell>
          <table:table-cell table:formula="of:=[$P.$Y$34]" office:value-type="float" office:value="0.17574773449363">
            <text:p>0,2</text:p>
          </table:table-cell>
          <table:table-cell table:formula="of:=[$P.$Z$34]" office:value-type="float" office:value="0.0444359861529692">
            <text:p>0,0</text:p>
          </table:table-cell>
          <table:table-cell table:formula="of:=[$P.$AA$34]" office:value-type="float" office:value="0.00874996447273236">
            <text:p>0,0</text:p>
          </table:table-cell>
          <table:table-cell table:formula="of:=[$P.$AB$34]" office:value-type="float" office:value="0.0013418505116607">
            <text:p>0,0</text:p>
          </table:table-cell>
          <table:table-cell table:formula="of:=[$P.$AC$34]" office:value-type="float" office:value="0.000160261192012579">
            <text:p>0,0</text:p>
          </table:table-cell>
          <table:table-cell table:formula="of:=[$P.$AD$34]" office:value-type="float" office:value="0.0000149067042777085">
            <text:p>0,0</text:p>
          </table:table-cell>
        </table:table-row>
        <table:table-row table:style-name="ro1">
          <table:table-cell table:formula="of:=[$P.$F$35]" office:value-type="string" office:string-value="GY">
            <text:p>GY</text:p>
          </table:table-cell>
          <table:table-cell table:formula="of:=[$P.$G$35]" office:value-type="float" office:value="0.00000000334579304564639">
            <text:p>0,0</text:p>
          </table:table-cell>
          <table:table-cell table:formula="of:=[$P.$H$35]" office:value-type="float" office:value="0.0000000761498987235631">
            <text:p>0,0</text:p>
          </table:table-cell>
          <table:table-cell table:formula="of:=[$P.$I$35]" office:value-type="float" office:value="0.00000134978925168151">
            <text:p>0,0</text:p>
          </table:table-cell>
          <table:table-cell table:formula="of:=[$P.$J$35]" office:value-type="float" office:value="0.0000186332658603934">
            <text:p>0,0</text:p>
          </table:table-cell>
          <table:table-cell table:formula="of:=[$P.$K$35]" office:value-type="float" office:value="0.000200326486964755">
            <text:p>0,0</text:p>
          </table:table-cell>
          <table:table-cell table:formula="of:=[$P.$L$35]" office:value-type="float" office:value="0.00167731313951256">
            <text:p>0,0</text:p>
          </table:table-cell>
          <table:table-cell table:formula="of:=[$P.$M$35]" office:value-type="float" office:value="0.0109374555909144">
            <text:p>0,0</text:p>
          </table:table-cell>
          <table:table-cell table:formula="of:=[$P.$N$35]" office:value-type="float" office:value="0.0555449826912115">
            <text:p>0,1</text:p>
          </table:table-cell>
          <table:table-cell table:formula="of:=[$P.$O$35]" office:value-type="float" office:value="0.219684668117037">
            <text:p>0,2</text:p>
          </table:table-cell>
          <table:table-cell table:formula="of:=[$P.$P$35]" office:value-type="float" office:value="0.676676416183063">
            <text:p>0,7</text:p>
          </table:table-cell>
          <table:table-cell table:formula="of:=[$P.$Q$35]" office:value-type="float" office:value="1.62326233679175">
            <text:p>1,6</text:p>
          </table:table-cell>
          <table:table-cell table:formula="of:=[$P.$R$35]" office:value-type="float" office:value="3.03265329856317">
            <text:p>3,0</text:p>
          </table:table-cell>
          <table:table-cell table:formula="of:=[$P.$S$35]" office:value-type="float" office:value="4.41248451292298">
            <text:p>4,4</text:p>
          </table:table-cell>
          <table:table-cell table:formula="of:=[$P.$T$35]" office:value-type="float" office:value="5">
            <text:p>5,0</text:p>
          </table:table-cell>
          <table:table-cell table:formula="of:=[$P.$U$35]" office:value-type="float" office:value="4.41248451292298">
            <text:p>4,4</text:p>
          </table:table-cell>
          <table:table-cell table:formula="of:=[$P.$V$35]" office:value-type="float" office:value="3.03265329856317">
            <text:p>3,0</text:p>
          </table:table-cell>
          <table:table-cell table:formula="of:=[$P.$W$35]" office:value-type="float" office:value="1.62326233679175">
            <text:p>1,6</text:p>
          </table:table-cell>
          <table:table-cell table:formula="of:=[$P.$X$35]" office:value-type="float" office:value="0.676676416183063">
            <text:p>0,7</text:p>
          </table:table-cell>
          <table:table-cell table:formula="of:=[$P.$Y$35]" office:value-type="float" office:value="0.219684668117037">
            <text:p>0,2</text:p>
          </table:table-cell>
          <table:table-cell table:formula="of:=[$P.$Z$35]" office:value-type="float" office:value="0.0555449826912115">
            <text:p>0,1</text:p>
          </table:table-cell>
          <table:table-cell table:formula="of:=[$P.$AA$35]" office:value-type="float" office:value="0.0109374555909154">
            <text:p>0,0</text:p>
          </table:table-cell>
          <table:table-cell table:formula="of:=[$P.$AB$35]" office:value-type="float" office:value="0.00167731313957588">
            <text:p>0,0</text:p>
          </table:table-cell>
          <table:table-cell table:formula="of:=[$P.$AC$35]" office:value-type="float" office:value="0.000200326490015724">
            <text:p>0,0</text:p>
          </table:table-cell>
          <table:table-cell table:formula="of:=[$P.$AD$35]" office:value-type="float" office:value="0.0000186333803471356">
            <text:p>0,0</text:p>
          </table:table-cell>
        </table:table-row>
        <table:table-row table:style-name="ro1">
          <table:table-cell table:style-name="ce4" table:formula="of:=[$P.$F$36]" office:value-type="string" office:string-value="US">
            <text:p>US</text:p>
          </table:table-cell>
          <table:table-cell table:formula="of:=[$P.$G$36]" office:value-type="float" office:value="0.0000933223455676028">
            <text:p>0,0</text:p>
          </table:table-cell>
          <table:table-cell table:formula="of:=[$P.$H$36]" office:value-type="float" office:value="0.000418241736148638">
            <text:p>0,0</text:p>
          </table:table-cell>
          <table:table-cell table:formula="of:=[$P.$I$36]" office:value-type="float" office:value="0.00167731313951256">
            <text:p>0,0</text:p>
          </table:table-cell>
          <table:table-cell table:formula="of:=[$P.$J$36]" office:value-type="float" office:value="0.00601929997414102">
            <text:p>0,0</text:p>
          </table:table-cell>
          <table:table-cell table:formula="of:=[$P.$K$36]" office:value-type="float" office:value="0.019329600697364">
            <text:p>0,0</text:p>
          </table:table-cell>
          <table:table-cell table:formula="of:=[$P.$L$36]" office:value-type="float" office:value="0.0555449826912115">
            <text:p>0,1</text:p>
          </table:table-cell>
          <table:table-cell table:formula="of:=[$P.$M$36]" office:value-type="float" office:value="0.142827503922752">
            <text:p>0,1</text:p>
          </table:table-cell>
          <table:table-cell table:formula="of:=[$P.$N$36]" office:value-type="float" office:value="0.328642643082652">
            <text:p>0,3</text:p>
          </table:table-cell>
          <table:table-cell table:formula="of:=[$P.$O$36]" office:value-type="float" office:value="0.676676416183063">
            <text:p>0,7</text:p>
          </table:table-cell>
          <table:table-cell table:formula="of:=[$P.$P$36]" office:value-type="float" office:value="1.24676104388648">
            <text:p>1,2</text:p>
          </table:table-cell>
          <table:table-cell table:formula="of:=[$P.$Q$36]" office:value-type="float" office:value="2.05556145253594">
            <text:p>2,1</text:p>
          </table:table-cell>
          <table:table-cell table:formula="of:=[$P.$R$36]" office:value-type="float" office:value="3.03265329856317">
            <text:p>3,0</text:p>
          </table:table-cell>
          <table:table-cell table:formula="of:=[$P.$S$36]" office:value-type="float" office:value="4.00368701458404">
            <text:p>4,0</text:p>
          </table:table-cell>
          <table:table-cell table:formula="of:=[$P.$T$36]" office:value-type="float" office:value="4.72979734453383">
            <text:p>4,7</text:p>
          </table:table-cell>
          <table:table-cell table:formula="of:=[$P.$U$36]" office:value-type="float" office:value="5.00000000000006">
            <text:p>5,0</text:p>
          </table:table-cell>
          <table:table-cell table:formula="of:=[$P.$V$36]" office:value-type="float" office:value="4.72979734453469">
            <text:p>4,7</text:p>
          </table:table-cell>
          <table:table-cell table:formula="of:=[$P.$W$36]" office:value-type="float" office:value="4.00368701459454">
            <text:p>4,0</text:p>
          </table:table-cell>
          <table:table-cell table:formula="of:=[$P.$X$36]" office:value-type="float" office:value="3.03265329867765">
            <text:p>3,0</text:p>
          </table:table-cell>
          <table:table-cell table:formula="of:=[$P.$Y$36]" office:value-type="float" office:value="2.05556145365275">
            <text:p>2,1</text:p>
          </table:table-cell>
          <table:table-cell table:formula="of:=[$P.$Z$36]" office:value-type="float" office:value="1.24676105363532">
            <text:p>1,2</text:p>
          </table:table-cell>
          <table:table-cell table:formula="of:=[$P.$AA$36]" office:value-type="float" office:value="0.676676492332962">
            <text:p>0,7</text:p>
          </table:table-cell>
          <table:table-cell table:formula="of:=[$P.$AB$36]" office:value-type="float" office:value="0.328643175351223">
            <text:p>0,3</text:p>
          </table:table-cell>
          <table:table-cell table:formula="of:=[$P.$AC$36]" office:value-type="float" office:value="0.142830833103487">
            <text:p>0,1</text:p>
          </table:table-cell>
          <table:table-cell table:formula="of:=[$P.$AD$36]" office:value-type="float" office:value="0.0555636159570719">
            <text:p>0,1</text:p>
          </table:table-cell>
        </table:table-row>
        <table:table-row table:style-name="ro1">
          <table:table-cell table:style-name="ce4" table:formula="of:=[$P.$F$37]" office:value-type="string" office:string-value="CA">
            <text:p>CA</text:p>
          </table:table-cell>
          <table:table-cell table:formula="of:=[$P.$G$37]" office:value-type="float" office:value="0.0000746578764540823">
            <text:p>0,0</text:p>
          </table:table-cell>
          <table:table-cell table:formula="of:=[$P.$H$37]" office:value-type="float" office:value="0.00033459338891891">
            <text:p>0,0</text:p>
          </table:table-cell>
          <table:table-cell table:formula="of:=[$P.$I$37]" office:value-type="float" office:value="0.00134185051161005">
            <text:p>0,0</text:p>
          </table:table-cell>
          <table:table-cell table:formula="of:=[$P.$J$37]" office:value-type="float" office:value="0.00481543997931281">
            <text:p>0,0</text:p>
          </table:table-cell>
          <table:table-cell table:formula="of:=[$P.$K$37]" office:value-type="float" office:value="0.0154636805578912">
            <text:p>0,0</text:p>
          </table:table-cell>
          <table:table-cell table:formula="of:=[$P.$L$37]" office:value-type="float" office:value="0.0444359861529692">
            <text:p>0,0</text:p>
          </table:table-cell>
          <table:table-cell table:formula="of:=[$P.$M$37]" office:value-type="float" office:value="0.114262003138202">
            <text:p>0,1</text:p>
          </table:table-cell>
          <table:table-cell table:formula="of:=[$P.$N$37]" office:value-type="float" office:value="0.262914114466122">
            <text:p>0,3</text:p>
          </table:table-cell>
          <table:table-cell table:formula="of:=[$P.$O$37]" office:value-type="float" office:value="0.541341132946451">
            <text:p>0,5</text:p>
          </table:table-cell>
          <table:table-cell table:formula="of:=[$P.$P$37]" office:value-type="float" office:value="0.997408835109185">
            <text:p>1,0</text:p>
          </table:table-cell>
          <table:table-cell table:formula="of:=[$P.$Q$37]" office:value-type="float" office:value="1.64444916202875">
            <text:p>1,6</text:p>
          </table:table-cell>
          <table:table-cell table:formula="of:=[$P.$R$37]" office:value-type="float" office:value="2.42612263885053">
            <text:p>2,4</text:p>
          </table:table-cell>
          <table:table-cell table:formula="of:=[$P.$S$37]" office:value-type="float" office:value="3.20294961166723">
            <text:p>3,2</text:p>
          </table:table-cell>
          <table:table-cell table:formula="of:=[$P.$T$37]" office:value-type="float" office:value="3.78383787562706">
            <text:p>3,8</text:p>
          </table:table-cell>
          <table:table-cell table:formula="of:=[$P.$U$37]" office:value-type="float" office:value="4.00000000000005">
            <text:p>4,0</text:p>
          </table:table-cell>
          <table:table-cell table:formula="of:=[$P.$V$37]" office:value-type="float" office:value="3.78383787562775">
            <text:p>3,8</text:p>
          </table:table-cell>
          <table:table-cell table:formula="of:=[$P.$W$37]" office:value-type="float" office:value="3.20294961167563">
            <text:p>3,2</text:p>
          </table:table-cell>
          <table:table-cell table:formula="of:=[$P.$X$37]" office:value-type="float" office:value="2.42612263894212">
            <text:p>2,4</text:p>
          </table:table-cell>
          <table:table-cell table:formula="of:=[$P.$Y$37]" office:value-type="float" office:value="1.6444491629222">
            <text:p>1,6</text:p>
          </table:table-cell>
          <table:table-cell table:formula="of:=[$P.$Z$37]" office:value-type="float" office:value="0.997408842908256">
            <text:p>1,0</text:p>
          </table:table-cell>
          <table:table-cell table:formula="of:=[$P.$AA$37]" office:value-type="float" office:value="0.54134119386637">
            <text:p>0,5</text:p>
          </table:table-cell>
          <table:table-cell table:formula="of:=[$P.$AB$37]" office:value-type="float" office:value="0.262914540280978">
            <text:p>0,3</text:p>
          </table:table-cell>
          <table:table-cell table:formula="of:=[$P.$AC$37]" office:value-type="float" office:value="0.114264666482789">
            <text:p>0,1</text:p>
          </table:table-cell>
          <table:table-cell table:formula="of:=[$P.$AD$37]" office:value-type="float" office:value="0.0444508927656575">
            <text:p>0,0</text:p>
          </table:table-cell>
        </table:table-row>
        <table:table-row table:style-name="ro1">
          <table:table-cell table:formula="of:=[$P.$F$38]" office:value-type="string" office:string-value="AU">
            <text:p>AU</text:p>
          </table:table-cell>
          <table:table-cell table:formula="of:=[$P.$G$38]" office:value-type="float" office:value="1.62326233679175">
            <text:p>1,6</text:p>
          </table:table-cell>
          <table:table-cell table:formula="of:=[$P.$H$38]" office:value-type="float" office:value="3.03265329856317">
            <text:p>3,0</text:p>
          </table:table-cell>
          <table:table-cell table:formula="of:=[$P.$I$38]" office:value-type="float" office:value="4.41248451292298">
            <text:p>4,4</text:p>
          </table:table-cell>
          <table:table-cell table:formula="of:=[$P.$J$38]" office:value-type="float" office:value="5">
            <text:p>5,0</text:p>
          </table:table-cell>
          <table:table-cell table:formula="of:=[$P.$K$38]" office:value-type="float" office:value="4.41248451292298">
            <text:p>4,4</text:p>
          </table:table-cell>
          <table:table-cell table:formula="of:=[$P.$L$38]" office:value-type="float" office:value="3.03265329856317">
            <text:p>3,0</text:p>
          </table:table-cell>
          <table:table-cell table:formula="of:=[$P.$M$38]" office:value-type="float" office:value="1.62326233679175">
            <text:p>1,6</text:p>
          </table:table-cell>
          <table:table-cell table:formula="of:=[$P.$N$38]" office:value-type="float" office:value="0.676676416183063">
            <text:p>0,7</text:p>
          </table:table-cell>
          <table:table-cell table:formula="of:=[$P.$O$38]" office:value-type="float" office:value="0.219684668117037">
            <text:p>0,2</text:p>
          </table:table-cell>
          <table:table-cell table:formula="of:=[$P.$P$38]" office:value-type="float" office:value="0.0555449826912115">
            <text:p>0,1</text:p>
          </table:table-cell>
          <table:table-cell table:formula="of:=[$P.$Q$38]" office:value-type="float" office:value="0.0109374555909154">
            <text:p>0,0</text:p>
          </table:table-cell>
          <table:table-cell table:formula="of:=[$P.$R$38]" office:value-type="float" office:value="0.00167731313957588">
            <text:p>0,0</text:p>
          </table:table-cell>
          <table:table-cell table:formula="of:=[$P.$S$38]" office:value-type="float" office:value="0.000200326490015724">
            <text:p>0,0</text:p>
          </table:table-cell>
          <table:table-cell table:formula="of:=[$P.$T$38]" office:value-type="float" office:value="0.0000186333803471356">
            <text:p>0,0</text:p>
          </table:table-cell>
          <table:table-cell table:formula="of:=[$P.$U$38]" office:value-type="float" office:value="0.00000135313504472715">
            <text:p>0,0</text:p>
          </table:table-cell>
          <table:table-cell table:formula="of:=[$P.$V$38]" office:value-type="float" office:value="0.000000152299797447126">
            <text:p>0,0</text:p>
          </table:table-cell>
          <table:table-cell table:formula="of:=[$P.$W$38]" office:value-type="float" office:value="0.00000135313504472715">
            <text:p>0,0</text:p>
          </table:table-cell>
          <table:table-cell table:formula="of:=[$P.$X$38]" office:value-type="float" office:value="0.0000186333803471356">
            <text:p>0,0</text:p>
          </table:table-cell>
          <table:table-cell table:formula="of:=[$P.$Y$38]" office:value-type="float" office:value="0.000200326490015724">
            <text:p>0,0</text:p>
          </table:table-cell>
          <table:table-cell table:formula="of:=[$P.$Z$38]" office:value-type="float" office:value="0.00167731313957588">
            <text:p>0,0</text:p>
          </table:table-cell>
          <table:table-cell table:formula="of:=[$P.$AA$38]" office:value-type="float" office:value="0.0109374555909154">
            <text:p>0,0</text:p>
          </table:table-cell>
          <table:table-cell table:formula="of:=[$P.$AB$38]" office:value-type="float" office:value="0.0555449826912115">
            <text:p>0,1</text:p>
          </table:table-cell>
          <table:table-cell table:formula="of:=[$P.$AC$38]" office:value-type="float" office:value="0.219684668117037">
            <text:p>0,2</text:p>
          </table:table-cell>
          <table:table-cell table:formula="of:=[$P.$AD$38]" office:value-type="float" office:value="0.676676416183063">
            <text:p>0,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3">
      <number:number number:decimal-places="1"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11:49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8T09:44:13</meta:creation-date>
    <dc:date>2011-04-08T11:49:05</dc:date>
    <meta:editing-duration>PT1H31M27S</meta:editing-duration>
    <meta:editing-cycles>4</meta:editing-cycles>
    <meta:generator>LibreOffice/3.3$Linux LibreOffice_project/330m19$Build-202</meta:generator>
    <meta:document-statistic meta:table-count="3" meta:cell-count="18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3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3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3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3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103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103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103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103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103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103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629cm" svg:y="1.28cm" chart:style-name="ch2"/>
        <chart:plot-area chart:style-name="ch3" table:cell-range-address="P.G10:P.AD38 P.F11:P.F38" chart:data-source-has-labels="both" svg:x="0.77cm" svg:y="0.855cm" svg:width="12.22cm" svg:height="7.545cm">
          <chartooo:coordinate-region svg:x="1.682cm" svg:y="1.054cm" svg:width="11.121cm" svg:height="6.699cm"/>
          <chart:axis chart:dimension="x" chart:name="primary-x" chart:style-name="ch4">
            <chart:categories table:cell-range-address="P.G10:P.AD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.G11:P.AD11" chart:label-cell-address="P.F11:P.F11" chart:class="chart:area">
            <chart:data-point chart:repeated="24"/>
          </chart:series>
          <chart:series chart:style-name="ch8" chart:values-cell-range-address="P.G12:P.AD12" chart:label-cell-address="P.F12:P.F12" chart:class="chart:area">
            <chart:data-point chart:repeated="24"/>
          </chart:series>
          <chart:series chart:style-name="ch9" chart:values-cell-range-address="P.G13:P.AD13" chart:label-cell-address="P.F13:P.F13" chart:class="chart:area">
            <chart:data-point chart:repeated="24"/>
          </chart:series>
          <chart:series chart:style-name="ch10" chart:values-cell-range-address="P.G14:P.AD14" chart:label-cell-address="P.F14:P.F14" chart:class="chart:area">
            <chart:data-point chart:repeated="24"/>
          </chart:series>
          <chart:series chart:style-name="ch11" chart:values-cell-range-address="P.G15:P.AD15" chart:label-cell-address="P.F15:P.F15" chart:class="chart:area">
            <chart:data-point chart:repeated="24"/>
          </chart:series>
          <chart:series chart:style-name="ch12" chart:values-cell-range-address="P.G16:P.AD16" chart:label-cell-address="P.F16:P.F16" chart:class="chart:area">
            <chart:data-point chart:repeated="24"/>
          </chart:series>
          <chart:series chart:style-name="ch13" chart:values-cell-range-address="P.G17:P.AD17" chart:label-cell-address="P.F17:P.F17" chart:class="chart:area">
            <chart:data-point chart:repeated="24"/>
          </chart:series>
          <chart:series chart:style-name="ch14" chart:values-cell-range-address="P.G18:P.AD18" chart:label-cell-address="P.F18:P.F18" chart:class="chart:area">
            <chart:data-point chart:repeated="24"/>
          </chart:series>
          <chart:series chart:style-name="ch15" chart:values-cell-range-address="P.G19:P.AD19" chart:label-cell-address="P.F19:P.F19" chart:class="chart:area">
            <chart:data-point chart:repeated="24"/>
          </chart:series>
          <chart:series chart:style-name="ch16" chart:values-cell-range-address="P.G20:P.AD20" chart:label-cell-address="P.F20:P.F20" chart:class="chart:area">
            <chart:data-point chart:repeated="24"/>
          </chart:series>
          <chart:series chart:style-name="ch17" chart:values-cell-range-address="P.G21:P.AD21" chart:label-cell-address="P.F21:P.F21" chart:class="chart:area">
            <chart:data-point chart:repeated="24"/>
          </chart:series>
          <chart:series chart:style-name="ch18" chart:values-cell-range-address="P.G22:P.AD22" chart:label-cell-address="P.F22:P.F22" chart:class="chart:area">
            <chart:data-point chart:repeated="24"/>
          </chart:series>
          <chart:series chart:style-name="ch7" chart:values-cell-range-address="P.G23:P.AD23" chart:label-cell-address="P.F23:P.F23" chart:class="chart:area">
            <chart:data-point chart:repeated="24"/>
          </chart:series>
          <chart:series chart:style-name="ch8" chart:values-cell-range-address="P.G24:P.AD24" chart:label-cell-address="P.F24:P.F24" chart:class="chart:area">
            <chart:data-point chart:repeated="24"/>
          </chart:series>
          <chart:series chart:style-name="ch9" chart:values-cell-range-address="P.G25:P.AD25" chart:label-cell-address="P.F25:P.F25" chart:class="chart:area">
            <chart:data-point chart:repeated="24"/>
          </chart:series>
          <chart:series chart:style-name="ch10" chart:values-cell-range-address="P.G26:P.AD26" chart:label-cell-address="P.F26:P.F26" chart:class="chart:area">
            <chart:data-point chart:repeated="24"/>
          </chart:series>
          <chart:series chart:style-name="ch11" chart:values-cell-range-address="P.G27:P.AD27" chart:label-cell-address="P.F27:P.F27" chart:class="chart:area">
            <chart:data-point chart:repeated="24"/>
          </chart:series>
          <chart:series chart:style-name="ch12" chart:values-cell-range-address="P.G28:P.AD28" chart:label-cell-address="P.F28:P.F28" chart:class="chart:area">
            <chart:data-point chart:repeated="24"/>
          </chart:series>
          <chart:series chart:style-name="ch13" chart:values-cell-range-address="P.G29:P.AD29" chart:label-cell-address="P.F29:P.F29" chart:class="chart:area">
            <chart:data-point chart:repeated="24"/>
          </chart:series>
          <chart:series chart:style-name="ch14" chart:values-cell-range-address="P.G30:P.AD30" chart:label-cell-address="P.F30:P.F30" chart:class="chart:area">
            <chart:data-point chart:repeated="24"/>
          </chart:series>
          <chart:series chart:style-name="ch15" chart:values-cell-range-address="P.G31:P.AD31" chart:label-cell-address="P.F31:P.F31" chart:class="chart:area">
            <chart:data-point chart:repeated="24"/>
          </chart:series>
          <chart:series chart:style-name="ch16" chart:values-cell-range-address="P.G32:P.AD32" chart:label-cell-address="P.F32:P.F32" chart:class="chart:area">
            <chart:data-point chart:repeated="24"/>
          </chart:series>
          <chart:series chart:style-name="ch17" chart:values-cell-range-address="P.G33:P.AD33" chart:label-cell-address="P.F33:P.F33" chart:class="chart:area">
            <chart:data-point chart:repeated="24"/>
          </chart:series>
          <chart:series chart:style-name="ch18" chart:values-cell-range-address="P.G34:P.AD34" chart:label-cell-address="P.F34:P.F34" chart:class="chart:area">
            <chart:data-point chart:repeated="24"/>
          </chart:series>
          <chart:series chart:style-name="ch7" chart:values-cell-range-address="P.G35:P.AD35" chart:label-cell-address="P.F35:P.F35" chart:class="chart:area">
            <chart:data-point chart:repeated="24"/>
          </chart:series>
          <chart:series chart:style-name="ch8" chart:values-cell-range-address="P.G36:P.AD36" chart:label-cell-address="P.F36:P.F36" chart:class="chart:area">
            <chart:data-point chart:repeated="24"/>
          </chart:series>
          <chart:series chart:style-name="ch9" chart:values-cell-range-address="P.G37:P.AD37" chart:label-cell-address="P.F37:P.F37" chart:class="chart:area">
            <chart:data-point chart:repeated="24"/>
          </chart:series>
          <chart:series chart:style-name="ch10" chart:values-cell-range-address="P.G38:P.AD38" chart:label-cell-address="P.F38:P.F38" chart:class="chart:area">
            <chart:data-point chart:repeated="2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P.G10:P.AD10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ES</text:p>
                <draw:g>
                  <svg:desc>P.F11:P.F11</svg:desc>
                </draw:g>
              </table:table-cell>
              <table:table-cell office:value-type="float" office:value="0.00000134978925168151">
                <text:p>0.00000134978925168151</text:p>
                <draw:g>
                  <svg:desc>P.G11:P.AD11</svg:desc>
                </draw:g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</table:table-row>
            <table:table-row>
              <table:table-cell office:value-type="string">
                <text:p>IT</text:p>
                <draw:g>
                  <svg:desc>P.F12:P.F12</svg:desc>
                </draw:g>
              </table:table-cell>
              <table:table-cell office:value-type="float" office:value="0.00000107983140134521">
                <text:p>0.00000107983140134521</text:p>
                <draw:g>
                  <svg:desc>P.G12:P.AD12</svg:desc>
                </draw:g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</table:table-row>
            <table:table-row>
              <table:table-cell office:value-type="string">
                <text:p>FR</text:p>
                <draw:g>
                  <svg:desc>P.F13:P.F13</svg:desc>
                </draw:g>
              </table:table-cell>
              <table:table-cell office:value-type="float" office:value="0.00000101234193876113">
                <text:p>0.00000101234193876113</text:p>
                <draw:g>
                  <svg:desc>P.G13:P.AD13</svg:desc>
                </draw:g>
              </table:table-cell>
              <table:table-cell office:value-type="float" office:value="0.000013974949395295">
                <text:p>0.000013974949395295</text:p>
              </table:table-cell>
              <table:table-cell office:value-type="float" office:value="0.000150244865223567">
                <text:p>0.000150244865223567</text:p>
              </table:table-cell>
              <table:table-cell office:value-type="float" office:value="0.00125798485463442">
                <text:p>0.00125798485463442</text:p>
              </table:table-cell>
              <table:table-cell office:value-type="float" office:value="0.00820309169318582">
                <text:p>0.00820309169318582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3.75">
                <text:p>3.75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00820309169318659">
                <text:p>0.00820309169318659</text:p>
              </table:table-cell>
              <table:table-cell office:value-type="float" office:value="0.00125798485468191">
                <text:p>0.00125798485468191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00139750352603517">
                <text:p>0.0000139750352603517</text:p>
              </table:table-cell>
              <table:table-cell office:value-type="float" office:value="0.00000101485128354537">
                <text:p>0.00000101485128354537</text:p>
              </table:table-cell>
              <table:table-cell office:value-type="float" office:value="0.000000114224848085345">
                <text:p>0.000000114224848085345</text:p>
              </table:table-cell>
            </table:table-row>
            <table:table-row>
              <table:table-cell office:value-type="string">
                <text:p>PT</text:p>
                <draw:g>
                  <svg:desc>P.F14:P.F14</svg:desc>
                </draw:g>
              </table:table-cell>
              <table:table-cell office:value-type="float" office:value="0.00000107983140134521">
                <text:p>0.00000107983140134521</text:p>
                <draw:g>
                  <svg:desc>P.G14:P.AD14</svg:desc>
                </draw:g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</table:table-row>
            <table:table-row>
              <table:table-cell office:value-type="string">
                <text:p>GB</text:p>
                <draw:g>
                  <svg:desc>P.F15:P.F15</svg:desc>
                </draw:g>
              </table:table-cell>
              <table:table-cell office:value-type="float" office:value="0.00000134978925168151">
                <text:p>0.00000134978925168151</text:p>
                <draw:g>
                  <svg:desc>P.G15:P.AD15</svg:desc>
                </draw:g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</table:table-row>
            <table:table-row>
              <table:table-cell office:value-type="string">
                <text:p>DE</text:p>
                <draw:g>
                  <svg:desc>P.F16:P.F16</svg:desc>
                </draw:g>
              </table:table-cell>
              <table:table-cell office:value-type="float" office:value="0.00000107983140134521">
                <text:p>0.00000107983140134521</text:p>
                <draw:g>
                  <svg:desc>P.G16:P.AD16</svg:desc>
                </draw:g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</table:table-row>
            <table:table-row>
              <table:table-cell office:value-type="string">
                <text:p>CH</text:p>
                <draw:g>
                  <svg:desc>P.F17:P.F17</svg:desc>
                </draw:g>
              </table:table-cell>
              <table:table-cell office:value-type="float" office:value="0.00000101234193876113">
                <text:p>0.00000101234193876113</text:p>
                <draw:g>
                  <svg:desc>P.G17:P.AD17</svg:desc>
                </draw:g>
              </table:table-cell>
              <table:table-cell office:value-type="float" office:value="0.000013974949395295">
                <text:p>0.000013974949395295</text:p>
              </table:table-cell>
              <table:table-cell office:value-type="float" office:value="0.000150244865223567">
                <text:p>0.000150244865223567</text:p>
              </table:table-cell>
              <table:table-cell office:value-type="float" office:value="0.00125798485463442">
                <text:p>0.00125798485463442</text:p>
              </table:table-cell>
              <table:table-cell office:value-type="float" office:value="0.00820309169318582">
                <text:p>0.00820309169318582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3.75">
                <text:p>3.75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00820309169318659">
                <text:p>0.00820309169318659</text:p>
              </table:table-cell>
              <table:table-cell office:value-type="float" office:value="0.00125798485468191">
                <text:p>0.00125798485468191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00139750352603517">
                <text:p>0.0000139750352603517</text:p>
              </table:table-cell>
              <table:table-cell office:value-type="float" office:value="0.00000101485128354537">
                <text:p>0.00000101485128354537</text:p>
              </table:table-cell>
              <table:table-cell office:value-type="float" office:value="0.000000114224848085345">
                <text:p>0.000000114224848085345</text:p>
              </table:table-cell>
            </table:table-row>
            <table:table-row>
              <table:table-cell office:value-type="string">
                <text:p>NO</text:p>
                <draw:g>
                  <svg:desc>P.F18:P.F18</svg:desc>
                </draw:g>
              </table:table-cell>
              <table:table-cell office:value-type="float" office:value="0.00000107983140134521">
                <text:p>0.00000107983140134521</text:p>
                <draw:g>
                  <svg:desc>P.G18:P.AD18</svg:desc>
                </draw:g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</table:table-row>
            <table:table-row>
              <table:table-cell office:value-type="string">
                <text:p>FI</text:p>
                <draw:g>
                  <svg:desc>P.F19:P.F19</svg:desc>
                </draw:g>
              </table:table-cell>
              <table:table-cell office:value-type="float" office:value="0.00000134978925168151">
                <text:p>0.00000134978925168151</text:p>
                <draw:g>
                  <svg:desc>P.G19:P.AD19</svg:desc>
                </draw:g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</table:table-row>
            <table:table-row>
              <table:table-cell office:value-type="string">
                <text:p>SE</text:p>
                <draw:g>
                  <svg:desc>P.F20:P.F20</svg:desc>
                </draw:g>
              </table:table-cell>
              <table:table-cell office:value-type="float" office:value="0.00000107983140134521">
                <text:p>0.00000107983140134521</text:p>
                <draw:g>
                  <svg:desc>P.G20:P.AD20</svg:desc>
                </draw:g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</table:table-row>
            <table:table-row>
              <table:table-cell office:value-type="string">
                <text:p>IE</text:p>
                <draw:g>
                  <svg:desc>P.F21:P.F21</svg:desc>
                </draw:g>
              </table:table-cell>
              <table:table-cell office:value-type="float" office:value="0.00000101234193876113">
                <text:p>0.00000101234193876113</text:p>
                <draw:g>
                  <svg:desc>P.G21:P.AD21</svg:desc>
                </draw:g>
              </table:table-cell>
              <table:table-cell office:value-type="float" office:value="0.000013974949395295">
                <text:p>0.000013974949395295</text:p>
              </table:table-cell>
              <table:table-cell office:value-type="float" office:value="0.000150244865223567">
                <text:p>0.000150244865223567</text:p>
              </table:table-cell>
              <table:table-cell office:value-type="float" office:value="0.00125798485463442">
                <text:p>0.00125798485463442</text:p>
              </table:table-cell>
              <table:table-cell office:value-type="float" office:value="0.00820309169318582">
                <text:p>0.00820309169318582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3.75">
                <text:p>3.75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00820309169318659">
                <text:p>0.00820309169318659</text:p>
              </table:table-cell>
              <table:table-cell office:value-type="float" office:value="0.00125798485468191">
                <text:p>0.00125798485468191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00139750352603517">
                <text:p>0.0000139750352603517</text:p>
              </table:table-cell>
              <table:table-cell office:value-type="float" office:value="0.00000101485128354537">
                <text:p>0.00000101485128354537</text:p>
              </table:table-cell>
              <table:table-cell office:value-type="float" office:value="0.000000114224848085345">
                <text:p>0.000000114224848085345</text:p>
              </table:table-cell>
            </table:table-row>
            <table:table-row>
              <table:table-cell office:value-type="string">
                <text:p>CN</text:p>
                <draw:g>
                  <svg:desc>P.F22:P.F22</svg:desc>
                </draw:g>
              </table:table-cell>
              <table:table-cell office:value-type="float" office:value="0.0109374555909144">
                <text:p>0.0109374555909144</text:p>
                <draw:g>
                  <svg:desc>P.G22:P.AD22</svg:desc>
                </draw:g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167731313957588">
                <text:p>0.00167731313957588</text:p>
              </table:table-cell>
            </table:table-row>
            <table:table-row>
              <table:table-cell office:value-type="string">
                <text:p>JP</text:p>
                <draw:g>
                  <svg:desc>P.F23:P.F23</svg:desc>
                </draw:g>
              </table:table-cell>
              <table:table-cell office:value-type="float" office:value="0.00874996447273154">
                <text:p>0.00874996447273154</text:p>
                <draw:g>
                  <svg:desc>P.G23:P.AD23</svg:desc>
                </draw:g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13418505116607">
                <text:p>0.0013418505116607</text:p>
              </table:table-cell>
            </table:table-row>
            <table:table-row>
              <table:table-cell office:value-type="string">
                <text:p>RU</text:p>
                <draw:g>
                  <svg:desc>P.F24:P.F24</svg:desc>
                </draw:g>
              </table:table-cell>
              <table:table-cell office:value-type="float" office:value="0.00820309169318582">
                <text:p>0.00820309169318582</text:p>
                <draw:g>
                  <svg:desc>P.G24:P.AD24</svg:desc>
                </draw:g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3.75">
                <text:p>3.75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00820309169318659">
                <text:p>0.00820309169318659</text:p>
              </table:table-cell>
              <table:table-cell office:value-type="float" office:value="0.00125798485468191">
                <text:p>0.00125798485468191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00139750352603517">
                <text:p>0.0000139750352603517</text:p>
              </table:table-cell>
              <table:table-cell office:value-type="float" office:value="0.00000101485128354537">
                <text:p>0.00000101485128354537</text:p>
              </table:table-cell>
              <table:table-cell office:value-type="float" office:value="0.000000114224848085345">
                <text:p>0.000000114224848085345</text:p>
              </table:table-cell>
              <table:table-cell office:value-type="float" office:value="0.00000101485128354537">
                <text:p>0.00000101485128354537</text:p>
              </table:table-cell>
              <table:table-cell office:value-type="float" office:value="0.0000139750352603517">
                <text:p>0.0000139750352603517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125798485468191">
                <text:p>0.00125798485468191</text:p>
              </table:table-cell>
            </table:table-row>
            <table:table-row>
              <table:table-cell office:value-type="string">
                <text:p>MN</text:p>
                <draw:g>
                  <svg:desc>P.F25:P.F25</svg:desc>
                </draw:g>
              </table:table-cell>
              <table:table-cell office:value-type="float" office:value="0.00874996447273154">
                <text:p>0.00874996447273154</text:p>
                <draw:g>
                  <svg:desc>P.G25:P.AD25</svg:desc>
                </draw:g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13418505116607">
                <text:p>0.0013418505116607</text:p>
              </table:table-cell>
            </table:table-row>
            <table:table-row>
              <table:table-cell office:value-type="string">
                <text:p>KZ</text:p>
                <draw:g>
                  <svg:desc>P.F26:P.F26</svg:desc>
                </draw:g>
              </table:table-cell>
              <table:table-cell office:value-type="float" office:value="0.0109374555909144">
                <text:p>0.0109374555909144</text:p>
                <draw:g>
                  <svg:desc>P.G26:P.AD26</svg:desc>
                </draw:g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167731313957588">
                <text:p>0.00167731313957588</text:p>
              </table:table-cell>
            </table:table-row>
            <table:table-row>
              <table:table-cell office:value-type="string">
                <text:p>IN</text:p>
                <draw:g>
                  <svg:desc>P.F27:P.F27</svg:desc>
                </draw:g>
              </table:table-cell>
              <table:table-cell office:value-type="float" office:value="0.00874996447273154">
                <text:p>0.00874996447273154</text:p>
                <draw:g>
                  <svg:desc>P.G27:P.AD27</svg:desc>
                </draw:g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00121839837957701">
                <text:p>0.000000121839837957701</text:p>
              </table:table-cell>
              <table:table-cell office:value-type="float" office:value="0.00000108250803578172">
                <text:p>0.00000108250803578172</text:p>
              </table:table-cell>
              <table:table-cell office:value-type="float" office:value="0.0000149067042777085">
                <text:p>0.0000149067042777085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13418505116607">
                <text:p>0.0013418505116607</text:p>
              </table:table-cell>
            </table:table-row>
            <table:table-row>
              <table:table-cell office:value-type="string">
                <text:p>EC</text:p>
                <draw:g>
                  <svg:desc>P.F28:P.F28</svg:desc>
                </draw:g>
              </table:table-cell>
              <table:table-cell office:value-type="float" office:value="0.00000000250934478423479">
                <text:p>0.00000000250934478423479</text:p>
                <draw:g>
                  <svg:desc>P.G28:P.AD28</svg:desc>
                </draw:g>
              </table:table-cell>
              <table:table-cell office:value-type="float" office:value="0.0000000571124240426724">
                <text:p>0.0000000571124240426724</text:p>
              </table:table-cell>
              <table:table-cell office:value-type="float" office:value="0.00000101234193876113">
                <text:p>0.00000101234193876113</text:p>
              </table:table-cell>
              <table:table-cell office:value-type="float" office:value="0.000013974949395295">
                <text:p>0.000013974949395295</text:p>
              </table:table-cell>
              <table:table-cell office:value-type="float" office:value="0.000150244865223567">
                <text:p>0.000150244865223567</text:p>
              </table:table-cell>
              <table:table-cell office:value-type="float" office:value="0.00125798485463442">
                <text:p>0.00125798485463442</text:p>
              </table:table-cell>
              <table:table-cell office:value-type="float" office:value="0.00820309169318582">
                <text:p>0.00820309169318582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3.75">
                <text:p>3.75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00820309169318659">
                <text:p>0.00820309169318659</text:p>
              </table:table-cell>
              <table:table-cell office:value-type="float" office:value="0.00125798485468191">
                <text:p>0.00125798485468191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00139750352603517">
                <text:p>0.0000139750352603517</text:p>
              </table:table-cell>
            </table:table-row>
            <table:table-row>
              <table:table-cell office:value-type="string">
                <text:p>BO</text:p>
                <draw:g>
                  <svg:desc>P.F29:P.F29</svg:desc>
                </draw:g>
              </table:table-cell>
              <table:table-cell office:value-type="float" office:value="0.00000000267663443651711">
                <text:p>0.00000000267663443651711</text:p>
                <draw:g>
                  <svg:desc>P.G29:P.AD29</svg:desc>
                </draw:g>
              </table:table-cell>
              <table:table-cell office:value-type="float" office:value="0.0000000609199189788505">
                <text:p>0.0000000609199189788505</text:p>
              </table:table-cell>
              <table:table-cell office:value-type="float" office:value="0.00000107983140134521">
                <text:p>0.00000107983140134521</text:p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</table:table-row>
            <table:table-row>
              <table:table-cell office:value-type="string">
                <text:p>CU</text:p>
                <draw:g>
                  <svg:desc>P.F30:P.F30</svg:desc>
                </draw:g>
              </table:table-cell>
              <table:table-cell office:value-type="float" office:value="0.00000000334579304564639">
                <text:p>0.00000000334579304564639</text:p>
                <draw:g>
                  <svg:desc>P.G30:P.AD30</svg:desc>
                </draw:g>
              </table:table-cell>
              <table:table-cell office:value-type="float" office:value="0.0000000761498987235631">
                <text:p>0.0000000761498987235631</text:p>
              </table:table-cell>
              <table:table-cell office:value-type="float" office:value="0.00000134978925168151">
                <text:p>0.00000134978925168151</text:p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</table:table-row>
            <table:table-row>
              <table:table-cell office:value-type="string">
                <text:p>GT</text:p>
                <draw:g>
                  <svg:desc>P.F31:P.F31</svg:desc>
                </draw:g>
              </table:table-cell>
              <table:table-cell office:value-type="float" office:value="0.00000000334579304564639">
                <text:p>0.00000000334579304564639</text:p>
                <draw:g>
                  <svg:desc>P.G31:P.AD31</svg:desc>
                </draw:g>
              </table:table-cell>
              <table:table-cell office:value-type="float" office:value="0.0000000761498987235631">
                <text:p>0.0000000761498987235631</text:p>
              </table:table-cell>
              <table:table-cell office:value-type="float" office:value="0.00000134978925168151">
                <text:p>0.00000134978925168151</text:p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</table:table-row>
            <table:table-row>
              <table:table-cell office:value-type="string">
                <text:p>VE</text:p>
                <draw:g>
                  <svg:desc>P.F32:P.F32</svg:desc>
                </draw:g>
              </table:table-cell>
              <table:table-cell office:value-type="float" office:value="0.00000000267663443651711">
                <text:p>0.00000000267663443651711</text:p>
                <draw:g>
                  <svg:desc>P.G32:P.AD32</svg:desc>
                </draw:g>
              </table:table-cell>
              <table:table-cell office:value-type="float" office:value="0.0000000609199189788505">
                <text:p>0.0000000609199189788505</text:p>
              </table:table-cell>
              <table:table-cell office:value-type="float" office:value="0.00000107983140134521">
                <text:p>0.00000107983140134521</text:p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</table:table-row>
            <table:table-row>
              <table:table-cell office:value-type="string">
                <text:p>SR</text:p>
                <draw:g>
                  <svg:desc>P.F33:P.F33</svg:desc>
                </draw:g>
              </table:table-cell>
              <table:table-cell office:value-type="float" office:value="0.00000000250934478423479">
                <text:p>0.00000000250934478423479</text:p>
                <draw:g>
                  <svg:desc>P.G33:P.AD33</svg:desc>
                </draw:g>
              </table:table-cell>
              <table:table-cell office:value-type="float" office:value="0.0000000571124240426724">
                <text:p>0.0000000571124240426724</text:p>
              </table:table-cell>
              <table:table-cell office:value-type="float" office:value="0.00000101234193876113">
                <text:p>0.00000101234193876113</text:p>
              </table:table-cell>
              <table:table-cell office:value-type="float" office:value="0.000013974949395295">
                <text:p>0.000013974949395295</text:p>
              </table:table-cell>
              <table:table-cell office:value-type="float" office:value="0.000150244865223567">
                <text:p>0.000150244865223567</text:p>
              </table:table-cell>
              <table:table-cell office:value-type="float" office:value="0.00125798485463442">
                <text:p>0.00125798485463442</text:p>
              </table:table-cell>
              <table:table-cell office:value-type="float" office:value="0.00820309169318582">
                <text:p>0.00820309169318582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3.75">
                <text:p>3.75</text:p>
              </table:table-cell>
              <table:table-cell office:value-type="float" office:value="3.30936338469223">
                <text:p>3.30936338469223</text:p>
              </table:table-cell>
              <table:table-cell office:value-type="float" office:value="2.27448997392238">
                <text:p>2.27448997392238</text:p>
              </table:table-cell>
              <table:table-cell office:value-type="float" office:value="1.21744675259381">
                <text:p>1.21744675259381</text:p>
              </table:table-cell>
              <table:table-cell office:value-type="float" office:value="0.507507312137298">
                <text:p>0.507507312137298</text:p>
              </table:table-cell>
              <table:table-cell office:value-type="float" office:value="0.164763501087778">
                <text:p>0.164763501087778</text:p>
              </table:table-cell>
              <table:table-cell office:value-type="float" office:value="0.0416587370184087">
                <text:p>0.0416587370184087</text:p>
              </table:table-cell>
              <table:table-cell office:value-type="float" office:value="0.00820309169318659">
                <text:p>0.00820309169318659</text:p>
              </table:table-cell>
              <table:table-cell office:value-type="float" office:value="0.00125798485468191">
                <text:p>0.00125798485468191</text:p>
              </table:table-cell>
              <table:table-cell office:value-type="float" office:value="0.000150244867511793">
                <text:p>0.000150244867511793</text:p>
              </table:table-cell>
              <table:table-cell office:value-type="float" office:value="0.0000139750352603517">
                <text:p>0.0000139750352603517</text:p>
              </table:table-cell>
            </table:table-row>
            <table:table-row>
              <table:table-cell office:value-type="string">
                <text:p>GF</text:p>
                <draw:g>
                  <svg:desc>P.F34:P.F34</svg:desc>
                </draw:g>
              </table:table-cell>
              <table:table-cell office:value-type="float" office:value="0.00000000267663443651711">
                <text:p>0.00000000267663443651711</text:p>
                <draw:g>
                  <svg:desc>P.G34:P.AD34</svg:desc>
                </draw:g>
              </table:table-cell>
              <table:table-cell office:value-type="float" office:value="0.0000000609199189788505">
                <text:p>0.0000000609199189788505</text:p>
              </table:table-cell>
              <table:table-cell office:value-type="float" office:value="0.00000107983140134521">
                <text:p>0.00000107983140134521</text:p>
              </table:table-cell>
              <table:table-cell office:value-type="float" office:value="0.0000149066126883147">
                <text:p>0.0000149066126883147</text:p>
              </table:table-cell>
              <table:table-cell office:value-type="float" office:value="0.000160261189571804">
                <text:p>0.000160261189571804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874996447273154">
                <text:p>0.00874996447273154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4">
                <text:p>4</text:p>
              </table:table-cell>
              <table:table-cell office:value-type="float" office:value="3.52998761033838">
                <text:p>3.52998761033838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1.2986098694334">
                <text:p>1.2986098694334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17574773449363">
                <text:p>0.17574773449363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00874996447273236">
                <text:p>0.00874996447273236</text:p>
              </table:table-cell>
              <table:table-cell office:value-type="float" office:value="0.0013418505116607">
                <text:p>0.0013418505116607</text:p>
              </table:table-cell>
              <table:table-cell office:value-type="float" office:value="0.000160261192012579">
                <text:p>0.000160261192012579</text:p>
              </table:table-cell>
              <table:table-cell office:value-type="float" office:value="0.0000149067042777085">
                <text:p>0.0000149067042777085</text:p>
              </table:table-cell>
            </table:table-row>
            <table:table-row>
              <table:table-cell office:value-type="string">
                <text:p>GY</text:p>
                <draw:g>
                  <svg:desc>P.F35:P.F35</svg:desc>
                </draw:g>
              </table:table-cell>
              <table:table-cell office:value-type="float" office:value="0.00000000334579304564639">
                <text:p>0.00000000334579304564639</text:p>
                <draw:g>
                  <svg:desc>P.G35:P.AD35</svg:desc>
                </draw:g>
              </table:table-cell>
              <table:table-cell office:value-type="float" office:value="0.0000000761498987235631">
                <text:p>0.0000000761498987235631</text:p>
              </table:table-cell>
              <table:table-cell office:value-type="float" office:value="0.00000134978925168151">
                <text:p>0.00000134978925168151</text:p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</table:table-row>
            <table:table-row>
              <table:table-cell office:value-type="string">
                <text:p>US</text:p>
                <draw:g>
                  <svg:desc>P.F36:P.F36</svg:desc>
                </draw:g>
              </table:table-cell>
              <table:table-cell office:value-type="float" office:value="0.0000933223455676028">
                <text:p>0.0000933223455676028</text:p>
                <draw:g>
                  <svg:desc>P.G36:P.AD36</svg:desc>
                </draw:g>
              </table:table-cell>
              <table:table-cell office:value-type="float" office:value="0.000418241736148638">
                <text:p>0.000418241736148638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0601929997414102">
                <text:p>0.00601929997414102</text:p>
              </table:table-cell>
              <table:table-cell office:value-type="float" office:value="0.019329600697364">
                <text:p>0.01932960069736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142827503922752">
                <text:p>0.142827503922752</text:p>
              </table:table-cell>
              <table:table-cell office:value-type="float" office:value="0.328642643082652">
                <text:p>0.328642643082652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24676104388648">
                <text:p>1.24676104388648</text:p>
              </table:table-cell>
              <table:table-cell office:value-type="float" office:value="2.05556145253594">
                <text:p>2.05556145253594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00368701458404">
                <text:p>4.00368701458404</text:p>
              </table:table-cell>
              <table:table-cell office:value-type="float" office:value="4.72979734453383">
                <text:p>4.72979734453383</text:p>
              </table:table-cell>
              <table:table-cell office:value-type="float" office:value="5.00000000000006">
                <text:p>5.00000000000006</text:p>
              </table:table-cell>
              <table:table-cell office:value-type="float" office:value="4.72979734453469">
                <text:p>4.72979734453469</text:p>
              </table:table-cell>
              <table:table-cell office:value-type="float" office:value="4.00368701459454">
                <text:p>4.00368701459454</text:p>
              </table:table-cell>
              <table:table-cell office:value-type="float" office:value="3.03265329867765">
                <text:p>3.03265329867765</text:p>
              </table:table-cell>
              <table:table-cell office:value-type="float" office:value="2.05556145365275">
                <text:p>2.05556145365275</text:p>
              </table:table-cell>
              <table:table-cell office:value-type="float" office:value="1.24676105363532">
                <text:p>1.24676105363532</text:p>
              </table:table-cell>
              <table:table-cell office:value-type="float" office:value="0.676676492332962">
                <text:p>0.676676492332962</text:p>
              </table:table-cell>
              <table:table-cell office:value-type="float" office:value="0.328643175351223">
                <text:p>0.328643175351223</text:p>
              </table:table-cell>
              <table:table-cell office:value-type="float" office:value="0.142830833103487">
                <text:p>0.142830833103487</text:p>
              </table:table-cell>
              <table:table-cell office:value-type="float" office:value="0.0555636159570719">
                <text:p>0.0555636159570719</text:p>
              </table:table-cell>
            </table:table-row>
            <table:table-row>
              <table:table-cell office:value-type="string">
                <text:p>CA</text:p>
                <draw:g>
                  <svg:desc>P.F37:P.F37</svg:desc>
                </draw:g>
              </table:table-cell>
              <table:table-cell office:value-type="float" office:value="0.0000746578764540823">
                <text:p>0.0000746578764540823</text:p>
                <draw:g>
                  <svg:desc>P.G37:P.AD37</svg:desc>
                </draw:g>
              </table:table-cell>
              <table:table-cell office:value-type="float" office:value="0.00033459338891891">
                <text:p>0.00033459338891891</text:p>
              </table:table-cell>
              <table:table-cell office:value-type="float" office:value="0.00134185051161005">
                <text:p>0.00134185051161005</text:p>
              </table:table-cell>
              <table:table-cell office:value-type="float" office:value="0.00481543997931281">
                <text:p>0.00481543997931281</text:p>
              </table:table-cell>
              <table:table-cell office:value-type="float" office:value="0.0154636805578912">
                <text:p>0.0154636805578912</text:p>
              </table:table-cell>
              <table:table-cell office:value-type="float" office:value="0.0444359861529692">
                <text:p>0.0444359861529692</text:p>
              </table:table-cell>
              <table:table-cell office:value-type="float" office:value="0.114262003138202">
                <text:p>0.114262003138202</text:p>
              </table:table-cell>
              <table:table-cell office:value-type="float" office:value="0.262914114466122">
                <text:p>0.262914114466122</text:p>
              </table:table-cell>
              <table:table-cell office:value-type="float" office:value="0.541341132946451">
                <text:p>0.541341132946451</text:p>
              </table:table-cell>
              <table:table-cell office:value-type="float" office:value="0.997408835109185">
                <text:p>0.997408835109185</text:p>
              </table:table-cell>
              <table:table-cell office:value-type="float" office:value="1.64444916202875">
                <text:p>1.64444916202875</text:p>
              </table:table-cell>
              <table:table-cell office:value-type="float" office:value="2.42612263885053">
                <text:p>2.42612263885053</text:p>
              </table:table-cell>
              <table:table-cell office:value-type="float" office:value="3.20294961166723">
                <text:p>3.20294961166723</text:p>
              </table:table-cell>
              <table:table-cell office:value-type="float" office:value="3.78383787562706">
                <text:p>3.78383787562706</text:p>
              </table:table-cell>
              <table:table-cell office:value-type="float" office:value="4.00000000000005">
                <text:p>4.00000000000005</text:p>
              </table:table-cell>
              <table:table-cell office:value-type="float" office:value="3.78383787562775">
                <text:p>3.78383787562775</text:p>
              </table:table-cell>
              <table:table-cell office:value-type="float" office:value="3.20294961167563">
                <text:p>3.20294961167563</text:p>
              </table:table-cell>
              <table:table-cell office:value-type="float" office:value="2.42612263894212">
                <text:p>2.42612263894212</text:p>
              </table:table-cell>
              <table:table-cell office:value-type="float" office:value="1.6444491629222">
                <text:p>1.6444491629222</text:p>
              </table:table-cell>
              <table:table-cell office:value-type="float" office:value="0.997408842908256">
                <text:p>0.997408842908256</text:p>
              </table:table-cell>
              <table:table-cell office:value-type="float" office:value="0.54134119386637">
                <text:p>0.54134119386637</text:p>
              </table:table-cell>
              <table:table-cell office:value-type="float" office:value="0.262914540280978">
                <text:p>0.262914540280978</text:p>
              </table:table-cell>
              <table:table-cell office:value-type="float" office:value="0.114264666482789">
                <text:p>0.114264666482789</text:p>
              </table:table-cell>
              <table:table-cell office:value-type="float" office:value="0.0444508927656575">
                <text:p>0.0444508927656575</text:p>
              </table:table-cell>
            </table:table-row>
            <table:table-row>
              <table:table-cell office:value-type="string">
                <text:p>AU</text:p>
                <draw:g>
                  <svg:desc>P.F38:P.F38</svg:desc>
                </draw:g>
              </table:table-cell>
              <table:table-cell office:value-type="float" office:value="1.62326233679175">
                <text:p>1.62326233679175</text:p>
                <draw:g>
                  <svg:desc>P.G38:P.AD38</svg:desc>
                </draw:g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3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3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3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3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3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3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103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103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3cm" svg:height="3.864cm" xlink:href=".." xlink:type="simple" chart:class="chart:area" chart:style-name="ch1">
        <chart:legend chart:legend-position="end" svg:x="14.691cm" svg:y="0.512cm" chart:style-name="ch2"/>
        <chart:plot-area chart:style-name="ch3" table:cell-range-address="P.G2:P.AD8 P.F3:P.F8" chart:data-source-has-labels="both" svg:x="0.77cm" svg:y="0.443cm" svg:width="13.281cm" svg:height="2.924cm">
          <chartooo:coordinate-region svg:x="1.682cm" svg:y="0.643cm" svg:width="12.182cm" svg:height="2.077cm"/>
          <chart:axis chart:dimension="x" chart:name="primary-x" chart:style-name="ch4">
            <chart:categories table:cell-range-address="P.G2:P.AD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.G3:P.AD3" chart:label-cell-address="P.F3:P.F3" chart:class="chart:area">
            <chart:data-point chart:repeated="24"/>
          </chart:series>
          <chart:series chart:style-name="ch8" chart:values-cell-range-address="P.G4:P.AD4" chart:label-cell-address="P.F4:P.F4" chart:class="chart:area">
            <chart:data-point chart:repeated="24"/>
          </chart:series>
          <chart:series chart:style-name="ch9" chart:values-cell-range-address="P.G5:P.AD5" chart:label-cell-address="P.F5:P.F5" chart:class="chart:area">
            <chart:data-point chart:repeated="24"/>
          </chart:series>
          <chart:series chart:style-name="ch10" chart:values-cell-range-address="P.G6:P.AD6" chart:label-cell-address="P.F6:P.F6" chart:class="chart:area">
            <chart:data-point chart:repeated="24"/>
          </chart:series>
          <chart:series chart:style-name="ch11" chart:values-cell-range-address="P.G7:P.AD7" chart:label-cell-address="P.F7:P.F7" chart:class="chart:area">
            <chart:data-point chart:repeated="24"/>
          </chart:series>
          <chart:series chart:style-name="ch12" chart:values-cell-range-address="P.G8:P.AD8" chart:label-cell-address="P.F8:P.F8" chart:class="chart:area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P.G2:P.AD2</svg:desc>
                </draw:g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</table:table-row>
          </table:table-header-rows>
          <table:table-rows>
            <table:table-row>
              <table:table-cell office:value-type="string">
                <text:p>OC</text:p>
                <draw:g>
                  <svg:desc>P.F3:P.F3</svg:desc>
                </draw:g>
              </table:table-cell>
              <table:table-cell office:value-type="float" office:value="1.62326233679175">
                <text:p>1.62326233679175</text:p>
                <draw:g>
                  <svg:desc>P.G3:P.AD3</svg:desc>
                </draw:g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</table:table-row>
            <table:table-row>
              <table:table-cell office:value-type="string">
                <text:p>AS</text:p>
                <draw:g>
                  <svg:desc>P.F4:P.F4</svg:desc>
                </draw:g>
              </table:table-cell>
              <table:table-cell office:value-type="float" office:value="0.0109374555909144">
                <text:p>0.0109374555909144</text:p>
                <draw:g>
                  <svg:desc>P.G4:P.AD4</svg:desc>
                </draw:g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167731313957588">
                <text:p>0.00167731313957588</text:p>
              </table:table-cell>
            </table:table-row>
            <table:table-row>
              <table:table-cell office:value-type="string">
                <text:p>EU</text:p>
                <draw:g>
                  <svg:desc>P.F5:P.F5</svg:desc>
                </draw:g>
              </table:table-cell>
              <table:table-cell office:value-type="float" office:value="0.00000134978925168151">
                <text:p>0.00000134978925168151</text:p>
                <draw:g>
                  <svg:desc>P.G5:P.AD5</svg:desc>
                </draw:g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  <table:table-cell office:value-type="float" office:value="0.00000135313504472715">
                <text:p>0.00000135313504472715</text:p>
              </table:table-cell>
              <table:table-cell office:value-type="float" office:value="0.000000152299797447126">
                <text:p>0.000000152299797447126</text:p>
              </table:table-cell>
            </table:table-row>
            <table:table-row>
              <table:table-cell office:value-type="string">
                <text:p>AF</text:p>
                <draw:g>
                  <svg:desc>P.F6:P.F6</svg:desc>
                </draw:g>
              </table:table-cell>
              <table:table-cell office:value-type="float" office:value="2.69009308001057E-031">
                <text:p>2.69009308001057E-031</text:p>
                <draw:g>
                  <svg:desc>P.G6:P.AD6</svg:desc>
                </draw:g>
              </table:table-cell>
              <table:table-cell office:value-type="float" office:value="2.65554612483955E-026">
                <text:p>2.65554612483955E-026</text:p>
              </table:table-cell>
              <table:table-cell office:value-type="float" office:value="9.64374923981959E-022">
                <text:p>9.64374923981959E-022</text:p>
              </table:table-cell>
              <table:table-cell office:value-type="float" office:value="1.28837855457749E-017">
                <text:p>1.28837855457749E-017</text:p>
              </table:table-cell>
              <table:table-cell office:value-type="float" office:value="0.0000000000000633208277454709">
                <text:p>0.0000000000000633208277454709</text:p>
              </table:table-cell>
              <table:table-cell office:value-type="float" office:value="0.000000000114486742282278">
                <text:p>0.000000000114486742282278</text:p>
              </table:table-cell>
              <table:table-cell office:value-type="float" office:value="0.0000000761498987235631">
                <text:p>0.0000000761498987235631</text:p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5">
                <text:p>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0000761498987235631">
                <text:p>0.0000000761498987235631</text:p>
              </table:table-cell>
              <table:table-cell office:value-type="float" office:value="0.000000000114486742282278">
                <text:p>0.000000000114486742282278</text:p>
              </table:table-cell>
              <table:table-cell office:value-type="float" office:value="0.0000000000000633208277454709">
                <text:p>0.0000000000000633208277454709</text:p>
              </table:table-cell>
              <table:table-cell office:value-type="float" office:value="1.28837855457749E-017">
                <text:p>1.28837855457749E-017</text:p>
              </table:table-cell>
              <table:table-cell office:value-type="float" office:value="9.64374923981959E-022">
                <text:p>9.64374923981959E-022</text:p>
              </table:table-cell>
              <table:table-cell office:value-type="float" office:value="2.6555461249398E-026">
                <text:p>2.6555461249398E-026</text:p>
              </table:table-cell>
            </table:table-row>
            <table:table-row>
              <table:table-cell office:value-type="string">
                <text:p>SA</text:p>
                <draw:g>
                  <svg:desc>P.F7:P.F7</svg:desc>
                </draw:g>
              </table:table-cell>
              <table:table-cell office:value-type="float" office:value="0.00000000334579304564639">
                <text:p>0.00000000334579304564639</text:p>
                <draw:g>
                  <svg:desc>P.G7:P.AD7</svg:desc>
                </draw:g>
              </table:table-cell>
              <table:table-cell office:value-type="float" office:value="0.0000000761498987235631">
                <text:p>0.0000000761498987235631</text:p>
              </table:table-cell>
              <table:table-cell office:value-type="float" office:value="0.00000134978925168151">
                <text:p>0.00000134978925168151</text:p>
              </table:table-cell>
              <table:table-cell office:value-type="float" office:value="0.0000186332658603934">
                <text:p>0.0000186332658603934</text:p>
              </table:table-cell>
              <table:table-cell office:value-type="float" office:value="0.000200326486964755">
                <text:p>0.000200326486964755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109374555909144">
                <text:p>0.010937455590914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5">
                <text:p>5</text:p>
              </table:table-cell>
              <table:table-cell office:value-type="float" office:value="4.41248451292298">
                <text:p>4.41248451292298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1.62326233679175">
                <text:p>1.62326233679175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0.219684668117037">
                <text:p>0.219684668117037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0109374555909154">
                <text:p>0.0109374555909154</text:p>
              </table:table-cell>
              <table:table-cell office:value-type="float" office:value="0.00167731313957588">
                <text:p>0.00167731313957588</text:p>
              </table:table-cell>
              <table:table-cell office:value-type="float" office:value="0.000200326490015724">
                <text:p>0.000200326490015724</text:p>
              </table:table-cell>
              <table:table-cell office:value-type="float" office:value="0.0000186333803471356">
                <text:p>0.0000186333803471356</text:p>
              </table:table-cell>
            </table:table-row>
            <table:table-row>
              <table:table-cell office:value-type="string">
                <text:p>NA</text:p>
                <draw:g>
                  <svg:desc>P.F8:P.F8</svg:desc>
                </draw:g>
              </table:table-cell>
              <table:table-cell office:value-type="float" office:value="0.0000933223455676028">
                <text:p>0.0000933223455676028</text:p>
                <draw:g>
                  <svg:desc>P.G8:P.AD8</svg:desc>
                </draw:g>
              </table:table-cell>
              <table:table-cell office:value-type="float" office:value="0.000418241736148638">
                <text:p>0.000418241736148638</text:p>
              </table:table-cell>
              <table:table-cell office:value-type="float" office:value="0.00167731313951256">
                <text:p>0.00167731313951256</text:p>
              </table:table-cell>
              <table:table-cell office:value-type="float" office:value="0.00601929997414102">
                <text:p>0.00601929997414102</text:p>
              </table:table-cell>
              <table:table-cell office:value-type="float" office:value="0.019329600697364">
                <text:p>0.019329600697364</text:p>
              </table:table-cell>
              <table:table-cell office:value-type="float" office:value="0.0555449826912115">
                <text:p>0.0555449826912115</text:p>
              </table:table-cell>
              <table:table-cell office:value-type="float" office:value="0.142827503922752">
                <text:p>0.142827503922752</text:p>
              </table:table-cell>
              <table:table-cell office:value-type="float" office:value="0.328642643082652">
                <text:p>0.328642643082652</text:p>
              </table:table-cell>
              <table:table-cell office:value-type="float" office:value="0.676676416183063">
                <text:p>0.676676416183063</text:p>
              </table:table-cell>
              <table:table-cell office:value-type="float" office:value="1.24676104388648">
                <text:p>1.24676104388648</text:p>
              </table:table-cell>
              <table:table-cell office:value-type="float" office:value="2.05556145253594">
                <text:p>2.05556145253594</text:p>
              </table:table-cell>
              <table:table-cell office:value-type="float" office:value="3.03265329856317">
                <text:p>3.03265329856317</text:p>
              </table:table-cell>
              <table:table-cell office:value-type="float" office:value="4.00368701458404">
                <text:p>4.00368701458404</text:p>
              </table:table-cell>
              <table:table-cell office:value-type="float" office:value="4.72979734453383">
                <text:p>4.72979734453383</text:p>
              </table:table-cell>
              <table:table-cell office:value-type="float" office:value="5.00000000000006">
                <text:p>5.00000000000006</text:p>
              </table:table-cell>
              <table:table-cell office:value-type="float" office:value="4.72979734453469">
                <text:p>4.72979734453469</text:p>
              </table:table-cell>
              <table:table-cell office:value-type="float" office:value="4.00368701459454">
                <text:p>4.00368701459454</text:p>
              </table:table-cell>
              <table:table-cell office:value-type="float" office:value="3.03265329867765">
                <text:p>3.03265329867765</text:p>
              </table:table-cell>
              <table:table-cell office:value-type="float" office:value="2.05556145365275">
                <text:p>2.05556145365275</text:p>
              </table:table-cell>
              <table:table-cell office:value-type="float" office:value="1.24676105363532">
                <text:p>1.24676105363532</text:p>
              </table:table-cell>
              <table:table-cell office:value-type="float" office:value="0.676676492332962">
                <text:p>0.676676492332962</text:p>
              </table:table-cell>
              <table:table-cell office:value-type="float" office:value="0.328643175351223">
                <text:p>0.328643175351223</text:p>
              </table:table-cell>
              <table:table-cell office:value-type="float" office:value="0.142830833103487">
                <text:p>0.142830833103487</text:p>
              </table:table-cell>
              <table:table-cell office:value-type="float" office:value="0.0555636159570719">
                <text:p>0.05556361595707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